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import_helper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import_helpers.populateCombo?language=Basic&amp;location=document" xlink:type="simple"/>
    </office:event-listeners>
  </office:scripts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2.88mm"/>
    </style:style>
    <style:style style:name="co17" style:family="table-column">
      <style:table-column-properties fo:break-before="auto" style:column-width="19.56mm"/>
    </style:style>
    <style:style style:name="co18" style:family="table-column">
      <style:table-column-properties fo:break-before="auto" style:column-width="27.68mm"/>
    </style:style>
    <style:style style:name="co19" style:family="table-column">
      <style:table-column-properties fo:break-before="auto" style:column-width="51.38mm"/>
    </style:style>
    <style:style style:name="co20" style:family="table-column">
      <style:table-column-properties fo:break-before="auto" style:column-width="20.69mm"/>
    </style:style>
    <style:style style:name="co10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8.87mm"/>
    </style:style>
    <style:style style:name="co33" style:family="table-column">
      <style:table-column-properties fo:break-before="auto" style:column-width="62.39mm"/>
    </style:style>
    <style:style style:name="co34" style:family="table-column">
      <style:table-column-properties fo:break-before="auto" style:column-width="35.67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51.73mm"/>
    </style:style>
    <style:style style:name="co21" style:family="table-column">
      <style:table-column-properties fo:break-before="auto" style:column-width="22.51mm"/>
    </style:style>
    <style:style style:name="co22" style:family="table-column">
      <style:table-column-properties fo:break-before="auto" style:column-width="10.53mm"/>
    </style:style>
    <style:style style:name="co23" style:family="table-column">
      <style:table-column-properties fo:break-before="auto" style:column-width="64.51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13.41mm"/>
    </style:style>
    <style:style style:name="co27" style:family="table-column">
      <style:table-column-properties fo:break-before="auto" style:column-width="13.19mm"/>
    </style:style>
    <style:style style:name="co28" style:family="table-column">
      <style:table-column-properties fo:break-before="auto" style:column-width="12.31mm"/>
    </style:style>
    <style:style style:name="co29" style:family="table-column">
      <style:table-column-properties fo:break-before="auto" style:column-width="61.72mm"/>
    </style:style>
    <style:style style:name="co31" style:family="table-column">
      <style:table-column-properties fo:break-before="auto" style:column-width="12.96mm"/>
    </style:style>
    <style:style style:name="co32" style:family="table-column">
      <style:table-column-properties fo:break-before="auto" style:column-width="13.39mm"/>
    </style:style>
    <style:style style:name="co35" style:family="table-column">
      <style:table-column-properties fo:break-before="auto" style:column-width="35.12mm"/>
    </style:style>
    <style:style style:name="co36" style:family="table-column">
      <style:table-column-properties fo:break-before="auto" style:column-width="15.38mm"/>
    </style:style>
    <style:style style:name="co37" style:family="table-column">
      <style:table-column-properties fo:break-before="auto" style:column-width="14.71mm"/>
    </style:style>
    <style:style style:name="co38" style:family="table-column">
      <style:table-column-properties fo:break-before="auto" style:column-width="28.35mm"/>
    </style:style>
    <style:style style:name="co39" style:family="table-column">
      <style:table-column-properties fo:break-before="auto" style:column-width="22.63mm"/>
    </style:style>
    <style:style style:name="co40" style:family="table-column">
      <style:table-column-properties fo:break-before="auto" style:column-width="37.27mm"/>
    </style:style>
    <style:style style:name="co41" style:family="table-column">
      <style:table-column-properties fo:break-before="auto" style:column-width="37.55mm"/>
    </style:style>
    <style:style style:name="co42" style:family="table-column">
      <style:table-column-properties fo:break-before="auto" style:column-width="23.51mm"/>
    </style:style>
    <style:style style:name="co43" style:family="table-column">
      <style:table-column-properties fo:break-before="auto" style:column-width="39.53mm"/>
    </style:style>
    <style:style style:name="co44" style:family="table-column">
      <style:table-column-properties fo:break-before="auto" style:column-width="39.09mm"/>
    </style:style>
    <style:style style:name="ro1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d1c24"/>
    </style: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ce1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dddddd" style:cell-protect="protected" style:print-content="true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6" style:family="table-cell" style:parent-style-name="Default">
      <style:table-cell-properties fo:background-color="#ffff00" style:cell-protect="none" style:print-content="true"/>
    </style:style>
    <style:style style:name="ce7" style:family="table-cell" style:parent-style-name="Default">
      <style:table-cell-properties fo:background-color="#dddddd" style:cell-protect="protected" style:print-content="tru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cell-protect="protected" style:print-content="tru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cell-protect="protected" style:print-content="true" fo:background-color="transparent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fo:color="#666666" fo:font-weight="bold" style:font-weight-asian="bold" style:font-weight-complex="bold"/>
    </style:style>
    <style:style style:name="ce15" style:family="table-cell" style:parent-style-name="Default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gr1" style:family="graphic">
      <style:graphic-properties fo:background-color="#808080"/>
    </style:style>
    <style:style style:name="P1" style:family="paragraph">
      <style:paragraph-properties fo:text-align="start"/>
      <style:text-properties fo:color="#ffffff" fo:font-size="12pt"/>
    </style:style>
    <style:style style:name="P2" style:family="paragraph">
      <style:paragraph-properties fo:text-align="center"/>
      <style:text-properties fo:color="#ffffff" fo:font-size="12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>
        <office:forms form:automatic-focus="false" form:apply-design-mode="false">
          <form:form form:name="selector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sheetList" form:control-implementation="ooo:com.sun.star.form.component.ComboBox" xml:id="control1" form:id="control1" form:dropdown="true" form:size="20" form:current-value="2 x 4 x 2 No KO P=1-2,4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form:item form:label="TEAM NAMES"/>
              <form:item form:label="1 x 5 P=1-2"/>
              <form:item form:label="1 x 7 P=1-2"/>
              <form:item form:label="1 x 9 P=2-4"/>
              <form:item form:label="2 x 4 x 2 No KO P=1-2,4"/>
              <form:item form:label="2 x 5 KO P=2,4"/>
              <form:item form:label="2 x 6 KO P=2,4"/>
              <form:item form:label="2 x 6 ~KO P=2,4"/>
              <form:item form:label="2 x 6 KO P=3"/>
              <form:item form:label="3 x 6 KO P=3"/>
              <form:item form:label="2 x 7 KO P=2,4"/>
              <form:item form:label="2 x 8 KO P=4"/>
              <form:item form:label="2 x 4 x 2 P=2"/>
              <form:item form:label="4 x 4 x 2 KO P=4"/>
            </form:combobox>
            <form:button form:name="copyData" form:control-implementation="ooo:com.sun.star.form.component.CommandButton" xml:id="control2" form:id="control2" form:label="Copy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import_helpers.copyData?language=Basic&amp;location=document" xlink:type="simple"/>
              </office:event-listeners>
            </form:button>
          </form:form>
        </office:forms>
        <table:table-column table:style-name="co15" table:default-cell-style-name="ce2"/>
        <table:table-column table:style-name="co16" table:number-columns-repeated="4" table:default-cell-style-name="ce10"/>
        <table:table-column table:style-name="co3" table:number-columns-repeated="1015" table:default-cell-style-name="ce10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Stage 2 Comp Names</text:p>
          </table:table-cell>
          <table:table-cell table:style-name="ce3" table:number-columns-repeated="2"/>
          <table:table-cell table:style-name="ce13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U11</text:p>
          </table:table-cell>
          <table:table-cell table:style-name="ce4" office:value-type="string" calcext:value-type="string">
            <text:p>A Champions League</text:p>
          </table:table-cell>
          <table:table-cell table:style-name="ce67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A Groups</text:p>
          </table:table-cell>
          <table:table-cell table:style-name="ce4" office:value-type="string" calcext:value-type="string">
            <text:p>A Europa League</text:p>
          </table:table-cell>
          <table:table-cell table:style-name="ce67"/>
          <table:table-cell table:style-name="ce12"/>
          <table:table-cell table:number-columns-repeated="1019"/>
        </table:table-row>
        <table:table-row table:style-name="ro1">
          <table:table-cell table:style-name="ce1"/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14" table:number-columns-repeated="1015"/>
          <table:table-cell table:style-name="ce72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Chineham Tigers - Amber</text:p>
          </table:table-cell>
          <table:table-cell table:style-name="ce6" office:value-type="string" calcext:value-type="string">
            <text:p>Bracknell Town FC Colts - Reds</text:p>
          </table:table-cell>
          <table:table-cell table:style-name="ce6" office:value-type="string" calcext:value-type="string">
            <text:p>Easington Sports - Reds</text:p>
          </table:table-cell>
          <table:table-cell table:style-name="ce6" office:value-type="string" calcext:value-type="string">
            <text:p>Curley Park Rangers Black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Rushmoor Comm. Dragons Yellow</text:p>
          </table:table-cell>
          <table:table-cell table:style-name="ce6" office:value-type="string" calcext:value-type="string">
            <text:p>Easington Sports</text:p>
          </table:table-cell>
          <table:table-cell table:style-name="ce6" office:value-type="string" calcext:value-type="string">
            <text:p>Eversley &amp; California - Royals</text:p>
          </table:table-cell>
          <table:table-cell table:style-name="ce6" office:value-type="string" calcext:value-type="string">
            <text:p>Loddon Sports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STBGFC Boys</text:p>
          </table:table-cell>
          <table:table-cell table:style-name="ce6" office:value-type="string" calcext:value-type="string">
            <text:p>Oakley - Green</text:p>
          </table:table-cell>
          <table:table-cell table:style-name="ce6" office:value-type="string" calcext:value-type="string">
            <text:p>Mytchett Athletic Black</text:p>
          </table:table-cell>
          <table:table-cell table:style-name="ce6" office:value-type="string" calcext:value-type="string">
            <text:p>STBGFC Reds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Wokingham &amp; Emmbrook Sumas</text:p>
          </table:table-cell>
          <table:table-cell table:style-name="ce6" office:value-type="string" calcext:value-type="string">
            <text:p>Rushmoor Comm. Dragons Blue</text:p>
          </table:table-cell>
          <table:table-cell table:style-name="ce6" office:value-type="string" calcext:value-type="string">
            <text:p>Oakley - Yellow</text:p>
          </table:table-cell>
          <table:table-cell table:style-name="ce6" office:value-type="string" calcext:value-type="string">
            <text:p>Westwood Wanderers Green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/Duration</text:p>
          </table:table-cell>
          <table:table-cell table:style-name="ce9" office:value-type="string" calcext:value-type="string">
            <text:p>1415</text:p>
          </table:table-cell>
          <table:table-cell table:style-name="ce9" office:value-type="string" calcext:value-type="string">
            <text:p>10</text:p>
          </table:table-cell>
          <table:table-cell>
            <draw:control table:end-cell-address="'TEAM NAMES'.E17" table:end-x="20.41mm" table:end-y="4.54mm" draw:z-index="0" draw:style-name="gr1" draw:text-style-name="P1" svg:width="70.59mm" svg:height="7.02mm" svg:x="1.56mm" svg:y="2.69mm" draw:control="control1"/>
          </table:table-cell>
          <table:table-cell>
            <draw:control table:end-cell-address="'TEAM NAMES'.E17" table:end-x="50.7mm" table:end-y="4.33mm" draw:z-index="1" draw:style-name="gr1" draw:text-style-name="P2" svg:width="29.92mm" svg:height="7.02mm" svg:x="20.78mm" svg:y="2.48mm" draw:control="control2"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ame/Sec Gap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tch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72" table:number-columns-repeated="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.B5];&quot;&quot;&quot;&quot;;&quot;'&quot;)" office:value-type="string" office:string-value="Chineham Tigers - Amber" calcext:value-type="string">
            <text:p>Chineham Tigers - Amber</text:p>
          </table:table-cell>
          <table:table-cell table:formula="of:=SUBSTITUTE([.C5];&quot;&quot;&quot;&quot;;&quot;'&quot;)" office:value-type="string" office:string-value="Bracknell Town FC Colts - Reds" calcext:value-type="string">
            <text:p>Bracknell Town FC Colts - Reds</text:p>
          </table:table-cell>
          <table:table-cell table:formula="of:=SUBSTITUTE([.D5];&quot;&quot;&quot;&quot;;&quot;'&quot;)" office:value-type="string" office:string-value="Easington Sports - Reds" calcext:value-type="string">
            <text:p>Easington Sports - Reds</text:p>
          </table:table-cell>
          <table:table-cell table:formula="of:=SUBSTITUTE([.E5];&quot;&quot;&quot;&quot;;&quot;'&quot;)" office:value-type="string" office:string-value="Curley Park Rangers Black" calcext:value-type="string">
            <text:p>Curley Park Rangers Black</text:p>
          </table:table-cell>
          <table:table-cell table:number-columns-repeated="1019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.B6];&quot;&quot;&quot;&quot;;&quot;'&quot;)" office:value-type="string" office:string-value="Rushmoor Comm. Dragons Yellow" calcext:value-type="string">
            <text:p>Rushmoor Comm. Dragons Yellow</text:p>
          </table:table-cell>
          <table:table-cell table:formula="of:=SUBSTITUTE([.C6];&quot;&quot;&quot;&quot;;&quot;'&quot;)" office:value-type="string" office:string-value="Easington Sports" calcext:value-type="string">
            <text:p>Easington Sports</text:p>
          </table:table-cell>
          <table:table-cell table:formula="of:=SUBSTITUTE([.D6];&quot;&quot;&quot;&quot;;&quot;'&quot;)" office:value-type="string" office:string-value="Eversley &amp; California - Royals" calcext:value-type="string">
            <text:p>Eversley &amp; California - Royals</text:p>
          </table:table-cell>
          <table:table-cell table:formula="of:=SUBSTITUTE([.E6];&quot;&quot;&quot;&quot;;&quot;'&quot;)" office:value-type="string" office:string-value="Loddon Sports" calcext:value-type="string">
            <text:p>Loddon Sports</text:p>
          </table:table-cell>
          <table:table-cell table:number-columns-repeated="1019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.B7];&quot;&quot;&quot;&quot;;&quot;'&quot;)" office:value-type="string" office:string-value="STBGFC Boys" calcext:value-type="string">
            <text:p>STBGFC Boys</text:p>
          </table:table-cell>
          <table:table-cell table:formula="of:=SUBSTITUTE([.C7];&quot;&quot;&quot;&quot;;&quot;'&quot;)" office:value-type="string" office:string-value="Oakley - Green" calcext:value-type="string">
            <text:p>Oakley - Green</text:p>
          </table:table-cell>
          <table:table-cell table:formula="of:=SUBSTITUTE([.D7];&quot;&quot;&quot;&quot;;&quot;'&quot;)" office:value-type="string" office:string-value="Mytchett Athletic Black" calcext:value-type="string">
            <text:p>Mytchett Athletic Black</text:p>
          </table:table-cell>
          <table:table-cell table:formula="of:=SUBSTITUTE([.E7];&quot;&quot;&quot;&quot;;&quot;'&quot;)" office:value-type="string" office:string-value="STBGFC Reds" calcext:value-type="string">
            <text:p>STBGFC Reds</text:p>
          </table:table-cell>
          <table:table-cell table:number-columns-repeated="1019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.B8];&quot;&quot;&quot;&quot;;&quot;'&quot;)" office:value-type="string" office:string-value="Wokingham &amp; Emmbrook Sumas" calcext:value-type="string">
            <text:p>Wokingham &amp; Emmbrook Sumas</text:p>
          </table:table-cell>
          <table:table-cell table:formula="of:=SUBSTITUTE([.C8];&quot;&quot;&quot;&quot;;&quot;'&quot;)" office:value-type="string" office:string-value="Rushmoor Comm. Dragons Blue" calcext:value-type="string">
            <text:p>Rushmoor Comm. Dragons Blue</text:p>
          </table:table-cell>
          <table:table-cell table:formula="of:=SUBSTITUTE([.D8];&quot;&quot;&quot;&quot;;&quot;'&quot;)" office:value-type="string" office:string-value="Oakley - Yellow" calcext:value-type="string">
            <text:p>Oakley - Yellow</text:p>
          </table:table-cell>
          <table:table-cell table:formula="of:=SUBSTITUTE([.E8];&quot;&quot;&quot;&quot;;&quot;'&quot;)" office:value-type="string" office:string-value="Westwood Wanderers Green" calcext:value-type="string">
            <text:p>Westwood Wanderers Green</text:p>
          </table:table-cell>
          <table:table-cell table:number-columns-repeated="1019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.B9];&quot;&quot;&quot;&quot;;&quot;'&quot;)">
            <text:p/>
          </table:table-cell>
          <table:table-cell table:formula="of:=SUBSTITUTE([.C9];&quot;&quot;&quot;&quot;;&quot;'&quot;)">
            <text:p/>
          </table:table-cell>
          <table:table-cell table:formula="of:=SUBSTITUTE([.D9];&quot;&quot;&quot;&quot;;&quot;'&quot;)">
            <text:p/>
          </table:table-cell>
          <table:table-cell table:formula="of:=SUBSTITUTE([.E9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.B10];&quot;&quot;&quot;&quot;;&quot;'&quot;)">
            <text:p/>
          </table:table-cell>
          <table:table-cell table:formula="of:=SUBSTITUTE([.C10];&quot;&quot;&quot;&quot;;&quot;'&quot;)">
            <text:p/>
          </table:table-cell>
          <table:table-cell table:formula="of:=SUBSTITUTE([.D10];&quot;&quot;&quot;&quot;;&quot;'&quot;)">
            <text:p/>
          </table:table-cell>
          <table:table-cell table:formula="of:=SUBSTITUTE([.E10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.B11];&quot;&quot;&quot;&quot;;&quot;'&quot;)">
            <text:p/>
          </table:table-cell>
          <table:table-cell table:formula="of:=SUBSTITUTE([.C11];&quot;&quot;&quot;&quot;;&quot;'&quot;)">
            <text:p/>
          </table:table-cell>
          <table:table-cell table:formula="of:=SUBSTITUTE([.D11];&quot;&quot;&quot;&quot;;&quot;'&quot;)">
            <text:p/>
          </table:table-cell>
          <table:table-cell table:formula="of:=SUBSTITUTE([.E11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.B12];&quot;&quot;&quot;&quot;;&quot;'&quot;)">
            <text:p/>
          </table:table-cell>
          <table:table-cell table:formula="of:=SUBSTITUTE([.C12];&quot;&quot;&quot;&quot;;&quot;'&quot;)">
            <text:p/>
          </table:table-cell>
          <table:table-cell table:formula="of:=SUBSTITUTE([.D12];&quot;&quot;&quot;&quot;;&quot;'&quot;)">
            <text:p/>
          </table:table-cell>
          <table:table-cell table:formula="of:=SUBSTITUTE([.E12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.B13];&quot;&quot;&quot;&quot;;&quot;'&quot;)">
            <text:p/>
          </table:table-cell>
          <table:table-cell table:formula="of:=SUBSTITUTE([.C13];&quot;&quot;&quot;&quot;;&quot;'&quot;)">
            <text:p/>
          </table:table-cell>
          <table:table-cell table:formula="of:=SUBSTITUTE([.D13];&quot;&quot;&quot;&quot;;&quot;'&quot;)">
            <text:p/>
          </table:table-cell>
          <table:table-cell table:formula="of:=SUBSTITUTE([.E13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1" calcext:value-type="string">
            <text:p>U11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AGroups" calcext:value-type="string">
            <text:p>AGroups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AChampionsLeague" calcext:value-type="string">
            <text:p>A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AEuropaLeague" calcext:value-type="string">
            <text:p>AEuropaLeague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4" calcext:value-type="float">
            <text:p>14</text:p>
          </table:table-cell>
          <table:table-cell table:formula="of:=NUMBERVALUE(RIGHT(START_TIME;2))"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51300000" calcext:value-type="float">
            <text:p>513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600000" calcext:value-type="float">
            <text:p>6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20000" calcext:value-type="float">
            <text:p>12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780000" calcext:value-type="float">
            <text:p>78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* Start time in GMT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5 P=1-2" table:style-name="ta1">
        <table:table-column table:style-name="co4" table:default-cell-style-name="ce73"/>
        <table:table-column table:style-name="co5" table:default-cell-style-name="ce74"/>
        <table:table-column table:style-name="co21" table:default-cell-style-name="ce74"/>
        <table:table-column table:style-name="co22" table:default-cell-style-name="ce73"/>
        <table:table-column table:style-name="co22" table:number-columns-repeated="2" table:default-cell-style-name="ce19"/>
        <table:table-column table:style-name="co23" table:default-cell-style-name="ce76"/>
        <table:table-column table:style-name="co23" table:default-cell-style-name="ce77"/>
        <table:table-column table:style-name="co24" table:default-cell-style-name="ce23"/>
        <table:table-column table:style-name="co10" table:default-cell-style-name="ce80"/>
        <table:table-column table:style-name="co3" table:number-columns-repeated="1014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E2];TRANSLATED_TEAM_NAMES;[.$D2]+1)" office:value-type="string" office:string-value="Chineham Tigers - Amber" calcext:value-type="string">
            <text:p>Chineham Tigers - Amber</text:p>
          </table:table-cell>
          <table:table-cell table:formula="of:=VLOOKUP([.F2];TRANSLATED_TEAM_NAMES;[.$D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2]; NUM_PITCHES)=0;INDEX(PITCHES;1;NUM_PITCHES);INDEX(PITCHES;1;MOD([.B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E3];TRANSLATED_TEAM_NAMES;[.$D3]+1)" office:value-type="string" office:string-value="STBGFC Boys" calcext:value-type="string">
            <text:p>STBGFC Boys</text:p>
          </table:table-cell>
          <table:table-cell table:formula="of:=VLOOKUP([.F3];TRANSLATED_TEAM_NAMES;[.$D3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3]; NUM_PITCHES)=0;INDEX(PITCHES;1;NUM_PITCHES);INDEX(PITCHES;1;MOD([.B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2","competition":{"name":"U11", "section":"A Groups", "group":"1"},"tag":"1", "homeTeam":"STBGFC Boys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E4];TRANSLATED_TEAM_NAMES;[.$D4]+1)">
            <text:p/>
          </table:table-cell>
          <table:table-cell table:formula="of:=VLOOKUP([.F4];TRANSLATED_TEAM_NAMES;[.$D4]+1)" office:value-type="string" office:string-value="Chineham Tigers - Amber" calcext:value-type="string">
            <text:p>Chineham Tigers - Amber</text:p>
          </table:table-cell>
          <table:table-cell table:style-name="ce78" table:formula="of:=IF(MOD([.B4]; NUM_PITCHES)=0;INDEX(PITCHES;1;NUM_PITCHES);INDEX(PITCHES;1;MOD([.B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1&quot;},&quot;tag&quot;:&quot;1&quot;, &quot;homeTeam&quot;:&quot;&quot;, &quot;awayTeam&quot;:&quot;Chineham Tigers - Amber&quot;}" calcext:value-type="string">
            <text:p>{"__v":0,"day":1,"dateTime":51300000,"duration":"10m","pitch":"3","competition":{"name":"U11", "section":"A Groups", "group":"1"},"tag":"1", "homeTeam":"", "awayTeam":"Chineham Tigers - Amber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E5];TRANSLATED_TEAM_NAMES;[.$D5]+1)" office:value-type="string" office:string-value="Rushmoor Comm. Dragons Yellow" calcext:value-type="string">
            <text:p>Rushmoor Comm. Dragons Yellow</text:p>
          </table:table-cell>
          <table:table-cell table:formula="of:=VLOOKUP([.F5];TRANSLATED_TEAM_NAMES;[.$D5]+1)" office:value-type="string" office:string-value="STBGFC Boys" calcext:value-type="string">
            <text:p>STBGFC Boys</text:p>
          </table:table-cell>
          <table:table-cell table:style-name="ce78" table:formula="of:=IF(MOD([.B5]; NUM_PITCHES)=0;INDEX(PITCHES;1;NUM_PITCHES);INDEX(PITCHES;1;MOD([.B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1&quot;},&quot;tag&quot;:&quot;1&quot;, &quot;homeTeam&quot;:&quot;Rushmoor Comm. Dragons Yellow&quot;, &quot;awayTeam&quot;:&quot;STBGFC Boys&quot;}" calcext:value-type="string">
            <text:p>{"__v":0,"day":1,"dateTime":51300000,"duration":"10m","pitch":"4","competition":{"name":"U11", "section":"A Groups", "group":"1"},"tag":"1", "homeTeam":"Rushmoor Comm. Dragons Yellow", "awayTeam":"STBGFC Boys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E6];TRANSLATED_TEAM_NAMES;[.$D6]+1)" office:value-type="string" office:string-value="Wokingham &amp; Emmbrook Sumas" calcext:value-type="string">
            <text:p>Wokingham &amp; Emmbrook Sumas</text:p>
          </table:table-cell>
          <table:table-cell table:formula="of:=VLOOKUP([.F6];TRANSLATED_TEAM_NAMES;[.$D6]+1)">
            <text:p/>
          </table:table-cell>
          <table:table-cell table:style-name="ce78" table:formula="of:=IF(MOD([.B6]; NUM_PITCHES)=0;INDEX(PITCHES;1;NUM_PITCHES);INDEX(PITCHES;1;MOD([.B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Wokingham &amp; Emmbrook Sumas&quot;, &quot;awayTeam&quot;:&quot;&quot;}" calcext:value-type="string">
            <text:p>{"__v":0,"day":1,"dateTime":52020000,"duration":"10m","pitch":"1","competition":{"name":"U11", "section":"A Groups", "group":"1"},"tag":"2", "homeTeam":"Wokingham &amp; Emmbrook Sumas", "awayTeam":"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2020000" calcext:value-type="float">
            <text:p>520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E7];TRANSLATED_TEAM_NAMES;[.$D7]+1)" office:value-type="string" office:string-value="Chineham Tigers - Amber" calcext:value-type="string">
            <text:p>Chineham Tigers - Amber</text:p>
          </table:table-cell>
          <table:table-cell table:formula="of:=VLOOKUP([.F7];TRANSLATED_TEAM_NAMES;[.$D7]+1)" office:value-type="string" office:string-value="STBGFC Boys" calcext:value-type="string">
            <text:p>STBGFC Boys</text:p>
          </table:table-cell>
          <table:table-cell table:style-name="ce78" table:formula="of:=IF(MOD([.B7]; NUM_PITCHES)=0;INDEX(PITCHES;1;NUM_PITCHES);INDEX(PITCHES;1;MOD([.B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1&quot;},&quot;tag&quot;:&quot;2&quot;, &quot;homeTeam&quot;:&quot;Chineham Tigers - Amber&quot;, &quot;awayTeam&quot;:&quot;STBGFC Boys&quot;}" calcext:value-type="string">
            <text:p>{"__v":0,"day":1,"dateTime":52020000,"duration":"10m","pitch":"2","competition":{"name":"U11", "section":"A Groups", "group":"1"},"tag":"2", "homeTeam":"Chineham Tigers - Amber", "awayTeam":"STBGFC Boys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E8];TRANSLATED_TEAM_NAMES;[.$D8]+1)" office:value-type="string" office:string-value="Rushmoor Comm. Dragons Yellow" calcext:value-type="string">
            <text:p>Rushmoor Comm. Dragons Yellow</text:p>
          </table:table-cell>
          <table:table-cell table:formula="of:=VLOOKUP([.F8];TRANSLATED_TEAM_NAMES;[.$D8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8]; NUM_PITCHES)=0;INDEX(PITCHES;1;NUM_PITCHES);INDEX(PITCHES;1;MOD([.B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1&quot;},&quot;tag&quot;:&quot;2&quot;, &quot;homeTeam&quot;:&quot;Rushmoor Comm. Dragons Yellow&quot;, &quot;awayTeam&quot;:&quot;Wokingham &amp; Emmbrook Sumas&quot;}" calcext:value-type="string">
            <text:p>{"__v":0,"day":1,"dateTime":52020000,"duration":"10m","pitch":"3","competition":{"name":"U11", "section":"A Groups", "group":"1"},"tag":"2", "homeTeam":"Rushmoor Comm. Dragons Yellow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E9];TRANSLATED_TEAM_NAMES;[.$D9]+1)" office:value-type="string" office:string-value="STBGFC Boys" calcext:value-type="string">
            <text:p>STBGFC Boys</text:p>
          </table:table-cell>
          <table:table-cell table:formula="of:=VLOOKUP([.F9];TRANSLATED_TEAM_NAMES;[.$D9]+1)">
            <text:p/>
          </table:table-cell>
          <table:table-cell table:style-name="ce78" table:formula="of:=IF(MOD([.B9]; NUM_PITCHES)=0;INDEX(PITCHES;1;NUM_PITCHES);INDEX(PITCHES;1;MOD([.B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1&quot;},&quot;tag&quot;:&quot;2&quot;, &quot;homeTeam&quot;:&quot;STBGFC Boys&quot;, &quot;awayTeam&quot;:&quot;&quot;}" calcext:value-type="string">
            <text:p>{"__v":0,"day":1,"dateTime":52020000,"duration":"10m","pitch":"4","competition":{"name":"U11", "section":"A Groups", "group":"1"},"tag":"2", "homeTeam":"STBGFC Boys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E10];TRANSLATED_TEAM_NAMES;[.$D10]+1)" office:value-type="string" office:string-value="Wokingham &amp; Emmbrook Sumas" calcext:value-type="string">
            <text:p>Wokingham &amp; Emmbrook Sumas</text:p>
          </table:table-cell>
          <table:table-cell table:formula="of:=VLOOKUP([.F10];TRANSLATED_TEAM_NAMES;[.$D10]+1)" office:value-type="string" office:string-value="Chineham Tigers - Amber" calcext:value-type="string">
            <text:p>Chineham Tigers - Amber</text:p>
          </table:table-cell>
          <table:table-cell table:style-name="ce78" table:formula="of:=IF(MOD([.B10]; NUM_PITCHES)=0;INDEX(PITCHES;1;NUM_PITCHES);INDEX(PITCHES;1;MOD([.B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Wokingham &amp; Emmbrook Sumas&quot;, &quot;awayTeam&quot;:&quot;Chineham Tigers - Amber&quot;}" calcext:value-type="string">
            <text:p>{"__v":0,"day":1,"dateTime":52740000,"duration":"10m","pitch":"1","competition":{"name":"U11", "section":"A Groups", "group":"1"},"tag":"3", "homeTeam":"Wokingham &amp; Emmbrook Sumas", "awayTeam":"Chineham Tigers - Amber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E11];TRANSLATED_TEAM_NAMES;[.$D11]+1)">
            <text:p/>
          </table:table-cell>
          <table:table-cell table:formula="of:=VLOOKUP([.F11];TRANSLATED_TEAM_NAMES;[.$D11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11]; NUM_PITCHES)=0;INDEX(PITCHES;1;NUM_PITCHES);INDEX(PITCHES;1;MOD([.B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&quot;, &quot;awayTeam&quot;:&quot;Rushmoor Comm. Dragons Yellow&quot;}" calcext:value-type="string">
            <text:p>{"__v":0,"day":1,"dateTime":52740000,"duration":"10m","pitch":"2","competition":{"name":"U11", "section":"A Groups", "group":"1"},"tag":"3", "homeTeam":"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E12];TRANSLATED_TEAM_NAMES;[.$D12]+1)" office:value-type="string" office:string-value="Rushmoor Comm. Dragons Yellow" calcext:value-type="string">
            <text:p>Rushmoor Comm. Dragons Yellow</text:p>
          </table:table-cell>
          <table:table-cell table:formula="of:=VLOOKUP([.F12];TRANSLATED_TEAM_NAMES;[.$D12]+1)" office:value-type="string" office:string-value="Chineham Tigers - Amber" calcext:value-type="string">
            <text:p>Chineham Tigers - Amber</text:p>
          </table:table-cell>
          <table:table-cell table:style-name="ce78" table:formula="of:=IF(MOD([.B12]; NUM_PITCHES)=0;INDEX(PITCHES;1;NUM_PITCHES);INDEX(PITCHES;1;MOD([.B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1&quot;},&quot;tag&quot;:&quot;3&quot;, &quot;homeTeam&quot;:&quot;Rushmoor Comm. Dragons Yellow&quot;, &quot;awayTeam&quot;:&quot;Chineham Tigers - Amber&quot;}" calcext:value-type="string">
            <text:p>{"__v":0,"day":1,"dateTime":52740000,"duration":"10m","pitch":"3","competition":{"name":"U11", "section":"A Groups", "group":"1"},"tag":"3", "homeTeam":"Rushmoor Comm. Dragons Yellow", "awayTeam":"Chineham Tigers - Amber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E13];TRANSLATED_TEAM_NAMES;[.$D13]+1)" office:value-type="string" office:string-value="Wokingham &amp; Emmbrook Sumas" calcext:value-type="string">
            <text:p>Wokingham &amp; Emmbrook Sumas</text:p>
          </table:table-cell>
          <table:table-cell table:formula="of:=VLOOKUP([.F13];TRANSLATED_TEAM_NAMES;[.$D13]+1)" office:value-type="string" office:string-value="STBGFC Boys" calcext:value-type="string">
            <text:p>STBGFC Boys</text:p>
          </table:table-cell>
          <table:table-cell table:style-name="ce78" table:formula="of:=IF(MOD([.B13]; NUM_PITCHES)=0;INDEX(PITCHES;1;NUM_PITCHES);INDEX(PITCHES;1;MOD([.B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1&quot;},&quot;tag&quot;:&quot;3&quot;, &quot;homeTeam&quot;:&quot;Wokingham &amp; Emmbrook Sumas&quot;, &quot;awayTeam&quot;:&quot;STBGFC Boys&quot;}" calcext:value-type="string">
            <text:p>{"__v":0,"day":1,"dateTime":52740000,"duration":"10m","pitch":"4","competition":{"name":"U11", "section":"A Groups", "group":"1"},"tag":"3", "homeTeam":"Wokingham &amp; Emmbrook Sumas", "awayTeam":"STBGFC Boys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3460000" calcext:value-type="float">
            <text:p>534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E14];TRANSLATED_TEAM_NAMES;[.$D14]+1)" office:value-type="string" office:string-value="Chineham Tigers - Amber" calcext:value-type="string">
            <text:p>Chineham Tigers - Amber</text:p>
          </table:table-cell>
          <table:table-cell table:formula="of:=VLOOKUP([.F14];TRANSLATED_TEAM_NAMES;[.$D14]+1)">
            <text:p/>
          </table:table-cell>
          <table:table-cell table:style-name="ce78" table:formula="of:=IF(MOD([.B14]; NUM_PITCHES)=0;INDEX(PITCHES;1;NUM_PITCHES);INDEX(PITCHES;1;MOD([.B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Chineham Tigers - Amber&quot;, &quot;awayTeam&quot;:&quot;&quot;}" calcext:value-type="string">
            <text:p>{"__v":0,"day":1,"dateTime":53460000,"duration":"10m","pitch":"1","competition":{"name":"U11", "section":"A Groups", "group":"1"},"tag":"4", "homeTeam":"Chineham Tigers - Amber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E15];TRANSLATED_TEAM_NAMES;[.$D15]+1)" office:value-type="string" office:string-value="STBGFC Boys" calcext:value-type="string">
            <text:p>STBGFC Boys</text:p>
          </table:table-cell>
          <table:table-cell table:formula="of:=VLOOKUP([.F15];TRANSLATED_TEAM_NAMES;[.$D15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15]; NUM_PITCHES)=0;INDEX(PITCHES;1;NUM_PITCHES);INDEX(PITCHES;1;MOD([.B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1&quot;},&quot;tag&quot;:&quot;4&quot;, &quot;homeTeam&quot;:&quot;STBGFC Boys&quot;, &quot;awayTeam&quot;:&quot;Rushmoor Comm. Dragons Yellow&quot;}" calcext:value-type="string">
            <text:p>{"__v":0,"day":1,"dateTime":53460000,"duration":"10m","pitch":"2","competition":{"name":"U11", "section":"A Groups", "group":"1"},"tag":"4", "homeTeam":"STBGFC Boys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E16];TRANSLATED_TEAM_NAMES;[.$D16]+1)">
            <text:p/>
          </table:table-cell>
          <table:table-cell table:formula="of:=VLOOKUP([.F16];TRANSLATED_TEAM_NAMES;[.$D16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16]; NUM_PITCHES)=0;INDEX(PITCHES;1;NUM_PITCHES);INDEX(PITCHES;1;MOD([.B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1&quot;},&quot;tag&quot;:&quot;4&quot;, &quot;homeTeam&quot;:&quot;&quot;, &quot;awayTeam&quot;:&quot;Wokingham &amp; Emmbrook Sumas&quot;}" calcext:value-type="string">
            <text:p>{"__v":0,"day":1,"dateTime":53460000,"duration":"10m","pitch":"3","competition":{"name":"U11", "section":"A Groups", "group":"1"},"tag":"4", "homeTeam":"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E17];TRANSLATED_TEAM_NAMES;[.$D17]+1)" office:value-type="string" office:string-value="STBGFC Boys" calcext:value-type="string">
            <text:p>STBGFC Boys</text:p>
          </table:table-cell>
          <table:table-cell table:formula="of:=VLOOKUP([.F17];TRANSLATED_TEAM_NAMES;[.$D17]+1)" office:value-type="string" office:string-value="Chineham Tigers - Amber" calcext:value-type="string">
            <text:p>Chineham Tigers - Amber</text:p>
          </table:table-cell>
          <table:table-cell table:style-name="ce78" table:formula="of:=IF(MOD([.B17]; NUM_PITCHES)=0;INDEX(PITCHES;1;NUM_PITCHES);INDEX(PITCHES;1;MOD([.B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1&quot;},&quot;tag&quot;:&quot;4&quot;, &quot;homeTeam&quot;:&quot;STBGFC Boys&quot;, &quot;awayTeam&quot;:&quot;Chineham Tigers - Amber&quot;}" calcext:value-type="string">
            <text:p>{"__v":0,"day":1,"dateTime":53460000,"duration":"10m","pitch":"4","competition":{"name":"U11", "section":"A Groups", "group":"1"},"tag":"4", "homeTeam":"STBGFC Boys", "awayTeam":"Chineham Tigers - Amber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E18];TRANSLATED_TEAM_NAMES;[.$D18]+1)" office:value-type="string" office:string-value="Wokingham &amp; Emmbrook Sumas" calcext:value-type="string">
            <text:p>Wokingham &amp; Emmbrook Sumas</text:p>
          </table:table-cell>
          <table:table-cell table:formula="of:=VLOOKUP([.F18];TRANSLATED_TEAM_NAMES;[.$D18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18]; NUM_PITCHES)=0;INDEX(PITCHES;1;NUM_PITCHES);INDEX(PITCHES;1;MOD([.B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Wokingham &amp; Emmbrook Sumas&quot;, &quot;awayTeam&quot;:&quot;Rushmoor Comm. Dragons Yellow&quot;}" calcext:value-type="string">
            <text:p>{"__v":0,"day":1,"dateTime":54180000,"duration":"10m","pitch":"1","competition":{"name":"U11", "section":"A Groups", "group":"1"},"tag":"5", "homeTeam":"Wokingham &amp; Emmbrook Sumas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E19];TRANSLATED_TEAM_NAMES;[.$D19]+1)">
            <text:p/>
          </table:table-cell>
          <table:table-cell table:formula="of:=VLOOKUP([.F19];TRANSLATED_TEAM_NAMES;[.$D19]+1)" office:value-type="string" office:string-value="STBGFC Boys" calcext:value-type="string">
            <text:p>STBGFC Boys</text:p>
          </table:table-cell>
          <table:table-cell table:style-name="ce78" table:formula="of:=IF(MOD([.B19]; NUM_PITCHES)=0;INDEX(PITCHES;1;NUM_PITCHES);INDEX(PITCHES;1;MOD([.B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1&quot;},&quot;tag&quot;:&quot;5&quot;, &quot;homeTeam&quot;:&quot;&quot;, &quot;awayTeam&quot;:&quot;STBGFC Boys&quot;}" calcext:value-type="string">
            <text:p>{"__v":0,"day":1,"dateTime":54180000,"duration":"10m","pitch":"2","competition":{"name":"U11", "section":"A Groups", "group":"1"},"tag":"5", "homeTeam":"", "awayTeam":"STBGFC Boys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4180000" calcext:value-type="float">
            <text:p>54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E20];TRANSLATED_TEAM_NAMES;[.$D20]+1)" office:value-type="string" office:string-value="Chineham Tigers - Amber" calcext:value-type="string">
            <text:p>Chineham Tigers - Amber</text:p>
          </table:table-cell>
          <table:table-cell table:formula="of:=VLOOKUP([.F20];TRANSLATED_TEAM_NAMES;[.$D20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20]; NUM_PITCHES)=0;INDEX(PITCHES;1;NUM_PITCHES);INDEX(PITCHES;1;MOD([.B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1&quot;},&quot;tag&quot;:&quot;5&quot;, &quot;homeTeam&quot;:&quot;Chineham Tigers - Amber&quot;, &quot;awayTeam&quot;:&quot;Wokingham &amp; Emmbrook Sumas&quot;}" calcext:value-type="string">
            <text:p>{"__v":0,"day":1,"dateTime":54180000,"duration":"10m","pitch":"3","competition":{"name":"U11", "section":"A Groups", "group":"1"},"tag":"5", "homeTeam":"Chineham Tigers - Amber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E21];TRANSLATED_TEAM_NAMES;[.$D21]+1)" office:value-type="string" office:string-value="Rushmoor Comm. Dragons Yellow" calcext:value-type="string">
            <text:p>Rushmoor Comm. Dragons Yellow</text:p>
          </table:table-cell>
          <table:table-cell table:formula="of:=VLOOKUP([.F21];TRANSLATED_TEAM_NAMES;[.$D21]+1)">
            <text:p/>
          </table:table-cell>
          <table:table-cell table:style-name="ce78" table:formula="of:=IF(MOD([.B21]; NUM_PITCHES)=0;INDEX(PITCHES;1;NUM_PITCHES);INDEX(PITCHES;1;MOD([.B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1&quot;},&quot;tag&quot;:&quot;5&quot;, &quot;homeTeam&quot;:&quot;Rushmoor Comm. Dragons Yellow&quot;, &quot;awayTeam&quot;:&quot;&quot;}" calcext:value-type="string">
            <text:p>{"__v":0,"day":1,"dateTime":54180000,"duration":"10m","pitch":"4","competition":{"name":"U11", "section":"A Groups", "group":"1"},"tag":"5", "homeTeam":"Rushmoor Comm. Dragons Yellow", "awayTeam":""}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 x 7 P=1-2" table:style-name="ta1">
        <table:table-column table:style-name="co3" table:default-cell-style-name="ce73"/>
        <table:table-column table:style-name="co5" table:default-cell-style-name="ce74"/>
        <table:table-column table:style-name="co25" table:default-cell-style-name="ce74"/>
        <table:table-column table:style-name="co26" table:default-cell-style-name="ce73"/>
        <table:table-column table:style-name="co27" table:default-cell-style-name="ce19"/>
        <table:table-column table:style-name="co28" table:default-cell-style-name="ce19"/>
        <table:table-column table:style-name="co29" table:default-cell-style-name="ce76"/>
        <table:table-column table:style-name="co29" table:default-cell-style-name="ce77"/>
        <table:table-column table:style-name="co24" table:default-cell-style-name="ce23"/>
        <table:table-column table:style-name="co10" table:default-cell-style-name="ce80"/>
        <table:table-column table:style-name="co3" table:number-columns-repeated="1014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E2];TRANSLATED_TEAM_NAMES;[.$D2]+1)" office:value-type="string" office:string-value="Chineham Tigers - Amber" calcext:value-type="string">
            <text:p>Chineham Tigers - Amber</text:p>
          </table:table-cell>
          <table:table-cell table:formula="of:=VLOOKUP([.F2];TRANSLATED_TEAM_NAMES;[.$D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2]; NUM_PITCHES)=0;INDEX(PITCHES;1;NUM_PITCHES);INDEX(PITCHES;1;MOD([.B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E3];TRANSLATED_TEAM_NAMES;[.$D3]+1)" office:value-type="string" office:string-value="STBGFC Boys" calcext:value-type="string">
            <text:p>STBGFC Boys</text:p>
          </table:table-cell>
          <table:table-cell table:formula="of:=VLOOKUP([.F3];TRANSLATED_TEAM_NAMES;[.$D3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3]; NUM_PITCHES)=0;INDEX(PITCHES;1;NUM_PITCHES);INDEX(PITCHES;1;MOD([.B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2","competition":{"name":"U11", "section":"A Groups", "group":"1"},"tag":"1", "homeTeam":"STBGFC Boys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E4];TRANSLATED_TEAM_NAMES;[.$D4]+1)">
            <text:p/>
          </table:table-cell>
          <table:table-cell table:formula="of:=VLOOKUP([.F4];TRANSLATED_TEAM_NAMES;[.$D4]+1)" office:value-type="string" office:string-value="Chineham Tigers - Amber" calcext:value-type="string">
            <text:p>Chineham Tigers - Amber</text:p>
          </table:table-cell>
          <table:table-cell table:style-name="ce78" table:formula="of:=IF(MOD([.B4]; NUM_PITCHES)=0;INDEX(PITCHES;1;NUM_PITCHES);INDEX(PITCHES;1;MOD([.B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1&quot;},&quot;tag&quot;:&quot;1&quot;, &quot;homeTeam&quot;:&quot;&quot;, &quot;awayTeam&quot;:&quot;Chineham Tigers - Amber&quot;}" calcext:value-type="string">
            <text:p>{"__v":0,"day":1,"dateTime":51300000,"duration":"10m","pitch":"3","competition":{"name":"U11", "section":"A Groups", "group":"1"},"tag":"1", "homeTeam":"", "awayTeam":"Chineham Tigers - Amber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E5];TRANSLATED_TEAM_NAMES;[.$D5]+1)">
            <text:p/>
          </table:table-cell>
          <table:table-cell table:formula="of:=VLOOKUP([.F5];TRANSLATED_TEAM_NAMES;[.$D5]+1)">
            <text:p/>
          </table:table-cell>
          <table:table-cell table:style-name="ce78" table:formula="of:=IF(MOD([.B5]; NUM_PITCHES)=0;INDEX(PITCHES;1;NUM_PITCHES);INDEX(PITCHES;1;MOD([.B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1&quot;},&quot;tag&quot;:&quot;1&quot;, &quot;homeTeam&quot;:&quot;&quot;, &quot;awayTeam&quot;:&quot;&quot;}" calcext:value-type="string">
            <text:p>{"__v":0,"day":1,"dateTime":51300000,"duration":"10m","pitch":"4","competition":{"name":"U11", "section":"A Groups", "group":"1"},"tag":"1", "homeTeam":"", "awayTeam":"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E6];TRANSLATED_TEAM_NAMES;[.$D6]+1)" office:value-type="string" office:string-value="Rushmoor Comm. Dragons Yellow" calcext:value-type="string">
            <text:p>Rushmoor Comm. Dragons Yellow</text:p>
          </table:table-cell>
          <table:table-cell table:formula="of:=VLOOKUP([.F6];TRANSLATED_TEAM_NAMES;[.$D6]+1)" office:value-type="string" office:string-value="STBGFC Boys" calcext:value-type="string">
            <text:p>STBGFC Boys</text:p>
          </table:table-cell>
          <table:table-cell table:style-name="ce78" table:formula="of:=IF(MOD([.B6]; NUM_PITCHES)=0;INDEX(PITCHES;1;NUM_PITCHES);INDEX(PITCHES;1;MOD([.B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Rushmoor Comm. Dragons Yellow&quot;, &quot;awayTeam&quot;:&quot;STBGFC Boys&quot;}" calcext:value-type="string">
            <text:p>{"__v":0,"day":1,"dateTime":52020000,"duration":"10m","pitch":"1","competition":{"name":"U11", "section":"A Groups", "group":"1"},"tag":"2", "homeTeam":"Rushmoor Comm. Dragons Yellow", "awayTeam":"STBGFC Boys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E7];TRANSLATED_TEAM_NAMES;[.$D7]+1)" office:value-type="string" office:string-value="Wokingham &amp; Emmbrook Sumas" calcext:value-type="string">
            <text:p>Wokingham &amp; Emmbrook Sumas</text:p>
          </table:table-cell>
          <table:table-cell table:formula="of:=VLOOKUP([.F7];TRANSLATED_TEAM_NAMES;[.$D7]+1)">
            <text:p/>
          </table:table-cell>
          <table:table-cell table:style-name="ce78" table:formula="of:=IF(MOD([.B7]; NUM_PITCHES)=0;INDEX(PITCHES;1;NUM_PITCHES);INDEX(PITCHES;1;MOD([.B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1&quot;},&quot;tag&quot;:&quot;2&quot;, &quot;homeTeam&quot;:&quot;Wokingham &amp; Emmbrook Sumas&quot;, &quot;awayTeam&quot;:&quot;&quot;}" calcext:value-type="string">
            <text:p>{"__v":0,"day":1,"dateTime":52020000,"duration":"10m","pitch":"2","competition":{"name":"U11", "section":"A Groups", "group":"1"},"tag":"2", "homeTeam":"Wokingham &amp; Emmbrook Sumas", "awayTeam":"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E8];TRANSLATED_TEAM_NAMES;[.$D8]+1)" office:value-type="string" office:string-value="STBGFC Boys" calcext:value-type="string">
            <text:p>STBGFC Boys</text:p>
          </table:table-cell>
          <table:table-cell table:formula="of:=VLOOKUP([.F8];TRANSLATED_TEAM_NAMES;[.$D8]+1)" office:value-type="string" office:string-value="Chineham Tigers - Amber" calcext:value-type="string">
            <text:p>Chineham Tigers - Amber</text:p>
          </table:table-cell>
          <table:table-cell table:style-name="ce78" table:formula="of:=IF(MOD([.B8]; NUM_PITCHES)=0;INDEX(PITCHES;1;NUM_PITCHES);INDEX(PITCHES;1;MOD([.B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1&quot;},&quot;tag&quot;:&quot;2&quot;, &quot;homeTeam&quot;:&quot;STBGFC Boys&quot;, &quot;awayTeam&quot;:&quot;Chineham Tigers - Amber&quot;}" calcext:value-type="string">
            <text:p>{"__v":0,"day":1,"dateTime":52020000,"duration":"10m","pitch":"3","competition":{"name":"U11", "section":"A Groups", "group":"1"},"tag":"2", "homeTeam":"STBGFC Boys", "awayTeam":"Chineham Tigers - Amber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E9];TRANSLATED_TEAM_NAMES;[.$D9]+1)">
            <text:p/>
          </table:table-cell>
          <table:table-cell table:formula="of:=VLOOKUP([.F9];TRANSLATED_TEAM_NAMES;[.$D9]+1)">
            <text:p/>
          </table:table-cell>
          <table:table-cell table:style-name="ce78" table:formula="of:=IF(MOD([.B9]; NUM_PITCHES)=0;INDEX(PITCHES;1;NUM_PITCHES);INDEX(PITCHES;1;MOD([.B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1&quot;},&quot;tag&quot;:&quot;2&quot;, &quot;homeTeam&quot;:&quot;&quot;, &quot;awayTeam&quot;:&quot;&quot;}" calcext:value-type="string">
            <text:p>{"__v":0,"day":1,"dateTime":52020000,"duration":"10m","pitch":"4","competition":{"name":"U11", "section":"A Groups", "group":"1"},"tag":"2", "homeTeam":"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E10];TRANSLATED_TEAM_NAMES;[.$D10]+1)">
            <text:p/>
          </table:table-cell>
          <table:table-cell table:formula="of:=VLOOKUP([.F10];TRANSLATED_TEAM_NAMES;[.$D10]+1)">
            <text:p/>
          </table:table-cell>
          <table:table-cell table:style-name="ce78" table:formula="of:=IF(MOD([.B10]; NUM_PITCHES)=0;INDEX(PITCHES;1;NUM_PITCHES);INDEX(PITCHES;1;MOD([.B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&quot;, &quot;awayTeam&quot;:&quot;&quot;}" calcext:value-type="string">
            <text:p>{"__v":0,"day":1,"dateTime":52740000,"duration":"10m","pitch":"1","competition":{"name":"U11", "section":"A Groups", "group":"1"},"tag":"3", "homeTeam":"", "awayTeam":"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E11];TRANSLATED_TEAM_NAMES;[.$D11]+1)" office:value-type="string" office:string-value="Wokingham &amp; Emmbrook Sumas" calcext:value-type="string">
            <text:p>Wokingham &amp; Emmbrook Sumas</text:p>
          </table:table-cell>
          <table:table-cell table:formula="of:=VLOOKUP([.F11];TRANSLATED_TEAM_NAMES;[.$D11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11]; NUM_PITCHES)=0;INDEX(PITCHES;1;NUM_PITCHES);INDEX(PITCHES;1;MOD([.B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Wokingham &amp; Emmbrook Sumas&quot;, &quot;awayTeam&quot;:&quot;Rushmoor Comm. Dragons Yellow&quot;}" calcext:value-type="string">
            <text:p>{"__v":0,"day":1,"dateTime":52740000,"duration":"10m","pitch":"2","competition":{"name":"U11", "section":"A Groups", "group":"1"},"tag":"3", "homeTeam":"Wokingham &amp; Emmbrook Sumas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740000" calcext:value-type="float">
            <text:p>527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E12];TRANSLATED_TEAM_NAMES;[.$D12]+1)" office:value-type="string" office:string-value="Chineham Tigers - Amber" calcext:value-type="string">
            <text:p>Chineham Tigers - Amber</text:p>
          </table:table-cell>
          <table:table-cell table:formula="of:=VLOOKUP([.F12];TRANSLATED_TEAM_NAMES;[.$D12]+1)">
            <text:p/>
          </table:table-cell>
          <table:table-cell table:style-name="ce78" table:formula="of:=IF(MOD([.B12]; NUM_PITCHES)=0;INDEX(PITCHES;1;NUM_PITCHES);INDEX(PITCHES;1;MOD([.B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1&quot;},&quot;tag&quot;:&quot;3&quot;, &quot;homeTeam&quot;:&quot;Chineham Tigers - Amber&quot;, &quot;awayTeam&quot;:&quot;&quot;}" calcext:value-type="string">
            <text:p>{"__v":0,"day":1,"dateTime":52740000,"duration":"10m","pitch":"3","competition":{"name":"U11", "section":"A Groups", "group":"1"},"tag":"3", "homeTeam":"Chineham Tigers - Amber", "awayTeam":"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E13];TRANSLATED_TEAM_NAMES;[.$D13]+1)" office:value-type="string" office:string-value="STBGFC Boys" calcext:value-type="string">
            <text:p>STBGFC Boys</text:p>
          </table:table-cell>
          <table:table-cell table:formula="of:=VLOOKUP([.F13];TRANSLATED_TEAM_NAMES;[.$D13]+1)">
            <text:p/>
          </table:table-cell>
          <table:table-cell table:style-name="ce78" table:formula="of:=IF(MOD([.B13]; NUM_PITCHES)=0;INDEX(PITCHES;1;NUM_PITCHES);INDEX(PITCHES;1;MOD([.B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1&quot;},&quot;tag&quot;:&quot;3&quot;, &quot;homeTeam&quot;:&quot;STBGFC Boys&quot;, &quot;awayTeam&quot;:&quot;&quot;}" calcext:value-type="string">
            <text:p>{"__v":0,"day":1,"dateTime":52740000,"duration":"10m","pitch":"4","competition":{"name":"U11", "section":"A Groups", "group":"1"},"tag":"3", "homeTeam":"STBGFC Boys", "awayTeam":"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E14];TRANSLATED_TEAM_NAMES;[.$D14]+1)" office:value-type="string" office:string-value="Rushmoor Comm. Dragons Yellow" calcext:value-type="string">
            <text:p>Rushmoor Comm. Dragons Yellow</text:p>
          </table:table-cell>
          <table:table-cell table:formula="of:=VLOOKUP([.F14];TRANSLATED_TEAM_NAMES;[.$D14]+1)">
            <text:p/>
          </table:table-cell>
          <table:table-cell table:style-name="ce78" table:formula="of:=IF(MOD([.B14]; NUM_PITCHES)=0;INDEX(PITCHES;1;NUM_PITCHES);INDEX(PITCHES;1;MOD([.B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Rushmoor Comm. Dragons Yellow&quot;, &quot;awayTeam&quot;:&quot;&quot;}" calcext:value-type="string">
            <text:p>{"__v":0,"day":1,"dateTime":53460000,"duration":"10m","pitch":"1","competition":{"name":"U11", "section":"A Groups", "group":"1"},"tag":"4", "homeTeam":"Rushmoor Comm. Dragons Yellow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E15];TRANSLATED_TEAM_NAMES;[.$D15]+1)">
            <text:p/>
          </table:table-cell>
          <table:table-cell table:formula="of:=VLOOKUP([.F15];TRANSLATED_TEAM_NAMES;[.$D15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15]; NUM_PITCHES)=0;INDEX(PITCHES;1;NUM_PITCHES);INDEX(PITCHES;1;MOD([.B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1&quot;},&quot;tag&quot;:&quot;4&quot;, &quot;homeTeam&quot;:&quot;&quot;, &quot;awayTeam&quot;:&quot;Wokingham &amp; Emmbrook Sumas&quot;}" calcext:value-type="string">
            <text:p>{"__v":0,"day":1,"dateTime":53460000,"duration":"10m","pitch":"2","competition":{"name":"U11", "section":"A Groups", "group":"1"},"tag":"4", "homeTeam":"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E16];TRANSLATED_TEAM_NAMES;[.$D16]+1)">
            <text:p/>
          </table:table-cell>
          <table:table-cell table:formula="of:=VLOOKUP([.F16];TRANSLATED_TEAM_NAMES;[.$D16]+1)" office:value-type="string" office:string-value="Chineham Tigers - Amber" calcext:value-type="string">
            <text:p>Chineham Tigers - Amber</text:p>
          </table:table-cell>
          <table:table-cell table:style-name="ce78" table:formula="of:=IF(MOD([.B16]; NUM_PITCHES)=0;INDEX(PITCHES;1;NUM_PITCHES);INDEX(PITCHES;1;MOD([.B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1&quot;},&quot;tag&quot;:&quot;4&quot;, &quot;homeTeam&quot;:&quot;&quot;, &quot;awayTeam&quot;:&quot;Chineham Tigers - Amber&quot;}" calcext:value-type="string">
            <text:p>{"__v":0,"day":1,"dateTime":53460000,"duration":"10m","pitch":"3","competition":{"name":"U11", "section":"A Groups", "group":"1"},"tag":"4", "homeTeam":"", "awayTeam":"Chineham Tigers - Amber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E17];TRANSLATED_TEAM_NAMES;[.$D17]+1)">
            <text:p/>
          </table:table-cell>
          <table:table-cell table:formula="of:=VLOOKUP([.F17];TRANSLATED_TEAM_NAMES;[.$D17]+1)" office:value-type="string" office:string-value="STBGFC Boys" calcext:value-type="string">
            <text:p>STBGFC Boys</text:p>
          </table:table-cell>
          <table:table-cell table:style-name="ce78" table:formula="of:=IF(MOD([.B17]; NUM_PITCHES)=0;INDEX(PITCHES;1;NUM_PITCHES);INDEX(PITCHES;1;MOD([.B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1&quot;},&quot;tag&quot;:&quot;4&quot;, &quot;homeTeam&quot;:&quot;&quot;, &quot;awayTeam&quot;:&quot;STBGFC Boys&quot;}" calcext:value-type="string">
            <text:p>{"__v":0,"day":1,"dateTime":53460000,"duration":"10m","pitch":"4","competition":{"name":"U11", "section":"A Groups", "group":"1"},"tag":"4", "homeTeam":"", "awayTeam":"STBGFC Boys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E18];TRANSLATED_TEAM_NAMES;[.$D18]+1)" office:value-type="string" office:string-value="Rushmoor Comm. Dragons Yellow" calcext:value-type="string">
            <text:p>Rushmoor Comm. Dragons Yellow</text:p>
          </table:table-cell>
          <table:table-cell table:formula="of:=VLOOKUP([.F18];TRANSLATED_TEAM_NAMES;[.$D18]+1)">
            <text:p/>
          </table:table-cell>
          <table:table-cell table:style-name="ce78" table:formula="of:=IF(MOD([.B18]; NUM_PITCHES)=0;INDEX(PITCHES;1;NUM_PITCHES);INDEX(PITCHES;1;MOD([.B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Rushmoor Comm. Dragons Yellow&quot;, &quot;awayTeam&quot;:&quot;&quot;}" calcext:value-type="string">
            <text:p>{"__v":0,"day":1,"dateTime":54180000,"duration":"10m","pitch":"1","competition":{"name":"U11", "section":"A Groups", "group":"1"},"tag":"5", "homeTeam":"Rushmoor Comm. Dragons Yellow", "awayTeam":"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4180000" calcext:value-type="float">
            <text:p>54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E19];TRANSLATED_TEAM_NAMES;[.$D19]+1)" office:value-type="string" office:string-value="Chineham Tigers - Amber" calcext:value-type="string">
            <text:p>Chineham Tigers - Amber</text:p>
          </table:table-cell>
          <table:table-cell table:formula="of:=VLOOKUP([.F19];TRANSLATED_TEAM_NAMES;[.$D19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19]; NUM_PITCHES)=0;INDEX(PITCHES;1;NUM_PITCHES);INDEX(PITCHES;1;MOD([.B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1&quot;},&quot;tag&quot;:&quot;5&quot;, &quot;homeTeam&quot;:&quot;Chineham Tigers - Amber&quot;, &quot;awayTeam&quot;:&quot;Wokingham &amp; Emmbrook Sumas&quot;}" calcext:value-type="string">
            <text:p>{"__v":0,"day":1,"dateTime":54180000,"duration":"10m","pitch":"2","competition":{"name":"U11", "section":"A Groups", "group":"1"},"tag":"5", "homeTeam":"Chineham Tigers - Amber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E20];TRANSLATED_TEAM_NAMES;[.$D20]+1)" office:value-type="string" office:string-value="Wokingham &amp; Emmbrook Sumas" calcext:value-type="string">
            <text:p>Wokingham &amp; Emmbrook Sumas</text:p>
          </table:table-cell>
          <table:table-cell table:formula="of:=VLOOKUP([.F20];TRANSLATED_TEAM_NAMES;[.$D20]+1)">
            <text:p/>
          </table:table-cell>
          <table:table-cell table:style-name="ce78" table:formula="of:=IF(MOD([.B20]; NUM_PITCHES)=0;INDEX(PITCHES;1;NUM_PITCHES);INDEX(PITCHES;1;MOD([.B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1&quot;},&quot;tag&quot;:&quot;5&quot;, &quot;homeTeam&quot;:&quot;Wokingham &amp; Emmbrook Sumas&quot;, &quot;awayTeam&quot;:&quot;&quot;}" calcext:value-type="string">
            <text:p>{"__v":0,"day":1,"dateTime":54180000,"duration":"10m","pitch":"3","competition":{"name":"U11", "section":"A Groups", "group":"1"},"tag":"5", "homeTeam":"Wokingham &amp; Emmbrook Sumas", "awayTeam":"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E21];TRANSLATED_TEAM_NAMES;[.$D21]+1)">
            <text:p/>
          </table:table-cell>
          <table:table-cell table:formula="of:=VLOOKUP([.F21];TRANSLATED_TEAM_NAMES;[.$D21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21]; NUM_PITCHES)=0;INDEX(PITCHES;1;NUM_PITCHES);INDEX(PITCHES;1;MOD([.B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1&quot;},&quot;tag&quot;:&quot;5&quot;, &quot;homeTeam&quot;:&quot;&quot;, &quot;awayTeam&quot;:&quot;Rushmoor Comm. Dragons Yellow&quot;}" calcext:value-type="string">
            <text:p>{"__v":0,"day":1,"dateTime":54180000,"duration":"10m","pitch":"4","competition":{"name":"U11", "section":"A Groups", "group":"1"},"tag":"5", "homeTeam":"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E22];TRANSLATED_TEAM_NAMES;[.$D22]+1)">
            <text:p/>
          </table:table-cell>
          <table:table-cell table:formula="of:=VLOOKUP([.F22];TRANSLATED_TEAM_NAMES;[.$D22]+1)" office:value-type="string" office:string-value="STBGFC Boys" calcext:value-type="string">
            <text:p>STBGFC Boys</text:p>
          </table:table-cell>
          <table:table-cell table:style-name="ce78" table:formula="of:=IF(MOD([.B22]; NUM_PITCHES)=0;INDEX(PITCHES;1;NUM_PITCHES);INDEX(PITCHES;1;MOD([.B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1&quot;},&quot;tag&quot;:&quot;6&quot;, &quot;homeTeam&quot;:&quot;&quot;, &quot;awayTeam&quot;:&quot;STBGFC Boys&quot;}" calcext:value-type="string">
            <text:p>{"__v":0,"day":1,"dateTime":54900000,"duration":"10m","pitch":"1","competition":{"name":"U11", "section":"A Groups", "group":"1"},"tag":"6", "homeTeam":"", "awayTeam":"STBGFC Boys"}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 x 8 P=4" table:style-name="ta1">
        <table:table-column table:style-name="co4" table:default-cell-style-name="ce73"/>
        <table:table-column table:style-name="co31" table:default-cell-style-name="ce74"/>
        <table:table-column table:style-name="co17" table:default-cell-style-name="ce74"/>
        <table:table-column table:style-name="co26" table:default-cell-style-name="ce73"/>
        <table:table-column table:style-name="co27" table:default-cell-style-name="ce19"/>
        <table:table-column table:style-name="co28" table:default-cell-style-name="ce19"/>
        <table:table-column table:style-name="co29" table:default-cell-style-name="ce76"/>
        <table:table-column table:style-name="co29" table:default-cell-style-name="ce77"/>
        <table:table-column table:style-name="co24" table:default-cell-style-name="ce23"/>
        <table:table-column table:style-name="co10" table:default-cell-style-name="ce80"/>
        <table:table-column table:style-name="co3" table:number-columns-repeated="1014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E2];TRANSLATED_TEAM_NAMES;[.$D2]+1)">
            <text:p/>
          </table:table-cell>
          <table:table-cell table:formula="of:=VLOOKUP([.F2];TRANSLATED_TEAM_NAMES;[.$D2]+1)">
            <text:p/>
          </table:table-cell>
          <table:table-cell table:style-name="ce78" table:formula="of:=IF(MOD([.B2]; NUM_PITCHES)=0;INDEX(PITCHES;1;NUM_PITCHES);INDEX(PITCHES;1;MOD([.B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&quot;, &quot;awayTeam&quot;:&quot;&quot;}" calcext:value-type="string">
            <text:p>{"__v":0,"day":1,"dateTime":51300000,"duration":"10m","pitch":"1","competition":{"name":"U11", "section":"A Groups", "group":"1"},"tag":"1", "homeTeam":"", "awayTeam":"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E3];TRANSLATED_TEAM_NAMES;[.$D3]+1)">
            <text:p/>
          </table:table-cell>
          <table:table-cell table:formula="of:=VLOOKUP([.F3];TRANSLATED_TEAM_NAMES;[.$D3]+1)">
            <text:p/>
          </table:table-cell>
          <table:table-cell table:style-name="ce78" table:formula="of:=IF(MOD([.B3]; NUM_PITCHES)=0;INDEX(PITCHES;1;NUM_PITCHES);INDEX(PITCHES;1;MOD([.B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&quot;, &quot;awayTeam&quot;:&quot;&quot;}" calcext:value-type="string">
            <text:p>{"__v":0,"day":1,"dateTime":51300000,"duration":"10m","pitch":"2","competition":{"name":"U11", "section":"A Groups", "group":"1"},"tag":"1", "homeTeam":"", "awayTeam":"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1300000" calcext:value-type="float">
            <text:p>51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E4];TRANSLATED_TEAM_NAMES;[.$D4]+1)" office:value-type="string" office:string-value="Chineham Tigers - Amber" calcext:value-type="string">
            <text:p>Chineham Tigers - Amber</text:p>
          </table:table-cell>
          <table:table-cell table:formula="of:=VLOOKUP([.F4];TRANSLATED_TEAM_NAMES;[.$D4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4]; NUM_PITCHES)=0;INDEX(PITCHES;1;NUM_PITCHES);INDEX(PITCHES;1;MOD([.B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3","competition":{"name":"U11", "section":"A Groups", "group":"1"},"tag":"1", "homeTeam":"Chineham Tigers - Amber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E5];TRANSLATED_TEAM_NAMES;[.$D5]+1)" office:value-type="string" office:string-value="STBGFC Boys" calcext:value-type="string">
            <text:p>STBGFC Boys</text:p>
          </table:table-cell>
          <table:table-cell table:formula="of:=VLOOKUP([.F5];TRANSLATED_TEAM_NAMES;[.$D5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5]; NUM_PITCHES)=0;INDEX(PITCHES;1;NUM_PITCHES);INDEX(PITCHES;1;MOD([.B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4","competition":{"name":"U11", "section":"A Groups", "group":"1"},"tag":"1", "homeTeam":"STBGFC Boys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E6];TRANSLATED_TEAM_NAMES;[.$D6]+1)" office:value-type="string" office:string-value="Rushmoor Comm. Dragons Yellow" calcext:value-type="string">
            <text:p>Rushmoor Comm. Dragons Yellow</text:p>
          </table:table-cell>
          <table:table-cell table:formula="of:=VLOOKUP([.F6];TRANSLATED_TEAM_NAMES;[.$D6]+1)" office:value-type="string" office:string-value="STBGFC Boys" calcext:value-type="string">
            <text:p>STBGFC Boys</text:p>
          </table:table-cell>
          <table:table-cell table:style-name="ce78" table:formula="of:=IF(MOD([.B6]; NUM_PITCHES)=0;INDEX(PITCHES;1;NUM_PITCHES);INDEX(PITCHES;1;MOD([.B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Rushmoor Comm. Dragons Yellow&quot;, &quot;awayTeam&quot;:&quot;STBGFC Boys&quot;}" calcext:value-type="string">
            <text:p>{"__v":0,"day":1,"dateTime":52020000,"duration":"10m","pitch":"1","competition":{"name":"U11", "section":"A Groups", "group":"1"},"tag":"2", "homeTeam":"Rushmoor Comm. Dragons Yellow", "awayTeam":"STBGFC Boys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E7];TRANSLATED_TEAM_NAMES;[.$D7]+1)" office:value-type="string" office:string-value="Wokingham &amp; Emmbrook Sumas" calcext:value-type="string">
            <text:p>Wokingham &amp; Emmbrook Sumas</text:p>
          </table:table-cell>
          <table:table-cell table:formula="of:=VLOOKUP([.F7];TRANSLATED_TEAM_NAMES;[.$D7]+1)">
            <text:p/>
          </table:table-cell>
          <table:table-cell table:style-name="ce78" table:formula="of:=IF(MOD([.B7]; NUM_PITCHES)=0;INDEX(PITCHES;1;NUM_PITCHES);INDEX(PITCHES;1;MOD([.B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1&quot;},&quot;tag&quot;:&quot;2&quot;, &quot;homeTeam&quot;:&quot;Wokingham &amp; Emmbrook Sumas&quot;, &quot;awayTeam&quot;:&quot;&quot;}" calcext:value-type="string">
            <text:p>{"__v":0,"day":1,"dateTime":52020000,"duration":"10m","pitch":"2","competition":{"name":"U11", "section":"A Groups", "group":"1"},"tag":"2", "homeTeam":"Wokingham &amp; Emmbrook Sumas", "awayTeam":"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E8];TRANSLATED_TEAM_NAMES;[.$D8]+1)">
            <text:p/>
          </table:table-cell>
          <table:table-cell table:formula="of:=VLOOKUP([.F8];TRANSLATED_TEAM_NAMES;[.$D8]+1)">
            <text:p/>
          </table:table-cell>
          <table:table-cell table:style-name="ce78" table:formula="of:=IF(MOD([.B8]; NUM_PITCHES)=0;INDEX(PITCHES;1;NUM_PITCHES);INDEX(PITCHES;1;MOD([.B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1&quot;},&quot;tag&quot;:&quot;2&quot;, &quot;homeTeam&quot;:&quot;&quot;, &quot;awayTeam&quot;:&quot;&quot;}" calcext:value-type="string">
            <text:p>{"__v":0,"day":1,"dateTime":52020000,"duration":"10m","pitch":"3","competition":{"name":"U11", "section":"A Groups", "group":"1"},"tag":"2", "homeTeam":"", "awayTeam":"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VLOOKUP([.E9];TRANSLATED_TEAM_NAMES;[.$D9]+1)">
            <text:p/>
          </table:table-cell>
          <table:table-cell table:formula="of:=VLOOKUP([.F9];TRANSLATED_TEAM_NAMES;[.$D9]+1)" office:value-type="string" office:string-value="Chineham Tigers - Amber" calcext:value-type="string">
            <text:p>Chineham Tigers - Amber</text:p>
          </table:table-cell>
          <table:table-cell table:style-name="ce78" table:formula="of:=IF(MOD([.B9]; NUM_PITCHES)=0;INDEX(PITCHES;1;NUM_PITCHES);INDEX(PITCHES;1;MOD([.B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1&quot;},&quot;tag&quot;:&quot;2&quot;, &quot;homeTeam&quot;:&quot;&quot;, &quot;awayTeam&quot;:&quot;Chineham Tigers - Amber&quot;}" calcext:value-type="string">
            <text:p>{"__v":0,"day":1,"dateTime":52020000,"duration":"10m","pitch":"4","competition":{"name":"U11", "section":"A Groups", "group":"1"},"tag":"2", "homeTeam":"", "awayTeam":"Chineham Tigers - Amber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E10];TRANSLATED_TEAM_NAMES;[.$D10]+1)" office:value-type="string" office:string-value="Wokingham &amp; Emmbrook Sumas" calcext:value-type="string">
            <text:p>Wokingham &amp; Emmbrook Sumas</text:p>
          </table:table-cell>
          <table:table-cell table:formula="of:=VLOOKUP([.F10];TRANSLATED_TEAM_NAMES;[.$D10]+1)">
            <text:p/>
          </table:table-cell>
          <table:table-cell table:style-name="ce78" table:formula="of:=IF(MOD([.B10]; NUM_PITCHES)=0;INDEX(PITCHES;1;NUM_PITCHES);INDEX(PITCHES;1;MOD([.B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Wokingham &amp; Emmbrook Sumas&quot;, &quot;awayTeam&quot;:&quot;&quot;}" calcext:value-type="string">
            <text:p>{"__v":0,"day":1,"dateTime":52740000,"duration":"10m","pitch":"1","competition":{"name":"U11", "section":"A Groups", "group":"1"},"tag":"3", "homeTeam":"Wokingham &amp; Emmbrook Sumas", "awayTeam":"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E11];TRANSLATED_TEAM_NAMES;[.$D11]+1)" office:value-type="string" office:string-value="Rushmoor Comm. Dragons Yellow" calcext:value-type="string">
            <text:p>Rushmoor Comm. Dragons Yellow</text:p>
          </table:table-cell>
          <table:table-cell table:formula="of:=VLOOKUP([.F11];TRANSLATED_TEAM_NAMES;[.$D11]+1)">
            <text:p/>
          </table:table-cell>
          <table:table-cell table:style-name="ce78" table:formula="of:=IF(MOD([.B11]; NUM_PITCHES)=0;INDEX(PITCHES;1;NUM_PITCHES);INDEX(PITCHES;1;MOD([.B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Rushmoor Comm. Dragons Yellow&quot;, &quot;awayTeam&quot;:&quot;&quot;}" calcext:value-type="string">
            <text:p>{"__v":0,"day":1,"dateTime":52740000,"duration":"10m","pitch":"2","competition":{"name":"U11", "section":"A Groups", "group":"1"},"tag":"3", "homeTeam":"Rushmoor Comm. Dragons Yellow", "awayTeam":"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E12];TRANSLATED_TEAM_NAMES;[.$D12]+1)">
            <text:p/>
          </table:table-cell>
          <table:table-cell table:formula="of:=VLOOKUP([.F12];TRANSLATED_TEAM_NAMES;[.$D12]+1)" office:value-type="string" office:string-value="STBGFC Boys" calcext:value-type="string">
            <text:p>STBGFC Boys</text:p>
          </table:table-cell>
          <table:table-cell table:style-name="ce78" table:formula="of:=IF(MOD([.B12]; NUM_PITCHES)=0;INDEX(PITCHES;1;NUM_PITCHES);INDEX(PITCHES;1;MOD([.B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1&quot;},&quot;tag&quot;:&quot;3&quot;, &quot;homeTeam&quot;:&quot;&quot;, &quot;awayTeam&quot;:&quot;STBGFC Boys&quot;}" calcext:value-type="string">
            <text:p>{"__v":0,"day":1,"dateTime":52740000,"duration":"10m","pitch":"3","competition":{"name":"U11", "section":"A Groups", "group":"1"},"tag":"3", "homeTeam":"", "awayTeam":"STBGFC Boys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E13];TRANSLATED_TEAM_NAMES;[.$D13]+1)">
            <text:p/>
          </table:table-cell>
          <table:table-cell table:formula="of:=VLOOKUP([.F13];TRANSLATED_TEAM_NAMES;[.$D13]+1)" office:value-type="string" office:string-value="Chineham Tigers - Amber" calcext:value-type="string">
            <text:p>Chineham Tigers - Amber</text:p>
          </table:table-cell>
          <table:table-cell table:style-name="ce78" table:formula="of:=IF(MOD([.B13]; NUM_PITCHES)=0;INDEX(PITCHES;1;NUM_PITCHES);INDEX(PITCHES;1;MOD([.B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1&quot;},&quot;tag&quot;:&quot;3&quot;, &quot;homeTeam&quot;:&quot;&quot;, &quot;awayTeam&quot;:&quot;Chineham Tigers - Amber&quot;}" calcext:value-type="string">
            <text:p>{"__v":0,"day":1,"dateTime":52740000,"duration":"10m","pitch":"4","competition":{"name":"U11", "section":"A Groups", "group":"1"},"tag":"3", "homeTeam":"", "awayTeam":"Chineham Tigers - Amber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3460000" calcext:value-type="float">
            <text:p>534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E14];TRANSLATED_TEAM_NAMES;[.$D14]+1)" office:value-type="string" office:string-value="Chineham Tigers - Amber" calcext:value-type="string">
            <text:p>Chineham Tigers - Amber</text:p>
          </table:table-cell>
          <table:table-cell table:formula="of:=VLOOKUP([.F14];TRANSLATED_TEAM_NAMES;[.$D14]+1)" office:value-type="string" office:string-value="STBGFC Boys" calcext:value-type="string">
            <text:p>STBGFC Boys</text:p>
          </table:table-cell>
          <table:table-cell table:style-name="ce78" table:formula="of:=IF(MOD([.B14]; NUM_PITCHES)=0;INDEX(PITCHES;1;NUM_PITCHES);INDEX(PITCHES;1;MOD([.B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Chineham Tigers - Amber&quot;, &quot;awayTeam&quot;:&quot;STBGFC Boys&quot;}" calcext:value-type="string">
            <text:p>{"__v":0,"day":1,"dateTime":53460000,"duration":"10m","pitch":"1","competition":{"name":"U11", "section":"A Groups", "group":"1"},"tag":"4", "homeTeam":"Chineham Tigers - Amber", "awayTeam":"STBGFC Boys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E15];TRANSLATED_TEAM_NAMES;[.$D15]+1)">
            <text:p/>
          </table:table-cell>
          <table:table-cell table:formula="of:=VLOOKUP([.F15];TRANSLATED_TEAM_NAMES;[.$D15]+1)">
            <text:p/>
          </table:table-cell>
          <table:table-cell table:style-name="ce78" table:formula="of:=IF(MOD([.B15]; NUM_PITCHES)=0;INDEX(PITCHES;1;NUM_PITCHES);INDEX(PITCHES;1;MOD([.B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1&quot;},&quot;tag&quot;:&quot;4&quot;, &quot;homeTeam&quot;:&quot;&quot;, &quot;awayTeam&quot;:&quot;&quot;}" calcext:value-type="string">
            <text:p>{"__v":0,"day":1,"dateTime":53460000,"duration":"10m","pitch":"2","competition":{"name":"U11", "section":"A Groups", "group":"1"},"tag":"4", "homeTeam":"", "awayTeam":"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E16];TRANSLATED_TEAM_NAMES;[.$D16]+1)" office:value-type="string" office:string-value="Wokingham &amp; Emmbrook Sumas" calcext:value-type="string">
            <text:p>Wokingham &amp; Emmbrook Sumas</text:p>
          </table:table-cell>
          <table:table-cell table:formula="of:=VLOOKUP([.F16];TRANSLATED_TEAM_NAMES;[.$D16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16]; NUM_PITCHES)=0;INDEX(PITCHES;1;NUM_PITCHES);INDEX(PITCHES;1;MOD([.B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1&quot;},&quot;tag&quot;:&quot;4&quot;, &quot;homeTeam&quot;:&quot;Wokingham &amp; Emmbrook Sumas&quot;, &quot;awayTeam&quot;:&quot;Rushmoor Comm. Dragons Yellow&quot;}" calcext:value-type="string">
            <text:p>{"__v":0,"day":1,"dateTime":53460000,"duration":"10m","pitch":"3","competition":{"name":"U11", "section":"A Groups", "group":"1"},"tag":"4", "homeTeam":"Wokingham &amp; Emmbrook Sumas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E17];TRANSLATED_TEAM_NAMES;[.$D17]+1)">
            <text:p/>
          </table:table-cell>
          <table:table-cell table:formula="of:=VLOOKUP([.F17];TRANSLATED_TEAM_NAMES;[.$D17]+1)">
            <text:p/>
          </table:table-cell>
          <table:table-cell table:style-name="ce78" table:formula="of:=IF(MOD([.B17]; NUM_PITCHES)=0;INDEX(PITCHES;1;NUM_PITCHES);INDEX(PITCHES;1;MOD([.B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1&quot;},&quot;tag&quot;:&quot;4&quot;, &quot;homeTeam&quot;:&quot;&quot;, &quot;awayTeam&quot;:&quot;&quot;}" calcext:value-type="string">
            <text:p>{"__v":0,"day":1,"dateTime":53460000,"duration":"10m","pitch":"4","competition":{"name":"U11", "section":"A Groups", "group":"1"},"tag":"4", "homeTeam":"", "awayTeam":"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E18];TRANSLATED_TEAM_NAMES;[.$D18]+1)">
            <text:p/>
          </table:table-cell>
          <table:table-cell table:formula="of:=VLOOKUP([.F18];TRANSLATED_TEAM_NAMES;[.$D18]+1)" office:value-type="string" office:string-value="Chineham Tigers - Amber" calcext:value-type="string">
            <text:p>Chineham Tigers - Amber</text:p>
          </table:table-cell>
          <table:table-cell table:style-name="ce78" table:formula="of:=IF(MOD([.B18]; NUM_PITCHES)=0;INDEX(PITCHES;1;NUM_PITCHES);INDEX(PITCHES;1;MOD([.B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&quot;, &quot;awayTeam&quot;:&quot;Chineham Tigers - Amber&quot;}" calcext:value-type="string">
            <text:p>{"__v":0,"day":1,"dateTime":54180000,"duration":"10m","pitch":"1","competition":{"name":"U11", "section":"A Groups", "group":"1"},"tag":"5", "homeTeam":"", "awayTeam":"Chineham Tigers - Amber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VLOOKUP([.E19];TRANSLATED_TEAM_NAMES;[.$D19]+1)" office:value-type="string" office:string-value="Rushmoor Comm. Dragons Yellow" calcext:value-type="string">
            <text:p>Rushmoor Comm. Dragons Yellow</text:p>
          </table:table-cell>
          <table:table-cell table:formula="of:=VLOOKUP([.F19];TRANSLATED_TEAM_NAMES;[.$D19]+1)">
            <text:p/>
          </table:table-cell>
          <table:table-cell table:style-name="ce78" table:formula="of:=IF(MOD([.B19]; NUM_PITCHES)=0;INDEX(PITCHES;1;NUM_PITCHES);INDEX(PITCHES;1;MOD([.B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1&quot;},&quot;tag&quot;:&quot;5&quot;, &quot;homeTeam&quot;:&quot;Rushmoor Comm. Dragons Yellow&quot;, &quot;awayTeam&quot;:&quot;&quot;}" calcext:value-type="string">
            <text:p>{"__v":0,"day":1,"dateTime":54180000,"duration":"10m","pitch":"2","competition":{"name":"U11", "section":"A Groups", "group":"1"},"tag":"5", "homeTeam":"Rushmoor Comm. Dragons Yellow", "awayTeam":"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E20];TRANSLATED_TEAM_NAMES;[.$D20]+1)" office:value-type="string" office:string-value="STBGFC Boys" calcext:value-type="string">
            <text:p>STBGFC Boys</text:p>
          </table:table-cell>
          <table:table-cell table:formula="of:=VLOOKUP([.F20];TRANSLATED_TEAM_NAMES;[.$D20]+1)">
            <text:p/>
          </table:table-cell>
          <table:table-cell table:style-name="ce78" table:formula="of:=IF(MOD([.B20]; NUM_PITCHES)=0;INDEX(PITCHES;1;NUM_PITCHES);INDEX(PITCHES;1;MOD([.B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1&quot;},&quot;tag&quot;:&quot;5&quot;, &quot;homeTeam&quot;:&quot;STBGFC Boys&quot;, &quot;awayTeam&quot;:&quot;&quot;}" calcext:value-type="string">
            <text:p>{"__v":0,"day":1,"dateTime":54180000,"duration":"10m","pitch":"3","competition":{"name":"U11", "section":"A Groups", "group":"1"},"tag":"5", "homeTeam":"STBGFC Boys", "awayTeam":"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E21];TRANSLATED_TEAM_NAMES;[.$D21]+1)">
            <text:p/>
          </table:table-cell>
          <table:table-cell table:formula="of:=VLOOKUP([.F21];TRANSLATED_TEAM_NAMES;[.$D21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21]; NUM_PITCHES)=0;INDEX(PITCHES;1;NUM_PITCHES);INDEX(PITCHES;1;MOD([.B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1&quot;},&quot;tag&quot;:&quot;5&quot;, &quot;homeTeam&quot;:&quot;&quot;, &quot;awayTeam&quot;:&quot;Wokingham &amp; Emmbrook Sumas&quot;}" calcext:value-type="string">
            <text:p>{"__v":0,"day":1,"dateTime":54180000,"duration":"10m","pitch":"4","competition":{"name":"U11", "section":"A Groups", "group":"1"},"tag":"5", "homeTeam":"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E22];TRANSLATED_TEAM_NAMES;[.$D22]+1)" office:value-type="string" office:string-value="Wokingham &amp; Emmbrook Sumas" calcext:value-type="string">
            <text:p>Wokingham &amp; Emmbrook Sumas</text:p>
          </table:table-cell>
          <table:table-cell table:formula="of:=VLOOKUP([.F22];TRANSLATED_TEAM_NAMES;[.$D22]+1)" office:value-type="string" office:string-value="Chineham Tigers - Amber" calcext:value-type="string">
            <text:p>Chineham Tigers - Amber</text:p>
          </table:table-cell>
          <table:table-cell table:style-name="ce78" table:formula="of:=IF(MOD([.B22]; NUM_PITCHES)=0;INDEX(PITCHES;1;NUM_PITCHES);INDEX(PITCHES;1;MOD([.B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1&quot;},&quot;tag&quot;:&quot;6&quot;, &quot;homeTeam&quot;:&quot;Wokingham &amp; Emmbrook Sumas&quot;, &quot;awayTeam&quot;:&quot;Chineham Tigers - Amber&quot;}" calcext:value-type="string">
            <text:p>{"__v":0,"day":1,"dateTime":54900000,"duration":"10m","pitch":"1","competition":{"name":"U11", "section":"A Groups", "group":"1"},"tag":"6", "homeTeam":"Wokingham &amp; Emmbrook Sumas", "awayTeam":"Chineham Tigers - Amber"}</text:p>
          </table:table-cell>
          <table:table-cell table:number-columns-repeated="1014"/>
        </table:table-row>
        <table:table-row table:style-name="ro1">
          <table:table-cell table:formula="of:=IF([.I23]&gt;[.I22];[.A22];[.A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E23];TRANSLATED_TEAM_NAMES;[.$D23]+1)">
            <text:p/>
          </table:table-cell>
          <table:table-cell table:formula="of:=VLOOKUP([.F23];TRANSLATED_TEAM_NAMES;[.$D23]+1)" office:value-type="string" office:string-value="STBGFC Boys" calcext:value-type="string">
            <text:p>STBGFC Boys</text:p>
          </table:table-cell>
          <table:table-cell table:style-name="ce78" table:formula="of:=IF(MOD([.B23]; NUM_PITCHES)=0;INDEX(PITCHES;1;NUM_PITCHES);INDEX(PITCHES;1;MOD([.B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3] &amp; &quot;&quot;&quot;},&quot;&quot;tag&quot;&quot;:&quot;&quot;&quot; &amp; [.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1&quot;},&quot;tag&quot;:&quot;6&quot;, &quot;homeTeam&quot;:&quot;&quot;, &quot;awayTeam&quot;:&quot;STBGFC Boys&quot;}" calcext:value-type="string">
            <text:p>{"__v":0,"day":1,"dateTime":54900000,"duration":"10m","pitch":"2","competition":{"name":"U11", "section":"A Groups", "group":"1"},"tag":"6", "homeTeam":"", "awayTeam":"STBGFC Boys"}</text:p>
          </table:table-cell>
          <table:table-cell table:number-columns-repeated="1014"/>
        </table:table-row>
        <table:table-row table:style-name="ro1">
          <table:table-cell table:formula="of:=IF([.I24]&gt;[.I23];[.A23];[.A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E24];TRANSLATED_TEAM_NAMES;[.$D24]+1)">
            <text:p/>
          </table:table-cell>
          <table:table-cell table:formula="of:=VLOOKUP([.F24];TRANSLATED_TEAM_NAMES;[.$D24]+1)">
            <text:p/>
          </table:table-cell>
          <table:table-cell table:style-name="ce78" table:formula="of:=IF(MOD([.B24]; NUM_PITCHES)=0;INDEX(PITCHES;1;NUM_PITCHES);INDEX(PITCHES;1;MOD([.B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4] &amp; &quot;&quot;&quot;},&quot;&quot;tag&quot;&quot;:&quot;&quot;&quot; &amp; [.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1&quot;},&quot;tag&quot;:&quot;6&quot;, &quot;homeTeam&quot;:&quot;&quot;, &quot;awayTeam&quot;:&quot;&quot;}" calcext:value-type="string">
            <text:p>{"__v":0,"day":1,"dateTime":54900000,"duration":"10m","pitch":"3","competition":{"name":"U11", "section":"A Groups", "group":"1"},"tag":"6", "homeTeam":"", "awayTeam":""}</text:p>
          </table:table-cell>
          <table:table-cell table:number-columns-repeated="1014"/>
        </table:table-row>
        <table:table-row table:style-name="ro1">
          <table:table-cell table:formula="of:=IF([.I25]&gt;[.I24];[.A24];[.A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E25];TRANSLATED_TEAM_NAMES;[.$D25]+1)" office:value-type="string" office:string-value="Rushmoor Comm. Dragons Yellow" calcext:value-type="string">
            <text:p>Rushmoor Comm. Dragons Yellow</text:p>
          </table:table-cell>
          <table:table-cell table:formula="of:=VLOOKUP([.F25];TRANSLATED_TEAM_NAMES;[.$D25]+1)">
            <text:p/>
          </table:table-cell>
          <table:table-cell table:style-name="ce78" table:formula="of:=IF(MOD([.B25]; NUM_PITCHES)=0;INDEX(PITCHES;1;NUM_PITCHES);INDEX(PITCHES;1;MOD([.B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5] &amp; &quot;&quot;&quot;},&quot;&quot;tag&quot;&quot;:&quot;&quot;&quot; &amp; [.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1&quot;},&quot;tag&quot;:&quot;6&quot;, &quot;homeTeam&quot;:&quot;Rushmoor Comm. Dragons Yellow&quot;, &quot;awayTeam&quot;:&quot;&quot;}" calcext:value-type="string">
            <text:p>{"__v":0,"day":1,"dateTime":54900000,"duration":"10m","pitch":"4","competition":{"name":"U11", "section":"A Groups", "group":"1"},"tag":"6", "homeTeam":"Rushmoor Comm. Dragons Yellow", "awayTeam":""}</text:p>
          </table:table-cell>
          <table:table-cell table:number-columns-repeated="1014"/>
        </table:table-row>
        <table:table-row table:style-name="ro1">
          <table:table-cell table:formula="of:=IF([.I26]&gt;[.I25];[.A25];[.A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E26];TRANSLATED_TEAM_NAMES;[.$D26]+1)">
            <text:p/>
          </table:table-cell>
          <table:table-cell table:formula="of:=VLOOKUP([.F26];TRANSLATED_TEAM_NAMES;[.$D26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26]; NUM_PITCHES)=0;INDEX(PITCHES;1;NUM_PITCHES);INDEX(PITCHES;1;MOD([.B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6] &amp; &quot;,&quot;&quot;duration&quot;&quot;:&quot;&quot;&quot; &amp; MATCH_DURATION &amp; &quot;m&quot;&quot;,&quot;&quot;pitch&quot;&quot;:&quot;&quot;&quot; &amp; [.I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6] &amp; &quot;&quot;&quot;},&quot;&quot;tag&quot;&quot;:&quot;&quot;&quot; &amp; [.A26] &amp; &quot;&quot;&quot;, &quot;&quot;homeTeam&quot;&quot;:&quot;&quot;&quot; &amp; [.G26] &amp; &quot;&quot;&quot;, &quot;&quot;awayTeam&quot;&quot;:&quot;&quot;&quot; &amp; [.H26] &amp; &quot;&quot;&quot;}&quot;" office:value-type="string" office:string-value="{&quot;__v&quot;:0,&quot;day&quot;:1,&quot;dateTime&quot;:55620000,&quot;duration&quot;:&quot;10m&quot;,&quot;pitch&quot;:&quot;1&quot;,&quot;competition&quot;:{&quot;name&quot;:&quot;U11&quot;, &quot;section&quot;:&quot;A Groups&quot;, &quot;group&quot;:&quot;1&quot;},&quot;tag&quot;:&quot;7&quot;, &quot;homeTeam&quot;:&quot;&quot;, &quot;awayTeam&quot;:&quot;Rushmoor Comm. Dragons Yellow&quot;}" calcext:value-type="string">
            <text:p>{"__v":0,"day":1,"dateTime":55620000,"duration":"10m","pitch":"1","competition":{"name":"U11", "section":"A Groups", "group":"1"},"tag":"7", "homeTeam":"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27]&gt;[.I26];[.A26];[.A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55620000" calcext:value-type="float">
            <text:p>556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E27];TRANSLATED_TEAM_NAMES;[.$D27]+1)" office:value-type="string" office:string-value="Chineham Tigers - Amber" calcext:value-type="string">
            <text:p>Chineham Tigers - Amber</text:p>
          </table:table-cell>
          <table:table-cell table:formula="of:=VLOOKUP([.F27];TRANSLATED_TEAM_NAMES;[.$D27]+1)">
            <text:p/>
          </table:table-cell>
          <table:table-cell table:style-name="ce78" table:formula="of:=IF(MOD([.B27]; NUM_PITCHES)=0;INDEX(PITCHES;1;NUM_PITCHES);INDEX(PITCHES;1;MOD([.B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27] &amp; &quot;,&quot;&quot;duration&quot;&quot;:&quot;&quot;&quot; &amp; MATCH_DURATION &amp; &quot;m&quot;&quot;,&quot;&quot;pitch&quot;&quot;:&quot;&quot;&quot; &amp; [.I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7] &amp; &quot;&quot;&quot;},&quot;&quot;tag&quot;&quot;:&quot;&quot;&quot; &amp; [.A27] &amp; &quot;&quot;&quot;, &quot;&quot;homeTeam&quot;&quot;:&quot;&quot;&quot; &amp; [.G27] &amp; &quot;&quot;&quot;, &quot;&quot;awayTeam&quot;&quot;:&quot;&quot;&quot; &amp; [.H27] &amp; &quot;&quot;&quot;}&quot;" office:value-type="string" office:string-value="{&quot;__v&quot;:0,&quot;day&quot;:1,&quot;dateTime&quot;:55620000,&quot;duration&quot;:&quot;10m&quot;,&quot;pitch&quot;:&quot;2&quot;,&quot;competition&quot;:{&quot;name&quot;:&quot;U11&quot;, &quot;section&quot;:&quot;A Groups&quot;, &quot;group&quot;:&quot;1&quot;},&quot;tag&quot;:&quot;7&quot;, &quot;homeTeam&quot;:&quot;Chineham Tigers - Amber&quot;, &quot;awayTeam&quot;:&quot;&quot;}" calcext:value-type="string">
            <text:p>{"__v":0,"day":1,"dateTime":55620000,"duration":"10m","pitch":"2","competition":{"name":"U11", "section":"A Groups", "group":"1"},"tag":"7", "homeTeam":"Chineham Tigers - Amber", "awayTeam":""}</text:p>
          </table:table-cell>
          <table:table-cell table:number-columns-repeated="1014"/>
        </table:table-row>
        <table:table-row table:style-name="ro1">
          <table:table-cell table:formula="of:=IF([.I28]&gt;[.I27];[.A27];[.A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E28];TRANSLATED_TEAM_NAMES;[.$D28]+1)" office:value-type="string" office:string-value="STBGFC Boys" calcext:value-type="string">
            <text:p>STBGFC Boys</text:p>
          </table:table-cell>
          <table:table-cell table:formula="of:=VLOOKUP([.F28];TRANSLATED_TEAM_NAMES;[.$D28]+1)">
            <text:p/>
          </table:table-cell>
          <table:table-cell table:style-name="ce78" table:formula="of:=IF(MOD([.B28]; NUM_PITCHES)=0;INDEX(PITCHES;1;NUM_PITCHES);INDEX(PITCHES;1;MOD([.B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8] &amp; &quot;,&quot;&quot;duration&quot;&quot;:&quot;&quot;&quot; &amp; MATCH_DURATION &amp; &quot;m&quot;&quot;,&quot;&quot;pitch&quot;&quot;:&quot;&quot;&quot; &amp; [.I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8] &amp; &quot;&quot;&quot;},&quot;&quot;tag&quot;&quot;:&quot;&quot;&quot; &amp; [.A28] &amp; &quot;&quot;&quot;, &quot;&quot;homeTeam&quot;&quot;:&quot;&quot;&quot; &amp; [.G28] &amp; &quot;&quot;&quot;, &quot;&quot;awayTeam&quot;&quot;:&quot;&quot;&quot; &amp; [.H28] &amp; &quot;&quot;&quot;}&quot;" office:value-type="string" office:string-value="{&quot;__v&quot;:0,&quot;day&quot;:1,&quot;dateTime&quot;:55620000,&quot;duration&quot;:&quot;10m&quot;,&quot;pitch&quot;:&quot;3&quot;,&quot;competition&quot;:{&quot;name&quot;:&quot;U11&quot;, &quot;section&quot;:&quot;A Groups&quot;, &quot;group&quot;:&quot;1&quot;},&quot;tag&quot;:&quot;7&quot;, &quot;homeTeam&quot;:&quot;STBGFC Boys&quot;, &quot;awayTeam&quot;:&quot;&quot;}" calcext:value-type="string">
            <text:p>{"__v":0,"day":1,"dateTime":55620000,"duration":"10m","pitch":"3","competition":{"name":"U11", "section":"A Groups", "group":"1"},"tag":"7", "homeTeam":"STBGFC Boys", "awayTeam":""}</text:p>
          </table:table-cell>
          <table:table-cell table:number-columns-repeated="1014"/>
        </table:table-row>
        <table:table-row table:style-name="ro1">
          <table:table-cell table:formula="of:=IF([.I29]&gt;[.I28];[.A28];[.A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E29];TRANSLATED_TEAM_NAMES;[.$D29]+1)">
            <text:p/>
          </table:table-cell>
          <table:table-cell table:formula="of:=VLOOKUP([.F29];TRANSLATED_TEAM_NAMES;[.$D29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29]; NUM_PITCHES)=0;INDEX(PITCHES;1;NUM_PITCHES);INDEX(PITCHES;1;MOD([.B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9] &amp; &quot;,&quot;&quot;duration&quot;&quot;:&quot;&quot;&quot; &amp; MATCH_DURATION &amp; &quot;m&quot;&quot;,&quot;&quot;pitch&quot;&quot;:&quot;&quot;&quot; &amp; [.I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9] &amp; &quot;&quot;&quot;},&quot;&quot;tag&quot;&quot;:&quot;&quot;&quot; &amp; [.A29] &amp; &quot;&quot;&quot;, &quot;&quot;homeTeam&quot;&quot;:&quot;&quot;&quot; &amp; [.G29] &amp; &quot;&quot;&quot;, &quot;&quot;awayTeam&quot;&quot;:&quot;&quot;&quot; &amp; [.H29] &amp; &quot;&quot;&quot;}&quot;" office:value-type="string" office:string-value="{&quot;__v&quot;:0,&quot;day&quot;:1,&quot;dateTime&quot;:55620000,&quot;duration&quot;:&quot;10m&quot;,&quot;pitch&quot;:&quot;4&quot;,&quot;competition&quot;:{&quot;name&quot;:&quot;U11&quot;, &quot;section&quot;:&quot;A Groups&quot;, &quot;group&quot;:&quot;1&quot;},&quot;tag&quot;:&quot;7&quot;, &quot;homeTeam&quot;:&quot;&quot;, &quot;awayTeam&quot;:&quot;Wokingham &amp; Emmbrook Sumas&quot;}" calcext:value-type="string">
            <text:p>{"__v":0,"day":1,"dateTime":55620000,"duration":"10m","pitch":"4","competition":{"name":"U11", "section":"A Groups", "group":"1"},"tag":"7", "homeTeam":"", "awayTeam":"Wokingham &amp; Emmbrook Sumas"}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 x 9 P=2-4" table:style-name="ta1">
        <table:table-column table:style-name="co4" table:default-cell-style-name="ce73"/>
        <table:table-column table:style-name="co31" table:default-cell-style-name="ce74"/>
        <table:table-column table:style-name="co17" table:default-cell-style-name="ce74"/>
        <table:table-column table:style-name="co26" table:default-cell-style-name="ce73"/>
        <table:table-column table:style-name="co27" table:default-cell-style-name="ce19"/>
        <table:table-column table:style-name="co28" table:default-cell-style-name="ce19"/>
        <table:table-column table:style-name="co29" table:default-cell-style-name="ce76"/>
        <table:table-column table:style-name="co29" table:default-cell-style-name="ce77"/>
        <table:table-column table:style-name="co24" table:default-cell-style-name="ce23"/>
        <table:table-column table:style-name="co10" table:default-cell-style-name="ce80"/>
        <table:table-column table:style-name="co3" table:number-columns-repeated="1014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E2];TRANSLATED_TEAM_NAMES;[.$D2]+1)" office:value-type="string" office:string-value="Chineham Tigers - Amber" calcext:value-type="string">
            <text:p>Chineham Tigers - Amber</text:p>
          </table:table-cell>
          <table:table-cell table:formula="of:=VLOOKUP([.F2];TRANSLATED_TEAM_NAMES;[.$D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2]; NUM_PITCHES)=0;INDEX(PITCHES;1;NUM_PITCHES);INDEX(PITCHES;1;MOD([.B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E3];TRANSLATED_TEAM_NAMES;[.$D3]+1)" office:value-type="string" office:string-value="Wokingham &amp; Emmbrook Sumas" calcext:value-type="string">
            <text:p>Wokingham &amp; Emmbrook Sumas</text:p>
          </table:table-cell>
          <table:table-cell table:formula="of:=VLOOKUP([.F3];TRANSLATED_TEAM_NAMES;[.$D3]+1)" office:value-type="string" office:string-value="STBGFC Boys" calcext:value-type="string">
            <text:p>STBGFC Boys</text:p>
          </table:table-cell>
          <table:table-cell table:style-name="ce78" table:formula="of:=IF(MOD([.B3]; NUM_PITCHES)=0;INDEX(PITCHES;1;NUM_PITCHES);INDEX(PITCHES;1;MOD([.B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Wokingham &amp; Emmbrook Sumas&quot;, &quot;awayTeam&quot;:&quot;STBGFC Boys&quot;}" calcext:value-type="string">
            <text:p>{"__v":0,"day":1,"dateTime":51300000,"duration":"10m","pitch":"2","competition":{"name":"U11", "section":"A Groups", "group":"1"},"tag":"1", "homeTeam":"Wokingham &amp; Emmbrook Sumas", "awayTeam":"STBGFC Boys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E4];TRANSLATED_TEAM_NAMES;[.$D4]+1)">
            <text:p/>
          </table:table-cell>
          <table:table-cell table:formula="of:=VLOOKUP([.F4];TRANSLATED_TEAM_NAMES;[.$D4]+1)">
            <text:p/>
          </table:table-cell>
          <table:table-cell table:style-name="ce78" table:formula="of:=IF(MOD([.B4]; NUM_PITCHES)=0;INDEX(PITCHES;1;NUM_PITCHES);INDEX(PITCHES;1;MOD([.B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1&quot;},&quot;tag&quot;:&quot;1&quot;, &quot;homeTeam&quot;:&quot;&quot;, &quot;awayTeam&quot;:&quot;&quot;}" calcext:value-type="string">
            <text:p>{"__v":0,"day":1,"dateTime":51300000,"duration":"10m","pitch":"3","competition":{"name":"U11", "section":"A Groups", "group":"1"},"tag":"1", "homeTeam":"", "awayTeam":"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E5];TRANSLATED_TEAM_NAMES;[.$D5]+1)">
            <text:p/>
          </table:table-cell>
          <table:table-cell table:formula="of:=VLOOKUP([.F5];TRANSLATED_TEAM_NAMES;[.$D5]+1)">
            <text:p/>
          </table:table-cell>
          <table:table-cell table:style-name="ce78" table:formula="of:=IF(MOD([.B5]; NUM_PITCHES)=0;INDEX(PITCHES;1;NUM_PITCHES);INDEX(PITCHES;1;MOD([.B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1&quot;},&quot;tag&quot;:&quot;1&quot;, &quot;homeTeam&quot;:&quot;&quot;, &quot;awayTeam&quot;:&quot;&quot;}" calcext:value-type="string">
            <text:p>{"__v":0,"day":1,"dateTime":51300000,"duration":"10m","pitch":"4","competition":{"name":"U11", "section":"A Groups", "group":"1"},"tag":"1", "homeTeam":"", "awayTeam":"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E6];TRANSLATED_TEAM_NAMES;[.$D6]+1)">
            <text:p/>
          </table:table-cell>
          <table:table-cell table:formula="of:=VLOOKUP([.F6];TRANSLATED_TEAM_NAMES;[.$D6]+1)" office:value-type="string" office:string-value="Chineham Tigers - Amber" calcext:value-type="string">
            <text:p>Chineham Tigers - Amber</text:p>
          </table:table-cell>
          <table:table-cell table:style-name="ce78" table:formula="of:=IF(MOD([.B6]; NUM_PITCHES)=0;INDEX(PITCHES;1;NUM_PITCHES);INDEX(PITCHES;1;MOD([.B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&quot;, &quot;awayTeam&quot;:&quot;Chineham Tigers - Amber&quot;}" calcext:value-type="string">
            <text:p>{"__v":0,"day":1,"dateTime":52020000,"duration":"10m","pitch":"1","competition":{"name":"U11", "section":"A Groups", "group":"1"},"tag":"2", "homeTeam":"", "awayTeam":"Chineham Tigers - Amber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E7];TRANSLATED_TEAM_NAMES;[.$D7]+1)" office:value-type="string" office:string-value="Wokingham &amp; Emmbrook Sumas" calcext:value-type="string">
            <text:p>Wokingham &amp; Emmbrook Sumas</text:p>
          </table:table-cell>
          <table:table-cell table:formula="of:=VLOOKUP([.F7];TRANSLATED_TEAM_NAMES;[.$D7]+1)">
            <text:p/>
          </table:table-cell>
          <table:table-cell table:style-name="ce78" table:formula="of:=IF(MOD([.B7]; NUM_PITCHES)=0;INDEX(PITCHES;1;NUM_PITCHES);INDEX(PITCHES;1;MOD([.B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1&quot;},&quot;tag&quot;:&quot;2&quot;, &quot;homeTeam&quot;:&quot;Wokingham &amp; Emmbrook Sumas&quot;, &quot;awayTeam&quot;:&quot;&quot;}" calcext:value-type="string">
            <text:p>{"__v":0,"day":1,"dateTime":52020000,"duration":"10m","pitch":"2","competition":{"name":"U11", "section":"A Groups", "group":"1"},"tag":"2", "homeTeam":"Wokingham &amp; Emmbrook Sumas", "awayTeam":"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E8];TRANSLATED_TEAM_NAMES;[.$D8]+1)">
            <text:p/>
          </table:table-cell>
          <table:table-cell table:formula="of:=VLOOKUP([.F8];TRANSLATED_TEAM_NAMES;[.$D8]+1)" office:value-type="string" office:string-value="STBGFC Boys" calcext:value-type="string">
            <text:p>STBGFC Boys</text:p>
          </table:table-cell>
          <table:table-cell table:style-name="ce78" table:formula="of:=IF(MOD([.B8]; NUM_PITCHES)=0;INDEX(PITCHES;1;NUM_PITCHES);INDEX(PITCHES;1;MOD([.B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1&quot;},&quot;tag&quot;:&quot;2&quot;, &quot;homeTeam&quot;:&quot;&quot;, &quot;awayTeam&quot;:&quot;STBGFC Boys&quot;}" calcext:value-type="string">
            <text:p>{"__v":0,"day":1,"dateTime":52020000,"duration":"10m","pitch":"3","competition":{"name":"U11", "section":"A Groups", "group":"1"},"tag":"2", "homeTeam":"", "awayTeam":"STBGFC Boys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E9];TRANSLATED_TEAM_NAMES;[.$D9]+1)" office:value-type="string" office:string-value="Rushmoor Comm. Dragons Yellow" calcext:value-type="string">
            <text:p>Rushmoor Comm. Dragons Yellow</text:p>
          </table:table-cell>
          <table:table-cell table:formula="of:=VLOOKUP([.F9];TRANSLATED_TEAM_NAMES;[.$D9]+1)">
            <text:p/>
          </table:table-cell>
          <table:table-cell table:style-name="ce78" table:formula="of:=IF(MOD([.B9]; NUM_PITCHES)=0;INDEX(PITCHES;1;NUM_PITCHES);INDEX(PITCHES;1;MOD([.B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1&quot;},&quot;tag&quot;:&quot;2&quot;, &quot;homeTeam&quot;:&quot;Rushmoor Comm. Dragons Yellow&quot;, &quot;awayTeam&quot;:&quot;&quot;}" calcext:value-type="string">
            <text:p>{"__v":0,"day":1,"dateTime":52020000,"duration":"10m","pitch":"4","competition":{"name":"U11", "section":"A Groups", "group":"1"},"tag":"2", "homeTeam":"Rushmoor Comm. Dragons Yellow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E10];TRANSLATED_TEAM_NAMES;[.$D10]+1)">
            <text:p/>
          </table:table-cell>
          <table:table-cell table:formula="of:=VLOOKUP([.F10];TRANSLATED_TEAM_NAMES;[.$D10]+1)">
            <text:p/>
          </table:table-cell>
          <table:table-cell table:style-name="ce78" table:formula="of:=IF(MOD([.B10]; NUM_PITCHES)=0;INDEX(PITCHES;1;NUM_PITCHES);INDEX(PITCHES;1;MOD([.B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&quot;, &quot;awayTeam&quot;:&quot;&quot;}" calcext:value-type="string">
            <text:p>{"__v":0,"day":1,"dateTime":52740000,"duration":"10m","pitch":"1","competition":{"name":"U11", "section":"A Groups", "group":"1"},"tag":"3", "homeTeam":"", "awayTeam":"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740000" calcext:value-type="float">
            <text:p>527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E11];TRANSLATED_TEAM_NAMES;[.$D11]+1)" office:value-type="string" office:string-value="Chineham Tigers - Amber" calcext:value-type="string">
            <text:p>Chineham Tigers - Amber</text:p>
          </table:table-cell>
          <table:table-cell table:formula="of:=VLOOKUP([.F11];TRANSLATED_TEAM_NAMES;[.$D11]+1)" office:value-type="string" office:string-value="STBGFC Boys" calcext:value-type="string">
            <text:p>STBGFC Boys</text:p>
          </table:table-cell>
          <table:table-cell table:style-name="ce78" table:formula="of:=IF(MOD([.B11]; NUM_PITCHES)=0;INDEX(PITCHES;1;NUM_PITCHES);INDEX(PITCHES;1;MOD([.B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Chineham Tigers - Amber&quot;, &quot;awayTeam&quot;:&quot;STBGFC Boys&quot;}" calcext:value-type="string">
            <text:p>{"__v":0,"day":1,"dateTime":52740000,"duration":"10m","pitch":"2","competition":{"name":"U11", "section":"A Groups", "group":"1"},"tag":"3", "homeTeam":"Chineham Tigers - Amber", "awayTeam":"STBGFC Boys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E12];TRANSLATED_TEAM_NAMES;[.$D12]+1)" office:value-type="string" office:string-value="Rushmoor Comm. Dragons Yellow" calcext:value-type="string">
            <text:p>Rushmoor Comm. Dragons Yellow</text:p>
          </table:table-cell>
          <table:table-cell table:formula="of:=VLOOKUP([.F12];TRANSLATED_TEAM_NAMES;[.$D12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12]; NUM_PITCHES)=0;INDEX(PITCHES;1;NUM_PITCHES);INDEX(PITCHES;1;MOD([.B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1&quot;},&quot;tag&quot;:&quot;3&quot;, &quot;homeTeam&quot;:&quot;Rushmoor Comm. Dragons Yellow&quot;, &quot;awayTeam&quot;:&quot;Wokingham &amp; Emmbrook Sumas&quot;}" calcext:value-type="string">
            <text:p>{"__v":0,"day":1,"dateTime":52740000,"duration":"10m","pitch":"3","competition":{"name":"U11", "section":"A Groups", "group":"1"},"tag":"3", "homeTeam":"Rushmoor Comm. Dragons Yellow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E13];TRANSLATED_TEAM_NAMES;[.$D13]+1)">
            <text:p/>
          </table:table-cell>
          <table:table-cell table:formula="of:=VLOOKUP([.F13];TRANSLATED_TEAM_NAMES;[.$D13]+1)">
            <text:p/>
          </table:table-cell>
          <table:table-cell table:style-name="ce78" table:formula="of:=IF(MOD([.B13]; NUM_PITCHES)=0;INDEX(PITCHES;1;NUM_PITCHES);INDEX(PITCHES;1;MOD([.B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1&quot;},&quot;tag&quot;:&quot;3&quot;, &quot;homeTeam&quot;:&quot;&quot;, &quot;awayTeam&quot;:&quot;&quot;}" calcext:value-type="string">
            <text:p>{"__v":0,"day":1,"dateTime":52740000,"duration":"10m","pitch":"4","competition":{"name":"U11", "section":"A Groups", "group":"1"},"tag":"3", "homeTeam":"", "awayTeam":"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E14];TRANSLATED_TEAM_NAMES;[.$D14]+1)">
            <text:p/>
          </table:table-cell>
          <table:table-cell table:formula="of:=VLOOKUP([.F14];TRANSLATED_TEAM_NAMES;[.$D14]+1)">
            <text:p/>
          </table:table-cell>
          <table:table-cell table:style-name="ce78" table:formula="of:=IF(MOD([.B14]; NUM_PITCHES)=0;INDEX(PITCHES;1;NUM_PITCHES);INDEX(PITCHES;1;MOD([.B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&quot;, &quot;awayTeam&quot;:&quot;&quot;}" calcext:value-type="string">
            <text:p>{"__v":0,"day":1,"dateTime":53460000,"duration":"10m","pitch":"1","competition":{"name":"U11", "section":"A Groups", "group":"1"},"tag":"4", "homeTeam":"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.E15];TRANSLATED_TEAM_NAMES;[.$D15]+1)" office:value-type="string" office:string-value="Rushmoor Comm. Dragons Yellow" calcext:value-type="string">
            <text:p>Rushmoor Comm. Dragons Yellow</text:p>
          </table:table-cell>
          <table:table-cell table:formula="of:=VLOOKUP([.F15];TRANSLATED_TEAM_NAMES;[.$D15]+1)">
            <text:p/>
          </table:table-cell>
          <table:table-cell table:style-name="ce78" table:formula="of:=IF(MOD([.B15]; NUM_PITCHES)=0;INDEX(PITCHES;1;NUM_PITCHES);INDEX(PITCHES;1;MOD([.B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1&quot;},&quot;tag&quot;:&quot;4&quot;, &quot;homeTeam&quot;:&quot;Rushmoor Comm. Dragons Yellow&quot;, &quot;awayTeam&quot;:&quot;&quot;}" calcext:value-type="string">
            <text:p>{"__v":0,"day":1,"dateTime":53460000,"duration":"10m","pitch":"2","competition":{"name":"U11", "section":"A Groups", "group":"1"},"tag":"4", "homeTeam":"Rushmoor Comm. Dragons Yellow", "awayTeam":"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E16];TRANSLATED_TEAM_NAMES;[.$D16]+1)" office:value-type="string" office:string-value="STBGFC Boys" calcext:value-type="string">
            <text:p>STBGFC Boys</text:p>
          </table:table-cell>
          <table:table-cell table:formula="of:=VLOOKUP([.F16];TRANSLATED_TEAM_NAMES;[.$D16]+1)">
            <text:p/>
          </table:table-cell>
          <table:table-cell table:style-name="ce78" table:formula="of:=IF(MOD([.B16]; NUM_PITCHES)=0;INDEX(PITCHES;1;NUM_PITCHES);INDEX(PITCHES;1;MOD([.B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1&quot;},&quot;tag&quot;:&quot;4&quot;, &quot;homeTeam&quot;:&quot;STBGFC Boys&quot;, &quot;awayTeam&quot;:&quot;&quot;}" calcext:value-type="string">
            <text:p>{"__v":0,"day":1,"dateTime":53460000,"duration":"10m","pitch":"3","competition":{"name":"U11", "section":"A Groups", "group":"1"},"tag":"4", "homeTeam":"STBGFC Boys", "awayTeam":"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E17];TRANSLATED_TEAM_NAMES;[.$D17]+1)">
            <text:p/>
          </table:table-cell>
          <table:table-cell table:formula="of:=VLOOKUP([.F17];TRANSLATED_TEAM_NAMES;[.$D17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17]; NUM_PITCHES)=0;INDEX(PITCHES;1;NUM_PITCHES);INDEX(PITCHES;1;MOD([.B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1&quot;},&quot;tag&quot;:&quot;4&quot;, &quot;homeTeam&quot;:&quot;&quot;, &quot;awayTeam&quot;:&quot;Wokingham &amp; Emmbrook Sumas&quot;}" calcext:value-type="string">
            <text:p>{"__v":0,"day":1,"dateTime":53460000,"duration":"10m","pitch":"4","competition":{"name":"U11", "section":"A Groups", "group":"1"},"tag":"4", "homeTeam":"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.E18];TRANSLATED_TEAM_NAMES;[.$D18]+1)">
            <text:p/>
          </table:table-cell>
          <table:table-cell table:formula="of:=VLOOKUP([.F18];TRANSLATED_TEAM_NAMES;[.$D18]+1)" office:value-type="string" office:string-value="Chineham Tigers - Amber" calcext:value-type="string">
            <text:p>Chineham Tigers - Amber</text:p>
          </table:table-cell>
          <table:table-cell table:style-name="ce78" table:formula="of:=IF(MOD([.B18]; NUM_PITCHES)=0;INDEX(PITCHES;1;NUM_PITCHES);INDEX(PITCHES;1;MOD([.B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&quot;, &quot;awayTeam&quot;:&quot;Chineham Tigers - Amber&quot;}" calcext:value-type="string">
            <text:p>{"__v":0,"day":1,"dateTime":54180000,"duration":"10m","pitch":"1","competition":{"name":"U11", "section":"A Groups", "group":"1"},"tag":"5", "homeTeam":"", "awayTeam":"Chineham Tigers - Amber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E19];TRANSLATED_TEAM_NAMES;[.$D19]+1)">
            <text:p/>
          </table:table-cell>
          <table:table-cell table:formula="of:=VLOOKUP([.F19];TRANSLATED_TEAM_NAMES;[.$D19]+1)">
            <text:p/>
          </table:table-cell>
          <table:table-cell table:style-name="ce78" table:formula="of:=IF(MOD([.B19]; NUM_PITCHES)=0;INDEX(PITCHES;1;NUM_PITCHES);INDEX(PITCHES;1;MOD([.B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1&quot;},&quot;tag&quot;:&quot;5&quot;, &quot;homeTeam&quot;:&quot;&quot;, &quot;awayTeam&quot;:&quot;&quot;}" calcext:value-type="string">
            <text:p>{"__v":0,"day":1,"dateTime":54180000,"duration":"10m","pitch":"2","competition":{"name":"U11", "section":"A Groups", "group":"1"},"tag":"5", "homeTeam":"", "awayTeam":"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E20];TRANSLATED_TEAM_NAMES;[.$D20]+1)" office:value-type="string" office:string-value="STBGFC Boys" calcext:value-type="string">
            <text:p>STBGFC Boys</text:p>
          </table:table-cell>
          <table:table-cell table:formula="of:=VLOOKUP([.F20];TRANSLATED_TEAM_NAMES;[.$D20]+1)">
            <text:p/>
          </table:table-cell>
          <table:table-cell table:style-name="ce78" table:formula="of:=IF(MOD([.B20]; NUM_PITCHES)=0;INDEX(PITCHES;1;NUM_PITCHES);INDEX(PITCHES;1;MOD([.B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1&quot;},&quot;tag&quot;:&quot;5&quot;, &quot;homeTeam&quot;:&quot;STBGFC Boys&quot;, &quot;awayTeam&quot;:&quot;&quot;}" calcext:value-type="string">
            <text:p>{"__v":0,"day":1,"dateTime":54180000,"duration":"10m","pitch":"3","competition":{"name":"U11", "section":"A Groups", "group":"1"},"tag":"5", "homeTeam":"STBGFC Boys", "awayTeam":"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E21];TRANSLATED_TEAM_NAMES;[.$D21]+1)">
            <text:p/>
          </table:table-cell>
          <table:table-cell table:formula="of:=VLOOKUP([.F21];TRANSLATED_TEAM_NAMES;[.$D21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21]; NUM_PITCHES)=0;INDEX(PITCHES;1;NUM_PITCHES);INDEX(PITCHES;1;MOD([.B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1&quot;},&quot;tag&quot;:&quot;5&quot;, &quot;homeTeam&quot;:&quot;&quot;, &quot;awayTeam&quot;:&quot;Wokingham &amp; Emmbrook Sumas&quot;}" calcext:value-type="string">
            <text:p>{"__v":0,"day":1,"dateTime":54180000,"duration":"10m","pitch":"4","competition":{"name":"U11", "section":"A Groups", "group":"1"},"tag":"5", "homeTeam":"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.E22];TRANSLATED_TEAM_NAMES;[.$D22]+1)">
            <text:p/>
          </table:table-cell>
          <table:table-cell table:formula="of:=VLOOKUP([.F22];TRANSLATED_TEAM_NAMES;[.$D2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22]; NUM_PITCHES)=0;INDEX(PITCHES;1;NUM_PITCHES);INDEX(PITCHES;1;MOD([.B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1&quot;},&quot;tag&quot;:&quot;6&quot;, &quot;homeTeam&quot;:&quot;&quot;, &quot;awayTeam&quot;:&quot;Rushmoor Comm. Dragons Yellow&quot;}" calcext:value-type="string">
            <text:p>{"__v":0,"day":1,"dateTime":54900000,"duration":"10m","pitch":"1","competition":{"name":"U11", "section":"A Groups", "group":"1"},"tag":"6", "homeTeam":"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23]&gt;[.I22];[.A22];[.A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E23];TRANSLATED_TEAM_NAMES;[.$D23]+1)">
            <text:p/>
          </table:table-cell>
          <table:table-cell table:formula="of:=VLOOKUP([.F23];TRANSLATED_TEAM_NAMES;[.$D23]+1)" office:value-type="string" office:string-value="Chineham Tigers - Amber" calcext:value-type="string">
            <text:p>Chineham Tigers - Amber</text:p>
          </table:table-cell>
          <table:table-cell table:style-name="ce78" table:formula="of:=IF(MOD([.B23]; NUM_PITCHES)=0;INDEX(PITCHES;1;NUM_PITCHES);INDEX(PITCHES;1;MOD([.B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3] &amp; &quot;&quot;&quot;},&quot;&quot;tag&quot;&quot;:&quot;&quot;&quot; &amp; [.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1&quot;},&quot;tag&quot;:&quot;6&quot;, &quot;homeTeam&quot;:&quot;&quot;, &quot;awayTeam&quot;:&quot;Chineham Tigers - Amber&quot;}" calcext:value-type="string">
            <text:p>{"__v":0,"day":1,"dateTime":54900000,"duration":"10m","pitch":"2","competition":{"name":"U11", "section":"A Groups", "group":"1"},"tag":"6", "homeTeam":"", "awayTeam":"Chineham Tigers - Amber"}</text:p>
          </table:table-cell>
          <table:table-cell table:number-columns-repeated="1014"/>
        </table:table-row>
        <table:table-row table:style-name="ro1">
          <table:table-cell table:formula="of:=IF([.I24]&gt;[.I23];[.A23];[.A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.E24];TRANSLATED_TEAM_NAMES;[.$D24]+1)" office:value-type="string" office:string-value="STBGFC Boys" calcext:value-type="string">
            <text:p>STBGFC Boys</text:p>
          </table:table-cell>
          <table:table-cell table:formula="of:=VLOOKUP([.F24];TRANSLATED_TEAM_NAMES;[.$D24]+1)">
            <text:p/>
          </table:table-cell>
          <table:table-cell table:style-name="ce78" table:formula="of:=IF(MOD([.B24]; NUM_PITCHES)=0;INDEX(PITCHES;1;NUM_PITCHES);INDEX(PITCHES;1;MOD([.B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4] &amp; &quot;&quot;&quot;},&quot;&quot;tag&quot;&quot;:&quot;&quot;&quot; &amp; [.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1&quot;},&quot;tag&quot;:&quot;6&quot;, &quot;homeTeam&quot;:&quot;STBGFC Boys&quot;, &quot;awayTeam&quot;:&quot;&quot;}" calcext:value-type="string">
            <text:p>{"__v":0,"day":1,"dateTime":54900000,"duration":"10m","pitch":"3","competition":{"name":"U11", "section":"A Groups", "group":"1"},"tag":"6", "homeTeam":"STBGFC Boys", "awayTeam":""}</text:p>
          </table:table-cell>
          <table:table-cell table:number-columns-repeated="1014"/>
        </table:table-row>
        <table:table-row table:style-name="ro1">
          <table:table-cell table:formula="of:=IF([.I25]&gt;[.I24];[.A24];[.A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E25];TRANSLATED_TEAM_NAMES;[.$D25]+1)" office:value-type="string" office:string-value="Wokingham &amp; Emmbrook Sumas" calcext:value-type="string">
            <text:p>Wokingham &amp; Emmbrook Sumas</text:p>
          </table:table-cell>
          <table:table-cell table:formula="of:=VLOOKUP([.F25];TRANSLATED_TEAM_NAMES;[.$D25]+1)">
            <text:p/>
          </table:table-cell>
          <table:table-cell table:style-name="ce78" table:formula="of:=IF(MOD([.B25]; NUM_PITCHES)=0;INDEX(PITCHES;1;NUM_PITCHES);INDEX(PITCHES;1;MOD([.B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5] &amp; &quot;&quot;&quot;},&quot;&quot;tag&quot;&quot;:&quot;&quot;&quot; &amp; [.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1&quot;},&quot;tag&quot;:&quot;6&quot;, &quot;homeTeam&quot;:&quot;Wokingham &amp; Emmbrook Sumas&quot;, &quot;awayTeam&quot;:&quot;&quot;}" calcext:value-type="string">
            <text:p>{"__v":0,"day":1,"dateTime":54900000,"duration":"10m","pitch":"4","competition":{"name":"U11", "section":"A Groups", "group":"1"},"tag":"6", "homeTeam":"Wokingham &amp; Emmbrook Sumas", "awayTeam":""}</text:p>
          </table:table-cell>
          <table:table-cell table:number-columns-repeated="1014"/>
        </table:table-row>
        <table:table-row table:style-name="ro1">
          <table:table-cell table:formula="of:=IF([.I26]&gt;[.I25];[.A25];[.A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E26];TRANSLATED_TEAM_NAMES;[.$D26]+1)" office:value-type="string" office:string-value="Wokingham &amp; Emmbrook Sumas" calcext:value-type="string">
            <text:p>Wokingham &amp; Emmbrook Sumas</text:p>
          </table:table-cell>
          <table:table-cell table:formula="of:=VLOOKUP([.F26];TRANSLATED_TEAM_NAMES;[.$D26]+1)" office:value-type="string" office:string-value="Chineham Tigers - Amber" calcext:value-type="string">
            <text:p>Chineham Tigers - Amber</text:p>
          </table:table-cell>
          <table:table-cell table:style-name="ce78" table:formula="of:=IF(MOD([.B26]; NUM_PITCHES)=0;INDEX(PITCHES;1;NUM_PITCHES);INDEX(PITCHES;1;MOD([.B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6] &amp; &quot;,&quot;&quot;duration&quot;&quot;:&quot;&quot;&quot; &amp; MATCH_DURATION &amp; &quot;m&quot;&quot;,&quot;&quot;pitch&quot;&quot;:&quot;&quot;&quot; &amp; [.I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6] &amp; &quot;&quot;&quot;},&quot;&quot;tag&quot;&quot;:&quot;&quot;&quot; &amp; [.A26] &amp; &quot;&quot;&quot;, &quot;&quot;homeTeam&quot;&quot;:&quot;&quot;&quot; &amp; [.G26] &amp; &quot;&quot;&quot;, &quot;&quot;awayTeam&quot;&quot;:&quot;&quot;&quot; &amp; [.H26] &amp; &quot;&quot;&quot;}&quot;" office:value-type="string" office:string-value="{&quot;__v&quot;:0,&quot;day&quot;:1,&quot;dateTime&quot;:55620000,&quot;duration&quot;:&quot;10m&quot;,&quot;pitch&quot;:&quot;1&quot;,&quot;competition&quot;:{&quot;name&quot;:&quot;U11&quot;, &quot;section&quot;:&quot;A Groups&quot;, &quot;group&quot;:&quot;1&quot;},&quot;tag&quot;:&quot;7&quot;, &quot;homeTeam&quot;:&quot;Wokingham &amp; Emmbrook Sumas&quot;, &quot;awayTeam&quot;:&quot;Chineham Tigers - Amber&quot;}" calcext:value-type="string">
            <text:p>{"__v":0,"day":1,"dateTime":55620000,"duration":"10m","pitch":"1","competition":{"name":"U11", "section":"A Groups", "group":"1"},"tag":"7", "homeTeam":"Wokingham &amp; Emmbrook Sumas", "awayTeam":"Chineham Tigers - Amber"}</text:p>
          </table:table-cell>
          <table:table-cell table:number-columns-repeated="1014"/>
        </table:table-row>
        <table:table-row table:style-name="ro1">
          <table:table-cell table:formula="of:=IF([.I27]&gt;[.I26];[.A26];[.A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E27];TRANSLATED_TEAM_NAMES;[.$D27]+1)">
            <text:p/>
          </table:table-cell>
          <table:table-cell table:formula="of:=VLOOKUP([.F27];TRANSLATED_TEAM_NAMES;[.$D27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27]; NUM_PITCHES)=0;INDEX(PITCHES;1;NUM_PITCHES);INDEX(PITCHES;1;MOD([.B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27] &amp; &quot;,&quot;&quot;duration&quot;&quot;:&quot;&quot;&quot; &amp; MATCH_DURATION &amp; &quot;m&quot;&quot;,&quot;&quot;pitch&quot;&quot;:&quot;&quot;&quot; &amp; [.I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7] &amp; &quot;&quot;&quot;},&quot;&quot;tag&quot;&quot;:&quot;&quot;&quot; &amp; [.A27] &amp; &quot;&quot;&quot;, &quot;&quot;homeTeam&quot;&quot;:&quot;&quot;&quot; &amp; [.G27] &amp; &quot;&quot;&quot;, &quot;&quot;awayTeam&quot;&quot;:&quot;&quot;&quot; &amp; [.H27] &amp; &quot;&quot;&quot;}&quot;" office:value-type="string" office:string-value="{&quot;__v&quot;:0,&quot;day&quot;:1,&quot;dateTime&quot;:55620000,&quot;duration&quot;:&quot;10m&quot;,&quot;pitch&quot;:&quot;2&quot;,&quot;competition&quot;:{&quot;name&quot;:&quot;U11&quot;, &quot;section&quot;:&quot;A Groups&quot;, &quot;group&quot;:&quot;1&quot;},&quot;tag&quot;:&quot;7&quot;, &quot;homeTeam&quot;:&quot;&quot;, &quot;awayTeam&quot;:&quot;Rushmoor Comm. Dragons Yellow&quot;}" calcext:value-type="string">
            <text:p>{"__v":0,"day":1,"dateTime":55620000,"duration":"10m","pitch":"2","competition":{"name":"U11", "section":"A Groups", "group":"1"},"tag":"7", "homeTeam":"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28]&gt;[.I27];[.A27];[.A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E28];TRANSLATED_TEAM_NAMES;[.$D28]+1)" office:value-type="string" office:string-value="STBGFC Boys" calcext:value-type="string">
            <text:p>STBGFC Boys</text:p>
          </table:table-cell>
          <table:table-cell table:formula="of:=VLOOKUP([.F28];TRANSLATED_TEAM_NAMES;[.$D28]+1)">
            <text:p/>
          </table:table-cell>
          <table:table-cell table:style-name="ce78" table:formula="of:=IF(MOD([.B28]; NUM_PITCHES)=0;INDEX(PITCHES;1;NUM_PITCHES);INDEX(PITCHES;1;MOD([.B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8] &amp; &quot;,&quot;&quot;duration&quot;&quot;:&quot;&quot;&quot; &amp; MATCH_DURATION &amp; &quot;m&quot;&quot;,&quot;&quot;pitch&quot;&quot;:&quot;&quot;&quot; &amp; [.I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8] &amp; &quot;&quot;&quot;},&quot;&quot;tag&quot;&quot;:&quot;&quot;&quot; &amp; [.A28] &amp; &quot;&quot;&quot;, &quot;&quot;homeTeam&quot;&quot;:&quot;&quot;&quot; &amp; [.G28] &amp; &quot;&quot;&quot;, &quot;&quot;awayTeam&quot;&quot;:&quot;&quot;&quot; &amp; [.H28] &amp; &quot;&quot;&quot;}&quot;" office:value-type="string" office:string-value="{&quot;__v&quot;:0,&quot;day&quot;:1,&quot;dateTime&quot;:55620000,&quot;duration&quot;:&quot;10m&quot;,&quot;pitch&quot;:&quot;3&quot;,&quot;competition&quot;:{&quot;name&quot;:&quot;U11&quot;, &quot;section&quot;:&quot;A Groups&quot;, &quot;group&quot;:&quot;1&quot;},&quot;tag&quot;:&quot;7&quot;, &quot;homeTeam&quot;:&quot;STBGFC Boys&quot;, &quot;awayTeam&quot;:&quot;&quot;}" calcext:value-type="string">
            <text:p>{"__v":0,"day":1,"dateTime":55620000,"duration":"10m","pitch":"3","competition":{"name":"U11", "section":"A Groups", "group":"1"},"tag":"7", "homeTeam":"STBGFC Boys", "awayTeam":""}</text:p>
          </table:table-cell>
          <table:table-cell table:number-columns-repeated="1014"/>
        </table:table-row>
        <table:table-row table:style-name="ro1">
          <table:table-cell table:formula="of:=IF([.I29]&gt;[.I28];[.A28];[.A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E29];TRANSLATED_TEAM_NAMES;[.$D29]+1)">
            <text:p/>
          </table:table-cell>
          <table:table-cell table:formula="of:=VLOOKUP([.F29];TRANSLATED_TEAM_NAMES;[.$D29]+1)">
            <text:p/>
          </table:table-cell>
          <table:table-cell table:style-name="ce78" table:formula="of:=IF(MOD([.B29]; NUM_PITCHES)=0;INDEX(PITCHES;1;NUM_PITCHES);INDEX(PITCHES;1;MOD([.B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9] &amp; &quot;,&quot;&quot;duration&quot;&quot;:&quot;&quot;&quot; &amp; MATCH_DURATION &amp; &quot;m&quot;&quot;,&quot;&quot;pitch&quot;&quot;:&quot;&quot;&quot; &amp; [.I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9] &amp; &quot;&quot;&quot;},&quot;&quot;tag&quot;&quot;:&quot;&quot;&quot; &amp; [.A29] &amp; &quot;&quot;&quot;, &quot;&quot;homeTeam&quot;&quot;:&quot;&quot;&quot; &amp; [.G29] &amp; &quot;&quot;&quot;, &quot;&quot;awayTeam&quot;&quot;:&quot;&quot;&quot; &amp; [.H29] &amp; &quot;&quot;&quot;}&quot;" office:value-type="string" office:string-value="{&quot;__v&quot;:0,&quot;day&quot;:1,&quot;dateTime&quot;:55620000,&quot;duration&quot;:&quot;10m&quot;,&quot;pitch&quot;:&quot;4&quot;,&quot;competition&quot;:{&quot;name&quot;:&quot;U11&quot;, &quot;section&quot;:&quot;A Groups&quot;, &quot;group&quot;:&quot;1&quot;},&quot;tag&quot;:&quot;7&quot;, &quot;homeTeam&quot;:&quot;&quot;, &quot;awayTeam&quot;:&quot;&quot;}" calcext:value-type="string">
            <text:p>{"__v":0,"day":1,"dateTime":55620000,"duration":"10m","pitch":"4","competition":{"name":"U11", "section":"A Groups", "group":"1"},"tag":"7", "homeTeam":"", "awayTeam":""}</text:p>
          </table:table-cell>
          <table:table-cell table:number-columns-repeated="1014"/>
        </table:table-row>
        <table:table-row table:style-name="ro1">
          <table:table-cell table:formula="of:=IF([.I30]&gt;[.I29];[.A29];[.A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56340000" calcext:value-type="float">
            <text:p>563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E30];TRANSLATED_TEAM_NAMES;[.$D30]+1)" office:value-type="string" office:string-value="Chineham Tigers - Amber" calcext:value-type="string">
            <text:p>Chineham Tigers - Amber</text:p>
          </table:table-cell>
          <table:table-cell table:formula="of:=VLOOKUP([.F30];TRANSLATED_TEAM_NAMES;[.$D30]+1)">
            <text:p/>
          </table:table-cell>
          <table:table-cell table:style-name="ce78" table:formula="of:=IF(MOD([.B30]; NUM_PITCHES)=0;INDEX(PITCHES;1;NUM_PITCHES);INDEX(PITCHES;1;MOD([.B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30] &amp; &quot;,&quot;&quot;duration&quot;&quot;:&quot;&quot;&quot; &amp; MATCH_DURATION &amp; &quot;m&quot;&quot;,&quot;&quot;pitch&quot;&quot;:&quot;&quot;&quot; &amp; [.I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0] &amp; &quot;&quot;&quot;},&quot;&quot;tag&quot;&quot;:&quot;&quot;&quot; &amp; [.A30] &amp; &quot;&quot;&quot;, &quot;&quot;homeTeam&quot;&quot;:&quot;&quot;&quot; &amp; [.G30] &amp; &quot;&quot;&quot;, &quot;&quot;awayTeam&quot;&quot;:&quot;&quot;&quot; &amp; [.H30] &amp; &quot;&quot;&quot;}&quot;" office:value-type="string" office:string-value="{&quot;__v&quot;:0,&quot;day&quot;:1,&quot;dateTime&quot;:56340000,&quot;duration&quot;:&quot;10m&quot;,&quot;pitch&quot;:&quot;1&quot;,&quot;competition&quot;:{&quot;name&quot;:&quot;U11&quot;, &quot;section&quot;:&quot;A Groups&quot;, &quot;group&quot;:&quot;1&quot;},&quot;tag&quot;:&quot;8&quot;, &quot;homeTeam&quot;:&quot;Chineham Tigers - Amber&quot;, &quot;awayTeam&quot;:&quot;&quot;}" calcext:value-type="string">
            <text:p>{"__v":0,"day":1,"dateTime":56340000,"duration":"10m","pitch":"1","competition":{"name":"U11", "section":"A Groups", "group":"1"},"tag":"8", "homeTeam":"Chineham Tigers - Amber", "awayTeam":""}</text:p>
          </table:table-cell>
          <table:table-cell table:number-columns-repeated="1014"/>
        </table:table-row>
        <table:table-row table:style-name="ro1">
          <table:table-cell table:formula="of:=IF([.I31]&gt;[.I30];[.A30];[.A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56340000" calcext:value-type="float">
            <text:p>563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E31];TRANSLATED_TEAM_NAMES;[.$D31]+1)">
            <text:p/>
          </table:table-cell>
          <table:table-cell table:formula="of:=VLOOKUP([.F31];TRANSLATED_TEAM_NAMES;[.$D31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B31]; NUM_PITCHES)=0;INDEX(PITCHES;1;NUM_PITCHES);INDEX(PITCHES;1;MOD([.B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1] &amp; &quot;,&quot;&quot;duration&quot;&quot;:&quot;&quot;&quot; &amp; MATCH_DURATION &amp; &quot;m&quot;&quot;,&quot;&quot;pitch&quot;&quot;:&quot;&quot;&quot; &amp; [.I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1] &amp; &quot;&quot;&quot;},&quot;&quot;tag&quot;&quot;:&quot;&quot;&quot; &amp; [.A31] &amp; &quot;&quot;&quot;, &quot;&quot;homeTeam&quot;&quot;:&quot;&quot;&quot; &amp; [.G31] &amp; &quot;&quot;&quot;, &quot;&quot;awayTeam&quot;&quot;:&quot;&quot;&quot; &amp; [.H31] &amp; &quot;&quot;&quot;}&quot;" office:value-type="string" office:string-value="{&quot;__v&quot;:0,&quot;day&quot;:1,&quot;dateTime&quot;:56340000,&quot;duration&quot;:&quot;10m&quot;,&quot;pitch&quot;:&quot;2&quot;,&quot;competition&quot;:{&quot;name&quot;:&quot;U11&quot;, &quot;section&quot;:&quot;A Groups&quot;, &quot;group&quot;:&quot;1&quot;},&quot;tag&quot;:&quot;8&quot;, &quot;homeTeam&quot;:&quot;&quot;, &quot;awayTeam&quot;:&quot;Rushmoor Comm. Dragons Yellow&quot;}" calcext:value-type="string">
            <text:p>{"__v":0,"day":1,"dateTime":56340000,"duration":"10m","pitch":"2","competition":{"name":"U11", "section":"A Groups", "group":"1"},"tag":"8", "homeTeam":"", "awayTeam":"Rushmoor Comm. Dragons Yellow"}</text:p>
          </table:table-cell>
          <table:table-cell table:number-columns-repeated="1014"/>
        </table:table-row>
        <table:table-row table:style-name="ro1">
          <table:table-cell table:formula="of:=IF([.I32]&gt;[.I31];[.A31];[.A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56340000" calcext:value-type="float">
            <text:p>563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E32];TRANSLATED_TEAM_NAMES;[.$D32]+1)">
            <text:p/>
          </table:table-cell>
          <table:table-cell table:formula="of:=VLOOKUP([.F32];TRANSLATED_TEAM_NAMES;[.$D32]+1)">
            <text:p/>
          </table:table-cell>
          <table:table-cell table:style-name="ce78" table:formula="of:=IF(MOD([.B32]; NUM_PITCHES)=0;INDEX(PITCHES;1;NUM_PITCHES);INDEX(PITCHES;1;MOD([.B3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32] &amp; &quot;,&quot;&quot;duration&quot;&quot;:&quot;&quot;&quot; &amp; MATCH_DURATION &amp; &quot;m&quot;&quot;,&quot;&quot;pitch&quot;&quot;:&quot;&quot;&quot; &amp; [.I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2] &amp; &quot;&quot;&quot;},&quot;&quot;tag&quot;&quot;:&quot;&quot;&quot; &amp; [.A32] &amp; &quot;&quot;&quot;, &quot;&quot;homeTeam&quot;&quot;:&quot;&quot;&quot; &amp; [.G32] &amp; &quot;&quot;&quot;, &quot;&quot;awayTeam&quot;&quot;:&quot;&quot;&quot; &amp; [.H32] &amp; &quot;&quot;&quot;}&quot;" office:value-type="string" office:string-value="{&quot;__v&quot;:0,&quot;day&quot;:1,&quot;dateTime&quot;:56340000,&quot;duration&quot;:&quot;10m&quot;,&quot;pitch&quot;:&quot;3&quot;,&quot;competition&quot;:{&quot;name&quot;:&quot;U11&quot;, &quot;section&quot;:&quot;A Groups&quot;, &quot;group&quot;:&quot;1&quot;},&quot;tag&quot;:&quot;8&quot;, &quot;homeTeam&quot;:&quot;&quot;, &quot;awayTeam&quot;:&quot;&quot;}" calcext:value-type="string">
            <text:p>{"__v":0,"day":1,"dateTime":56340000,"duration":"10m","pitch":"3","competition":{"name":"U11", "section":"A Groups", "group":"1"},"tag":"8", "homeTeam":"", "awayTeam":""}</text:p>
          </table:table-cell>
          <table:table-cell table:number-columns-repeated="1014"/>
        </table:table-row>
        <table:table-row table:style-name="ro1">
          <table:table-cell table:formula="of:=IF([.I33]&gt;[.I32];[.A32];[.A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56340000" calcext:value-type="float">
            <text:p>5634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E33];TRANSLATED_TEAM_NAMES;[.$D33]+1)">
            <text:p/>
          </table:table-cell>
          <table:table-cell table:formula="of:=VLOOKUP([.F33];TRANSLATED_TEAM_NAMES;[.$D33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B33]; NUM_PITCHES)=0;INDEX(PITCHES;1;NUM_PITCHES);INDEX(PITCHES;1;MOD([.B3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33] &amp; &quot;,&quot;&quot;duration&quot;&quot;:&quot;&quot;&quot; &amp; MATCH_DURATION &amp; &quot;m&quot;&quot;,&quot;&quot;pitch&quot;&quot;:&quot;&quot;&quot; &amp; [.I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3] &amp; &quot;&quot;&quot;},&quot;&quot;tag&quot;&quot;:&quot;&quot;&quot; &amp; [.A33] &amp; &quot;&quot;&quot;, &quot;&quot;homeTeam&quot;&quot;:&quot;&quot;&quot; &amp; [.G33] &amp; &quot;&quot;&quot;, &quot;&quot;awayTeam&quot;&quot;:&quot;&quot;&quot; &amp; [.H33] &amp; &quot;&quot;&quot;}&quot;" office:value-type="string" office:string-value="{&quot;__v&quot;:0,&quot;day&quot;:1,&quot;dateTime&quot;:56340000,&quot;duration&quot;:&quot;10m&quot;,&quot;pitch&quot;:&quot;4&quot;,&quot;competition&quot;:{&quot;name&quot;:&quot;U11&quot;, &quot;section&quot;:&quot;A Groups&quot;, &quot;group&quot;:&quot;1&quot;},&quot;tag&quot;:&quot;8&quot;, &quot;homeTeam&quot;:&quot;&quot;, &quot;awayTeam&quot;:&quot;Wokingham &amp; Emmbrook Sumas&quot;}" calcext:value-type="string">
            <text:p>{"__v":0,"day":1,"dateTime":56340000,"duration":"10m","pitch":"4","competition":{"name":"U11", "section":"A Groups", "group":"1"},"tag":"8", "homeTeam":"", "awayTeam":"Wokingham &amp; Emmbrook Sumas"}</text:p>
          </table:table-cell>
          <table:table-cell table:number-columns-repeated="1014"/>
        </table:table-row>
        <table:table-row table:style-name="ro1">
          <table:table-cell table:formula="of:=IF([.I34]&gt;[.I33];[.A33];[.A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57060000" calcext:value-type="float">
            <text:p>570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.E34];TRANSLATED_TEAM_NAMES;[.$D34]+1)" office:value-type="string" office:string-value="Chineham Tigers - Amber" calcext:value-type="string">
            <text:p>Chineham Tigers - Amber</text:p>
          </table:table-cell>
          <table:table-cell table:formula="of:=VLOOKUP([.F34];TRANSLATED_TEAM_NAMES;[.$D34]+1)">
            <text:p/>
          </table:table-cell>
          <table:table-cell table:style-name="ce78" table:formula="of:=IF(MOD([.B34]; NUM_PITCHES)=0;INDEX(PITCHES;1;NUM_PITCHES);INDEX(PITCHES;1;MOD([.B3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34] &amp; &quot;,&quot;&quot;duration&quot;&quot;:&quot;&quot;&quot; &amp; MATCH_DURATION &amp; &quot;m&quot;&quot;,&quot;&quot;pitch&quot;&quot;:&quot;&quot;&quot; &amp; [.I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4] &amp; &quot;&quot;&quot;},&quot;&quot;tag&quot;&quot;:&quot;&quot;&quot; &amp; [.A34] &amp; &quot;&quot;&quot;, &quot;&quot;homeTeam&quot;&quot;:&quot;&quot;&quot; &amp; [.G34] &amp; &quot;&quot;&quot;, &quot;&quot;awayTeam&quot;&quot;:&quot;&quot;&quot; &amp; [.H34] &amp; &quot;&quot;&quot;}&quot;" office:value-type="string" office:string-value="{&quot;__v&quot;:0,&quot;day&quot;:1,&quot;dateTime&quot;:57060000,&quot;duration&quot;:&quot;10m&quot;,&quot;pitch&quot;:&quot;1&quot;,&quot;competition&quot;:{&quot;name&quot;:&quot;U11&quot;, &quot;section&quot;:&quot;A Groups&quot;, &quot;group&quot;:&quot;1&quot;},&quot;tag&quot;:&quot;9&quot;, &quot;homeTeam&quot;:&quot;Chineham Tigers - Amber&quot;, &quot;awayTeam&quot;:&quot;&quot;}" calcext:value-type="string">
            <text:p>{"__v":0,"day":1,"dateTime":57060000,"duration":"10m","pitch":"1","competition":{"name":"U11", "section":"A Groups", "group":"1"},"tag":"9", "homeTeam":"Chineham Tigers - Amber", "awayTeam":""}</text:p>
          </table:table-cell>
          <table:table-cell table:number-columns-repeated="1014"/>
        </table:table-row>
        <table:table-row table:style-name="ro1">
          <table:table-cell table:formula="of:=IF([.I35]&gt;[.I34];[.A34];[.A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57060000" calcext:value-type="float">
            <text:p>570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E35];TRANSLATED_TEAM_NAMES;[.$D35]+1)" office:value-type="string" office:string-value="Rushmoor Comm. Dragons Yellow" calcext:value-type="string">
            <text:p>Rushmoor Comm. Dragons Yellow</text:p>
          </table:table-cell>
          <table:table-cell table:formula="of:=VLOOKUP([.F35];TRANSLATED_TEAM_NAMES;[.$D35]+1)" office:value-type="string" office:string-value="STBGFC Boys" calcext:value-type="string">
            <text:p>STBGFC Boys</text:p>
          </table:table-cell>
          <table:table-cell table:style-name="ce78" table:formula="of:=IF(MOD([.B35]; NUM_PITCHES)=0;INDEX(PITCHES;1;NUM_PITCHES);INDEX(PITCHES;1;MOD([.B3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5] &amp; &quot;,&quot;&quot;duration&quot;&quot;:&quot;&quot;&quot; &amp; MATCH_DURATION &amp; &quot;m&quot;&quot;,&quot;&quot;pitch&quot;&quot;:&quot;&quot;&quot; &amp; [.I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5] &amp; &quot;&quot;&quot;},&quot;&quot;tag&quot;&quot;:&quot;&quot;&quot; &amp; [.A35] &amp; &quot;&quot;&quot;, &quot;&quot;homeTeam&quot;&quot;:&quot;&quot;&quot; &amp; [.G35] &amp; &quot;&quot;&quot;, &quot;&quot;awayTeam&quot;&quot;:&quot;&quot;&quot; &amp; [.H35] &amp; &quot;&quot;&quot;}&quot;" office:value-type="string" office:string-value="{&quot;__v&quot;:0,&quot;day&quot;:1,&quot;dateTime&quot;:57060000,&quot;duration&quot;:&quot;10m&quot;,&quot;pitch&quot;:&quot;2&quot;,&quot;competition&quot;:{&quot;name&quot;:&quot;U11&quot;, &quot;section&quot;:&quot;A Groups&quot;, &quot;group&quot;:&quot;1&quot;},&quot;tag&quot;:&quot;9&quot;, &quot;homeTeam&quot;:&quot;Rushmoor Comm. Dragons Yellow&quot;, &quot;awayTeam&quot;:&quot;STBGFC Boys&quot;}" calcext:value-type="string">
            <text:p>{"__v":0,"day":1,"dateTime":57060000,"duration":"10m","pitch":"2","competition":{"name":"U11", "section":"A Groups", "group":"1"},"tag":"9", "homeTeam":"Rushmoor Comm. Dragons Yellow", "awayTeam":"STBGFC Boys"}</text:p>
          </table:table-cell>
          <table:table-cell table:number-columns-repeated="1014"/>
        </table:table-row>
        <table:table-row table:style-name="ro1">
          <table:table-cell table:formula="of:=IF([.I36]&gt;[.I35];[.A35];[.A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57060000" calcext:value-type="float">
            <text:p>570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E36];TRANSLATED_TEAM_NAMES;[.$D36]+1)">
            <text:p/>
          </table:table-cell>
          <table:table-cell table:formula="of:=VLOOKUP([.F36];TRANSLATED_TEAM_NAMES;[.$D36]+1)">
            <text:p/>
          </table:table-cell>
          <table:table-cell table:style-name="ce78" table:formula="of:=IF(MOD([.B36]; NUM_PITCHES)=0;INDEX(PITCHES;1;NUM_PITCHES);INDEX(PITCHES;1;MOD([.B3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36] &amp; &quot;,&quot;&quot;duration&quot;&quot;:&quot;&quot;&quot; &amp; MATCH_DURATION &amp; &quot;m&quot;&quot;,&quot;&quot;pitch&quot;&quot;:&quot;&quot;&quot; &amp; [.I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6] &amp; &quot;&quot;&quot;},&quot;&quot;tag&quot;&quot;:&quot;&quot;&quot; &amp; [.A36] &amp; &quot;&quot;&quot;, &quot;&quot;homeTeam&quot;&quot;:&quot;&quot;&quot; &amp; [.G36] &amp; &quot;&quot;&quot;, &quot;&quot;awayTeam&quot;&quot;:&quot;&quot;&quot; &amp; [.H36] &amp; &quot;&quot;&quot;}&quot;" office:value-type="string" office:string-value="{&quot;__v&quot;:0,&quot;day&quot;:1,&quot;dateTime&quot;:57060000,&quot;duration&quot;:&quot;10m&quot;,&quot;pitch&quot;:&quot;3&quot;,&quot;competition&quot;:{&quot;name&quot;:&quot;U11&quot;, &quot;section&quot;:&quot;A Groups&quot;, &quot;group&quot;:&quot;1&quot;},&quot;tag&quot;:&quot;9&quot;, &quot;homeTeam&quot;:&quot;&quot;, &quot;awayTeam&quot;:&quot;&quot;}" calcext:value-type="string">
            <text:p>{"__v":0,"day":1,"dateTime":57060000,"duration":"10m","pitch":"3","competition":{"name":"U11", "section":"A Groups", "group":"1"},"tag":"9", "homeTeam":"", "awayTeam":""}</text:p>
          </table:table-cell>
          <table:table-cell table:number-columns-repeated="1014"/>
        </table:table-row>
        <table:table-row table:style-name="ro1">
          <table:table-cell table:formula="of:=IF([.I37]&gt;[.I36];[.A36];[.A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57060000" calcext:value-type="float">
            <text:p>570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E37];TRANSLATED_TEAM_NAMES;[.$D37]+1)">
            <text:p/>
          </table:table-cell>
          <table:table-cell table:formula="of:=VLOOKUP([.F37];TRANSLATED_TEAM_NAMES;[.$D37]+1)">
            <text:p/>
          </table:table-cell>
          <table:table-cell table:style-name="ce78" table:formula="of:=IF(MOD([.B37]; NUM_PITCHES)=0;INDEX(PITCHES;1;NUM_PITCHES);INDEX(PITCHES;1;MOD([.B3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37] &amp; &quot;,&quot;&quot;duration&quot;&quot;:&quot;&quot;&quot; &amp; MATCH_DURATION &amp; &quot;m&quot;&quot;,&quot;&quot;pitch&quot;&quot;:&quot;&quot;&quot; &amp; [.I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7] &amp; &quot;&quot;&quot;},&quot;&quot;tag&quot;&quot;:&quot;&quot;&quot; &amp; [.A37] &amp; &quot;&quot;&quot;, &quot;&quot;homeTeam&quot;&quot;:&quot;&quot;&quot; &amp; [.G37] &amp; &quot;&quot;&quot;, &quot;&quot;awayTeam&quot;&quot;:&quot;&quot;&quot; &amp; [.H37] &amp; &quot;&quot;&quot;}&quot;" office:value-type="string" office:string-value="{&quot;__v&quot;:0,&quot;day&quot;:1,&quot;dateTime&quot;:57060000,&quot;duration&quot;:&quot;10m&quot;,&quot;pitch&quot;:&quot;4&quot;,&quot;competition&quot;:{&quot;name&quot;:&quot;U11&quot;, &quot;section&quot;:&quot;A Groups&quot;, &quot;group&quot;:&quot;1&quot;},&quot;tag&quot;:&quot;9&quot;, &quot;homeTeam&quot;:&quot;&quot;, &quot;awayTeam&quot;:&quot;&quot;}" calcext:value-type="string">
            <text:p>{"__v":0,"day":1,"dateTime":57060000,"duration":"10m","pitch":"4","competition":{"name":"U11", "section":"A Groups", "group":"1"},"tag":"9", "homeTeam":"", "awayTeam":""}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4 x 2 No KO P=1-2,4" table:style-name="ta1">
        <table:table-column table:style-name="co4" table:default-cell-style-name="ce73"/>
        <table:table-column table:style-name="co5" table:default-cell-style-name="ce74"/>
        <table:table-column table:style-name="co17" table:default-cell-style-name="ce74"/>
        <table:table-column table:style-name="co5" table:default-cell-style-name="ce74"/>
        <table:table-column table:style-name="co18" table:number-columns-repeated="2" table:default-cell-style-name="ce88"/>
        <table:table-column table:style-name="co19" table:default-cell-style-name="ce74"/>
        <table:table-column table:style-name="co19" table:default-cell-style-name="ce88"/>
        <table:table-column table:style-name="co20" table:default-cell-style-name="ce73"/>
        <table:table-column table:style-name="co10" table:default-cell-style-name="ce80"/>
        <table:table-column table:style-name="co3" table:number-columns-repeated="1012" table:default-cell-style-name="ce91"/>
        <table:table-row table:style-name="ro1">
          <table:table-cell table:style-name="ce81" office:value-type="string" calcext:value-type="string">
            <text:p>Tag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2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E2];TRANSLATED_TEAM_NAMES;[.$D2]+1)" office:value-type="string" office:string-value="Chineham Tigers - Amber" calcext:value-type="string">
            <text:p>Chineham Tigers - Amber</text:p>
          </table:table-cell>
          <table:table-cell table:formula="of:=VLOOKUP([.$F2];TRANSLATED_TEAM_NAMES;[.$D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B2]; NUM_PITCHES)=0;INDEX(PITCHES;1;NUM_PITCHES);INDEX(PITCHES;1;MOD([.$B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$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number-columns-repeated="1012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E3];TRANSLATED_TEAM_NAMES;[.$D3]+1)" office:value-type="string" office:string-value="STBGFC Boys" calcext:value-type="string">
            <text:p>STBGFC Boys</text:p>
          </table:table-cell>
          <table:table-cell table:formula="of:=VLOOKUP([.$F3];TRANSLATED_TEAM_NAMES;[.$D3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B3]; NUM_PITCHES)=0;INDEX(PITCHES;1;NUM_PITCHES);INDEX(PITCHES;1;MOD([.$B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$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2","competition":{"name":"U11", "section":"A Groups", "group":"1"},"tag":"1", "homeTeam":"STBGFC Boys", "awayTeam":"Wokingham &amp; Emmbrook Sumas"}</text:p>
          </table:table-cell>
          <table:table-cell table:number-columns-repeated="1012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E4];TRANSLATED_TEAM_NAMES;[.$D4]+1)" office:value-type="string" office:string-value="Oakley - Green" calcext:value-type="string">
            <text:p>Oakley - Green</text:p>
          </table:table-cell>
          <table:table-cell table:formula="of:=VLOOKUP([.$F4];TRANSLATED_TEAM_NAMES;[.$D4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B4]; NUM_PITCHES)=0;INDEX(PITCHES;1;NUM_PITCHES);INDEX(PITCHES;1;MOD([.$B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$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2&quot;},&quot;tag&quot;:&quot;1&quot;, &quot;homeTeam&quot;:&quot;Oakley - Green&quot;, &quot;awayTeam&quot;:&quot;Bracknell Town FC Colts - Reds&quot;}" calcext:value-type="string">
            <text:p>{"__v":0,"day":1,"dateTime":51300000,"duration":"10m","pitch":"3","competition":{"name":"U11", "section":"A Groups", "group":"2"},"tag":"1", "homeTeam":"Oakley - Green", "awayTeam":"Bracknell Town FC Colts - Reds"}</text:p>
          </table:table-cell>
          <table:table-cell table:number-columns-repeated="1012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E5];TRANSLATED_TEAM_NAMES;[.$D5]+1)" office:value-type="string" office:string-value="Easington Sports" calcext:value-type="string">
            <text:p>Easington Sports</text:p>
          </table:table-cell>
          <table:table-cell table:formula="of:=VLOOKUP([.$F5];TRANSLATED_TEAM_NAMES;[.$D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B5]; NUM_PITCHES)=0;INDEX(PITCHES;1;NUM_PITCHES);INDEX(PITCHES;1;MOD([.$B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$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2&quot;},&quot;tag&quot;:&quot;1&quot;, &quot;homeTeam&quot;:&quot;Easington Sports&quot;, &quot;awayTeam&quot;:&quot;Rushmoor Comm. Dragons Blue&quot;}" calcext:value-type="string">
            <text:p>{"__v":0,"day":1,"dateTime":51300000,"duration":"10m","pitch":"4","competition":{"name":"U11", "section":"A Groups", "group":"2"},"tag":"1", "homeTeam":"Easington Sports", "awayTeam":"Rushmoor Comm. Dragons Blue"}</text:p>
          </table:table-cell>
          <table:table-cell table:number-columns-repeated="1012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E6];TRANSLATED_TEAM_NAMES;[.$D6]+1)" office:value-type="string" office:string-value="Wokingham &amp; Emmbrook Sumas" calcext:value-type="string">
            <text:p>Wokingham &amp; Emmbrook Sumas</text:p>
          </table:table-cell>
          <table:table-cell table:formula="of:=VLOOKUP([.$F6];TRANSLATED_TEAM_NAMES;[.$D6]+1)" office:value-type="string" office:string-value="Chineham Tigers - Amber" calcext:value-type="string">
            <text:p>Chineham Tigers - Amber</text:p>
          </table:table-cell>
          <table:table-cell table:style-name="ce78" table:formula="of:=IF(MOD([.$B6]; NUM_PITCHES)=0;INDEX(PITCHES;1;NUM_PITCHES);INDEX(PITCHES;1;MOD([.$B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$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Wokingham &amp; Emmbrook Sumas&quot;, &quot;awayTeam&quot;:&quot;Chineham Tigers - Amber&quot;}" calcext:value-type="string">
            <text:p>{"__v":0,"day":1,"dateTime":52020000,"duration":"10m","pitch":"1","competition":{"name":"U11", "section":"A Groups", "group":"1"},"tag":"2", "homeTeam":"Wokingham &amp; Emmbrook Sumas", "awayTeam":"Chineham Tigers - Amber"}</text:p>
          </table:table-cell>
          <table:table-cell table:number-columns-repeated="1012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E7];TRANSLATED_TEAM_NAMES;[.$D7]+1)" office:value-type="string" office:string-value="Rushmoor Comm. Dragons Yellow" calcext:value-type="string">
            <text:p>Rushmoor Comm. Dragons Yellow</text:p>
          </table:table-cell>
          <table:table-cell table:formula="of:=VLOOKUP([.$F7];TRANSLATED_TEAM_NAMES;[.$D7]+1)" office:value-type="string" office:string-value="STBGFC Boys" calcext:value-type="string">
            <text:p>STBGFC Boys</text:p>
          </table:table-cell>
          <table:table-cell table:style-name="ce78" table:formula="of:=IF(MOD([.$B7]; NUM_PITCHES)=0;INDEX(PITCHES;1;NUM_PITCHES);INDEX(PITCHES;1;MOD([.$B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$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1&quot;},&quot;tag&quot;:&quot;2&quot;, &quot;homeTeam&quot;:&quot;Rushmoor Comm. Dragons Yellow&quot;, &quot;awayTeam&quot;:&quot;STBGFC Boys&quot;}" calcext:value-type="string">
            <text:p>{"__v":0,"day":1,"dateTime":52020000,"duration":"10m","pitch":"2","competition":{"name":"U11", "section":"A Groups", "group":"1"},"tag":"2", "homeTeam":"Rushmoor Comm. Dragons Yellow", "awayTeam":"STBGFC Boys"}</text:p>
          </table:table-cell>
          <table:table-cell table:number-columns-repeated="1012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VLOOKUP([.$E8];TRANSLATED_TEAM_NAMES;[.$D8]+1)" office:value-type="string" office:string-value="Bracknell Town FC Colts - Reds" calcext:value-type="string">
            <text:p>Bracknell Town FC Colts - Reds</text:p>
          </table:table-cell>
          <table:table-cell table:formula="of:=VLOOKUP([.$F8];TRANSLATED_TEAM_NAMES;[.$D8]+1)" office:value-type="string" office:string-value="Easington Sports" calcext:value-type="string">
            <text:p>Easington Sports</text:p>
          </table:table-cell>
          <table:table-cell table:style-name="ce78" table:formula="of:=IF(MOD([.$B8]; NUM_PITCHES)=0;INDEX(PITCHES;1;NUM_PITCHES);INDEX(PITCHES;1;MOD([.$B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$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2&quot;},&quot;tag&quot;:&quot;2&quot;, &quot;homeTeam&quot;:&quot;Bracknell Town FC Colts - Reds&quot;, &quot;awayTeam&quot;:&quot;Easington Sports&quot;}" calcext:value-type="string">
            <text:p>{"__v":0,"day":1,"dateTime":52020000,"duration":"10m","pitch":"3","competition":{"name":"U11", "section":"A Groups", "group":"2"},"tag":"2", "homeTeam":"Bracknell Town FC Colts - Reds", "awayTeam":"Easington Sports"}</text:p>
          </table:table-cell>
          <table:table-cell table:number-columns-repeated="1012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E9];TRANSLATED_TEAM_NAMES;[.$D9]+1)" office:value-type="string" office:string-value="Oakley - Green" calcext:value-type="string">
            <text:p>Oakley - Green</text:p>
          </table:table-cell>
          <table:table-cell table:formula="of:=VLOOKUP([.$F9];TRANSLATED_TEAM_NAMES;[.$D9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B9]; NUM_PITCHES)=0;INDEX(PITCHES;1;NUM_PITCHES);INDEX(PITCHES;1;MOD([.$B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$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2&quot;},&quot;tag&quot;:&quot;2&quot;, &quot;homeTeam&quot;:&quot;Oakley - Green&quot;, &quot;awayTeam&quot;:&quot;Rushmoor Comm. Dragons Blue&quot;}" calcext:value-type="string">
            <text:p>{"__v":0,"day":1,"dateTime":52020000,"duration":"10m","pitch":"4","competition":{"name":"U11", "section":"A Groups", "group":"2"},"tag":"2", "homeTeam":"Oakley - Green", "awayTeam":"Rushmoor Comm. Dragons Blue"}</text:p>
          </table:table-cell>
          <table:table-cell table:number-columns-repeated="1012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E10];TRANSLATED_TEAM_NAMES;[.$D10]+1)" office:value-type="string" office:string-value="STBGFC Boys" calcext:value-type="string">
            <text:p>STBGFC Boys</text:p>
          </table:table-cell>
          <table:table-cell table:formula="of:=VLOOKUP([.$F10];TRANSLATED_TEAM_NAMES;[.$D10]+1)" office:value-type="string" office:string-value="Chineham Tigers - Amber" calcext:value-type="string">
            <text:p>Chineham Tigers - Amber</text:p>
          </table:table-cell>
          <table:table-cell table:style-name="ce78" table:formula="of:=IF(MOD([.$B10]; NUM_PITCHES)=0;INDEX(PITCHES;1;NUM_PITCHES);INDEX(PITCHES;1;MOD([.$B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$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STBGFC Boys&quot;, &quot;awayTeam&quot;:&quot;Chineham Tigers - Amber&quot;}" calcext:value-type="string">
            <text:p>{"__v":0,"day":1,"dateTime":52740000,"duration":"10m","pitch":"1","competition":{"name":"U11", "section":"A Groups", "group":"1"},"tag":"3", "homeTeam":"STBGFC Boys", "awayTeam":"Chineham Tigers - Amber"}</text:p>
          </table:table-cell>
          <table:table-cell table:number-columns-repeated="1012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formula="of:=VLOOKUP([.$E11];TRANSLATED_TEAM_NAMES;[.$D11]+1)" office:value-type="string" office:string-value="Rushmoor Comm. Dragons Yellow" calcext:value-type="string">
            <text:p>Rushmoor Comm. Dragons Yellow</text:p>
          </table:table-cell>
          <table:table-cell table:formula="of:=VLOOKUP([.$F11];TRANSLATED_TEAM_NAMES;[.$D11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B11]; NUM_PITCHES)=0;INDEX(PITCHES;1;NUM_PITCHES);INDEX(PITCHES;1;MOD([.$B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$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Rushmoor Comm. Dragons Yellow&quot;, &quot;awayTeam&quot;:&quot;Wokingham &amp; Emmbrook Sumas&quot;}" calcext:value-type="string">
            <text:p>{"__v":0,"day":1,"dateTime":52740000,"duration":"10m","pitch":"2","competition":{"name":"U11", "section":"A Groups", "group":"1"},"tag":"3", "homeTeam":"Rushmoor Comm. Dragons Yellow", "awayTeam":"Wokingham &amp; Emmbrook Sumas"}</text:p>
          </table:table-cell>
          <table:table-cell table:number-columns-repeated="1012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2740000" calcext:value-type="float">
            <text:p>5274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" calcext:value-type="float">
            <text:p>1</text:p>
          </table:table-cell>
          <table:table-cell table:formula="of:=VLOOKUP([.$E12];TRANSLATED_TEAM_NAMES;[.$D12]+1)" office:value-type="string" office:string-value="Rushmoor Comm. Dragons Blue" calcext:value-type="string">
            <text:p>Rushmoor Comm. Dragons Blue</text:p>
          </table:table-cell>
          <table:table-cell table:formula="of:=VLOOKUP([.$F12];TRANSLATED_TEAM_NAMES;[.$D12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B12]; NUM_PITCHES)=0;INDEX(PITCHES;1;NUM_PITCHES);INDEX(PITCHES;1;MOD([.$B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$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2&quot;},&quot;tag&quot;:&quot;3&quot;, &quot;homeTeam&quot;:&quot;Rushmoor Comm. Dragons Blue&quot;, &quot;awayTeam&quot;:&quot;Bracknell Town FC Colts - Reds&quot;}" calcext:value-type="string">
            <text:p>{"__v":0,"day":1,"dateTime":52740000,"duration":"10m","pitch":"3","competition":{"name":"U11", "section":"A Groups", "group":"2"},"tag":"3", "homeTeam":"Rushmoor Comm. Dragons Blue", "awayTeam":"Bracknell Town FC Colts - Reds"}</text:p>
          </table:table-cell>
          <table:table-cell table:number-columns-repeated="1012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2740000" calcext:value-type="float">
            <text:p>52740000</text:p>
          </table:table-cell>
          <table:table-cell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formula="of:=VLOOKUP([.$E13];TRANSLATED_TEAM_NAMES;[.$D13]+1)" office:value-type="string" office:string-value="Easington Sports" calcext:value-type="string">
            <text:p>Easington Sports</text:p>
          </table:table-cell>
          <table:table-cell table:formula="of:=VLOOKUP([.$F13];TRANSLATED_TEAM_NAMES;[.$D13]+1)" office:value-type="string" office:string-value="Oakley - Green" calcext:value-type="string">
            <text:p>Oakley - Green</text:p>
          </table:table-cell>
          <table:table-cell table:style-name="ce78" table:formula="of:=IF(MOD([.$B13]; NUM_PITCHES)=0;INDEX(PITCHES;1;NUM_PITCHES);INDEX(PITCHES;1;MOD([.$B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$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2&quot;},&quot;tag&quot;:&quot;3&quot;, &quot;homeTeam&quot;:&quot;Easington Sports&quot;, &quot;awayTeam&quot;:&quot;Oakley - Green&quot;}" calcext:value-type="string">
            <text:p>{"__v":0,"day":1,"dateTime":52740000,"duration":"10m","pitch":"4","competition":{"name":"U11", "section":"A Groups", "group":"2"},"tag":"3", "homeTeam":"Easington Sports", "awayTeam":"Oakley - Green"}</text:p>
          </table:table-cell>
          <table:table-cell table:number-columns-repeated="1012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54240000" calcext:value-type="float">
            <text:p>5424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1&quot;" office:value-type="string" office:string-value="U11_AGroups_G1_P1" calcext:value-type="string">
            <text:p>U11_AGroups_G1_P1</text:p>
          </table:table-cell>
          <table:table-cell table:style-name="ce73" table:formula="of:=AGE_GROUP_TRANSLATED &amp; &quot;_&quot; &amp;SECTION_TRANSLATED &amp; &quot;_G2_P2&quot;" office:value-type="string" office:string-value="U11_AGroups_G2_P2" calcext:value-type="string">
            <text:p>U11_AGroup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B14]; NUM_PITCHES)=0;INDEX(PITCHES;1;NUM_PITCHES);INDEX(PITCHES;1;MOD([.$B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4] &amp; &quot;&quot;&quot;},&quot;&quot;tag&quot;&quot;:&quot;&quot;&quot; &amp; [.$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54240000,&quot;duration&quot;:&quot;10m&quot;,&quot;pitch&quot;:&quot;1&quot;,&quot;competition&quot;:{&quot;name&quot;:&quot;U11&quot;, &quot;section&quot;:&quot;A Champions League&quot;, &quot;group&quot;:&quot;1&quot;},&quot;tag&quot;:&quot;4&quot;, &quot;homeTeam&quot;:&quot;Winner Group 1&quot;, &quot;awayTeam&quot;:&quot;2nd Group 2&quot;}" calcext:value-type="string">
            <text:p>{"__v":0,"day":1,"dateTime":54240000,"duration":"10m","pitch":"1","competition":{"name":"U11", "section":"A Champions League", "group":"1"},"tag":"4", "homeTeam":"Winner Group 1", "awayTeam":"2nd Group 2"}</text:p>
          </table:table-cell>
          <table:table-cell table:number-columns-repeated="1012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54240000" calcext:value-type="float">
            <text:p>5424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1_AGroups_G2_P1" calcext:value-type="string">
            <text:p>U11_AGroups_G2_P1</text:p>
          </table:table-cell>
          <table:table-cell table:style-name="ce73" table:formula="of:=AGE_GROUP_TRANSLATED &amp; &quot;_&quot; &amp;SECTION_TRANSLATED &amp; &quot;_G1_P2&quot;" office:value-type="string" office:string-value="U11_AGroups_G1_P2" calcext:value-type="string">
            <text:p>U11_AGroup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B15]; NUM_PITCHES)=0;INDEX(PITCHES;1;NUM_PITCHES);INDEX(PITCHES;1;MOD([.$B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5] &amp; &quot;&quot;&quot;},&quot;&quot;tag&quot;&quot;:&quot;&quot;&quot; &amp; [.$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54240000,&quot;duration&quot;:&quot;10m&quot;,&quot;pitch&quot;:&quot;2&quot;,&quot;competition&quot;:{&quot;name&quot;:&quot;U11&quot;, &quot;section&quot;:&quot;A Champions League&quot;, &quot;group&quot;:&quot;1&quot;},&quot;tag&quot;:&quot;4&quot;, &quot;homeTeam&quot;:&quot;Winner Group 2&quot;, &quot;awayTeam&quot;:&quot;2nd Group 1&quot;}" calcext:value-type="string">
            <text:p>{"__v":0,"day":1,"dateTime":54240000,"duration":"10m","pitch":"2","competition":{"name":"U11", "section":"A Champions League", "group":"1"},"tag":"4", "homeTeam":"Winner Group 2", "awayTeam":"2nd Group 1"}</text:p>
          </table:table-cell>
          <table:table-cell table:number-columns-repeated="1012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54240000" calcext:value-type="float">
            <text:p>5424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3&quot;" office:value-type="string" office:string-value="U11_AGroups_G1_P3" calcext:value-type="string">
            <text:p>U11_AGroups_G1_P3</text:p>
          </table:table-cell>
          <table:table-cell table:style-name="ce73" table:formula="of:=AGE_GROUP_TRANSLATED &amp; &quot;_&quot; &amp;SECTION_TRANSLATED &amp; &quot;_G2_P4&quot;" office:value-type="string" office:string-value="U11_AGroups_G2_P4" calcext:value-type="string">
            <text:p>U11_AGroups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B16]; NUM_PITCHES)=0;INDEX(PITCHES;1;NUM_PITCHES);INDEX(PITCHES;1;MOD([.$B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6] &amp; &quot;&quot;&quot;},&quot;&quot;tag&quot;&quot;:&quot;&quot;&quot; &amp; [.$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54240000,&quot;duration&quot;:&quot;10m&quot;,&quot;pitch&quot;:&quot;3&quot;,&quot;competition&quot;:{&quot;name&quot;:&quot;U11&quot;, &quot;section&quot;:&quot;A Europa League&quot;, &quot;group&quot;:&quot;1&quot;},&quot;tag&quot;:&quot;4&quot;, &quot;homeTeam&quot;:&quot;3rd Group 1&quot;, &quot;awayTeam&quot;:&quot;4th Group 2&quot;}" calcext:value-type="string">
            <text:p>{"__v":0,"day":1,"dateTime":54240000,"duration":"10m","pitch":"3","competition":{"name":"U11", "section":"A Europa League", "group":"1"},"tag":"4", "homeTeam":"3rd Group 1", "awayTeam":"4th Group 2"}</text:p>
          </table:table-cell>
          <table:table-cell table:number-columns-repeated="1012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54240000" calcext:value-type="float">
            <text:p>5424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1_AGroups_G2_P3" calcext:value-type="string">
            <text:p>U11_AGroups_G2_P3</text:p>
          </table:table-cell>
          <table:table-cell table:style-name="ce73" table:formula="of:=AGE_GROUP_TRANSLATED &amp; &quot;_&quot; &amp;SECTION_TRANSLATED &amp; &quot;_G1_P4&quot;" office:value-type="string" office:string-value="U11_AGroups_G1_P4" calcext:value-type="string">
            <text:p>U11_AGroups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B17]; NUM_PITCHES)=0;INDEX(PITCHES;1;NUM_PITCHES);INDEX(PITCHES;1;MOD([.$B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7] &amp; &quot;&quot;&quot;},&quot;&quot;tag&quot;&quot;:&quot;&quot;&quot; &amp; [.$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54240000,&quot;duration&quot;:&quot;10m&quot;,&quot;pitch&quot;:&quot;4&quot;,&quot;competition&quot;:{&quot;name&quot;:&quot;U11&quot;, &quot;section&quot;:&quot;A Europa League&quot;, &quot;group&quot;:&quot;1&quot;},&quot;tag&quot;:&quot;4&quot;, &quot;homeTeam&quot;:&quot;3rd Group 2&quot;, &quot;awayTeam&quot;:&quot;4th Group 1&quot;}" calcext:value-type="string">
            <text:p>{"__v":0,"day":1,"dateTime":54240000,"duration":"10m","pitch":"4","competition":{"name":"U11", "section":"A Europa League", "group":"1"},"tag":"4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54960000" calcext:value-type="float">
            <text:p>5496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1&quot;" office:value-type="string" office:string-value="U11_AGroups_G2_P1" calcext:value-type="string">
            <text:p>U11_AGroups_G2_P1</text:p>
          </table:table-cell>
          <table:table-cell table:style-name="ce73" table:formula="of:=AGE_GROUP_TRANSLATED &amp; &quot;_&quot; &amp;SECTION_TRANSLATED &amp; &quot;_G1_P1&quot;" office:value-type="string" office:string-value="U11_AGroups_G1_P1" calcext:value-type="string">
            <text:p>U11_AGroup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B18]; NUM_PITCHES)=0;INDEX(PITCHES;1;NUM_PITCHES);INDEX(PITCHES;1;MOD([.$B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8] &amp; &quot;&quot;&quot;},&quot;&quot;tag&quot;&quot;:&quot;&quot;&quot; &amp; [.$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54960000,&quot;duration&quot;:&quot;10m&quot;,&quot;pitch&quot;:&quot;1&quot;,&quot;competition&quot;:{&quot;name&quot;:&quot;U11&quot;, &quot;section&quot;:&quot;A Champions League&quot;, &quot;group&quot;:&quot;1&quot;},&quot;tag&quot;:&quot;5&quot;, &quot;homeTeam&quot;:&quot;Winner Group 2&quot;, &quot;awayTeam&quot;:&quot;Winner Group 1&quot;}" calcext:value-type="string">
            <text:p>{"__v":0,"day":1,"dateTime":54960000,"duration":"10m","pitch":"1","competition":{"name":"U11", "section":"A Champions League", "group":"1"},"tag":"5", "homeTeam":"Winner Group 2", "awayTeam":"Winner Group 1"}</text:p>
          </table:table-cell>
          <table:table-cell table:number-columns-repeated="1012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54960000" calcext:value-type="float">
            <text:p>5496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1_AGroups_G2_P2" calcext:value-type="string">
            <text:p>U11_AGroups_G2_P2</text:p>
          </table:table-cell>
          <table:table-cell table:style-name="ce73" table:formula="of:=AGE_GROUP_TRANSLATED &amp; &quot;_&quot; &amp;SECTION_TRANSLATED &amp; &quot;_G1_P2&quot;" office:value-type="string" office:string-value="U11_AGroups_G1_P2" calcext:value-type="string">
            <text:p>U11_AGroup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B19]; NUM_PITCHES)=0;INDEX(PITCHES;1;NUM_PITCHES);INDEX(PITCHES;1;MOD([.$B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9] &amp; &quot;&quot;&quot;},&quot;&quot;tag&quot;&quot;:&quot;&quot;&quot; &amp; [.$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54960000,&quot;duration&quot;:&quot;10m&quot;,&quot;pitch&quot;:&quot;2&quot;,&quot;competition&quot;:{&quot;name&quot;:&quot;U11&quot;, &quot;section&quot;:&quot;A Champions League&quot;, &quot;group&quot;:&quot;1&quot;},&quot;tag&quot;:&quot;5&quot;, &quot;homeTeam&quot;:&quot;2nd Group 2&quot;, &quot;awayTeam&quot;:&quot;2nd Group 1&quot;}" calcext:value-type="string">
            <text:p>{"__v":0,"day":1,"dateTime":54960000,"duration":"10m","pitch":"2","competition":{"name":"U11", "section":"A Champions League", "group":"1"},"tag":"5", "homeTeam":"2nd Group 2", "awayTeam":"2nd Group 1"}</text:p>
          </table:table-cell>
          <table:table-cell table:number-columns-repeated="1012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54960000" calcext:value-type="float">
            <text:p>5496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3&quot;" office:value-type="string" office:string-value="U11_AGroups_G2_P3" calcext:value-type="string">
            <text:p>U11_AGroups_G2_P3</text:p>
          </table:table-cell>
          <table:table-cell table:style-name="ce73" table:formula="of:=AGE_GROUP_TRANSLATED &amp; &quot;_&quot; &amp;SECTION_TRANSLATED &amp; &quot;_G1_P3&quot;" office:value-type="string" office:string-value="U11_AGroups_G1_P3" calcext:value-type="string">
            <text:p>U11_AGroups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B20]; NUM_PITCHES)=0;INDEX(PITCHES;1;NUM_PITCHES);INDEX(PITCHES;1;MOD([.$B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0] &amp; &quot;&quot;&quot;},&quot;&quot;tag&quot;&quot;:&quot;&quot;&quot; &amp; [.$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54960000,&quot;duration&quot;:&quot;10m&quot;,&quot;pitch&quot;:&quot;3&quot;,&quot;competition&quot;:{&quot;name&quot;:&quot;U11&quot;, &quot;section&quot;:&quot;A Europa League&quot;, &quot;group&quot;:&quot;1&quot;},&quot;tag&quot;:&quot;5&quot;, &quot;homeTeam&quot;:&quot;3rd Group 2&quot;, &quot;awayTeam&quot;:&quot;3rd Group 1&quot;}" calcext:value-type="string">
            <text:p>{"__v":0,"day":1,"dateTime":54960000,"duration":"10m","pitch":"3","competition":{"name":"U11", "section":"A Europa League", "group":"1"},"tag":"5", "homeTeam":"3rd Group 2", "awayTeam":"3rd Group 1"}</text:p>
          </table:table-cell>
          <table:table-cell table:number-columns-repeated="1012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54960000" calcext:value-type="float">
            <text:p>5496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1_AGroups_G2_P4" calcext:value-type="string">
            <text:p>U11_AGroups_G2_P4</text:p>
          </table:table-cell>
          <table:table-cell table:style-name="ce73" table:formula="of:=AGE_GROUP_TRANSLATED &amp; &quot;_&quot; &amp;SECTION_TRANSLATED &amp; &quot;_G1_P4&quot;" office:value-type="string" office:string-value="U11_AGroups_G1_P4" calcext:value-type="string">
            <text:p>U11_AGroups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B21]; NUM_PITCHES)=0;INDEX(PITCHES;1;NUM_PITCHES);INDEX(PITCHES;1;MOD([.$B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1] &amp; &quot;&quot;&quot;},&quot;&quot;tag&quot;&quot;:&quot;&quot;&quot; &amp; [.$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54960000,&quot;duration&quot;:&quot;10m&quot;,&quot;pitch&quot;:&quot;4&quot;,&quot;competition&quot;:{&quot;name&quot;:&quot;U11&quot;, &quot;section&quot;:&quot;A Europa League&quot;, &quot;group&quot;:&quot;1&quot;},&quot;tag&quot;:&quot;5&quot;, &quot;homeTeam&quot;:&quot;4th Group 2&quot;, &quot;awayTeam&quot;:&quot;4th Group 1&quot;}" calcext:value-type="string">
            <text:p>{"__v":0,"day":1,"dateTime":54960000,"duration":"10m","pitch":"4","competition":{"name":"U11", "section":"A Europa League", "group":"1"},"tag":"5", "homeTeam":"4th Group 2", "awayTeam":"4th Group 1"}</text:p>
          </table:table-cell>
          <table:table-cell table:number-columns-repeated="1012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55680000" calcext:value-type="float">
            <text:p>5568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2&quot;" office:value-type="string" office:string-value="U11_AGroups_G1_P2" calcext:value-type="string">
            <text:p>U11_AGroups_G1_P2</text:p>
          </table:table-cell>
          <table:table-cell table:style-name="ce73" table:formula="of:=AGE_GROUP_TRANSLATED &amp; &quot;_&quot; &amp;SECTION_TRANSLATED &amp; &quot;_G1_P1&quot;" office:value-type="string" office:string-value="U11_AGroups_G1_P1" calcext:value-type="string">
            <text:p>U11_AGroup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B22]; NUM_PITCHES)=0;INDEX(PITCHES;1;NUM_PITCHES);INDEX(PITCHES;1;MOD([.$B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2] &amp; &quot;&quot;&quot;},&quot;&quot;tag&quot;&quot;:&quot;&quot;&quot; &amp; [.$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55680000,&quot;duration&quot;:&quot;10m&quot;,&quot;pitch&quot;:&quot;1&quot;,&quot;competition&quot;:{&quot;name&quot;:&quot;U11&quot;, &quot;section&quot;:&quot;A Champions League&quot;, &quot;group&quot;:&quot;1&quot;},&quot;tag&quot;:&quot;6&quot;, &quot;homeTeam&quot;:&quot;2nd Group 1&quot;, &quot;awayTeam&quot;:&quot;Winner Group 1&quot;}" calcext:value-type="string">
            <text:p>{"__v":0,"day":1,"dateTime":55680000,"duration":"10m","pitch":"1","competition":{"name":"U11", "section":"A Champions League", "group":"1"},"tag":"6", "homeTeam":"2nd Group 1", "awayTeam":"Winner Group 1"}</text:p>
          </table:table-cell>
          <table:table-cell table:number-columns-repeated="1012"/>
        </table:table-row>
        <table:table-row table:style-name="ro1">
          <table:table-cell table:formula="of:=IF([.I23]&gt;[.I22];[.A22];[.A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55680000" calcext:value-type="float">
            <text:p>5568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2&quot;" office:value-type="string" office:string-value="U11_AGroups_G2_P2" calcext:value-type="string">
            <text:p>U11_AGroups_G2_P2</text:p>
          </table:table-cell>
          <table:table-cell table:style-name="ce73" table:formula="of:=AGE_GROUP_TRANSLATED &amp; &quot;_&quot; &amp;SECTION_TRANSLATED &amp; &quot;_G2_P1&quot;" office:value-type="string" office:string-value="U11_AGroups_G2_P1" calcext:value-type="string">
            <text:p>U11_AGroup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B23]; NUM_PITCHES)=0;INDEX(PITCHES;1;NUM_PITCHES);INDEX(PITCHES;1;MOD([.$B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3] &amp; &quot;&quot;&quot;},&quot;&quot;tag&quot;&quot;:&quot;&quot;&quot; &amp; [.$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1,&quot;dateTime&quot;:55680000,&quot;duration&quot;:&quot;10m&quot;,&quot;pitch&quot;:&quot;2&quot;,&quot;competition&quot;:{&quot;name&quot;:&quot;U11&quot;, &quot;section&quot;:&quot;A Champions League&quot;, &quot;group&quot;:&quot;1&quot;},&quot;tag&quot;:&quot;6&quot;, &quot;homeTeam&quot;:&quot;2nd Group 2&quot;, &quot;awayTeam&quot;:&quot;Winner Group 2&quot;}" calcext:value-type="string">
            <text:p>{"__v":0,"day":1,"dateTime":55680000,"duration":"10m","pitch":"2","competition":{"name":"U11", "section":"A Champions League", "group":"1"},"tag":"6", "homeTeam":"2nd Group 2", "awayTeam":"Winner Group 2"}</text:p>
          </table:table-cell>
          <table:table-cell table:number-columns-repeated="1012"/>
        </table:table-row>
        <table:table-row table:style-name="ro1">
          <table:table-cell table:formula="of:=IF([.I24]&gt;[.I23];[.A23];[.A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55680000" calcext:value-type="float">
            <text:p>5568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1_P4&quot;" office:value-type="string" office:string-value="U11_AGroups_G1_P4" calcext:value-type="string">
            <text:p>U11_AGroups_G1_P4</text:p>
          </table:table-cell>
          <table:table-cell table:style-name="ce73" table:formula="of:=AGE_GROUP_TRANSLATED &amp; &quot;_&quot; &amp;SECTION_TRANSLATED &amp; &quot;_G1_P3&quot;" office:value-type="string" office:string-value="U11_AGroups_G1_P3" calcext:value-type="string">
            <text:p>U11_AGroups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B24]; NUM_PITCHES)=0;INDEX(PITCHES;1;NUM_PITCHES);INDEX(PITCHES;1;MOD([.$B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4] &amp; &quot;&quot;&quot;},&quot;&quot;tag&quot;&quot;:&quot;&quot;&quot; &amp; [.$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1,&quot;dateTime&quot;:55680000,&quot;duration&quot;:&quot;10m&quot;,&quot;pitch&quot;:&quot;3&quot;,&quot;competition&quot;:{&quot;name&quot;:&quot;U11&quot;, &quot;section&quot;:&quot;A Europa League&quot;, &quot;group&quot;:&quot;1&quot;},&quot;tag&quot;:&quot;6&quot;, &quot;homeTeam&quot;:&quot;4th Group 1&quot;, &quot;awayTeam&quot;:&quot;3rd Group 1&quot;}" calcext:value-type="string">
            <text:p>{"__v":0,"day":1,"dateTime":55680000,"duration":"10m","pitch":"3","competition":{"name":"U11", "section":"A Europa League", "group":"1"},"tag":"6", "homeTeam":"4th Group 1", "awayTeam":"3rd Group 1"}</text:p>
          </table:table-cell>
          <table:table-cell table:number-columns-repeated="1012"/>
        </table:table-row>
        <table:table-row table:style-name="ro1">
          <table:table-cell table:formula="of:=IF([.I25]&gt;[.I24];[.A24];[.A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55680000" calcext:value-type="float">
            <text:p>55680000</text:p>
          </table:table-cell>
          <table:table-cell office:value-type="float" office:value="1" calcext:value-type="float">
            <text:p>1</text:p>
          </table:table-cell>
          <table:table-cell table:style-name="ce73" table:formula="of:=AGE_GROUP_TRANSLATED &amp; &quot;_&quot; &amp;SECTION_TRANSLATED &amp; &quot;_G2_P4&quot;" office:value-type="string" office:string-value="U11_AGroups_G2_P4" calcext:value-type="string">
            <text:p>U11_AGroups_G2_P4</text:p>
          </table:table-cell>
          <table:table-cell table:style-name="ce73" table:formula="of:=AGE_GROUP_TRANSLATED &amp; &quot;_&quot; &amp;SECTION_TRANSLATED &amp; &quot;_G2_P3&quot;" office:value-type="string" office:string-value="U11_AGroups_G2_P3" calcext:value-type="string">
            <text:p>U11_AGroups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B25]; NUM_PITCHES)=0;INDEX(PITCHES;1;NUM_PITCHES);INDEX(PITCHES;1;MOD([.$B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5] &amp; &quot;&quot;&quot;},&quot;&quot;tag&quot;&quot;:&quot;&quot;&quot; &amp; [.$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1,&quot;dateTime&quot;:55680000,&quot;duration&quot;:&quot;10m&quot;,&quot;pitch&quot;:&quot;4&quot;,&quot;competition&quot;:{&quot;name&quot;:&quot;U11&quot;, &quot;section&quot;:&quot;A Europa League&quot;, &quot;group&quot;:&quot;1&quot;},&quot;tag&quot;:&quot;6&quot;, &quot;homeTeam&quot;:&quot;4th Group 2&quot;, &quot;awayTeam&quot;:&quot;3rd Group 2&quot;}" calcext:value-type="string">
            <text:p>{"__v":0,"day":1,"dateTime":55680000,"duration":"10m","pitch":"4","competition":{"name":"U11", "section":"A Europa League", "group":"1"},"tag":"6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4"/>
          <table:table-cell table:style-name="ce73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76"/>
          <table:table-cell table:style-name="ce77"/>
          <table:table-cell table:number-columns-repeated="1014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 x 5 KO P=2,4" table:style-name="ta1" table:print="false">
        <table:table-column table:style-name="co4" table:default-cell-style-name="ce73"/>
        <table:table-column table:style-name="co32" table:default-cell-style-name="ce73"/>
        <table:table-column table:style-name="co5" table:default-cell-style-name="ce74"/>
        <table:table-column table:style-name="co25" table:default-cell-style-name="ce74"/>
        <table:table-column table:style-name="co25" table:default-cell-style-name="ce73"/>
        <table:table-column table:style-name="co25" table:number-columns-repeated="2" table:default-cell-style-name="ce19"/>
        <table:table-column table:style-name="co35" table:default-cell-style-name="ce76"/>
        <table:table-column table:style-name="co35" table:default-cell-style-name="ce77"/>
        <table:table-column table:style-name="co24" table:default-cell-style-name="ce19"/>
        <table:table-column table:style-name="co10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Chineham Tigers - Amber" calcext:value-type="string">
            <text:p>Chineham Tigers - Amber</text:p>
          </table:table-cell>
          <table:table-cell table:formula="of:=VLOOKUP([.G2];TRANSLATED_TEAM_NAMES;[.$E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Bracknell Town FC Colts - Reds" calcext:value-type="string">
            <text:p>Bracknell Town FC Colts - Reds</text:p>
          </table:table-cell>
          <table:table-cell table:formula="of:=VLOOKUP([.G3];TRANSLATED_TEAM_NAMES;[.$E3]+1)" office:value-type="string" office:string-value="Easington Sports" calcext:value-type="string">
            <text:p>Easington Sport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2&quot;},&quot;tag&quot;:&quot;1&quot;, &quot;homeTeam&quot;:&quot;Bracknell Town FC Colts - Reds&quot;, &quot;awayTeam&quot;:&quot;Easington Sports&quot;}" calcext:value-type="string">
            <text:p>{"__v":0,"day":1,"dateTime":51300000,"duration":"10m","pitch":"2","competition":{"name":"U11", "section":"A Groups", "group":"2"},"tag":"1", "homeTeam":"Bracknell Town FC Colts - Reds", "awayTeam":"Easington Sport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4];TRANSLATED_TEAM_NAMES;[.$E4]+1)" office:value-type="string" office:string-value="STBGFC Boys" calcext:value-type="string">
            <text:p>STBGFC Boys</text:p>
          </table:table-cell>
          <table:table-cell table:formula="of:=VLOOKUP([.G4];TRANSLATED_TEAM_NAMES;[.$E4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3","competition":{"name":"U11", "section":"A Groups", "group":"1"},"tag":"1", "homeTeam":"STBGFC Boys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Oakley - Green" calcext:value-type="string">
            <text:p>Oakley - Green</text:p>
          </table:table-cell>
          <table:table-cell table:formula="of:=VLOOKUP([.G5];TRANSLATED_TEAM_NAMES;[.$E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2&quot;},&quot;tag&quot;:&quot;1&quot;, &quot;homeTeam&quot;:&quot;Oakley - Green&quot;, &quot;awayTeam&quot;:&quot;Rushmoor Comm. Dragons Blue&quot;}" calcext:value-type="string">
            <text:p>{"__v":0,"day":1,"dateTime":51300000,"duration":"10m","pitch":"4","competition":{"name":"U11", "section":"A Groups", "group":"2"},"tag":"1", "homeTeam":"Oakley - Green", "awayTeam":"Rushmoor Comm. Dragons Blue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table:style-name="ce73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6];TRANSLATED_TEAM_NAMES;[.$E6]+1)">
            <text:p/>
          </table:table-cell>
          <table:table-cell table:formula="of:=VLOOKUP([.G6];TRANSLATED_TEAM_NAMES;[.$E6]+1)" office:value-type="string" office:string-value="Chineham Tigers - Amber" calcext:value-type="string">
            <text:p>Chineham Tigers - Amber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&quot;, &quot;awayTeam&quot;:&quot;Chineham Tigers - Amber&quot;}" calcext:value-type="string">
            <text:p>{"__v":0,"day":1,"dateTime":52020000,"duration":"10m","pitch":"1","competition":{"name":"U11", "section":"A Groups", "group":"1"},"tag":"2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7];TRANSLATED_TEAM_NAMES;[.$E7]+1)">
            <text:p/>
          </table:table-cell>
          <table:table-cell table:formula="of:=VLOOKUP([.G7];TRANSLATED_TEAM_NAMES;[.$E7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2&quot;},&quot;tag&quot;:&quot;2&quot;, &quot;homeTeam&quot;:&quot;&quot;, &quot;awayTeam&quot;:&quot;Bracknell Town FC Colts - Reds&quot;}" calcext:value-type="string">
            <text:p>{"__v":0,"day":1,"dateTime":52020000,"duration":"10m","pitch":"2","competition":{"name":"U11", "section":"A Groups", "group":"2"},"tag":"2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8];TRANSLATED_TEAM_NAMES;[.$E8]+1)" office:value-type="string" office:string-value="Rushmoor Comm. Dragons Yellow" calcext:value-type="string">
            <text:p>Rushmoor Comm. Dragons Yellow</text:p>
          </table:table-cell>
          <table:table-cell table:formula="of:=VLOOKUP([.G8];TRANSLATED_TEAM_NAMES;[.$E8]+1)" office:value-type="string" office:string-value="STBGFC Boys" calcext:value-type="string">
            <text:p>STBGFC Boy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1&quot;},&quot;tag&quot;:&quot;2&quot;, &quot;homeTeam&quot;:&quot;Rushmoor Comm. Dragons Yellow&quot;, &quot;awayTeam&quot;:&quot;STBGFC Boys&quot;}" calcext:value-type="string">
            <text:p>{"__v":0,"day":1,"dateTime":52020000,"duration":"10m","pitch":"3","competition":{"name":"U11", "section":"A Groups", "group":"1"},"tag":"2", "homeTeam":"Rushmoor Comm. Dragons Yellow", "awayTeam":"STBGFC Boy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table:style-name="ce73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52020000" calcext:value-type="float">
            <text:p>520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9];TRANSLATED_TEAM_NAMES;[.$E9]+1)" office:value-type="string" office:string-value="Easington Sports" calcext:value-type="string">
            <text:p>Easington Sports</text:p>
          </table:table-cell>
          <table:table-cell table:formula="of:=VLOOKUP([.G9];TRANSLATED_TEAM_NAMES;[.$E9]+1)" office:value-type="string" office:string-value="Oakley - Green" calcext:value-type="string">
            <text:p>Oakley - Green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2&quot;},&quot;tag&quot;:&quot;2&quot;, &quot;homeTeam&quot;:&quot;Easington Sports&quot;, &quot;awayTeam&quot;:&quot;Oakley - Green&quot;}" calcext:value-type="string">
            <text:p>{"__v":0,"day":1,"dateTime":52020000,"duration":"10m","pitch":"4","competition":{"name":"U11", "section":"A Groups", "group":"2"},"tag":"2", "homeTeam":"Easington Sports", "awayTeam":"Oakley - Green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table:style-name="ce73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0];TRANSLATED_TEAM_NAMES;[.$E10]+1)" office:value-type="string" office:string-value="Wokingham &amp; Emmbrook Sumas" calcext:value-type="string">
            <text:p>Wokingham &amp; Emmbrook Sumas</text:p>
          </table:table-cell>
          <table:table-cell table:formula="of:=VLOOKUP([.G10];TRANSLATED_TEAM_NAMES;[.$E10]+1)">
            <text:p/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Wokingham &amp; Emmbrook Sumas&quot;, &quot;awayTeam&quot;:&quot;&quot;}" calcext:value-type="string">
            <text:p>{"__v":0,"day":1,"dateTime":52740000,"duration":"10m","pitch":"1","competition":{"name":"U11", "section":"A Groups", "group":"1"},"tag":"3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table:style-name="ce73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52740000" calcext:value-type="float">
            <text:p>527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1];TRANSLATED_TEAM_NAMES;[.$E11]+1)" office:value-type="string" office:string-value="Rushmoor Comm. Dragons Blue" calcext:value-type="string">
            <text:p>Rushmoor Comm. Dragons Blue</text:p>
          </table:table-cell>
          <table:table-cell table:formula="of:=VLOOKUP([.G11];TRANSLATED_TEAM_NAMES;[.$E11]+1)">
            <text:p/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2&quot;},&quot;tag&quot;:&quot;3&quot;, &quot;homeTeam&quot;:&quot;Rushmoor Comm. Dragons Blue&quot;, &quot;awayTeam&quot;:&quot;&quot;}" calcext:value-type="string">
            <text:p>{"__v":0,"day":1,"dateTime":52740000,"duration":"10m","pitch":"2","competition":{"name":"U11", "section":"A Groups", "group":"2"},"tag":"3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table:style-name="ce73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52740000" calcext:value-type="float">
            <text:p>527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 office:value-type="string" office:string-value="Chineham Tigers - Amber" calcext:value-type="string">
            <text:p>Chineham Tigers - Amber</text:p>
          </table:table-cell>
          <table:table-cell table:formula="of:=VLOOKUP([.G12];TRANSLATED_TEAM_NAMES;[.$E12]+1)" office:value-type="string" office:string-value="STBGFC Boys" calcext:value-type="string">
            <text:p>STBGFC Boy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1&quot;},&quot;tag&quot;:&quot;3&quot;, &quot;homeTeam&quot;:&quot;Chineham Tigers - Amber&quot;, &quot;awayTeam&quot;:&quot;STBGFC Boys&quot;}" calcext:value-type="string">
            <text:p>{"__v":0,"day":1,"dateTime":52740000,"duration":"10m","pitch":"3","competition":{"name":"U11", "section":"A Groups", "group":"1"},"tag":"3", "homeTeam":"Chineham Tigers - Amber", "awayTeam":"STBGFC Boy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table:style-name="ce73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52740000" calcext:value-type="float">
            <text:p>527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Bracknell Town FC Colts - Reds" calcext:value-type="string">
            <text:p>Bracknell Town FC Colts - Reds</text:p>
          </table:table-cell>
          <table:table-cell table:formula="of:=VLOOKUP([.G13];TRANSLATED_TEAM_NAMES;[.$E13]+1)" office:value-type="string" office:string-value="Oakley - Green" calcext:value-type="string">
            <text:p>Oakley - Green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2&quot;},&quot;tag&quot;:&quot;3&quot;, &quot;homeTeam&quot;:&quot;Bracknell Town FC Colts - Reds&quot;, &quot;awayTeam&quot;:&quot;Oakley - Green&quot;}" calcext:value-type="string">
            <text:p>{"__v":0,"day":1,"dateTime":52740000,"duration":"10m","pitch":"4","competition":{"name":"U11", "section":"A Groups", "group":"2"},"tag":"3", "homeTeam":"Bracknell Town FC Colts - Reds", "awayTeam":"Oakley - Green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table:style-name="ce73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4];TRANSLATED_TEAM_NAMES;[.$E14]+1)" office:value-type="string" office:string-value="Rushmoor Comm. Dragons Yellow" calcext:value-type="string">
            <text:p>Rushmoor Comm. Dragons Yellow</text:p>
          </table:table-cell>
          <table:table-cell table:formula="of:=VLOOKUP([.G14];TRANSLATED_TEAM_NAMES;[.$E14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Rushmoor Comm. Dragons Yellow&quot;, &quot;awayTeam&quot;:&quot;Wokingham &amp; Emmbrook Sumas&quot;}" calcext:value-type="string">
            <text:p>{"__v":0,"day":1,"dateTime":53460000,"duration":"10m","pitch":"1","competition":{"name":"U11", "section":"A Groups", "group":"1"},"tag":"4", "homeTeam":"Rushmoor Comm. Dragons Yellow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table:style-name="ce73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53460000" calcext:value-type="float">
            <text:p>534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5];TRANSLATED_TEAM_NAMES;[.$E15]+1)" office:value-type="string" office:string-value="Easington Sports" calcext:value-type="string">
            <text:p>Easington Sports</text:p>
          </table:table-cell>
          <table:table-cell table:formula="of:=VLOOKUP([.G15];TRANSLATED_TEAM_NAMES;[.$E1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2&quot;},&quot;tag&quot;:&quot;4&quot;, &quot;homeTeam&quot;:&quot;Easington Sports&quot;, &quot;awayTeam&quot;:&quot;Rushmoor Comm. Dragons Blue&quot;}" calcext:value-type="string">
            <text:p>{"__v":0,"day":1,"dateTime":53460000,"duration":"10m","pitch":"2","competition":{"name":"U11", "section":"A Groups", "group":"2"},"tag":"4", "homeTeam":"Easington Sports", "awayTeam":"Rushmoor Comm. Dragons Blue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table:style-name="ce73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STBGFC Boys" calcext:value-type="string">
            <text:p>STBGFC Boys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1&quot;},&quot;tag&quot;:&quot;4&quot;, &quot;homeTeam&quot;:&quot;STBGFC Boys&quot;, &quot;awayTeam&quot;:&quot;&quot;}" calcext:value-type="string">
            <text:p>{"__v":0,"day":1,"dateTime":53460000,"duration":"10m","pitch":"3","competition":{"name":"U11", "section":"A Groups", "group":"1"},"tag":"4", "homeTeam":"STBGFC Boy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table:style-name="ce73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53460000" calcext:value-type="float">
            <text:p>534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17];TRANSLATED_TEAM_NAMES;[.$E17]+1)" office:value-type="string" office:string-value="Oakley - Green" calcext:value-type="string">
            <text:p>Oakley - Green</text:p>
          </table:table-cell>
          <table:table-cell table:formula="of:=VLOOKUP([.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2&quot;},&quot;tag&quot;:&quot;4&quot;, &quot;homeTeam&quot;:&quot;Oakley - Green&quot;, &quot;awayTeam&quot;:&quot;&quot;}" calcext:value-type="string">
            <text:p>{"__v":0,"day":1,"dateTime":53460000,"duration":"10m","pitch":"4","competition":{"name":"U11", "section":"A Groups", "group":"2"},"tag":"4", "homeTeam":"Oakley - Green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table:style-name="ce73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8];TRANSLATED_TEAM_NAMES;[.$E18]+1)" office:value-type="string" office:string-value="Wokingham &amp; Emmbrook Sumas" calcext:value-type="string">
            <text:p>Wokingham &amp; Emmbrook Sumas</text:p>
          </table:table-cell>
          <table:table-cell table:formula="of:=VLOOKUP([.G18];TRANSLATED_TEAM_NAMES;[.$E18]+1)" office:value-type="string" office:string-value="Chineham Tigers - Amber" calcext:value-type="string">
            <text:p>Chineham Tigers - Amber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Wokingham &amp; Emmbrook Sumas&quot;, &quot;awayTeam&quot;:&quot;Chineham Tigers - Amber&quot;}" calcext:value-type="string">
            <text:p>{"__v":0,"day":1,"dateTime":54180000,"duration":"10m","pitch":"1","competition":{"name":"U11", "section":"A Groups", "group":"1"},"tag":"5", "homeTeam":"Wokingham &amp; Emmbrook Sumas", "awayTeam":"Chineham Tigers - Amber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table:style-name="ce73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54180000" calcext:value-type="float">
            <text:p>541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19];TRANSLATED_TEAM_NAMES;[.$E19]+1)" office:value-type="string" office:string-value="Rushmoor Comm. Dragons Blue" calcext:value-type="string">
            <text:p>Rushmoor Comm. Dragons Blue</text:p>
          </table:table-cell>
          <table:table-cell table:formula="of:=VLOOKUP([.G19];TRANSLATED_TEAM_NAMES;[.$E19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2&quot;},&quot;tag&quot;:&quot;5&quot;, &quot;homeTeam&quot;:&quot;Rushmoor Comm. Dragons Blue&quot;, &quot;awayTeam&quot;:&quot;Bracknell Town FC Colts - Reds&quot;}" calcext:value-type="string">
            <text:p>{"__v":0,"day":1,"dateTime":54180000,"duration":"10m","pitch":"2","competition":{"name":"U11", "section":"A Groups", "group":"2"},"tag":"5", "homeTeam":"Rushmoor Comm. Dragons Blue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table:style-name="ce73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>
            <text:p/>
          </table:table-cell>
          <table:table-cell table:formula="of:=VLOOKUP([.G20];TRANSLATED_TEAM_NAMES;[.$E20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1&quot;},&quot;tag&quot;:&quot;5&quot;, &quot;homeTeam&quot;:&quot;&quot;, &quot;awayTeam&quot;:&quot;Rushmoor Comm. Dragons Yellow&quot;}" calcext:value-type="string">
            <text:p>{"__v":0,"day":1,"dateTime":54180000,"duration":"10m","pitch":"3","competition":{"name":"U11", "section":"A Groups", "group":"1"},"tag":"5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table:style-name="ce73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54180000" calcext:value-type="float">
            <text:p>541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Easington Sports" calcext:value-type="string">
            <text:p>Easington Sport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2&quot;},&quot;tag&quot;:&quot;5&quot;, &quot;homeTeam&quot;:&quot;&quot;, &quot;awayTeam&quot;:&quot;Easington Sports&quot;}" calcext:value-type="string">
            <text:p>{"__v":0,"day":1,"dateTime":54180000,"duration":"10m","pitch":"4","competition":{"name":"U11", "section":"A Groups", "group":"2"},"tag":"5", "homeTeam":"", "awayTeam":"Easington Sport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table:style-name="ce73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55680000" calcext:value-type="float">
            <text:p>55680000</text:p>
          </table:table-cell>
          <table:table-cell table:style-name="ce19" table:formula="of:=AGE_GROUP_TRANSLATED&amp;&quot;_&quot;&amp;SECTION_TRANSLATED&amp;&quot;_PO1&quot;" office:value-type="string" office:string-value="U11_AGroups_PO1" calcext:value-type="string">
            <text:p>U11_AGroups_PO1</text:p>
          </table:table-cell>
          <table:table-cell table:style-name="ce76" table:formula="of:=AGE_GROUP_TRANSLATED&amp;&quot;_&quot;&amp;SECTION_TRANSLATED&amp;&quot;_G1_P4&quot;" office:value-type="string" office:string-value="U11_AGroups_G1_P4" calcext:value-type="string">
            <text:p>U11_AGroups_G1_P4</text:p>
          </table:table-cell>
          <table:table-cell table:style-name="ce77" table:formula="of:=AGE_GROUP_TRANSLATED&amp;&quot;_&quot;&amp;SECTION_TRANSLATED&amp;&quot;_G2_P5&quot;" office:value-type="string" office:string-value="U11_AGroups_G2_P5" calcext:value-type="string">
            <text:p>U11_AGroups_G2_P5</text:p>
          </table:table-cell>
          <table:table-cell table:style-name="ce74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1,&quot;dateTime&quot;:55680000,&quot;duration&quot;:&quot;10m&quot;,&quot;pitch&quot;:&quot;1&quot;,&quot;competition&quot;:{&quot;name&quot;:&quot;U11&quot;, &quot;section&quot;:&quot;A Groups&quot;},&quot;tag&quot;:&quot;PO1&quot;, &quot;homeTeam&quot;:&quot;4th Group 1&quot;, &quot;awayTeam&quot;:&quot;5th Group 2&quot;, &quot;homeTeamFrom&quot;:&quot;U11_AGroups_G1_P4&quot;, &quot;awayTeamFrom&quot;:&quot;U11_AGroups_G2_P5&quot;, &quot;stage2Tag&quot;:&quot;U11_AGroups_PO1&quot;}" calcext:value-type="string">
            <text:p>{"__v":0,"day":1,"dateTime":55680000,"duration":"10m","pitch":"1","competition":{"name":"U11", "section":"A Groups"},"tag":"PO1", "homeTeam":"4th Group 1", "awayTeam":"5th Group 2", "homeTeamFrom":"U11_AGroups_G1_P4", "awayTeamFrom":"U11_AGroups_G2_P5", "stage2Tag":"U11_AGroups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table:style-name="ce73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55680000" calcext:value-type="float">
            <text:p>55680000</text:p>
          </table:table-cell>
          <table:table-cell table:style-name="ce19" table:formula="of:=AGE_GROUP_TRANSLATED&amp;&quot;_&quot;&amp;SECTION_TRANSLATED&amp;&quot;_PO2&quot;" office:value-type="string" office:string-value="U11_AGroups_PO2" calcext:value-type="string">
            <text:p>U11_AGroups_PO2</text:p>
          </table:table-cell>
          <table:table-cell table:style-name="ce76" table:formula="of:=AGE_GROUP_TRANSLATED&amp;&quot;_&quot;&amp;SECTION_TRANSLATED&amp;&quot;_G2_P4&quot;" office:value-type="string" office:string-value="U11_AGroups_G2_P4" calcext:value-type="string">
            <text:p>U11_AGroups_G2_P4</text:p>
          </table:table-cell>
          <table:table-cell table:style-name="ce77" table:formula="of:=AGE_GROUP_TRANSLATED&amp;&quot;_&quot;&amp;SECTION_TRANSLATED&amp;&quot;_G1_P5&quot;" office:value-type="string" office:string-value="U11_AGroups_G1_P5" calcext:value-type="string">
            <text:p>U11_AGroups_G1_P5</text:p>
          </table:table-cell>
          <table:table-cell table:style-name="ce74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1,&quot;dateTime&quot;:55680000,&quot;duration&quot;:&quot;10m&quot;,&quot;pitch&quot;:&quot;2&quot;,&quot;competition&quot;:{&quot;name&quot;:&quot;U11&quot;, &quot;section&quot;:&quot;A Groups&quot;},&quot;tag&quot;:&quot;PO2&quot;, &quot;homeTeam&quot;:&quot;4th Group 2&quot;, &quot;awayTeam&quot;:&quot;5th Group 1&quot;, &quot;homeTeamFrom&quot;:&quot;U11_AGroups_G2_P4&quot;, &quot;awayTeamFrom&quot;:&quot;U11_AGroups_G1_P5&quot;, &quot;stage2Tag&quot;:&quot;U11_AGroups_PO2&quot;}" calcext:value-type="string">
            <text:p>{"__v":0,"day":1,"dateTime":55680000,"duration":"10m","pitch":"2","competition":{"name":"U11", "section":"A Groups"},"tag":"PO2", "homeTeam":"4th Group 2", "awayTeam":"5th Group 1", "homeTeamFrom":"U11_AGroups_G2_P4", "awayTeamFrom":"U11_AGroups_G1_P5", "stage2Tag":"U11_AGroups_PO2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24]&gt;[.$J23];[.B23];[.B23]+1)" office:value-type="float" office:value="7" calcext:value-type="float">
            <text:p>7</text:p>
          </table:table-cell>
          <table:table-cell table:style-name="ce73" office:value-type="float" office:value="25" calcext:value-type="float">
            <text:p>25</text:p>
          </table:table-cell>
          <table:table-cell table:formula="of:=FIRST_GAME_MS + ((DURATION_MS + GAME_GAP_MS) * ([.$B24]-1)) + SECTION_GAP_MS" office:value-type="float" office:value="56400000" calcext:value-type="float">
            <text:p>56400000</text:p>
          </table:table-cell>
          <table:table-cell table:style-name="ce19"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style-name="ce76" table:formula="of:=AGE_GROUP_TRANSLATED&amp;&quot;_&quot;&amp;SECTION_TRANSLATED&amp;&quot;_G1_P2&quot;" office:value-type="string" office:string-value="U11_AGroups_G1_P2" calcext:value-type="string">
            <text:p>U11_AGroups_G1_P2</text:p>
          </table:table-cell>
          <table:table-cell table:style-name="ce77" table:formula="of:=AGE_GROUP_TRANSLATED&amp;&quot;_&quot;&amp;SECTION_TRANSLATED&amp;&quot;_G2_P3&quot;" office:value-type="string" office:string-value="U11_AGroups_G2_P3" calcext:value-type="string">
            <text:p>U11_AGroup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24]; NUM_PITCHES)=0;INDEX(PITCHES;1;NUM_PITCHES);INDEX(PITCHES;1;MOD([.$C2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1,&quot;dateTime&quot;:56400000,&quot;duration&quot;:&quot;10m&quot;,&quot;pitch&quot;:&quot;1&quot;,&quot;competition&quot;:{&quot;name&quot;:&quot;U11&quot;, &quot;section&quot;:&quot;A Groups&quot;},&quot;tag&quot;:&quot;QF1&quot;, &quot;homeTeam&quot;:&quot;2nd Group 1&quot;, &quot;awayTeam&quot;:&quot;3rd Group 2&quot;, &quot;homeTeamFrom&quot;:&quot;U11_AGroups_G1_P2&quot;, &quot;awayTeamFrom&quot;:&quot;U11_AGroups_G2_P3&quot;, &quot;stage2Tag&quot;:&quot;U11_AGroups_QF1&quot;}" calcext:value-type="string">
            <text:p>{"__v":0,"day":1,"dateTime":56400000,"duration":"10m","pitch":"1","competition":{"name":"U11", "section":"A Groups"},"tag":"QF1", "homeTeam":"2nd Group 1", "awayTeam":"3rd Group 2", "homeTeamFrom":"U11_AGroups_G1_P2", "awayTeamFrom":"U11_AGroups_G2_P3", "stage2Tag":"U11_AGroups_QF1"}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25]&gt;[.$J24];[.B24];[.B24]+1)" office:value-type="float" office:value="7" calcext:value-type="float">
            <text:p>7</text:p>
          </table:table-cell>
          <table:table-cell table:style-name="ce73" office:value-type="float" office:value="26" calcext:value-type="float">
            <text:p>26</text:p>
          </table:table-cell>
          <table:table-cell table:formula="of:=FIRST_GAME_MS + ((DURATION_MS + GAME_GAP_MS) * ([.$B25]-1)) + SECTION_GAP_MS" office:value-type="float" office:value="56400000" calcext:value-type="float">
            <text:p>56400000</text:p>
          </table:table-cell>
          <table:table-cell table:style-name="ce19"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style-name="ce76" table:formula="of:=AGE_GROUP_TRANSLATED&amp;&quot;_&quot;&amp;SECTION_TRANSLATED&amp;&quot;_G2_P2&quot;" office:value-type="string" office:string-value="U11_AGroups_G2_P2" calcext:value-type="string">
            <text:p>U11_AGroups_G2_P2</text:p>
          </table:table-cell>
          <table:table-cell table:style-name="ce77" table:formula="of:=AGE_GROUP_TRANSLATED&amp;&quot;_&quot;&amp;SECTION_TRANSLATED&amp;&quot;_G1_P3&quot;" office:value-type="string" office:string-value="U11_AGroups_G1_P3" calcext:value-type="string">
            <text:p>U11_AGroup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25]; NUM_PITCHES)=0;INDEX(PITCHES;1;NUM_PITCHES);INDEX(PITCHES;1;MOD([.$C2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1,&quot;dateTime&quot;:56400000,&quot;duration&quot;:&quot;10m&quot;,&quot;pitch&quot;:&quot;2&quot;,&quot;competition&quot;:{&quot;name&quot;:&quot;U11&quot;, &quot;section&quot;:&quot;A Groups&quot;},&quot;tag&quot;:&quot;QF2&quot;, &quot;homeTeam&quot;:&quot;2nd Group 2&quot;, &quot;awayTeam&quot;:&quot;3rd Group 1&quot;, &quot;homeTeamFrom&quot;:&quot;U11_AGroups_G2_P2&quot;, &quot;awayTeamFrom&quot;:&quot;U11_AGroups_G1_P3&quot;, &quot;stage2Tag&quot;:&quot;U11_AGroups_QF2&quot;}" calcext:value-type="string">
            <text:p>{"__v":0,"day":1,"dateTime":56400000,"duration":"10m","pitch":"2","competition":{"name":"U11", "section":"A Groups"},"tag":"QF2", "homeTeam":"2nd Group 2", "awayTeam":"3rd Group 1", "homeTeamFrom":"U11_AGroups_G2_P2", "awayTeamFrom":"U11_AGroups_G1_P3", "stage2Tag":"U11_A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table:style-name="ce73" office:value-type="float" office:value="27" calcext:value-type="float">
            <text:p>27</text:p>
          </table:table-cell>
          <table:table-cell table:formula="of:=FIRST_GAME_MS + ((DURATION_MS + GAME_GAP_MS) * ([.$B26]-1)) + SECTION_GAP_MS" office:value-type="float" office:value="56400000" calcext:value-type="float">
            <text:p>56400000</text:p>
          </table:table-cell>
          <table:table-cell table:style-name="ce19"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76" table:formula="of:=AGE_GROUP_TRANSLATED&amp;&quot;_&quot;&amp;SECTION_TRANSLATED&amp;&quot;_G1_P1&quot;" office:value-type="string" office:string-value="U11_AGroups_G1_P1" calcext:value-type="string">
            <text:p>U11_AGroups_G1_P1</text:p>
          </table:table-cell>
          <table:table-cell table:style-name="ce77" table:formula="of:=AGE_GROUP_TRANSLATED&amp;&quot;_&quot;&amp;SECTION_TRANSLATED&amp;&quot;_PO2&quot;" office:value-type="string" office:string-value="U11_AGroups_PO2" calcext:value-type="string">
            <text:p>U11_AGroups_PO2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78" table:formula="of:=IF(MOD([.$C26]; NUM_PITCHES)=0;INDEX(PITCHES;1;NUM_PITCHES);INDEX(PITCHES;1;MOD([.$C2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1,&quot;dateTime&quot;:56400000,&quot;duration&quot;:&quot;10m&quot;,&quot;pitch&quot;:&quot;3&quot;,&quot;competition&quot;:{&quot;name&quot;:&quot;U11&quot;, &quot;section&quot;:&quot;A Groups&quot;},&quot;tag&quot;:&quot;QF3&quot;, &quot;homeTeam&quot;:&quot;Winner Group 1&quot;, &quot;awayTeam&quot;:&quot;Winner PO2&quot;, &quot;homeTeamFrom&quot;:&quot;U11_AGroups_G1_P1&quot;, &quot;awayTeamFrom&quot;:&quot;U11_AGroups_PO2&quot;, &quot;stage2Tag&quot;:&quot;U11_AGroups_QF3&quot;}" calcext:value-type="string">
            <text:p>{"__v":0,"day":1,"dateTime":56400000,"duration":"10m","pitch":"3","competition":{"name":"U11", "section":"A Groups"},"tag":"QF3", "homeTeam":"Winner Group 1", "awayTeam":"Winner PO2", "homeTeamFrom":"U11_AGroups_G1_P1", "awayTeamFrom":"U11_AGroups_PO2", "stage2Tag":"U11_A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table:style-name="ce73" office:value-type="float" office:value="28" calcext:value-type="float">
            <text:p>28</text:p>
          </table:table-cell>
          <table:table-cell table:formula="of:=FIRST_GAME_MS + ((DURATION_MS + GAME_GAP_MS) * ([.$B27]-1)) + SECTION_GAP_MS" office:value-type="float" office:value="56400000" calcext:value-type="float">
            <text:p>56400000</text:p>
          </table:table-cell>
          <table:table-cell table:style-name="ce19"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76" table:formula="of:=AGE_GROUP_TRANSLATED&amp;&quot;_&quot;&amp;SECTION_TRANSLATED&amp;&quot;_G2_P1&quot;" office:value-type="string" office:string-value="U11_AGroups_G2_P1" calcext:value-type="string">
            <text:p>U11_AGroups_G2_P1</text:p>
          </table:table-cell>
          <table:table-cell table:style-name="ce77" table:formula="of:=AGE_GROUP_TRANSLATED&amp;&quot;_&quot;&amp;SECTION_TRANSLATED&amp;&quot;_PO1&quot;" office:value-type="string" office:string-value="U11_AGroups_PO1" calcext:value-type="string">
            <text:p>U11_AGroups_PO1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78" table:formula="of:=IF(MOD([.$C27]; NUM_PITCHES)=0;INDEX(PITCHES;1;NUM_PITCHES);INDEX(PITCHES;1;MOD([.$C2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1,&quot;dateTime&quot;:56400000,&quot;duration&quot;:&quot;10m&quot;,&quot;pitch&quot;:&quot;4&quot;,&quot;competition&quot;:{&quot;name&quot;:&quot;U11&quot;, &quot;section&quot;:&quot;A Groups&quot;},&quot;tag&quot;:&quot;QF4&quot;, &quot;homeTeam&quot;:&quot;Winner Group 2&quot;, &quot;awayTeam&quot;:&quot;Winner PO1&quot;, &quot;homeTeamFrom&quot;:&quot;U11_AGroups_G2_P1&quot;, &quot;awayTeamFrom&quot;:&quot;U11_AGroups_PO1&quot;, &quot;stage2Tag&quot;:&quot;U11_AGroups_QF4&quot;}" calcext:value-type="string">
            <text:p>{"__v":0,"day":1,"dateTime":56400000,"duration":"10m","pitch":"4","competition":{"name":"U11", "section":"A Groups"},"tag":"QF4", "homeTeam":"Winner Group 2", "awayTeam":"Winner PO1", "homeTeamFrom":"U11_AGroups_G2_P1", "awayTeamFrom":"U11_AGroups_PO1", "stage2Tag":"U11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8" calcext:value-type="float">
            <text:p>8</text:p>
          </table:table-cell>
          <table:table-cell table:style-name="ce73" office:value-type="float" office:value="29" calcext:value-type="float">
            <text:p>29</text:p>
          </table:table-cell>
          <table:table-cell table:formula="of:=FIRST_GAME_MS + ((DURATION_MS + GAME_GAP_MS) * ([.$B28]-1)) + SECTION_GAP_MS" office:value-type="float" office:value="57120000" calcext:value-type="float">
            <text:p>57120000</text:p>
          </table:table-cell>
          <table:table-cell table:style-name="ce19"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style-name="ce76"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style-name="ce77"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28]; NUM_PITCHES)=0;INDEX(PITCHES;1;NUM_PITCHES);INDEX(PITCHES;1;MOD([.$C2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1,&quot;dateTime&quot;:57120000,&quot;duration&quot;:&quot;10m&quot;,&quot;pitch&quot;:&quot;1&quot;,&quot;competition&quot;:{&quot;name&quot;:&quot;U11&quot;, &quot;section&quot;:&quot;A Groups&quot;},&quot;tag&quot;:&quot;SF1&quot;, &quot;homeTeam&quot;:&quot;Winner QF1&quot;, &quot;awayTeam&quot;:&quot;Winner QF4&quot;, &quot;homeTeamFrom&quot;:&quot;U11_AGroups_QF1&quot;, &quot;awayTeamFrom&quot;:&quot;U11_AGroups_QF4&quot;, &quot;stage2Tag&quot;:&quot;U11_AGroups_SF1&quot;}" calcext:value-type="string">
            <text:p>{"__v":0,"day":1,"dateTime":57120000,"duration":"10m","pitch":"1","competition":{"name":"U11", "section":"A Groups"},"tag":"SF1", "homeTeam":"Winner QF1", "awayTeam":"Winner QF4", "homeTeamFrom":"U11_AGroups_QF1", "awayTeamFrom":"U11_AGroups_QF4", "stage2Tag":"U11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8" calcext:value-type="float">
            <text:p>8</text:p>
          </table:table-cell>
          <table:table-cell table:style-name="ce73" office:value-type="float" office:value="30" calcext:value-type="float">
            <text:p>30</text:p>
          </table:table-cell>
          <table:table-cell table:formula="of:=FIRST_GAME_MS + ((DURATION_MS + GAME_GAP_MS) * ([.$B29]-1)) + SECTION_GAP_MS" office:value-type="float" office:value="57120000" calcext:value-type="float">
            <text:p>57120000</text:p>
          </table:table-cell>
          <table:table-cell table:style-name="ce19"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76"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style-name="ce77"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29]; NUM_PITCHES)=0;INDEX(PITCHES;1;NUM_PITCHES);INDEX(PITCHES;1;MOD([.$C2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1,&quot;dateTime&quot;:57120000,&quot;duration&quot;:&quot;10m&quot;,&quot;pitch&quot;:&quot;2&quot;,&quot;competition&quot;:{&quot;name&quot;:&quot;U11&quot;, &quot;section&quot;:&quot;A Groups&quot;},&quot;tag&quot;:&quot;SF2&quot;, &quot;homeTeam&quot;:&quot;Winner QF2&quot;, &quot;awayTeam&quot;:&quot;Winner QF3&quot;, &quot;homeTeamFrom&quot;:&quot;U11_AGroups_QF2&quot;, &quot;awayTeamFrom&quot;:&quot;U11_AGroups_QF3&quot;, &quot;stage2Tag&quot;:&quot;U11_AGroups_SF2&quot;}" calcext:value-type="string">
            <text:p>{"__v":0,"day":1,"dateTime":57120000,"duration":"10m","pitch":"2","competition":{"name":"U11", "section":"A Groups"},"tag":"SF2", "homeTeam":"Winner QF2", "awayTeam":"Winner QF3", "homeTeamFrom":"U11_AGroups_QF2", "awayTeamFrom":"U11_AGroups_QF3", "stage2Tag":"U11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9" calcext:value-type="float">
            <text:p>9</text:p>
          </table:table-cell>
          <table:table-cell table:style-name="ce73" office:value-type="float" office:value="33" calcext:value-type="float">
            <text:p>33</text:p>
          </table:table-cell>
          <table:table-cell table:formula="of:=FIRST_GAME_MS + ((DURATION_MS + GAME_GAP_MS) * ([.$B30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FNL&quot;" office:value-type="string" office:string-value="U11_AGroups_FNL" calcext:value-type="string">
            <text:p>U11_AGroups_FNL</text:p>
          </table:table-cell>
          <table:table-cell table:style-name="ce76"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style-name="ce77"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1,&quot;dateTime&quot;:57840000,&quot;duration&quot;:&quot;10m&quot;,&quot;pitch&quot;:&quot;1&quot;,&quot;competition&quot;:{&quot;name&quot;:&quot;U11&quot;, &quot;section&quot;:&quot;A Groups&quot;},&quot;tag&quot;:&quot;FNL&quot;, &quot;homeTeam&quot;:&quot;Winner SF1&quot;, &quot;awayTeam&quot;:&quot;Winner SF2&quot;, &quot;homeTeamFrom&quot;:&quot;U11_AGroups_SF1&quot;, &quot;awayTeamFrom&quot;:&quot;U11_AGroups_SF2&quot;, &quot;stage2Tag&quot;:&quot;U11_AGroups_FNL&quot;}" calcext:value-type="string">
            <text:p>{"__v":0,"day":1,"dateTime":57840000,"duration":"10m","pitch":"1","competition":{"name":"U11", "section":"A Groups"},"tag":"FNL", "homeTeam":"Winner SF1", "awayTeam":"Winner SF2", "homeTeamFrom":"U11_AGroups_SF1", "awayTeamFrom":"U11_AGroups_SF2", "stage2Tag":"U11_AGroups_FNL"}</text:p>
          </table:table-cell>
          <table:table-cell table:number-columns-repeated="1013"/>
        </table:table-row>
        <table:table-row table:style-name="ro1">
          <table:table-cell/>
          <table:table-cell table:style-name="ce74"/>
          <table:table-cell/>
          <table:table-cell table:style-name="ce73"/>
          <table:table-cell table:style-name="ce19"/>
          <table:table-cell/>
          <table:table-cell table:style-name="ce76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76"/>
          <table:table-cell table:style-name="ce77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2,4" table:style-name="ta1">
        <office:forms form:automatic-focus="false" form:apply-design-mode="false"/>
        <table:table-column table:style-name="co4" table:default-cell-style-name="ce73"/>
        <table:table-column table:style-name="co36" table:default-cell-style-name="ce73"/>
        <table:table-column table:style-name="co5" table:default-cell-style-name="ce73"/>
        <table:table-column table:style-name="co25" table:number-columns-repeated="2" table:default-cell-style-name="ce73"/>
        <table:table-column table:style-name="co25" table:number-columns-repeated="2" table:default-cell-style-name="ce19"/>
        <table:table-column table:style-name="co35" table:default-cell-style-name="ce76"/>
        <table:table-column table:style-name="co35" table:default-cell-style-name="ce77"/>
        <table:table-column table:style-name="co24" table:default-cell-style-name="ce23"/>
        <table:table-column table:style-name="co10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2];TRANSLATED_TEAM_NAMES;[.$E2]+1)">
            <text:p/>
          </table:table-cell>
          <table:table-cell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&quot;, &quot;awayTeam&quot;:&quot;&quot;}" calcext:value-type="string">
            <text:p>{"__v":0,"day":1,"dateTime":51300000,"duration":"10m","pitch":"1","competition":{"name":"U11", "section":"A Groups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3];TRANSLATED_TEAM_NAMES;[.$E3]+1)" office:value-type="string" office:string-value="STBGFC Boys" calcext:value-type="string">
            <text:p>STBGFC Boys</text:p>
          </table:table-cell>
          <table:table-cell table:formula="of:=VLOOKUP([.G3];TRANSLATED_TEAM_NAMES;[.$E3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2","competition":{"name":"U11", "section":"A Groups", "group":"1"},"tag":"1", "homeTeam":"STBGFC Boys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4];TRANSLATED_TEAM_NAMES;[.$E4]+1)">
            <text:p/>
          </table:table-cell>
          <table:table-cell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2&quot;},&quot;tag&quot;:&quot;1&quot;, &quot;homeTeam&quot;:&quot;&quot;, &quot;awayTeam&quot;:&quot;&quot;}" calcext:value-type="string">
            <text:p>{"__v":0,"day":1,"dateTime":51300000,"duration":"10m","pitch":"3","competition":{"name":"U11", "section":"A Groups", "group":"2"},"tag":"1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Oakley - Green" calcext:value-type="string">
            <text:p>Oakley - Green</text:p>
          </table:table-cell>
          <table:table-cell table:formula="of:=VLOOKUP([.G5];TRANSLATED_TEAM_NAMES;[.$E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2&quot;},&quot;tag&quot;:&quot;1&quot;, &quot;homeTeam&quot;:&quot;Oakley - Green&quot;, &quot;awayTeam&quot;:&quot;Rushmoor Comm. Dragons Blue&quot;}" calcext:value-type="string">
            <text:p>{"__v":0,"day":1,"dateTime":51300000,"duration":"10m","pitch":"4","competition":{"name":"U11", "section":"A Groups", "group":"2"},"tag":"1", "homeTeam":"Oakley - Green", "awayTeam":"Rushmoor Comm. Dragons Blue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52020000" calcext:value-type="float">
            <text:p>520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6];TRANSLATED_TEAM_NAMES;[.$E6]+1)" office:value-type="string" office:string-value="Chineham Tigers - Amber" calcext:value-type="string">
            <text:p>Chineham Tigers - Amber</text:p>
          </table:table-cell>
          <table:table-cell table:formula="of:=VLOOKUP([.G6];TRANSLATED_TEAM_NAMES;[.$E6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Chineham Tigers - Amber&quot;, &quot;awayTeam&quot;:&quot;Rushmoor Comm. Dragons Yellow&quot;}" calcext:value-type="string">
            <text:p>{"__v":0,"day":1,"dateTime":52020000,"duration":"10m","pitch":"1","competition":{"name":"U11", "section":"A Groups", "group":"1"},"tag":"2", "homeTeam":"Chineham Tigers - Amber", "awayTeam":"Rushmoor Comm. Dragons Yellow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7];TRANSLATED_TEAM_NAMES;[.$E7]+1)" office:value-type="string" office:string-value="Wokingham &amp; Emmbrook Sumas" calcext:value-type="string">
            <text:p>Wokingham &amp; Emmbrook Sumas</text:p>
          </table:table-cell>
          <table:table-cell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1&quot;},&quot;tag&quot;:&quot;2&quot;, &quot;homeTeam&quot;:&quot;Wokingham &amp; Emmbrook Sumas&quot;, &quot;awayTeam&quot;:&quot;&quot;}" calcext:value-type="string">
            <text:p>{"__v":0,"day":1,"dateTime":52020000,"duration":"10m","pitch":"2","competition":{"name":"U11", "section":"A Groups", "group":"1"},"tag":"2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8];TRANSLATED_TEAM_NAMES;[.$E8]+1)" office:value-type="string" office:string-value="Bracknell Town FC Colts - Reds" calcext:value-type="string">
            <text:p>Bracknell Town FC Colts - Reds</text:p>
          </table:table-cell>
          <table:table-cell table:formula="of:=VLOOKUP([.G8];TRANSLATED_TEAM_NAMES;[.$E8]+1)" office:value-type="string" office:string-value="Easington Sports" calcext:value-type="string">
            <text:p>Easington Sport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2&quot;},&quot;tag&quot;:&quot;2&quot;, &quot;homeTeam&quot;:&quot;Bracknell Town FC Colts - Reds&quot;, &quot;awayTeam&quot;:&quot;Easington Sports&quot;}" calcext:value-type="string">
            <text:p>{"__v":0,"day":1,"dateTime":52020000,"duration":"10m","pitch":"3","competition":{"name":"U11", "section":"A Groups", "group":"2"},"tag":"2", "homeTeam":"Bracknell Town FC Colts - Reds", "awayTeam":"Easington Sport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9];TRANSLATED_TEAM_NAMES;[.$E9]+1)" office:value-type="string" office:string-value="Rushmoor Comm. Dragons Blue" calcext:value-type="string">
            <text:p>Rushmoor Comm. Dragons Blue</text:p>
          </table:table-cell>
          <table:table-cell table:formula="of:=VLOOKUP([.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2&quot;},&quot;tag&quot;:&quot;2&quot;, &quot;homeTeam&quot;:&quot;Rushmoor Comm. Dragons Blue&quot;, &quot;awayTeam&quot;:&quot;&quot;}" calcext:value-type="string">
            <text:p>{"__v":0,"day":1,"dateTime":52020000,"duration":"10m","pitch":"4","competition":{"name":"U11", "section":"A Groups", "group":"2"},"tag":"2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Chineham Tigers - Amber" calcext:value-type="string">
            <text:p>Chineham Tigers - Amber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&quot;, &quot;awayTeam&quot;:&quot;Chineham Tigers - Amber&quot;}" calcext:value-type="string">
            <text:p>{"__v":0,"day":1,"dateTime":52740000,"duration":"10m","pitch":"1","competition":{"name":"U11", "section":"A Groups", "group":"1"},"tag":"3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Rushmoor Comm. Dragons Yellow" calcext:value-type="string">
            <text:p>Rushmoor Comm. Dragons Yellow</text:p>
          </table:table-cell>
          <table:table-cell table:formula="of:=VLOOKUP([.G11];TRANSLATED_TEAM_NAMES;[.$E11]+1)" office:value-type="string" office:string-value="STBGFC Boys" calcext:value-type="string">
            <text:p>STBGFC Boys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Rushmoor Comm. Dragons Yellow&quot;, &quot;awayTeam&quot;:&quot;STBGFC Boys&quot;}" calcext:value-type="string">
            <text:p>{"__v":0,"day":1,"dateTime":52740000,"duration":"10m","pitch":"2","competition":{"name":"U11", "section":"A Groups", "group":"1"},"tag":"3", "homeTeam":"Rushmoor Comm. Dragons Yellow", "awayTeam":"STBGFC Boy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52740000" calcext:value-type="float">
            <text:p>5274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2&quot;},&quot;tag&quot;:&quot;3&quot;, &quot;homeTeam&quot;:&quot;&quot;, &quot;awayTeam&quot;:&quot;Bracknell Town FC Colts - Reds&quot;}" calcext:value-type="string">
            <text:p>{"__v":0,"day":1,"dateTime":52740000,"duration":"10m","pitch":"3","competition":{"name":"U11", "section":"A Groups", "group":"2"},"tag":"3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52740000" calcext:value-type="float">
            <text:p>527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Easington Sports" calcext:value-type="string">
            <text:p>Easington Sports</text:p>
          </table:table-cell>
          <table:table-cell table:formula="of:=VLOOKUP([.G13];TRANSLATED_TEAM_NAMES;[.$E13]+1)" office:value-type="string" office:string-value="Oakley - Green" calcext:value-type="string">
            <text:p>Oakley - Green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2&quot;},&quot;tag&quot;:&quot;3&quot;, &quot;homeTeam&quot;:&quot;Easington Sports&quot;, &quot;awayTeam&quot;:&quot;Oakley - Green&quot;}" calcext:value-type="string">
            <text:p>{"__v":0,"day":1,"dateTime":52740000,"duration":"10m","pitch":"4","competition":{"name":"U11", "section":"A Groups", "group":"2"},"tag":"3", "homeTeam":"Easington Sports", "awayTeam":"Oakley - Green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4];TRANSLATED_TEAM_NAMES;[.$E14]+1)" office:value-type="string" office:string-value="Wokingham &amp; Emmbrook Sumas" calcext:value-type="string">
            <text:p>Wokingham &amp; Emmbrook Sumas</text:p>
          </table:table-cell>
          <table:table-cell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Wokingham &amp; Emmbrook Sumas&quot;, &quot;awayTeam&quot;:&quot;&quot;}" calcext:value-type="string">
            <text:p>{"__v":0,"day":1,"dateTime":53460000,"duration":"10m","pitch":"1","competition":{"name":"U11", "section":"A Groups", "group":"1"},"tag":"4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5];TRANSLATED_TEAM_NAMES;[.$E15]+1)">
            <text:p/>
          </table:table-cell>
          <table:table-cell table:formula="of:=VLOOKUP([.G15];TRANSLATED_TEAM_NAMES;[.$E15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1&quot;},&quot;tag&quot;:&quot;4&quot;, &quot;homeTeam&quot;:&quot;&quot;, &quot;awayTeam&quot;:&quot;Rushmoor Comm. Dragons Yellow&quot;}" calcext:value-type="string">
            <text:p>{"__v":0,"day":1,"dateTime":53460000,"duration":"10m","pitch":"2","competition":{"name":"U11", "section":"A Groups", "group":"1"},"tag":"4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53460000" calcext:value-type="float">
            <text:p>534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Rushmoor Comm. Dragons Blue" calcext:value-type="string">
            <text:p>Rushmoor Comm. Dragons Blue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2&quot;},&quot;tag&quot;:&quot;4&quot;, &quot;homeTeam&quot;:&quot;Rushmoor Comm. Dragons Blue&quot;, &quot;awayTeam&quot;:&quot;&quot;}" calcext:value-type="string">
            <text:p>{"__v":0,"day":1,"dateTime":53460000,"duration":"10m","pitch":"3","competition":{"name":"U11", "section":"A Groups", "group":"2"},"tag":"4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53460000" calcext:value-type="float">
            <text:p>5346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17];TRANSLATED_TEAM_NAMES;[.$E17]+1)">
            <text:p/>
          </table:table-cell>
          <table:table-cell table:formula="of:=VLOOKUP([.G17];TRANSLATED_TEAM_NAMES;[.$E17]+1)" office:value-type="string" office:string-value="Easington Sports" calcext:value-type="string">
            <text:p>Easington Sport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2&quot;},&quot;tag&quot;:&quot;4&quot;, &quot;homeTeam&quot;:&quot;&quot;, &quot;awayTeam&quot;:&quot;Easington Sports&quot;}" calcext:value-type="string">
            <text:p>{"__v":0,"day":1,"dateTime":53460000,"duration":"10m","pitch":"4","competition":{"name":"U11", "section":"A Groups", "group":"2"},"tag":"4", "homeTeam":"", "awayTeam":"Easington Sport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54180000" calcext:value-type="float">
            <text:p>541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8];TRANSLATED_TEAM_NAMES;[.$E18]+1)" office:value-type="string" office:string-value="Chineham Tigers - Amber" calcext:value-type="string">
            <text:p>Chineham Tigers - Amber</text:p>
          </table:table-cell>
          <table:table-cell table:formula="of:=VLOOKUP([.G18];TRANSLATED_TEAM_NAMES;[.$E18]+1)" office:value-type="string" office:string-value="STBGFC Boys" calcext:value-type="string">
            <text:p>STBGFC Boys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Chineham Tigers - Amber&quot;, &quot;awayTeam&quot;:&quot;STBGFC Boys&quot;}" calcext:value-type="string">
            <text:p>{"__v":0,"day":1,"dateTime":54180000,"duration":"10m","pitch":"1","competition":{"name":"U11", "section":"A Groups", "group":"1"},"tag":"5", "homeTeam":"Chineham Tigers - Amber", "awayTeam":"STBGFC Boy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19];TRANSLATED_TEAM_NAMES;[.$E19]+1)">
            <text:p/>
          </table:table-cell>
          <table:table-cell table:formula="of:=VLOOKUP([.G19];TRANSLATED_TEAM_NAMES;[.$E19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1&quot;},&quot;tag&quot;:&quot;5&quot;, &quot;homeTeam&quot;:&quot;&quot;, &quot;awayTeam&quot;:&quot;Rushmoor Comm. Dragons Yellow&quot;}" calcext:value-type="string">
            <text:p>{"__v":0,"day":1,"dateTime":54180000,"duration":"10m","pitch":"2","competition":{"name":"U11", "section":"A Groups", "group":"1"},"tag":"5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54180000" calcext:value-type="float">
            <text:p>5418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20];TRANSLATED_TEAM_NAMES;[.$E20]+1)" office:value-type="string" office:string-value="Bracknell Town FC Colts - Reds" calcext:value-type="string">
            <text:p>Bracknell Town FC Colts - Reds</text:p>
          </table:table-cell>
          <table:table-cell table:formula="of:=VLOOKUP([.G20];TRANSLATED_TEAM_NAMES;[.$E20]+1)" office:value-type="string" office:string-value="Oakley - Green" calcext:value-type="string">
            <text:p>Oakley - Green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2&quot;},&quot;tag&quot;:&quot;5&quot;, &quot;homeTeam&quot;:&quot;Bracknell Town FC Colts - Reds&quot;, &quot;awayTeam&quot;:&quot;Oakley - Green&quot;}" calcext:value-type="string">
            <text:p>{"__v":0,"day":1,"dateTime":54180000,"duration":"10m","pitch":"3","competition":{"name":"U11", "section":"A Groups", "group":"2"},"tag":"5", "homeTeam":"Bracknell Town FC Colts - Reds", "awayTeam":"Oakley - Green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54180000" calcext:value-type="float">
            <text:p>541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Easington Sports" calcext:value-type="string">
            <text:p>Easington Sport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2&quot;},&quot;tag&quot;:&quot;5&quot;, &quot;homeTeam&quot;:&quot;&quot;, &quot;awayTeam&quot;:&quot;Easington Sports&quot;}" calcext:value-type="string">
            <text:p>{"__v":0,"day":1,"dateTime":54180000,"duration":"10m","pitch":"4","competition":{"name":"U11", "section":"A Groups", "group":"2"},"tag":"5", "homeTeam":"", "awayTeam":"Easington Sport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2];TRANSLATED_TEAM_NAMES;[.$E22]+1)" office:value-type="string" office:string-value="Wokingham &amp; Emmbrook Sumas" calcext:value-type="string">
            <text:p>Wokingham &amp; Emmbrook Sumas</text:p>
          </table:table-cell>
          <table:table-cell table:formula="of:=VLOOKUP([.G22];TRANSLATED_TEAM_NAMES;[.$E22]+1)" office:value-type="string" office:string-value="Chineham Tigers - Amber" calcext:value-type="string">
            <text:p>Chineham Tigers - Amber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1&quot;},&quot;tag&quot;:&quot;6&quot;, &quot;homeTeam&quot;:&quot;Wokingham &amp; Emmbrook Sumas&quot;, &quot;awayTeam&quot;:&quot;Chineham Tigers - Amber&quot;}" calcext:value-type="string">
            <text:p>{"__v":0,"day":1,"dateTime":54900000,"duration":"10m","pitch":"1","competition":{"name":"U11", "section":"A Groups", "group":"1"},"tag":"6", "homeTeam":"Wokingham &amp; Emmbrook Sumas", "awayTeam":"Chineham Tigers - Amber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3];TRANSLATED_TEAM_NAMES;[.$E23]+1)" office:value-type="string" office:string-value="STBGFC Boys" calcext:value-type="string">
            <text:p>STBGFC Boys</text:p>
          </table:table-cell>
          <table:table-cell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1&quot;},&quot;tag&quot;:&quot;6&quot;, &quot;homeTeam&quot;:&quot;STBGFC Boys&quot;, &quot;awayTeam&quot;:&quot;&quot;}" calcext:value-type="string">
            <text:p>{"__v":0,"day":1,"dateTime":54900000,"duration":"10m","pitch":"2","competition":{"name":"U11", "section":"A Groups", "group":"1"},"tag":"6", "homeTeam":"STBGFC Boys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54900000" calcext:value-type="float">
            <text:p>549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 office:value-type="string" office:string-value="Rushmoor Comm. Dragons Blue" calcext:value-type="string">
            <text:p>Rushmoor Comm. Dragons Blue</text:p>
          </table:table-cell>
          <table:table-cell table:formula="of:=VLOOKUP([.G24];TRANSLATED_TEAM_NAMES;[.$E24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2&quot;},&quot;tag&quot;:&quot;6&quot;, &quot;homeTeam&quot;:&quot;Rushmoor Comm. Dragons Blue&quot;, &quot;awayTeam&quot;:&quot;Bracknell Town FC Colts - Reds&quot;}" calcext:value-type="string">
            <text:p>{"__v":0,"day":1,"dateTime":54900000,"duration":"10m","pitch":"3","competition":{"name":"U11", "section":"A Groups", "group":"2"},"tag":"6", "homeTeam":"Rushmoor Comm. Dragons Blue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54900000" calcext:value-type="float">
            <text:p>549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Oakley - Green" calcext:value-type="string">
            <text:p>Oakley - Green</text:p>
          </table:table-cell>
          <table:table-cell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2&quot;},&quot;tag&quot;:&quot;6&quot;, &quot;homeTeam&quot;:&quot;Oakley - Green&quot;, &quot;awayTeam&quot;:&quot;&quot;}" calcext:value-type="string">
            <text:p>{"__v":0,"day":1,"dateTime":54900000,"duration":"10m","pitch":"4","competition":{"name":"U11", "section":"A Groups", "group":"2"},"tag":"6", "homeTeam":"Oakley - Green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6];TRANSLATED_TEAM_NAMES;[.$E26]+1)" office:value-type="string" office:string-value="Rushmoor Comm. Dragons Yellow" calcext:value-type="string">
            <text:p>Rushmoor Comm. Dragons Yellow</text:p>
          </table:table-cell>
          <table:table-cell table:formula="of:=VLOOKUP([.G26];TRANSLATED_TEAM_NAMES;[.$E26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55620000,&quot;duration&quot;:&quot;10m&quot;,&quot;pitch&quot;:&quot;1&quot;,&quot;competition&quot;:{&quot;name&quot;:&quot;U11&quot;, &quot;section&quot;:&quot;A Groups&quot;, &quot;group&quot;:&quot;1&quot;},&quot;tag&quot;:&quot;7&quot;, &quot;homeTeam&quot;:&quot;Rushmoor Comm. Dragons Yellow&quot;, &quot;awayTeam&quot;:&quot;Wokingham &amp; Emmbrook Sumas&quot;}" calcext:value-type="string">
            <text:p>{"__v":0,"day":1,"dateTime":55620000,"duration":"10m","pitch":"1","competition":{"name":"U11", "section":"A Groups", "group":"1"},"tag":"7", "homeTeam":"Rushmoor Comm. Dragons Yellow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7];TRANSLATED_TEAM_NAMES;[.$E27]+1)" office:value-type="string" office:string-value="STBGFC Boys" calcext:value-type="string">
            <text:p>STBGFC Boys</text:p>
          </table:table-cell>
          <table:table-cell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55620000,&quot;duration&quot;:&quot;10m&quot;,&quot;pitch&quot;:&quot;2&quot;,&quot;competition&quot;:{&quot;name&quot;:&quot;U11&quot;, &quot;section&quot;:&quot;A Groups&quot;, &quot;group&quot;:&quot;1&quot;},&quot;tag&quot;:&quot;7&quot;, &quot;homeTeam&quot;:&quot;STBGFC Boys&quot;, &quot;awayTeam&quot;:&quot;&quot;}" calcext:value-type="string">
            <text:p>{"__v":0,"day":1,"dateTime":55620000,"duration":"10m","pitch":"2","competition":{"name":"U11", "section":"A Groups", "group":"1"},"tag":"7", "homeTeam":"STBGFC Boys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55620000" calcext:value-type="float">
            <text:p>556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8];TRANSLATED_TEAM_NAMES;[.$E28]+1)" office:value-type="string" office:string-value="Easington Sports" calcext:value-type="string">
            <text:p>Easington Sports</text:p>
          </table:table-cell>
          <table:table-cell table:formula="of:=VLOOKUP([.G28];TRANSLATED_TEAM_NAMES;[.$E28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55620000,&quot;duration&quot;:&quot;10m&quot;,&quot;pitch&quot;:&quot;3&quot;,&quot;competition&quot;:{&quot;name&quot;:&quot;U11&quot;, &quot;section&quot;:&quot;A Groups&quot;, &quot;group&quot;:&quot;2&quot;},&quot;tag&quot;:&quot;7&quot;, &quot;homeTeam&quot;:&quot;Easington Sports&quot;, &quot;awayTeam&quot;:&quot;Rushmoor Comm. Dragons Blue&quot;}" calcext:value-type="string">
            <text:p>{"__v":0,"day":1,"dateTime":55620000,"duration":"10m","pitch":"3","competition":{"name":"U11", "section":"A Groups", "group":"2"},"tag":"7", "homeTeam":"Easington Sports", "awayTeam":"Rushmoor Comm. Dragons Blue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55620000" calcext:value-type="float">
            <text:p>556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F29];TRANSLATED_TEAM_NAMES;[.$E29]+1)" office:value-type="string" office:string-value="Oakley - Green" calcext:value-type="string">
            <text:p>Oakley - Green</text:p>
          </table:table-cell>
          <table:table-cell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55620000,&quot;duration&quot;:&quot;10m&quot;,&quot;pitch&quot;:&quot;4&quot;,&quot;competition&quot;:{&quot;name&quot;:&quot;U11&quot;, &quot;section&quot;:&quot;A Groups&quot;, &quot;group&quot;:&quot;2&quot;},&quot;tag&quot;:&quot;7&quot;, &quot;homeTeam&quot;:&quot;Oakley - Green&quot;, &quot;awayTeam&quot;:&quot;&quot;}" calcext:value-type="string">
            <text:p>{"__v":0,"day":1,"dateTime":55620000,"duration":"10m","pitch":"4","competition":{"name":"U11", "section":"A Groups", "group":"2"},"tag":"7", "homeTeam":"Oakley - Green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56340000" calcext:value-type="float">
            <text:p>563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>
            <text:p/>
          </table:table-cell>
          <table:table-cell table:formula="of:=VLOOKUP([.G30];TRANSLATED_TEAM_NAMES;[.$E30]+1)" office:value-type="string" office:string-value="Chineham Tigers - Amber" calcext:value-type="string">
            <text:p>Chineham Tigers - Amber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6340000,&quot;duration&quot;:&quot;10m&quot;,&quot;pitch&quot;:&quot;1&quot;,&quot;competition&quot;:{&quot;name&quot;:&quot;U11&quot;, &quot;section&quot;:&quot;A Groups&quot;, &quot;group&quot;:&quot;1&quot;},&quot;tag&quot;:&quot;8&quot;, &quot;homeTeam&quot;:&quot;&quot;, &quot;awayTeam&quot;:&quot;Chineham Tigers - Amber&quot;}" calcext:value-type="string">
            <text:p>{"__v":0,"day":1,"dateTime":56340000,"duration":"10m","pitch":"1","competition":{"name":"U11", "section":"A Groups", "group":"1"},"tag":"8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56340000" calcext:value-type="float">
            <text:p>563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>
            <text:p/>
          </table:table-cell>
          <table:table-cell table:formula="of:=VLOOKUP([.G31];TRANSLATED_TEAM_NAMES;[.$E31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6340000,&quot;duration&quot;:&quot;10m&quot;,&quot;pitch&quot;:&quot;2&quot;,&quot;competition&quot;:{&quot;name&quot;:&quot;U11&quot;, &quot;section&quot;:&quot;A Groups&quot;, &quot;group&quot;:&quot;2&quot;},&quot;tag&quot;:&quot;8&quot;, &quot;homeTeam&quot;:&quot;&quot;, &quot;awayTeam&quot;:&quot;Bracknell Town FC Colts - Reds&quot;}" calcext:value-type="string">
            <text:p>{"__v":0,"day":1,"dateTime":56340000,"duration":"10m","pitch":"2","competition":{"name":"U11", "section":"A Groups", "group":"2"},"tag":"8", "homeTeam":"", "awayTeam":"Bracknell Town FC Colts - Reds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formula="of:=AGE_GROUP_TRANSLATED&amp;&quot;_&quot;&amp;SECTION_TRANSLATED&amp;&quot;_G1_P1&quot;" office:value-type="string" office:string-value="U11_AGroups_G1_P1" calcext:value-type="string">
            <text:p>U11_AGroups_G1_P1</text:p>
          </table:table-cell>
          <table:table-cell table:formula="of:=AGE_GROUP_TRANSLATED&amp;&quot;_&quot;&amp;SECTION_TRANSLATED&amp;&quot;_G2_P4&quot;" office:value-type="string" office:string-value="U11_AGroups_G2_P4" calcext:value-type="string">
            <text:p>U11_AGroups_G2_P4</text:p>
          </table:table-cell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78" table:formula="of:=IF(MOD([.$C32]; NUM_PITCHES)=0;INDEX(PITCHES;1;NUM_PITCHES);INDEX(PITCHES;1;MOD([.$C3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1,&quot;dateTime&quot;:57840000,&quot;duration&quot;:&quot;10m&quot;,&quot;pitch&quot;:&quot;1&quot;,&quot;competition&quot;:{&quot;name&quot;:&quot;U11&quot;, &quot;section&quot;:&quot;A Groups&quot;},&quot;tag&quot;:&quot;QF1&quot;, &quot;homeTeam&quot;:&quot;Winner Group 1&quot;, &quot;awayTeam&quot;:&quot;4th Group 2&quot;, &quot;homeTeamFrom&quot;:&quot;U11_AGroups_G1_P1&quot;, &quot;awayTeamFrom&quot;:&quot;U11_AGroups_G2_P4&quot;, &quot;stage2Tag&quot;:&quot;U11_AGroups_QF1&quot;}" calcext:value-type="string">
            <text:p>{"__v":0,"day":1,"dateTime":57840000,"duration":"10m","pitch":"1","competition":{"name":"U11", "section":"A Groups"},"tag":"QF1", "homeTeam":"Winner Group 1", "awayTeam":"4th Group 2", "homeTeamFrom":"U11_AGroups_G1_P1", "awayTeamFrom":"U11_AGroups_G2_P4", "stage2Tag":"U11_AGroups_QF1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formula="of:=AGE_GROUP_TRANSLATED&amp;&quot;_&quot;&amp;SECTION_TRANSLATED&amp;&quot;_G2_P1&quot;" office:value-type="string" office:string-value="U11_AGroups_G2_P1" calcext:value-type="string">
            <text:p>U11_AGroups_G2_P1</text:p>
          </table:table-cell>
          <table:table-cell table:formula="of:=AGE_GROUP_TRANSLATED&amp;&quot;_&quot;&amp;SECTION_TRANSLATED&amp;&quot;_G1_P4&quot;" office:value-type="string" office:string-value="U11_AGroups_G1_P4" calcext:value-type="string">
            <text:p>U11_AGroups_G1_P4</text:p>
          </table:table-cell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78" table:formula="of:=IF(MOD([.$C33]; NUM_PITCHES)=0;INDEX(PITCHES;1;NUM_PITCHES);INDEX(PITCHES;1;MOD([.$C3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1,&quot;dateTime&quot;:57840000,&quot;duration&quot;:&quot;10m&quot;,&quot;pitch&quot;:&quot;2&quot;,&quot;competition&quot;:{&quot;name&quot;:&quot;U11&quot;, &quot;section&quot;:&quot;A Groups&quot;},&quot;tag&quot;:&quot;QF2&quot;, &quot;homeTeam&quot;:&quot;Winner Group 2&quot;, &quot;awayTeam&quot;:&quot;4th Group 1&quot;, &quot;homeTeamFrom&quot;:&quot;U11_AGroups_G2_P1&quot;, &quot;awayTeamFrom&quot;:&quot;U11_AGroups_G1_P4&quot;, &quot;stage2Tag&quot;:&quot;U11_AGroups_QF2&quot;}" calcext:value-type="string">
            <text:p>{"__v":0,"day":1,"dateTime":57840000,"duration":"10m","pitch":"2","competition":{"name":"U11", "section":"A Groups"},"tag":"QF2", "homeTeam":"Winner Group 2", "awayTeam":"4th Group 1", "homeTeamFrom":"U11_AGroups_G2_P1", "awayTeamFrom":"U11_AGroups_G1_P4", "stage2Tag":"U11_AGroups_QF2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3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formula="of:=AGE_GROUP_TRANSLATED&amp;&quot;_&quot;&amp;SECTION_TRANSLATED&amp;&quot;_G1_P2&quot;" office:value-type="string" office:string-value="U11_AGroups_G1_P2" calcext:value-type="string">
            <text:p>U11_AGroups_G1_P2</text:p>
          </table:table-cell>
          <table:table-cell table:formula="of:=AGE_GROUP_TRANSLATED&amp;&quot;_&quot;&amp;SECTION_TRANSLATED&amp;&quot;_G2_P3&quot;" office:value-type="string" office:string-value="U11_AGroups_G2_P3" calcext:value-type="string">
            <text:p>U11_AGroup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1,&quot;dateTime&quot;:57840000,&quot;duration&quot;:&quot;10m&quot;,&quot;pitch&quot;:&quot;3&quot;,&quot;competition&quot;:{&quot;name&quot;:&quot;U11&quot;, &quot;section&quot;:&quot;A Groups&quot;},&quot;tag&quot;:&quot;QF3&quot;, &quot;homeTeam&quot;:&quot;2nd Group 1&quot;, &quot;awayTeam&quot;:&quot;3rd Group 2&quot;, &quot;homeTeamFrom&quot;:&quot;U11_AGroups_G1_P2&quot;, &quot;awayTeamFrom&quot;:&quot;U11_AGroups_G2_P3&quot;, &quot;stage2Tag&quot;:&quot;U11_AGroups_QF3&quot;}" calcext:value-type="string">
            <text:p>{"__v":0,"day":1,"dateTime":57840000,"duration":"10m","pitch":"3","competition":{"name":"U11", "section":"A Groups"},"tag":"QF3", "homeTeam":"2nd Group 1", "awayTeam":"3rd Group 2", "homeTeamFrom":"U11_AGroups_G1_P2", "awayTeamFrom":"U11_AGroups_G2_P3", "stage2Tag":"U11_AGroups_QF3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4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formula="of:=AGE_GROUP_TRANSLATED&amp;&quot;_&quot;&amp;SECTION_TRANSLATED&amp;&quot;_G2_P2&quot;" office:value-type="string" office:string-value="U11_AGroups_G2_P2" calcext:value-type="string">
            <text:p>U11_AGroups_G2_P2</text:p>
          </table:table-cell>
          <table:table-cell table:formula="of:=AGE_GROUP_TRANSLATED&amp;&quot;_&quot;&amp;SECTION_TRANSLATED&amp;&quot;_G1_P3&quot;" office:value-type="string" office:string-value="U11_AGroups_G1_P3" calcext:value-type="string">
            <text:p>U11_AGroup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78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1,&quot;dateTime&quot;:57840000,&quot;duration&quot;:&quot;10m&quot;,&quot;pitch&quot;:&quot;4&quot;,&quot;competition&quot;:{&quot;name&quot;:&quot;U11&quot;, &quot;section&quot;:&quot;A Groups&quot;},&quot;tag&quot;:&quot;QF4&quot;, &quot;homeTeam&quot;:&quot;2nd Group 2&quot;, &quot;awayTeam&quot;:&quot;3rd Group 1&quot;, &quot;homeTeamFrom&quot;:&quot;U11_AGroups_G2_P2&quot;, &quot;awayTeamFrom&quot;:&quot;U11_AGroups_G1_P3&quot;, &quot;stage2Tag&quot;:&quot;U11_AGroups_QF4&quot;}" calcext:value-type="string">
            <text:p>{"__v":0,"day":1,"dateTime":57840000,"duration":"10m","pitch":"4","competition":{"name":"U11", "section":"A Groups"},"tag":"QF4", "homeTeam":"2nd Group 2", "awayTeam":"3rd Group 1", "homeTeamFrom":"U11_AGroups_G2_P2", "awayTeamFrom":"U11_AGroups_G1_P3", "stage2Tag":"U11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58560000" calcext:value-type="float">
            <text:p>58560000</text:p>
          </table:table-cell>
          <table:table-cell table:style-name="ce19"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1,&quot;dateTime&quot;:58560000,&quot;duration&quot;:&quot;10m&quot;,&quot;pitch&quot;:&quot;1&quot;,&quot;competition&quot;:{&quot;name&quot;:&quot;U11&quot;, &quot;section&quot;:&quot;A Groups&quot;},&quot;tag&quot;:&quot;SF1&quot;, &quot;homeTeam&quot;:&quot;Winner QF1&quot;, &quot;awayTeam&quot;:&quot;Winner QF4&quot;, &quot;homeTeamFrom&quot;:&quot;U11_AGroups_QF1&quot;, &quot;awayTeamFrom&quot;:&quot;U11_AGroups_QF4&quot;, &quot;stage2Tag&quot;:&quot;U11_AGroups_SF1&quot;}" calcext:value-type="string">
            <text:p>{"__v":0,"day":1,"dateTime":58560000,"duration":"10m","pitch":"1","competition":{"name":"U11", "section":"A Groups"},"tag":"SF1", "homeTeam":"Winner QF1", "awayTeam":"Winner QF4", "homeTeamFrom":"U11_AGroups_QF1", "awayTeamFrom":"U11_AGroups_QF4", "stage2Tag":"U11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58560000" calcext:value-type="float">
            <text:p>58560000</text:p>
          </table:table-cell>
          <table:table-cell table:style-name="ce19"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1,&quot;dateTime&quot;:58560000,&quot;duration&quot;:&quot;10m&quot;,&quot;pitch&quot;:&quot;2&quot;,&quot;competition&quot;:{&quot;name&quot;:&quot;U11&quot;, &quot;section&quot;:&quot;A Groups&quot;},&quot;tag&quot;:&quot;SF2&quot;, &quot;homeTeam&quot;:&quot;Winner QF2&quot;, &quot;awayTeam&quot;:&quot;Winner QF3&quot;, &quot;homeTeamFrom&quot;:&quot;U11_AGroups_QF2&quot;, &quot;awayTeamFrom&quot;:&quot;U11_AGroups_QF3&quot;, &quot;stage2Tag&quot;:&quot;U11_AGroups_SF2&quot;}" calcext:value-type="string">
            <text:p>{"__v":0,"day":1,"dateTime":58560000,"duration":"10m","pitch":"2","competition":{"name":"U11", "section":"A Groups"},"tag":"SF2", "homeTeam":"Winner QF2", "awayTeam":"Winner QF3", "homeTeamFrom":"U11_AGroups_QF2", "awayTeamFrom":"U11_AGroups_QF3", "stage2Tag":"U11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59280000" calcext:value-type="float">
            <text:p>59280000</text:p>
          </table:table-cell>
          <table:table-cell table:style-name="ce19" table:formula="of:=AGE_GROUP_TRANSLATED&amp;&quot;_&quot;&amp;SECTION_TRANSLATED&amp;&quot;_FNL&quot;" office:value-type="string" office:string-value="U11_AGroups_FNL" calcext:value-type="string">
            <text:p>U11_AGroups_FNL</text:p>
          </table:table-cell>
          <table:table-cell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1,&quot;dateTime&quot;:59280000,&quot;duration&quot;:&quot;10m&quot;,&quot;pitch&quot;:&quot;1&quot;,&quot;competition&quot;:{&quot;name&quot;:&quot;U11&quot;, &quot;section&quot;:&quot;A Groups&quot;},&quot;tag&quot;:&quot;FNL&quot;, &quot;homeTeam&quot;:&quot;Winner SF1&quot;, &quot;awayTeam&quot;:&quot;Winner SF2&quot;, &quot;homeTeamFrom&quot;:&quot;U11_AGroups_SF1&quot;, &quot;awayTeamFrom&quot;:&quot;U11_AGroups_SF2&quot;, &quot;stage2Tag&quot;:&quot;U11_AGroups_FNL&quot;}" calcext:value-type="string">
            <text:p>{"__v":0,"day":1,"dateTime":59280000,"duration":"10m","pitch":"1","competition":{"name":"U11", "section":"A Groups"},"tag":"FNL", "homeTeam":"Winner SF1", "awayTeam":"Winner SF2", "homeTeamFrom":"U11_AGroups_SF1", "awayTeamFrom":"U11_AGroups_SF2", "stage2Tag":"U11_AGroup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6 ~KO P=2,4" table:style-name="ta1">
        <table:table-column table:style-name="co4" table:default-cell-style-name="ce73"/>
        <table:table-column table:style-name="co36" table:default-cell-style-name="ce73"/>
        <table:table-column table:style-name="co5" table:default-cell-style-name="ce73"/>
        <table:table-column table:style-name="co25" table:number-columns-repeated="2" table:default-cell-style-name="ce73"/>
        <table:table-column table:style-name="co25" table:number-columns-repeated="2" table:default-cell-style-name="ce19"/>
        <table:table-column table:style-name="co35" table:default-cell-style-name="ce76"/>
        <table:table-column table:style-name="co35" table:default-cell-style-name="ce77"/>
        <table:table-column table:style-name="co24" table:default-cell-style-name="ce23"/>
        <table:table-column table:style-name="co10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Chineham Tigers - Amber" calcext:value-type="string">
            <text:p>Chineham Tigers - Amber</text:p>
          </table:table-cell>
          <table:table-cell table:formula="of:=VLOOKUP([.G2];TRANSLATED_TEAM_NAMES;[.$E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Bracknell Town FC Colts - Reds" calcext:value-type="string">
            <text:p>Bracknell Town FC Colts - Reds</text:p>
          </table:table-cell>
          <table:table-cell table:formula="of:=VLOOKUP([.G3];TRANSLATED_TEAM_NAMES;[.$E3]+1)" office:value-type="string" office:string-value="Easington Sports" calcext:value-type="string">
            <text:p>Easington Sport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2&quot;},&quot;tag&quot;:&quot;1&quot;, &quot;homeTeam&quot;:&quot;Bracknell Town FC Colts - Reds&quot;, &quot;awayTeam&quot;:&quot;Easington Sports&quot;}" calcext:value-type="string">
            <text:p>{"__v":0,"day":1,"dateTime":51300000,"duration":"10m","pitch":"2","competition":{"name":"U11", "section":"A Groups", "group":"2"},"tag":"1", "homeTeam":"Bracknell Town FC Colts - Reds", "awayTeam":"Easington Sport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4];TRANSLATED_TEAM_NAMES;[.$E4]+1)">
            <text:p/>
          </table:table-cell>
          <table:table-cell table:formula="of:=VLOOKUP([.G4];TRANSLATED_TEAM_NAMES;[.$E4]+1)" office:value-type="string" office:string-value="STBGFC Boys" calcext:value-type="string">
            <text:p>STBGFC Boy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1&quot;},&quot;tag&quot;:&quot;1&quot;, &quot;homeTeam&quot;:&quot;&quot;, &quot;awayTeam&quot;:&quot;STBGFC Boys&quot;}" calcext:value-type="string">
            <text:p>{"__v":0,"day":1,"dateTime":51300000,"duration":"10m","pitch":"3","competition":{"name":"U11", "section":"A Groups", "group":"1"},"tag":"1", "homeTeam":"", "awayTeam":"STBGFC Boy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F5];TRANSLATED_TEAM_NAMES;[.$E5]+1)">
            <text:p/>
          </table:table-cell>
          <table:table-cell table:formula="of:=VLOOKUP([.G5];TRANSLATED_TEAM_NAMES;[.$E5]+1)" office:value-type="string" office:string-value="Oakley - Green" calcext:value-type="string">
            <text:p>Oakley - Green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2&quot;},&quot;tag&quot;:&quot;1&quot;, &quot;homeTeam&quot;:&quot;&quot;, &quot;awayTeam&quot;:&quot;Oakley - Green&quot;}" calcext:value-type="string">
            <text:p>{"__v":0,"day":1,"dateTime":51300000,"duration":"10m","pitch":"4","competition":{"name":"U11", "section":"A Groups", "group":"2"},"tag":"1", "homeTeam":"", "awayTeam":"Oakley - Green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6];TRANSLATED_TEAM_NAMES;[.$E6]+1)" office:value-type="string" office:string-value="Wokingham &amp; Emmbrook Sumas" calcext:value-type="string">
            <text:p>Wokingham &amp; Emmbrook Sumas</text:p>
          </table:table-cell>
          <table:table-cell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Wokingham &amp; Emmbrook Sumas&quot;, &quot;awayTeam&quot;:&quot;&quot;}" calcext:value-type="string">
            <text:p>{"__v":0,"day":1,"dateTime":52020000,"duration":"10m","pitch":"1","competition":{"name":"U11", "section":"A Groups", "group":"1"},"tag":"2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F7];TRANSLATED_TEAM_NAMES;[.$E7]+1)" office:value-type="string" office:string-value="Rushmoor Comm. Dragons Blue" calcext:value-type="string">
            <text:p>Rushmoor Comm. Dragons Blue</text:p>
          </table:table-cell>
          <table:table-cell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2&quot;},&quot;tag&quot;:&quot;2&quot;, &quot;homeTeam&quot;:&quot;Rushmoor Comm. Dragons Blue&quot;, &quot;awayTeam&quot;:&quot;&quot;}" calcext:value-type="string">
            <text:p>{"__v":0,"day":1,"dateTime":52020000,"duration":"10m","pitch":"2","competition":{"name":"U11", "section":"A Groups", "group":"2"},"tag":"2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 office:value-type="string" office:string-value="STBGFC Boys" calcext:value-type="string">
            <text:p>STBGFC Boys</text:p>
          </table:table-cell>
          <table:table-cell table:formula="of:=VLOOKUP([.G8];TRANSLATED_TEAM_NAMES;[.$E8]+1)" office:value-type="string" office:string-value="Chineham Tigers - Amber" calcext:value-type="string">
            <text:p>Chineham Tigers - Amber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1&quot;},&quot;tag&quot;:&quot;2&quot;, &quot;homeTeam&quot;:&quot;STBGFC Boys&quot;, &quot;awayTeam&quot;:&quot;Chineham Tigers - Amber&quot;}" calcext:value-type="string">
            <text:p>{"__v":0,"day":1,"dateTime":52020000,"duration":"10m","pitch":"3","competition":{"name":"U11", "section":"A Groups", "group":"1"},"tag":"2", "homeTeam":"STBGFC Boys", "awayTeam":"Chineham Tigers - Amber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 office:value-type="string" office:string-value="Oakley - Green" calcext:value-type="string">
            <text:p>Oakley - Green</text:p>
          </table:table-cell>
          <table:table-cell table:formula="of:=VLOOKUP([.G9];TRANSLATED_TEAM_NAMES;[.$E9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2&quot;},&quot;tag&quot;:&quot;2&quot;, &quot;homeTeam&quot;:&quot;Oakley - Green&quot;, &quot;awayTeam&quot;:&quot;Bracknell Town FC Colts - Reds&quot;}" calcext:value-type="string">
            <text:p>{"__v":0,"day":1,"dateTime":52020000,"duration":"10m","pitch":"4","competition":{"name":"U11", "section":"A Groups", "group":"2"},"tag":"2", "homeTeam":"Oakley - Green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0];TRANSLATED_TEAM_NAMES;[.$E10]+1)" office:value-type="string" office:string-value="Rushmoor Comm. Dragons Yellow" calcext:value-type="string">
            <text:p>Rushmoor Comm. Dragons Yellow</text:p>
          </table:table-cell>
          <table:table-cell table:formula="of:=VLOOKUP([.G10];TRANSLATED_TEAM_NAMES;[.$E10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Rushmoor Comm. Dragons Yellow&quot;, &quot;awayTeam&quot;:&quot;Wokingham &amp; Emmbrook Sumas&quot;}" calcext:value-type="string">
            <text:p>{"__v":0,"day":1,"dateTime":52740000,"duration":"10m","pitch":"1","competition":{"name":"U11", "section":"A Groups", "group":"1"},"tag":"3", "homeTeam":"Rushmoor Comm. Dragons Yellow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52740000" calcext:value-type="float">
            <text:p>527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11];TRANSLATED_TEAM_NAMES;[.$E11]+1)" office:value-type="string" office:string-value="Easington Sports" calcext:value-type="string">
            <text:p>Easington Sports</text:p>
          </table:table-cell>
          <table:table-cell table:formula="of:=VLOOKUP([.G11];TRANSLATED_TEAM_NAMES;[.$E11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2&quot;},&quot;tag&quot;:&quot;3&quot;, &quot;homeTeam&quot;:&quot;Easington Sports&quot;, &quot;awayTeam&quot;:&quot;Rushmoor Comm. Dragons Blue&quot;}" calcext:value-type="string">
            <text:p>{"__v":0,"day":1,"dateTime":52740000,"duration":"10m","pitch":"2","competition":{"name":"U11", "section":"A Groups", "group":"2"},"tag":"3", "homeTeam":"Easington Sports", "awayTeam":"Rushmoor Comm. Dragons Blue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2];TRANSLATED_TEAM_NAMES;[.$E12]+1)">
            <text:p/>
          </table:table-cell>
          <table:table-cell table:formula="of:=VLOOKUP([.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1&quot;},&quot;tag&quot;:&quot;3&quot;, &quot;homeTeam&quot;:&quot;&quot;, &quot;awayTeam&quot;:&quot;&quot;}" calcext:value-type="string">
            <text:p>{"__v":0,"day":1,"dateTime":52740000,"duration":"10m","pitch":"3","competition":{"name":"U11", "section":"A Groups", "group":"1"},"tag":"3", "homeTeam":"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52740000" calcext:value-type="float">
            <text:p>527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F13];TRANSLATED_TEAM_NAMES;[.$E13]+1)">
            <text:p/>
          </table:table-cell>
          <table:table-cell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2&quot;},&quot;tag&quot;:&quot;3&quot;, &quot;homeTeam&quot;:&quot;&quot;, &quot;awayTeam&quot;:&quot;&quot;}" calcext:value-type="string">
            <text:p>{"__v":0,"day":1,"dateTime":52740000,"duration":"10m","pitch":"4","competition":{"name":"U11", "section":"A Groups", "group":"2"},"tag":"3", "homeTeam":"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4];TRANSLATED_TEAM_NAMES;[.$E14]+1)" office:value-type="string" office:string-value="Rushmoor Comm. Dragons Yellow" calcext:value-type="string">
            <text:p>Rushmoor Comm. Dragons Yellow</text:p>
          </table:table-cell>
          <table:table-cell table:formula="of:=VLOOKUP([.G14];TRANSLATED_TEAM_NAMES;[.$E14]+1)" office:value-type="string" office:string-value="STBGFC Boys" calcext:value-type="string">
            <text:p>STBGFC Boys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Rushmoor Comm. Dragons Yellow&quot;, &quot;awayTeam&quot;:&quot;STBGFC Boys&quot;}" calcext:value-type="string">
            <text:p>{"__v":0,"day":1,"dateTime":53460000,"duration":"10m","pitch":"1","competition":{"name":"U11", "section":"A Groups", "group":"1"},"tag":"4", "homeTeam":"Rushmoor Comm. Dragons Yellow", "awayTeam":"STBGFC Boy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53460000" calcext:value-type="float">
            <text:p>534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5];TRANSLATED_TEAM_NAMES;[.$E15]+1)" office:value-type="string" office:string-value="Easington Sports" calcext:value-type="string">
            <text:p>Easington Sports</text:p>
          </table:table-cell>
          <table:table-cell table:formula="of:=VLOOKUP([.G15];TRANSLATED_TEAM_NAMES;[.$E15]+1)" office:value-type="string" office:string-value="Oakley - Green" calcext:value-type="string">
            <text:p>Oakley - Green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2&quot;},&quot;tag&quot;:&quot;4&quot;, &quot;homeTeam&quot;:&quot;Easington Sports&quot;, &quot;awayTeam&quot;:&quot;Oakley - Green&quot;}" calcext:value-type="string">
            <text:p>{"__v":0,"day":1,"dateTime":53460000,"duration":"10m","pitch":"2","competition":{"name":"U11", "section":"A Groups", "group":"2"},"tag":"4", "homeTeam":"Easington Sports", "awayTeam":"Oakley - Green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53460000" calcext:value-type="float">
            <text:p>534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6];TRANSLATED_TEAM_NAMES;[.$E16]+1)" office:value-type="string" office:string-value="Chineham Tigers - Amber" calcext:value-type="string">
            <text:p>Chineham Tigers - Amber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1&quot;},&quot;tag&quot;:&quot;4&quot;, &quot;homeTeam&quot;:&quot;Chineham Tigers - Amber&quot;, &quot;awayTeam&quot;:&quot;&quot;}" calcext:value-type="string">
            <text:p>{"__v":0,"day":1,"dateTime":53460000,"duration":"10m","pitch":"3","competition":{"name":"U11", "section":"A Groups", "group":"1"},"tag":"4", "homeTeam":"Chineham Tigers - Amber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53460000" calcext:value-type="float">
            <text:p>534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F17];TRANSLATED_TEAM_NAMES;[.$E17]+1)" office:value-type="string" office:string-value="Bracknell Town FC Colts - Reds" calcext:value-type="string">
            <text:p>Bracknell Town FC Colts - Reds</text:p>
          </table:table-cell>
          <table:table-cell table:formula="of:=VLOOKUP([.G17];TRANSLATED_TEAM_NAMES;[.$E17]+1)">
            <text:p/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2&quot;},&quot;tag&quot;:&quot;4&quot;, &quot;homeTeam&quot;:&quot;Bracknell Town FC Colts - Reds&quot;, &quot;awayTeam&quot;:&quot;&quot;}" calcext:value-type="string">
            <text:p>{"__v":0,"day":1,"dateTime":53460000,"duration":"10m","pitch":"4","competition":{"name":"U11", "section":"A Groups", "group":"2"},"tag":"4", "homeTeam":"Bracknell Town FC Colts - Reds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8];TRANSLATED_TEAM_NAMES;[.$E18]+1)" office:value-type="string" office:string-value="Wokingham &amp; Emmbrook Sumas" calcext:value-type="string">
            <text:p>Wokingham &amp; Emmbrook Sumas</text:p>
          </table:table-cell>
          <table:table-cell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Wokingham &amp; Emmbrook Sumas&quot;, &quot;awayTeam&quot;:&quot;&quot;}" calcext:value-type="string">
            <text:p>{"__v":0,"day":1,"dateTime":54180000,"duration":"10m","pitch":"1","competition":{"name":"U11", "section":"A Groups", "group":"1"},"tag":"5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54180000" calcext:value-type="float">
            <text:p>541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9];TRANSLATED_TEAM_NAMES;[.$E19]+1)" office:value-type="string" office:string-value="Rushmoor Comm. Dragons Blue" calcext:value-type="string">
            <text:p>Rushmoor Comm. Dragons Blue</text:p>
          </table:table-cell>
          <table:table-cell table:formula="of:=VLOOKUP([.G19];TRANSLATED_TEAM_NAMES;[.$E19]+1)">
            <text:p/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2&quot;},&quot;tag&quot;:&quot;5&quot;, &quot;homeTeam&quot;:&quot;Rushmoor Comm. Dragons Blue&quot;, &quot;awayTeam&quot;:&quot;&quot;}" calcext:value-type="string">
            <text:p>{"__v":0,"day":1,"dateTime":54180000,"duration":"10m","pitch":"2","competition":{"name":"U11", "section":"A Groups", "group":"2"},"tag":"5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0];TRANSLATED_TEAM_NAMES;[.$E20]+1)">
            <text:p/>
          </table:table-cell>
          <table:table-cell table:formula="of:=VLOOKUP([.G20];TRANSLATED_TEAM_NAMES;[.$E20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1&quot;},&quot;tag&quot;:&quot;5&quot;, &quot;homeTeam&quot;:&quot;&quot;, &quot;awayTeam&quot;:&quot;Rushmoor Comm. Dragons Yellow&quot;}" calcext:value-type="string">
            <text:p>{"__v":0,"day":1,"dateTime":54180000,"duration":"10m","pitch":"3","competition":{"name":"U11", "section":"A Groups", "group":"1"},"tag":"5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54180000" calcext:value-type="float">
            <text:p>541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F21];TRANSLATED_TEAM_NAMES;[.$E21]+1)">
            <text:p/>
          </table:table-cell>
          <table:table-cell table:formula="of:=VLOOKUP([.G21];TRANSLATED_TEAM_NAMES;[.$E21]+1)" office:value-type="string" office:string-value="Easington Sports" calcext:value-type="string">
            <text:p>Easington Sport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2&quot;},&quot;tag&quot;:&quot;5&quot;, &quot;homeTeam&quot;:&quot;&quot;, &quot;awayTeam&quot;:&quot;Easington Sports&quot;}" calcext:value-type="string">
            <text:p>{"__v":0,"day":1,"dateTime":54180000,"duration":"10m","pitch":"4","competition":{"name":"U11", "section":"A Groups", "group":"2"},"tag":"5", "homeTeam":"", "awayTeam":"Easington Sport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2];TRANSLATED_TEAM_NAMES;[.$E22]+1)" office:value-type="string" office:string-value="STBGFC Boys" calcext:value-type="string">
            <text:p>STBGFC Boys</text:p>
          </table:table-cell>
          <table:table-cell table:formula="of:=VLOOKUP([.G22];TRANSLATED_TEAM_NAMES;[.$E22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1&quot;},&quot;tag&quot;:&quot;6&quot;, &quot;homeTeam&quot;:&quot;STBGFC Boys&quot;, &quot;awayTeam&quot;:&quot;Wokingham &amp; Emmbrook Sumas&quot;}" calcext:value-type="string">
            <text:p>{"__v":0,"day":1,"dateTime":54900000,"duration":"10m","pitch":"1","competition":{"name":"U11", "section":"A Groups", "group":"1"},"tag":"6", "homeTeam":"STBGFC Boys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54900000" calcext:value-type="float">
            <text:p>549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23];TRANSLATED_TEAM_NAMES;[.$E23]+1)" office:value-type="string" office:string-value="Oakley - Green" calcext:value-type="string">
            <text:p>Oakley - Green</text:p>
          </table:table-cell>
          <table:table-cell table:formula="of:=VLOOKUP([.G23];TRANSLATED_TEAM_NAMES;[.$E23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2&quot;},&quot;tag&quot;:&quot;6&quot;, &quot;homeTeam&quot;:&quot;Oakley - Green&quot;, &quot;awayTeam&quot;:&quot;Rushmoor Comm. Dragons Blue&quot;}" calcext:value-type="string">
            <text:p>{"__v":0,"day":1,"dateTime":54900000,"duration":"10m","pitch":"2","competition":{"name":"U11", "section":"A Groups", "group":"2"},"tag":"6", "homeTeam":"Oakley - Green", "awayTeam":"Rushmoor Comm. Dragons Blue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4];TRANSLATED_TEAM_NAMES;[.$E24]+1)">
            <text:p/>
          </table:table-cell>
          <table:table-cell table:formula="of:=VLOOKUP([.G24];TRANSLATED_TEAM_NAMES;[.$E24]+1)" office:value-type="string" office:string-value="Chineham Tigers - Amber" calcext:value-type="string">
            <text:p>Chineham Tigers - Amber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1&quot;},&quot;tag&quot;:&quot;6&quot;, &quot;homeTeam&quot;:&quot;&quot;, &quot;awayTeam&quot;:&quot;Chineham Tigers - Amber&quot;}" calcext:value-type="string">
            <text:p>{"__v":0,"day":1,"dateTime":54900000,"duration":"10m","pitch":"3","competition":{"name":"U11", "section":"A Groups", "group":"1"},"tag":"6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54900000" calcext:value-type="float">
            <text:p>549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25];TRANSLATED_TEAM_NAMES;[.$E25]+1)">
            <text:p/>
          </table:table-cell>
          <table:table-cell table:formula="of:=VLOOKUP([.G25];TRANSLATED_TEAM_NAMES;[.$E25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2&quot;},&quot;tag&quot;:&quot;6&quot;, &quot;homeTeam&quot;:&quot;&quot;, &quot;awayTeam&quot;:&quot;Bracknell Town FC Colts - Reds&quot;}" calcext:value-type="string">
            <text:p>{"__v":0,"day":1,"dateTime":54900000,"duration":"10m","pitch":"4","competition":{"name":"U11", "section":"A Groups", "group":"2"},"tag":"6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6];TRANSLATED_TEAM_NAMES;[.$E26]+1)">
            <text:p/>
          </table:table-cell>
          <table:table-cell table:formula="of:=VLOOKUP([.G26];TRANSLATED_TEAM_NAMES;[.$E26]+1)" office:value-type="string" office:string-value="STBGFC Boys" calcext:value-type="string">
            <text:p>STBGFC Boys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55620000,&quot;duration&quot;:&quot;10m&quot;,&quot;pitch&quot;:&quot;1&quot;,&quot;competition&quot;:{&quot;name&quot;:&quot;U11&quot;, &quot;section&quot;:&quot;A Groups&quot;, &quot;group&quot;:&quot;1&quot;},&quot;tag&quot;:&quot;7&quot;, &quot;homeTeam&quot;:&quot;&quot;, &quot;awayTeam&quot;:&quot;STBGFC Boys&quot;}" calcext:value-type="string">
            <text:p>{"__v":0,"day":1,"dateTime":55620000,"duration":"10m","pitch":"1","competition":{"name":"U11", "section":"A Groups", "group":"1"},"tag":"7", "homeTeam":"", "awayTeam":"STBGFC Boy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55620000" calcext:value-type="float">
            <text:p>5562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F27];TRANSLATED_TEAM_NAMES;[.$E27]+1)">
            <text:p/>
          </table:table-cell>
          <table:table-cell table:formula="of:=VLOOKUP([.G27];TRANSLATED_TEAM_NAMES;[.$E27]+1)" office:value-type="string" office:string-value="Oakley - Green" calcext:value-type="string">
            <text:p>Oakley - Green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55620000,&quot;duration&quot;:&quot;10m&quot;,&quot;pitch&quot;:&quot;2&quot;,&quot;competition&quot;:{&quot;name&quot;:&quot;U11&quot;, &quot;section&quot;:&quot;A Groups&quot;, &quot;group&quot;:&quot;2&quot;},&quot;tag&quot;:&quot;7&quot;, &quot;homeTeam&quot;:&quot;&quot;, &quot;awayTeam&quot;:&quot;Oakley - Green&quot;}" calcext:value-type="string">
            <text:p>{"__v":0,"day":1,"dateTime":55620000,"duration":"10m","pitch":"2","competition":{"name":"U11", "section":"A Groups", "group":"2"},"tag":"7", "homeTeam":"", "awayTeam":"Oakley - Green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8];TRANSLATED_TEAM_NAMES;[.$E28]+1)" office:value-type="string" office:string-value="Rushmoor Comm. Dragons Yellow" calcext:value-type="string">
            <text:p>Rushmoor Comm. Dragons Yellow</text:p>
          </table:table-cell>
          <table:table-cell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55620000,&quot;duration&quot;:&quot;10m&quot;,&quot;pitch&quot;:&quot;3&quot;,&quot;competition&quot;:{&quot;name&quot;:&quot;U11&quot;, &quot;section&quot;:&quot;A Groups&quot;, &quot;group&quot;:&quot;1&quot;},&quot;tag&quot;:&quot;7&quot;, &quot;homeTeam&quot;:&quot;Rushmoor Comm. Dragons Yellow&quot;, &quot;awayTeam&quot;:&quot;&quot;}" calcext:value-type="string">
            <text:p>{"__v":0,"day":1,"dateTime":55620000,"duration":"10m","pitch":"3","competition":{"name":"U11", "section":"A Groups", "group":"1"},"tag":"7", "homeTeam":"Rushmoor Comm. Dragons Yellow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55620000" calcext:value-type="float">
            <text:p>556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F29];TRANSLATED_TEAM_NAMES;[.$E29]+1)" office:value-type="string" office:string-value="Easington Sports" calcext:value-type="string">
            <text:p>Easington Sports</text:p>
          </table:table-cell>
          <table:table-cell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55620000,&quot;duration&quot;:&quot;10m&quot;,&quot;pitch&quot;:&quot;4&quot;,&quot;competition&quot;:{&quot;name&quot;:&quot;U11&quot;, &quot;section&quot;:&quot;A Groups&quot;, &quot;group&quot;:&quot;2&quot;},&quot;tag&quot;:&quot;7&quot;, &quot;homeTeam&quot;:&quot;Easington Sports&quot;, &quot;awayTeam&quot;:&quot;&quot;}" calcext:value-type="string">
            <text:p>{"__v":0,"day":1,"dateTime":55620000,"duration":"10m","pitch":"4","competition":{"name":"U11", "section":"A Groups", "group":"2"},"tag":"7", "homeTeam":"Easington Sport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56340000" calcext:value-type="float">
            <text:p>563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0];TRANSLATED_TEAM_NAMES;[.$E30]+1)" office:value-type="string" office:string-value="Wokingham &amp; Emmbrook Sumas" calcext:value-type="string">
            <text:p>Wokingham &amp; Emmbrook Sumas</text:p>
          </table:table-cell>
          <table:table-cell table:formula="of:=VLOOKUP([.G30];TRANSLATED_TEAM_NAMES;[.$E30]+1)" office:value-type="string" office:string-value="Chineham Tigers - Amber" calcext:value-type="string">
            <text:p>Chineham Tigers - Amber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6340000,&quot;duration&quot;:&quot;10m&quot;,&quot;pitch&quot;:&quot;1&quot;,&quot;competition&quot;:{&quot;name&quot;:&quot;U11&quot;, &quot;section&quot;:&quot;A Groups&quot;, &quot;group&quot;:&quot;1&quot;},&quot;tag&quot;:&quot;8&quot;, &quot;homeTeam&quot;:&quot;Wokingham &amp; Emmbrook Sumas&quot;, &quot;awayTeam&quot;:&quot;Chineham Tigers - Amber&quot;}" calcext:value-type="string">
            <text:p>{"__v":0,"day":1,"dateTime":56340000,"duration":"10m","pitch":"1","competition":{"name":"U11", "section":"A Groups", "group":"1"},"tag":"8", "homeTeam":"Wokingham &amp; Emmbrook Sumas", "awayTeam":"Chineham Tigers - Amber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56340000" calcext:value-type="float">
            <text:p>563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31];TRANSLATED_TEAM_NAMES;[.$E31]+1)" office:value-type="string" office:string-value="Rushmoor Comm. Dragons Blue" calcext:value-type="string">
            <text:p>Rushmoor Comm. Dragons Blue</text:p>
          </table:table-cell>
          <table:table-cell table:formula="of:=VLOOKUP([.G31];TRANSLATED_TEAM_NAMES;[.$E31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6340000,&quot;duration&quot;:&quot;10m&quot;,&quot;pitch&quot;:&quot;2&quot;,&quot;competition&quot;:{&quot;name&quot;:&quot;U11&quot;, &quot;section&quot;:&quot;A Groups&quot;, &quot;group&quot;:&quot;2&quot;},&quot;tag&quot;:&quot;8&quot;, &quot;homeTeam&quot;:&quot;Rushmoor Comm. Dragons Blue&quot;, &quot;awayTeam&quot;:&quot;Bracknell Town FC Colts - Reds&quot;}" calcext:value-type="string">
            <text:p>{"__v":0,"day":1,"dateTime":56340000,"duration":"10m","pitch":"2","competition":{"name":"U11", "section":"A Groups", "group":"2"},"tag":"8", "homeTeam":"Rushmoor Comm. Dragons Blue", "awayTeam":"Bracknell Town FC Colts - Reds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2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G1_P1&quot;" office:value-type="string" office:string-value="U11_AGroups_G1_P1" calcext:value-type="string">
            <text:p>U11_AGroups_G1_P1</text:p>
          </table:table-cell>
          <table:table-cell table:formula="of:=AGE_GROUP_TRANSLATED&amp;&quot;_&quot;&amp;SECTION_TRANSLATED&amp;&quot;_G2_P1&quot;" office:value-type="string" office:string-value="U11_AGroups_G2_P1" calcext:value-type="string">
            <text:p>U11_AGroups_G2_P1</text:p>
          </table:table-cell>
          <table:table-cell table:style-name="ce74" office:value-type="string" calcext:value-type="string">
            <text:p>Winner Group 1</text:p>
          </table:table-cell>
          <table:table-cell table:style-name="ce88" office:value-type="string" calcext:value-type="string">
            <text:p>2<text:span text:style-name="T1">nd</text:span> Group 2</text:p>
          </table:table-cell>
          <table:table-cell table:style-name="ce78" table:formula="of:=IF(MOD([.$C32]; NUM_PITCHES)=0;INDEX(PITCHES;1;NUM_PITCHES);INDEX(PITCHES;1;MOD([.$C3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1,&quot;dateTime&quot;:57840000,&quot;duration&quot;:&quot;10m&quot;,&quot;pitch&quot;:&quot;1&quot;,&quot;competition&quot;:{&quot;name&quot;:&quot;U11&quot;, &quot;section&quot;:&quot;A Groups&quot;},&quot;tag&quot;:&quot;SF1&quot;, &quot;homeTeam&quot;:&quot;Winner Group 1&quot;, &quot;awayTeam&quot;:&quot;2nd Group 2&quot;, &quot;homeTeamFrom&quot;:&quot;U11_AGroups_G1_P1&quot;, &quot;awayTeamFrom&quot;:&quot;U11_AGroups_G2_P1&quot;, &quot;stage2Tag&quot;:&quot;U11_AGroups_SF1&quot;}" calcext:value-type="string">
            <text:p>{"__v":0,"day":1,"dateTime":57840000,"duration":"10m","pitch":"1","competition":{"name":"U11", "section":"A Groups"},"tag":"SF1", "homeTeam":"Winner Group 1", "awayTeam":"2nd Group 2", "homeTeamFrom":"U11_AGroups_G1_P1", "awayTeamFrom":"U11_AGroups_G2_P1", "stage2Tag":"U11_AGroups_SF1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3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formula="of:=AGE_GROUP_TRANSLATED&amp;&quot;_&quot;&amp;SECTION_TRANSLATED&amp;&quot;_G2_P1&quot;" office:value-type="string" office:string-value="U11_AGroups_G2_P1" calcext:value-type="string">
            <text:p>U11_AGroups_G2_P1</text:p>
          </table:table-cell>
          <table:table-cell table:formula="of:=AGE_GROUP_TRANSLATED&amp;&quot;_&quot;&amp;SECTION_TRANSLATED&amp;&quot;_G1_P2&quot;" office:value-type="string" office:string-value="U11_AGroups_G1_P2" calcext:value-type="string">
            <text:p>U11_AGroups_G1_P2</text:p>
          </table:table-cell>
          <table:table-cell table:style-name="ce74" office:value-type="string" calcext:value-type="string">
            <text:p>Winner Group 2</text:p>
          </table:table-cell>
          <table:table-cell table:style-name="ce88" office:value-type="string" calcext:value-type="string">
            <text:p>2<text:span text:style-name="T1">nd</text:span> Group 1</text:p>
          </table:table-cell>
          <table:table-cell table:style-name="ce78" table:formula="of:=IF(MOD([.$C33]; NUM_PITCHES)=0;INDEX(PITCHES;1;NUM_PITCHES);INDEX(PITCHES;1;MOD([.$C3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1,&quot;dateTime&quot;:57840000,&quot;duration&quot;:&quot;10m&quot;,&quot;pitch&quot;:&quot;2&quot;,&quot;competition&quot;:{&quot;name&quot;:&quot;U11&quot;, &quot;section&quot;:&quot;A Groups&quot;},&quot;tag&quot;:&quot;SF2&quot;, &quot;homeTeam&quot;:&quot;Winner Group 2&quot;, &quot;awayTeam&quot;:&quot;2nd Group 1&quot;, &quot;homeTeamFrom&quot;:&quot;U11_AGroups_G2_P1&quot;, &quot;awayTeamFrom&quot;:&quot;U11_AGroups_G1_P2&quot;, &quot;stage2Tag&quot;:&quot;U11_AGroups_SF2&quot;}" calcext:value-type="string">
            <text:p>{"__v":0,"day":1,"dateTime":57840000,"duration":"10m","pitch":"2","competition":{"name":"U11", "section":"A Groups"},"tag":"SF2", "homeTeam":"Winner Group 2", "awayTeam":"2nd Group 1", "homeTeamFrom":"U11_AGroups_G2_P1", "awayTeamFrom":"U11_AGroups_G1_P2", "stage2Tag":"U11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4]&gt;[.$J33];[.B33];[.B33]+1)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4]-1)) + SECTION_GAP_MS" office:value-type="float" office:value="58560000" calcext:value-type="float">
            <text:p>58560000</text:p>
          </table:table-cell>
          <table:table-cell table:style-name="ce19" table:formula="of:=AGE_GROUP_TRANSLATED&amp;&quot;_&quot;&amp;SECTION_TRANSLATED&amp;&quot;_FNL&quot;" office:value-type="string" office:string-value="U11_AGroups_FNL" calcext:value-type="string">
            <text:p>U11_AGroups_FNL</text:p>
          </table:table-cell>
          <table:table-cell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1,&quot;dateTime&quot;:58560000,&quot;duration&quot;:&quot;10m&quot;,&quot;pitch&quot;:&quot;1&quot;,&quot;competition&quot;:{&quot;name&quot;:&quot;U11&quot;, &quot;section&quot;:&quot;A Groups&quot;},&quot;tag&quot;:&quot;FNL&quot;, &quot;homeTeam&quot;:&quot;Winner SF1&quot;, &quot;awayTeam&quot;:&quot;Winner SF2&quot;, &quot;homeTeamFrom&quot;:&quot;U11_AGroups_SF1&quot;, &quot;awayTeamFrom&quot;:&quot;U11_AGroups_SF2&quot;, &quot;stage2Tag&quot;:&quot;U11_AGroups_FNL&quot;}" calcext:value-type="string">
            <text:p>{"__v":0,"day":1,"dateTime":58560000,"duration":"10m","pitch":"1","competition":{"name":"U11", "section":"A Groups"},"tag":"FNL", "homeTeam":"Winner SF1", "awayTeam":"Winner SF2", "homeTeamFrom":"U11_AGroups_SF1", "awayTeamFrom":"U11_AGroups_SF2", "stage2Tag":"U11_AGroup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77"/>
          <table:table-cell table:style-name="ce23"/>
          <table:table-cell table:style-name="ce80"/>
          <table:table-cell table:style-name="ce23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6 KO P=3" table:style-name="ta1">
        <table:table-column table:style-name="co37" table:default-cell-style-name="ce73"/>
        <table:table-column table:style-name="co36" table:default-cell-style-name="ce73"/>
        <table:table-column table:style-name="co38" table:default-cell-style-name="ce73"/>
        <table:table-column table:style-name="co39" table:default-cell-style-name="ce19"/>
        <table:table-column table:style-name="co40" table:number-columns-repeated="3" table:default-cell-style-name="ce19"/>
        <table:table-column table:style-name="co41" table:default-cell-style-name="ce23"/>
        <table:table-column table:style-name="co41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51300000" calcext:value-type="float">
            <text:p>513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];TRANSLATED_TEAM_NAMES;[.$E2]+1)" office:value-type="string" office:string-value="STBGFC Boys" calcext:value-type="string">
            <text:p>STBGFC Boys</text:p>
          </table:table-cell>
          <table:table-cell table:style-name="ce77" table:formula="of:=VLOOKUP([.G2];TRANSLATED_TEAM_NAMES;[.$E2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1","competition":{"name":"U11", "section":"A Groups", "group":"1"},"tag":"1", "homeTeam":"STBGFC Boys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51300000" calcext:value-type="float">
            <text:p>513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>
            <text:p/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&quot;, &quot;awayTeam&quot;:&quot;&quot;}" calcext:value-type="string">
            <text:p>{"__v":0,"day":1,"dateTime":51300000,"duration":"10m","pitch":"2","competition":{"name":"U11", "section":"A Groups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51300000" calcext:value-type="float">
            <text:p>513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Chineham Tigers - Amber" calcext:value-type="string">
            <text:p>Chineham Tigers - Amber</text:p>
          </table:table-cell>
          <table:table-cell table:style-name="ce77" table:formula="of:=VLOOKUP([.G4];TRANSLATED_TEAM_NAMES;[.$E4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3","competition":{"name":"U11", "section":"A Groups", "group":"1"},"tag":"1", "homeTeam":"Chineham Tigers - Amber", "awayTeam":"Rushmoor Comm. Dragons Yellow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51300000" calcext:value-type="float">
            <text:p>513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Oakley - Green" calcext:value-type="string">
            <text:p>Oakley - Green</text:p>
          </table:table-cell>
          <table:table-cell table:style-name="ce77" table:formula="of:=VLOOKUP([.G5];TRANSLATED_TEAM_NAMES;[.$E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2&quot;},&quot;tag&quot;:&quot;1&quot;, &quot;homeTeam&quot;:&quot;Oakley - Green&quot;, &quot;awayTeam&quot;:&quot;Rushmoor Comm. Dragons Blue&quot;}" calcext:value-type="string">
            <text:p>{"__v":0,"day":1,"dateTime":51300000,"duration":"10m","pitch":"4","competition":{"name":"U11", "section":"A Groups", "group":"2"},"tag":"1", "homeTeam":"Oakley - Green", "awayTeam":"Rushmoor Comm. Dragons Blue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52020000" calcext:value-type="float">
            <text:p>520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6];TRANSLATED_TEAM_NAMES;[.$E6]+1)">
            <text:p/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2&quot;},&quot;tag&quot;:&quot;2&quot;, &quot;homeTeam&quot;:&quot;&quot;, &quot;awayTeam&quot;:&quot;&quot;}" calcext:value-type="string">
            <text:p>{"__v":0,"day":1,"dateTime":52020000,"duration":"10m","pitch":"1","competition":{"name":"U11", "section":"A Groups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52020000" calcext:value-type="float">
            <text:p>520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7];TRANSLATED_TEAM_NAMES;[.$E7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7];TRANSLATED_TEAM_NAMES;[.$E7]+1)" office:value-type="string" office:string-value="Easington Sports" calcext:value-type="string">
            <text:p>Easington Sports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2&quot;},&quot;tag&quot;:&quot;2&quot;, &quot;homeTeam&quot;:&quot;Bracknell Town FC Colts - Reds&quot;, &quot;awayTeam&quot;:&quot;Easington Sports&quot;}" calcext:value-type="string">
            <text:p>{"__v":0,"day":1,"dateTime":52020000,"duration":"10m","pitch":"2","competition":{"name":"U11", "section":"A Groups", "group":"2"},"tag":"2", "homeTeam":"Bracknell Town FC Colts - Reds", "awayTeam":"Easington Sport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52020000" calcext:value-type="float">
            <text:p>520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8];TRANSLATED_TEAM_NAMES;[.$E8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1&quot;},&quot;tag&quot;:&quot;2&quot;, &quot;homeTeam&quot;:&quot;Rushmoor Comm. Dragons Yellow&quot;, &quot;awayTeam&quot;:&quot;&quot;}" calcext:value-type="string">
            <text:p>{"__v":0,"day":1,"dateTime":52020000,"duration":"10m","pitch":"3","competition":{"name":"U11", "section":"A Groups", "group":"1"},"tag":"2", "homeTeam":"Rushmoor Comm. Dragons Yellow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52020000" calcext:value-type="float">
            <text:p>520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9];TRANSLATED_TEAM_NAMES;[.$E9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9];TRANSLATED_TEAM_NAMES;[.$E9]+1)" office:value-type="string" office:string-value="Chineham Tigers - Amber" calcext:value-type="string">
            <text:p>Chineham Tigers - Amber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1&quot;},&quot;tag&quot;:&quot;2&quot;, &quot;homeTeam&quot;:&quot;Wokingham &amp; Emmbrook Sumas&quot;, &quot;awayTeam&quot;:&quot;Chineham Tigers - Amber&quot;}" calcext:value-type="string">
            <text:p>{"__v":0,"day":1,"dateTime":52020000,"duration":"10m","pitch":"4","competition":{"name":"U11", "section":"A Groups", "group":"1"},"tag":"2", "homeTeam":"Wokingham &amp; Emmbrook Sumas", "awayTeam":"Chineham Tigers - Amber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52740000" calcext:value-type="float">
            <text:p>527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0];TRANSLATED_TEAM_NAMES;[.$E10]+1)">
            <text:p/>
          </table:table-cell>
          <table:table-cell table:style-name="ce77" table:formula="of:=VLOOKUP([.G10];TRANSLATED_TEAM_NAMES;[.$E10]+1)" office:value-type="string" office:string-value="STBGFC Boys" calcext:value-type="string">
            <text:p>STBGFC Boys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&quot;, &quot;awayTeam&quot;:&quot;STBGFC Boys&quot;}" calcext:value-type="string">
            <text:p>{"__v":0,"day":1,"dateTime":52740000,"duration":"10m","pitch":"1","competition":{"name":"U11", "section":"A Groups", "group":"1"},"tag":"3", "homeTeam":"", "awayTeam":"STBGFC Boy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52740000" calcext:value-type="float">
            <text:p>527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Easington Sports" calcext:value-type="string">
            <text:p>Easington Sports</text:p>
          </table:table-cell>
          <table:table-cell table:style-name="ce77" table:formula="of:=VLOOKUP([.G11];TRANSLATED_TEAM_NAMES;[.$E11]+1)">
            <text:p/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2&quot;},&quot;tag&quot;:&quot;3&quot;, &quot;homeTeam&quot;:&quot;Easington Sports&quot;, &quot;awayTeam&quot;:&quot;&quot;}" calcext:value-type="string">
            <text:p>{"__v":0,"day":1,"dateTime":52740000,"duration":"10m","pitch":"2","competition":{"name":"U11", "section":"A Groups", "group":"2"},"tag":"3", "homeTeam":"Easington Sports", "awayTeam":"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52740000" calcext:value-type="float">
            <text:p>527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2];TRANSLATED_TEAM_NAMES;[.$E12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12];TRANSLATED_TEAM_NAMES;[.$E12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2&quot;},&quot;tag&quot;:&quot;3&quot;, &quot;homeTeam&quot;:&quot;Rushmoor Comm. Dragons Blue&quot;, &quot;awayTeam&quot;:&quot;Bracknell Town FC Colts - Reds&quot;}" calcext:value-type="string">
            <text:p>{"__v":0,"day":1,"dateTime":52740000,"duration":"10m","pitch":"3","competition":{"name":"U11", "section":"A Groups", "group":"2"},"tag":"3", "homeTeam":"Rushmoor Comm. Dragons Blue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52740000" calcext:value-type="float">
            <text:p>527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Oakley - Green" calcext:value-type="string">
            <text:p>Oakley - Green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2&quot;},&quot;tag&quot;:&quot;3&quot;, &quot;homeTeam&quot;:&quot;&quot;, &quot;awayTeam&quot;:&quot;Oakley - Green&quot;}" calcext:value-type="string">
            <text:p>{"__v":0,"day":1,"dateTime":52740000,"duration":"10m","pitch":"4","competition":{"name":"U11", "section":"A Groups", "group":"2"},"tag":"3", "homeTeam":"", "awayTeam":"Oakley - Green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53460000" calcext:value-type="float">
            <text:p>534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 office:value-type="string" office:string-value="STBGFC Boys" calcext:value-type="string">
            <text:p>STBGFC Boys</text:p>
          </table:table-cell>
          <table:table-cell table:style-name="ce77" table:formula="of:=VLOOKUP([.G14];TRANSLATED_TEAM_NAMES;[.$E14]+1)" office:value-type="string" office:string-value="Chineham Tigers - Amber" calcext:value-type="string">
            <text:p>Chineham Tigers - Amber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STBGFC Boys&quot;, &quot;awayTeam&quot;:&quot;Chineham Tigers - Amber&quot;}" calcext:value-type="string">
            <text:p>{"__v":0,"day":1,"dateTime":53460000,"duration":"10m","pitch":"1","competition":{"name":"U11", "section":"A Groups", "group":"1"},"tag":"4", "homeTeam":"STBGFC Boys", "awayTeam":"Chineham Tigers - Amber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53460000" calcext:value-type="float">
            <text:p>534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5];TRANSLATED_TEAM_NAMES;[.$E15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15];TRANSLATED_TEAM_NAMES;[.$E15]+1)">
            <text:p/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1&quot;},&quot;tag&quot;:&quot;4&quot;, &quot;homeTeam&quot;:&quot;Rushmoor Comm. Dragons Yellow&quot;, &quot;awayTeam&quot;:&quot;&quot;}" calcext:value-type="string">
            <text:p>{"__v":0,"day":1,"dateTime":53460000,"duration":"10m","pitch":"2","competition":{"name":"U11", "section":"A Groups", "group":"1"},"tag":"4", "homeTeam":"Rushmoor Comm. Dragons Yellow", "awayTeam":"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53460000" calcext:value-type="float">
            <text:p>534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1&quot;},&quot;tag&quot;:&quot;4&quot;, &quot;homeTeam&quot;:&quot;&quot;, &quot;awayTeam&quot;:&quot;Wokingham &amp; Emmbrook Sumas&quot;}" calcext:value-type="string">
            <text:p>{"__v":0,"day":1,"dateTime":53460000,"duration":"10m","pitch":"3","competition":{"name":"U11", "section":"A Groups", "group":"1"},"tag":"4", "homeTeam":"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53460000" calcext:value-type="float">
            <text:p>534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7];TRANSLATED_TEAM_NAMES;[.$E17]+1)" office:value-type="string" office:string-value="Oakley - Green" calcext:value-type="string">
            <text:p>Oakley - Green</text:p>
          </table:table-cell>
          <table:table-cell table:style-name="ce77" table:formula="of:=VLOOKUP([.G17];TRANSLATED_TEAM_NAMES;[.$E17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2&quot;},&quot;tag&quot;:&quot;4&quot;, &quot;homeTeam&quot;:&quot;Oakley - Green&quot;, &quot;awayTeam&quot;:&quot;Bracknell Town FC Colts - Reds&quot;}" calcext:value-type="string">
            <text:p>{"__v":0,"day":1,"dateTime":53460000,"duration":"10m","pitch":"4","competition":{"name":"U11", "section":"A Groups", "group":"2"},"tag":"4", "homeTeam":"Oakley - Green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54180000" calcext:value-type="float">
            <text:p>541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18];TRANSLATED_TEAM_NAMES;[.$E18]+1)" office:value-type="string" office:string-value="Easington Sports" calcext:value-type="string">
            <text:p>Easington Sports</text:p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2&quot;},&quot;tag&quot;:&quot;5&quot;, &quot;homeTeam&quot;:&quot;Easington Sports&quot;, &quot;awayTeam&quot;:&quot;&quot;}" calcext:value-type="string">
            <text:p>{"__v":0,"day":1,"dateTime":54180000,"duration":"10m","pitch":"1","competition":{"name":"U11", "section":"A Groups", "group":"2"},"tag":"5", "homeTeam":"Easington Sport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54180000" calcext:value-type="float">
            <text:p>541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2&quot;},&quot;tag&quot;:&quot;5&quot;, &quot;homeTeam&quot;:&quot;&quot;, &quot;awayTeam&quot;:&quot;Rushmoor Comm. Dragons Blue&quot;}" calcext:value-type="string">
            <text:p>{"__v":0,"day":1,"dateTime":54180000,"duration":"10m","pitch":"2","competition":{"name":"U11", "section":"A Groups", "group":"2"},"tag":"5", "homeTeam":"", "awayTeam":"Rushmoor Comm. Dragons Blue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54180000" calcext:value-type="float">
            <text:p>541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0];TRANSLATED_TEAM_NAMES;[.$E20]+1)" office:value-type="string" office:string-value="Chineham Tigers - Amber" calcext:value-type="string">
            <text:p>Chineham Tigers - Amber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1&quot;},&quot;tag&quot;:&quot;5&quot;, &quot;homeTeam&quot;:&quot;Chineham Tigers - Amber&quot;, &quot;awayTeam&quot;:&quot;&quot;}" calcext:value-type="string">
            <text:p>{"__v":0,"day":1,"dateTime":54180000,"duration":"10m","pitch":"3","competition":{"name":"U11", "section":"A Groups", "group":"1"},"tag":"5", "homeTeam":"Chineham Tigers - Amber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54180000" calcext:value-type="float">
            <text:p>541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21];TRANSLATED_TEAM_NAMES;[.$E21]+1)" office:value-type="string" office:string-value="STBGFC Boys" calcext:value-type="string">
            <text:p>STBGFC Boys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1&quot;},&quot;tag&quot;:&quot;5&quot;, &quot;homeTeam&quot;:&quot;Rushmoor Comm. Dragons Yellow&quot;, &quot;awayTeam&quot;:&quot;STBGFC Boys&quot;}" calcext:value-type="string">
            <text:p>{"__v":0,"day":1,"dateTime":54180000,"duration":"10m","pitch":"4","competition":{"name":"U11", "section":"A Groups", "group":"1"},"tag":"5", "homeTeam":"Rushmoor Comm. Dragons Yellow", "awayTeam":"STBGFC Boy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54900000" calcext:value-type="float">
            <text:p>549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2];TRANSLATED_TEAM_NAMES;[.$E22]+1)">
            <text:p/>
          </table:table-cell>
          <table:table-cell table:style-name="ce77" table:formula="of:=VLOOKUP([.G22];TRANSLATED_TEAM_NAMES;[.$E22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1&quot;},&quot;tag&quot;:&quot;6&quot;, &quot;homeTeam&quot;:&quot;&quot;, &quot;awayTeam&quot;:&quot;Wokingham &amp; Emmbrook Sumas&quot;}" calcext:value-type="string">
            <text:p>{"__v":0,"day":1,"dateTime":54900000,"duration":"10m","pitch":"1","competition":{"name":"U11", "section":"A Groups", "group":"1"},"tag":"6", "homeTeam":"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54900000" calcext:value-type="float">
            <text:p>549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23];TRANSLATED_TEAM_NAMES;[.$E23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2&quot;},&quot;tag&quot;:&quot;6&quot;, &quot;homeTeam&quot;:&quot;Bracknell Town FC Colts - Reds&quot;, &quot;awayTeam&quot;:&quot;&quot;}" calcext:value-type="string">
            <text:p>{"__v":0,"day":1,"dateTime":54900000,"duration":"10m","pitch":"2","competition":{"name":"U11", "section":"A Groups", "group":"2"},"tag":"6", "homeTeam":"Bracknell Town FC Colts - Reds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54900000" calcext:value-type="float">
            <text:p>549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4];TRANSLATED_TEAM_NAMES;[.$E24]+1)" office:value-type="string" office:string-value="Easington Sports" calcext:value-type="string">
            <text:p>Easington Sports</text:p>
          </table:table-cell>
          <table:table-cell table:style-name="ce77" table:formula="of:=VLOOKUP([.G24];TRANSLATED_TEAM_NAMES;[.$E24]+1)" office:value-type="string" office:string-value="Oakley - Green" calcext:value-type="string">
            <text:p>Oakley - Green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2&quot;},&quot;tag&quot;:&quot;6&quot;, &quot;homeTeam&quot;:&quot;Easington Sports&quot;, &quot;awayTeam&quot;:&quot;Oakley - Green&quot;}" calcext:value-type="string">
            <text:p>{"__v":0,"day":1,"dateTime":54900000,"duration":"10m","pitch":"3","competition":{"name":"U11", "section":"A Groups", "group":"2"},"tag":"6", "homeTeam":"Easington Sports", "awayTeam":"Oakley - Green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54900000" calcext:value-type="float">
            <text:p>549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2&quot;},&quot;tag&quot;:&quot;6&quot;, &quot;homeTeam&quot;:&quot;&quot;, &quot;awayTeam&quot;:&quot;Rushmoor Comm. Dragons Blue&quot;}" calcext:value-type="string">
            <text:p>{"__v":0,"day":1,"dateTime":54900000,"duration":"10m","pitch":"4","competition":{"name":"U11", "section":"A Groups", "group":"2"},"tag":"6", "homeTeam":"", "awayTeam":"Rushmoor Comm. Dragons Blue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55620000" calcext:value-type="float">
            <text:p>556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6];TRANSLATED_TEAM_NAMES;[.$E26]+1)" office:value-type="string" office:string-value="Chineham Tigers - Amber" calcext:value-type="string">
            <text:p>Chineham Tigers - Amber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55620000,&quot;duration&quot;:&quot;10m&quot;,&quot;pitch&quot;:&quot;1&quot;,&quot;competition&quot;:{&quot;name&quot;:&quot;U11&quot;, &quot;section&quot;:&quot;A Groups&quot;, &quot;group&quot;:&quot;1&quot;},&quot;tag&quot;:&quot;7&quot;, &quot;homeTeam&quot;:&quot;Chineham Tigers - Amber&quot;, &quot;awayTeam&quot;:&quot;&quot;}" calcext:value-type="string">
            <text:p>{"__v":0,"day":1,"dateTime":55620000,"duration":"10m","pitch":"1","competition":{"name":"U11", "section":"A Groups", "group":"1"},"tag":"7", "homeTeam":"Chineham Tigers - Amber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55620000" calcext:value-type="float">
            <text:p>556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7];TRANSLATED_TEAM_NAMES;[.$E27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27];TRANSLATED_TEAM_NAMES;[.$E27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55620000,&quot;duration&quot;:&quot;10m&quot;,&quot;pitch&quot;:&quot;2&quot;,&quot;competition&quot;:{&quot;name&quot;:&quot;U11&quot;, &quot;section&quot;:&quot;A Groups&quot;, &quot;group&quot;:&quot;1&quot;},&quot;tag&quot;:&quot;7&quot;, &quot;homeTeam&quot;:&quot;Wokingham &amp; Emmbrook Sumas&quot;, &quot;awayTeam&quot;:&quot;Rushmoor Comm. Dragons Yellow&quot;}" calcext:value-type="string">
            <text:p>{"__v":0,"day":1,"dateTime":55620000,"duration":"10m","pitch":"2","competition":{"name":"U11", "section":"A Groups", "group":"1"},"tag":"7", "homeTeam":"Wokingham &amp; Emmbrook Sumas", "awayTeam":"Rushmoor Comm. Dragons Yellow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55620000" calcext:value-type="float">
            <text:p>556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 office:value-type="string" office:string-value="STBGFC Boys" calcext:value-type="string">
            <text:p>STBGFC Boys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55620000,&quot;duration&quot;:&quot;10m&quot;,&quot;pitch&quot;:&quot;3&quot;,&quot;competition&quot;:{&quot;name&quot;:&quot;U11&quot;, &quot;section&quot;:&quot;A Groups&quot;, &quot;group&quot;:&quot;1&quot;},&quot;tag&quot;:&quot;7&quot;, &quot;homeTeam&quot;:&quot;&quot;, &quot;awayTeam&quot;:&quot;STBGFC Boys&quot;}" calcext:value-type="string">
            <text:p>{"__v":0,"day":1,"dateTime":55620000,"duration":"10m","pitch":"3","competition":{"name":"U11", "section":"A Groups", "group":"1"},"tag":"7", "homeTeam":"", "awayTeam":"STBGFC Boy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55620000" calcext:value-type="float">
            <text:p>556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55620000,&quot;duration&quot;:&quot;10m&quot;,&quot;pitch&quot;:&quot;4&quot;,&quot;competition&quot;:{&quot;name&quot;:&quot;U11&quot;, &quot;section&quot;:&quot;A Groups&quot;, &quot;group&quot;:&quot;2&quot;},&quot;tag&quot;:&quot;7&quot;, &quot;homeTeam&quot;:&quot;Bracknell Town FC Colts - Reds&quot;, &quot;awayTeam&quot;:&quot;&quot;}" calcext:value-type="string">
            <text:p>{"__v":0,"day":1,"dateTime":55620000,"duration":"10m","pitch":"4","competition":{"name":"U11", "section":"A Groups", "group":"2"},"tag":"7", "homeTeam":"Bracknell Town FC Colts - Red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56340000" calcext:value-type="float">
            <text:p>563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30];TRANSLATED_TEAM_NAMES;[.$E30]+1)" office:value-type="string" office:string-value="Easington Sports" calcext:value-type="string">
            <text:p>Easington Sports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6340000,&quot;duration&quot;:&quot;10m&quot;,&quot;pitch&quot;:&quot;1&quot;,&quot;competition&quot;:{&quot;name&quot;:&quot;U11&quot;, &quot;section&quot;:&quot;A Groups&quot;, &quot;group&quot;:&quot;2&quot;},&quot;tag&quot;:&quot;8&quot;, &quot;homeTeam&quot;:&quot;Rushmoor Comm. Dragons Blue&quot;, &quot;awayTeam&quot;:&quot;Easington Sports&quot;}" calcext:value-type="string">
            <text:p>{"__v":0,"day":1,"dateTime":56340000,"duration":"10m","pitch":"1","competition":{"name":"U11", "section":"A Groups", "group":"2"},"tag":"8", "homeTeam":"Rushmoor Comm. Dragons Blue", "awayTeam":"Easington Sport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56340000" calcext:value-type="float">
            <text:p>563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31];TRANSLATED_TEAM_NAMES;[.$E31]+1)">
            <text:p/>
          </table:table-cell>
          <table:table-cell table:style-name="ce77" table:formula="of:=VLOOKUP([.G31];TRANSLATED_TEAM_NAMES;[.$E31]+1)" office:value-type="string" office:string-value="Oakley - Green" calcext:value-type="string">
            <text:p>Oakley - Green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6340000,&quot;duration&quot;:&quot;10m&quot;,&quot;pitch&quot;:&quot;2&quot;,&quot;competition&quot;:{&quot;name&quot;:&quot;U11&quot;, &quot;section&quot;:&quot;A Groups&quot;, &quot;group&quot;:&quot;2&quot;},&quot;tag&quot;:&quot;8&quot;, &quot;homeTeam&quot;:&quot;&quot;, &quot;awayTeam&quot;:&quot;Oakley - Green&quot;}" calcext:value-type="string">
            <text:p>{"__v":0,"day":1,"dateTime":56340000,"duration":"10m","pitch":"2","competition":{"name":"U11", "section":"A Groups", "group":"2"},"tag":"8", "homeTeam":"", "awayTeam":"Oakley - Green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32]-1)) + SECTION_GAP_MS" office:value-type="float" office:value="57840000" calcext:value-type="float">
            <text:p>57840000</text:p>
          </table:table-cell>
          <table:table-cell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formula="of:=AGE_GROUP_TRANSLATED&amp;&quot;_&quot;&amp;SECTION_TRANSLATED&amp;&quot;_G1_P2&quot;" office:value-type="string" office:string-value="U11_AGroups_G1_P2" calcext:value-type="string">
            <text:p>U11_AGroups_G1_P2</text:p>
          </table:table-cell>
          <table:table-cell table:formula="of:=AGE_GROUP_TRANSLATED&amp;&quot;_&quot;&amp;SECTION_TRANSLATED&amp;&quot;_G2_P3&quot;" office:value-type="string" office:string-value="U11_AGroups_G2_P3" calcext:value-type="string">
            <text:p>U11_AGroup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32]; NUM_PITCHES)=0;INDEX(PITCHES;1;NUM_PITCHES);INDEX(PITCHES;1;MOD([.$C32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1,&quot;dateTime&quot;:57840000,&quot;duration&quot;:&quot;10m&quot;,&quot;pitch&quot;:&quot;2&quot;,&quot;competition&quot;:{&quot;name&quot;:&quot;U11&quot;, &quot;section&quot;:&quot;A Groups&quot;},&quot;tag&quot;:&quot;QF1&quot;, &quot;homeTeam&quot;:&quot;2nd Group 1&quot;, &quot;awayTeam&quot;:&quot;3rd Group 2&quot;, &quot;homeTeamFrom&quot;:&quot;U11_AGroups_G1_P2&quot;, &quot;awayTeamFrom&quot;:&quot;U11_AGroups_G2_P3&quot;, &quot;stage2Tag&quot;:&quot;U11_AGroups_QF1&quot;}" calcext:value-type="string">
            <text:p>{"__v":0,"day":1,"dateTime":57840000,"duration":"10m","pitch":"2","competition":{"name":"U11", "section":"A Groups"},"tag":"QF1", "homeTeam":"2nd Group 1", "awayTeam":"3rd Group 2", "homeTeamFrom":"U11_AGroups_G1_P2", "awayTeamFrom":"U11_AGroups_G2_P3", "stage2Tag":"U11_AGroups_QF1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33]-1)) + SECTION_GAP_MS" office:value-type="float" office:value="57840000" calcext:value-type="float">
            <text:p>57840000</text:p>
          </table:table-cell>
          <table:table-cell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formula="of:=AGE_GROUP_TRANSLATED&amp;&quot;_&quot;&amp;SECTION_TRANSLATED&amp;&quot;_G2_P2&quot;" office:value-type="string" office:string-value="U11_AGroups_G2_P2" calcext:value-type="string">
            <text:p>U11_AGroups_G2_P2</text:p>
          </table:table-cell>
          <table:table-cell table:formula="of:=AGE_GROUP_TRANSLATED&amp;&quot;_&quot;&amp;SECTION_TRANSLATED&amp;&quot;_G1_P3&quot;" office:value-type="string" office:string-value="U11_AGroups_G1_P3" calcext:value-type="string">
            <text:p>U11_AGroup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33]; NUM_PITCHES)=0;INDEX(PITCHES;1;NUM_PITCHES);INDEX(PITCHES;1;MOD([.$C33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1,&quot;dateTime&quot;:57840000,&quot;duration&quot;:&quot;10m&quot;,&quot;pitch&quot;:&quot;3&quot;,&quot;competition&quot;:{&quot;name&quot;:&quot;U11&quot;, &quot;section&quot;:&quot;A Groups&quot;},&quot;tag&quot;:&quot;QF2&quot;, &quot;homeTeam&quot;:&quot;2nd Group 2&quot;, &quot;awayTeam&quot;:&quot;4th Group 1&quot;, &quot;homeTeamFrom&quot;:&quot;U11_AGroups_G2_P2&quot;, &quot;awayTeamFrom&quot;:&quot;U11_AGroups_G1_P3&quot;, &quot;stage2Tag&quot;:&quot;U11_AGroups_QF2&quot;}" calcext:value-type="string">
            <text:p>{"__v":0,"day":1,"dateTime":57840000,"duration":"10m","pitch":"3","competition":{"name":"U11", "section":"A Groups"},"tag":"QF2", "homeTeam":"2nd Group 2", "awayTeam":"4th Group 1", "homeTeamFrom":"U11_AGroups_G2_P2", "awayTeamFrom":"U11_AGroups_G1_P3", "stage2Tag":"U11_AGroups_QF2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3</text:p>
          </table:table-cell>
          <table:table-cell table:formula="of:=IF([.$J34]&gt;[.$J33];[.B33];[.B33]+1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34]-1)) + SECTION_GAP_MS" office:value-type="float" office:value="58560000" calcext:value-type="float">
            <text:p>58560000</text:p>
          </table:table-cell>
          <table:table-cell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formula="of:=AGE_GROUP_TRANSLATED&amp;&quot;_&quot;&amp;SECTION_TRANSLATED&amp;&quot;_G1_P1&quot;" office:value-type="string" office:string-value="U11_AGroups_G1_P1" calcext:value-type="string">
            <text:p>U11_AGroups_G1_P1</text:p>
          </table:table-cell>
          <table:table-cell table:formula="of:=AGE_GROUP_TRANSLATED&amp;&quot;_&quot;&amp;SECTION_TRANSLATED&amp;&quot;_G2_P4&quot;" office:value-type="string" office:string-value="U11_AGroups_G2_P4" calcext:value-type="string">
            <text:p>U11_AGroups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1,&quot;dateTime&quot;:58560000,&quot;duration&quot;:&quot;10m&quot;,&quot;pitch&quot;:&quot;1&quot;,&quot;competition&quot;:{&quot;name&quot;:&quot;U11&quot;, &quot;section&quot;:&quot;A Groups&quot;},&quot;tag&quot;:&quot;QF3&quot;, &quot;homeTeam&quot;:&quot;Winner Group 1&quot;, &quot;awayTeam&quot;:&quot;4th Group 2&quot;, &quot;homeTeamFrom&quot;:&quot;U11_AGroups_G1_P1&quot;, &quot;awayTeamFrom&quot;:&quot;U11_AGroups_G2_P4&quot;, &quot;stage2Tag&quot;:&quot;U11_AGroups_QF3&quot;}" calcext:value-type="string">
            <text:p>{"__v":0,"day":1,"dateTime":58560000,"duration":"10m","pitch":"1","competition":{"name":"U11", "section":"A Groups"},"tag":"QF3", "homeTeam":"Winner Group 1", "awayTeam":"4th Group 2", "homeTeamFrom":"U11_AGroups_G1_P1", "awayTeamFrom":"U11_AGroups_G2_P4", "stage2Tag":"U11_AGroups_QF3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4</text:p>
          </table:table-cell>
          <table:table-cell table:formula="of:=IF([.$J35]&gt;[.$J34];[.B34];[.B34]+1)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35]-1)) + SECTION_GAP_MS" office:value-type="float" office:value="58560000" calcext:value-type="float">
            <text:p>58560000</text:p>
          </table:table-cell>
          <table:table-cell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formula="of:=AGE_GROUP_TRANSLATED&amp;&quot;_&quot;&amp;SECTION_TRANSLATED&amp;&quot;_G2_P1&quot;" office:value-type="string" office:string-value="U11_AGroups_G2_P1" calcext:value-type="string">
            <text:p>U11_AGroups_G2_P1</text:p>
          </table:table-cell>
          <table:table-cell table:formula="of:=AGE_GROUP_TRANSLATED&amp;&quot;_&quot;&amp;SECTION_TRANSLATED&amp;&quot;_G1_P4&quot;" office:value-type="string" office:string-value="U11_AGroups_G1_P4" calcext:value-type="string">
            <text:p>U11_AGroups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1,&quot;dateTime&quot;:58560000,&quot;duration&quot;:&quot;10m&quot;,&quot;pitch&quot;:&quot;2&quot;,&quot;competition&quot;:{&quot;name&quot;:&quot;U11&quot;, &quot;section&quot;:&quot;A Groups&quot;},&quot;tag&quot;:&quot;QF4&quot;, &quot;homeTeam&quot;:&quot;Winner Group 2&quot;, &quot;awayTeam&quot;:&quot;4th Group 1&quot;, &quot;homeTeamFrom&quot;:&quot;U11_AGroups_G2_P1&quot;, &quot;awayTeamFrom&quot;:&quot;U11_AGroups_G1_P4&quot;, &quot;stage2Tag&quot;:&quot;U11_AGroups_QF4&quot;}" calcext:value-type="string">
            <text:p>{"__v":0,"day":1,"dateTime":58560000,"duration":"10m","pitch":"2","competition":{"name":"U11", "section":"A Groups"},"tag":"QF4", "homeTeam":"Winner Group 2", "awayTeam":"4th Group 1", "homeTeamFrom":"U11_AGroups_G2_P1", "awayTeamFrom":"U11_AGroups_G1_P4", "stage2Tag":"U11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36]-1)) + SECTION_GAP_MS" office:value-type="float" office:value="58560000" calcext:value-type="float">
            <text:p>58560000</text:p>
          </table:table-cell>
          <table:table-cell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1,&quot;dateTime&quot;:58560000,&quot;duration&quot;:&quot;10m&quot;,&quot;pitch&quot;:&quot;4&quot;,&quot;competition&quot;:{&quot;name&quot;:&quot;U11&quot;, &quot;section&quot;:&quot;A Groups&quot;},&quot;tag&quot;:&quot;SF1&quot;, &quot;homeTeam&quot;:&quot;Winner QF1&quot;, &quot;awayTeam&quot;:&quot;Winner QF4&quot;, &quot;homeTeamFrom&quot;:&quot;U11_AGroups_QF1&quot;, &quot;awayTeamFrom&quot;:&quot;U11_AGroups_QF4&quot;, &quot;stage2Tag&quot;:&quot;U11_AGroups_SF1&quot;}" calcext:value-type="string">
            <text:p>{"__v":0,"day":1,"dateTime":58560000,"duration":"10m","pitch":"4","competition":{"name":"U11", "section":"A Groups"},"tag":"SF1", "homeTeam":"Winner QF1", "awayTeam":"Winner QF4", "homeTeamFrom":"U11_AGroups_QF1", "awayTeamFrom":"U11_AGroups_QF4", "stage2Tag":"U11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37]-1)) + SECTION_GAP_MS" office:value-type="float" office:value="59280000" calcext:value-type="float">
            <text:p>59280000</text:p>
          </table:table-cell>
          <table:table-cell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1,&quot;dateTime&quot;:59280000,&quot;duration&quot;:&quot;10m&quot;,&quot;pitch&quot;:&quot;1&quot;,&quot;competition&quot;:{&quot;name&quot;:&quot;U11&quot;, &quot;section&quot;:&quot;A Groups&quot;},&quot;tag&quot;:&quot;SF2&quot;, &quot;homeTeam&quot;:&quot;Winner QF2&quot;, &quot;awayTeam&quot;:&quot;Winner QF3&quot;, &quot;homeTeamFrom&quot;:&quot;U11_AGroups_QF2&quot;, &quot;awayTeamFrom&quot;:&quot;U11_AGroups_QF3&quot;, &quot;stage2Tag&quot;:&quot;U11_AGroups_SF2&quot;}" calcext:value-type="string">
            <text:p>{"__v":0,"day":1,"dateTime":59280000,"duration":"10m","pitch":"1","competition":{"name":"U11", "section":"A Groups"},"tag":"SF2", "homeTeam":"Winner QF2", "awayTeam":"Winner QF3", "homeTeamFrom":"U11_AGroups_QF2", "awayTeamFrom":"U11_AGroups_QF3", "stage2Tag":"U11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38]-1)) + SECTION_GAP_MS" office:value-type="float" office:value="59280000" calcext:value-type="float">
            <text:p>59280000</text:p>
          </table:table-cell>
          <table:table-cell table:formula="of:=AGE_GROUP_TRANSLATED&amp;&quot;_&quot;&amp;SECTION_TRANSLATED&amp;&quot;_FNL&quot;" office:value-type="string" office:string-value="U11_AGroups_FNL" calcext:value-type="string">
            <text:p>U11_AGroups_FNL</text:p>
          </table:table-cell>
          <table:table-cell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1,&quot;dateTime&quot;:59280000,&quot;duration&quot;:&quot;10m&quot;,&quot;pitch&quot;:&quot;3&quot;,&quot;competition&quot;:{&quot;name&quot;:&quot;U11&quot;, &quot;section&quot;:&quot;A Groups&quot;},&quot;tag&quot;:&quot;FNL&quot;, &quot;homeTeam&quot;:&quot;Winner SF1&quot;, &quot;awayTeam&quot;:&quot;Winner SF2&quot;, &quot;homeTeamFrom&quot;:&quot;U11_AGroups_SF1&quot;, &quot;awayTeamFrom&quot;:&quot;U11_AGroups_SF2&quot;, &quot;stage2Tag&quot;:&quot;U11_AGroups_FNL&quot;}" calcext:value-type="string">
            <text:p>{"__v":0,"day":1,"dateTime":59280000,"duration":"10m","pitch":"3","competition":{"name":"U11", "section":"A Groups"},"tag":"FNL", "homeTeam":"Winner SF1", "awayTeam":"Winner SF2", "homeTeamFrom":"U11_AGroups_SF1", "awayTeamFrom":"U11_AGroups_SF2", "stage2Tag":"U11_AGroup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 x 5 KO P=4" table:style-name="ta2" table:print="false">
        <table:table-column table:style-name="co4" table:default-cell-style-name="ce73"/>
        <table:table-column table:style-name="co32" table:default-cell-style-name="ce73"/>
        <table:table-column table:style-name="co5" table:default-cell-style-name="ce74"/>
        <table:table-column table:style-name="co25" table:default-cell-style-name="ce74"/>
        <table:table-column table:style-name="co25" table:default-cell-style-name="ce73"/>
        <table:table-column table:style-name="co25" table:number-columns-repeated="2" table:default-cell-style-name="ce19"/>
        <table:table-column table:style-name="co35" table:default-cell-style-name="ce76"/>
        <table:table-column table:style-name="co35" table:default-cell-style-name="ce77"/>
        <table:table-column table:style-name="co24" table:default-cell-style-name="ce19"/>
        <table:table-column table:style-name="co10" table:default-cell-style-name="ce80"/>
        <table:table-column table:style-name="co3" table:number-columns-repeated="1013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2" office:value-type="string" calcext:value-type="string">
            <text:p>Index</text:p>
          </table:table-cell>
          <table:table-cell table:style-name="ce82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6"/>
          <table:table-cell table:style-name="ce90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formula="of:=FIRST_GAME_MS" office:value-type="float" office:value="51300000" calcext:value-type="float">
            <text:p>51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2];TRANSLATED_TEAM_NAMES;[.$E2]+1)" office:value-type="string" office:string-value="Chineham Tigers - Amber" calcext:value-type="string">
            <text:p>Chineham Tigers - Amber</text:p>
          </table:table-cell>
          <table:table-cell table:formula="of:=VLOOKUP([.G2];TRANSLATED_TEAM_NAMES;[.$E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style-name="Default"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3];TRANSLATED_TEAM_NAMES;[.$E3]+1)" office:value-type="string" office:string-value="Bracknell Town FC Colts - Reds" calcext:value-type="string">
            <text:p>Bracknell Town FC Colts - Reds</text:p>
          </table:table-cell>
          <table:table-cell table:formula="of:=VLOOKUP([.G3];TRANSLATED_TEAM_NAMES;[.$E3]+1)" office:value-type="string" office:string-value="Easington Sports" calcext:value-type="string">
            <text:p>Easington Sport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2&quot;},&quot;tag&quot;:&quot;1&quot;, &quot;homeTeam&quot;:&quot;Bracknell Town FC Colts - Reds&quot;, &quot;awayTeam&quot;:&quot;Easington Sports&quot;}" calcext:value-type="string">
            <text:p>{"__v":0,"day":1,"dateTime":51300000,"duration":"10m","pitch":"2","competition":{"name":"U11", "section":"A Groups", "group":"2"},"tag":"1", "homeTeam":"Bracknell Town FC Colts - Reds", "awayTeam":"Easington Sports"}</text:p>
          </table:table-cell>
          <table:table-cell table:style-name="Default"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table:style-name="ce73"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51300000" calcext:value-type="float">
            <text:p>513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F4];TRANSLATED_TEAM_NAMES;[.$E4]+1)" office:value-type="string" office:string-value="Easington Sports - Reds" calcext:value-type="string">
            <text:p>Easington Sports - Reds</text:p>
          </table:table-cell>
          <table:table-cell table:formula="of:=VLOOKUP([.G4];TRANSLATED_TEAM_NAMES;[.$E4]+1)" office:value-type="string" office:string-value="Eversley &amp; California - Royals" calcext:value-type="string">
            <text:p>Eversley &amp; California - Royal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3&quot;},&quot;tag&quot;:&quot;1&quot;, &quot;homeTeam&quot;:&quot;Easington Sports - Reds&quot;, &quot;awayTeam&quot;:&quot;Eversley &amp; California - Royals&quot;}" calcext:value-type="string">
            <text:p>{"__v":0,"day":1,"dateTime":51300000,"duration":"10m","pitch":"3","competition":{"name":"U11", "section":"A Groups", "group":"3"},"tag":"1", "homeTeam":"Easington Sports - Reds", "awayTeam":"Eversley &amp; California - Royals"}</text:p>
          </table:table-cell>
          <table:table-cell table:style-name="Default"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5];TRANSLATED_TEAM_NAMES;[.$E5]+1)" office:value-type="string" office:string-value="STBGFC Boys" calcext:value-type="string">
            <text:p>STBGFC Boys</text:p>
          </table:table-cell>
          <table:table-cell table:formula="of:=VLOOKUP([.G5];TRANSLATED_TEAM_NAMES;[.$E5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4","competition":{"name":"U11", "section":"A Groups", "group":"1"},"tag":"1", "homeTeam":"STBGFC Boys", "awayTeam":"Wokingham &amp; Emmbrook Sumas"}</text:p>
          </table:table-cell>
          <table:table-cell table:style-name="Default"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6];TRANSLATED_TEAM_NAMES;[.$E6]+1)" office:value-type="string" office:string-value="Oakley - Green" calcext:value-type="string">
            <text:p>Oakley - Green</text:p>
          </table:table-cell>
          <table:table-cell table:formula="of:=VLOOKUP([.G6];TRANSLATED_TEAM_NAMES;[.$E6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2&quot;},&quot;tag&quot;:&quot;2&quot;, &quot;homeTeam&quot;:&quot;Oakley - Green&quot;, &quot;awayTeam&quot;:&quot;Rushmoor Comm. Dragons Blue&quot;}" calcext:value-type="string">
            <text:p>{"__v":0,"day":1,"dateTime":52020000,"duration":"10m","pitch":"1","competition":{"name":"U11", "section":"A Groups", "group":"2"},"tag":"2", "homeTeam":"Oakley - Green", "awayTeam":"Rushmoor Comm. Dragons Blue"}</text:p>
          </table:table-cell>
          <table:table-cell table:style-name="Default"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52020000" calcext:value-type="float">
            <text:p>5202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F7];TRANSLATED_TEAM_NAMES;[.$E7]+1)" office:value-type="string" office:string-value="Mytchett Athletic Black" calcext:value-type="string">
            <text:p>Mytchett Athletic Black</text:p>
          </table:table-cell>
          <table:table-cell table:formula="of:=VLOOKUP([.G7];TRANSLATED_TEAM_NAMES;[.$E7]+1)" office:value-type="string" office:string-value="Oakley - Yellow" calcext:value-type="string">
            <text:p>Oakley - Yellow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3&quot;},&quot;tag&quot;:&quot;2&quot;, &quot;homeTeam&quot;:&quot;Mytchett Athletic Black&quot;, &quot;awayTeam&quot;:&quot;Oakley - Yellow&quot;}" calcext:value-type="string">
            <text:p>{"__v":0,"day":1,"dateTime":52020000,"duration":"10m","pitch":"2","competition":{"name":"U11", "section":"A Groups", "group":"3"},"tag":"2", "homeTeam":"Mytchett Athletic Black", "awayTeam":"Oakley - Yellow"}</text:p>
          </table:table-cell>
          <table:table-cell table:style-name="Default"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8];TRANSLATED_TEAM_NAMES;[.$E8]+1)">
            <text:p/>
          </table:table-cell>
          <table:table-cell table:formula="of:=VLOOKUP([.G8];TRANSLATED_TEAM_NAMES;[.$E8]+1)" office:value-type="string" office:string-value="Chineham Tigers - Amber" calcext:value-type="string">
            <text:p>Chineham Tigers - Amber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1&quot;},&quot;tag&quot;:&quot;2&quot;, &quot;homeTeam&quot;:&quot;&quot;, &quot;awayTeam&quot;:&quot;Chineham Tigers - Amber&quot;}" calcext:value-type="string">
            <text:p>{"__v":0,"day":1,"dateTime":52020000,"duration":"10m","pitch":"3","competition":{"name":"U11", "section":"A Groups", "group":"1"},"tag":"2", "homeTeam":"", "awayTeam":"Chineham Tigers - Amber"}</text:p>
          </table:table-cell>
          <table:table-cell table:style-name="Default"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table:style-name="ce73"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9];TRANSLATED_TEAM_NAMES;[.$E9]+1)">
            <text:p/>
          </table:table-cell>
          <table:table-cell table:formula="of:=VLOOKUP([.G9];TRANSLATED_TEAM_NAMES;[.$E9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2&quot;},&quot;tag&quot;:&quot;2&quot;, &quot;homeTeam&quot;:&quot;&quot;, &quot;awayTeam&quot;:&quot;Bracknell Town FC Colts - Reds&quot;}" calcext:value-type="string">
            <text:p>{"__v":0,"day":1,"dateTime":52020000,"duration":"10m","pitch":"4","competition":{"name":"U11", "section":"A Groups", "group":"2"},"tag":"2", "homeTeam":"", "awayTeam":"Bracknell Town FC Colts - Reds"}</text:p>
          </table:table-cell>
          <table:table-cell table:style-name="Default"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table:style-name="ce73"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52740000" calcext:value-type="float">
            <text:p>5274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F10];TRANSLATED_TEAM_NAMES;[.$E10]+1)">
            <text:p/>
          </table:table-cell>
          <table:table-cell table:formula="of:=VLOOKUP([.G10];TRANSLATED_TEAM_NAMES;[.$E10]+1)" office:value-type="string" office:string-value="Easington Sports - Reds" calcext:value-type="string">
            <text:p>Easington Sports - Reds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3&quot;},&quot;tag&quot;:&quot;3&quot;, &quot;homeTeam&quot;:&quot;&quot;, &quot;awayTeam&quot;:&quot;Easington Sports - Reds&quot;}" calcext:value-type="string">
            <text:p>{"__v":0,"day":1,"dateTime":52740000,"duration":"10m","pitch":"1","competition":{"name":"U11", "section":"A Groups", "group":"3"},"tag":"3", "homeTeam":"", "awayTeam":"Easington Sports - Reds"}</text:p>
          </table:table-cell>
          <table:table-cell table:style-name="Default"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table:style-name="ce73"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1];TRANSLATED_TEAM_NAMES;[.$E11]+1)" office:value-type="string" office:string-value="Rushmoor Comm. Dragons Yellow" calcext:value-type="string">
            <text:p>Rushmoor Comm. Dragons Yellow</text:p>
          </table:table-cell>
          <table:table-cell table:formula="of:=VLOOKUP([.G11];TRANSLATED_TEAM_NAMES;[.$E11]+1)" office:value-type="string" office:string-value="STBGFC Boys" calcext:value-type="string">
            <text:p>STBGFC Boys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Rushmoor Comm. Dragons Yellow&quot;, &quot;awayTeam&quot;:&quot;STBGFC Boys&quot;}" calcext:value-type="string">
            <text:p>{"__v":0,"day":1,"dateTime":52740000,"duration":"10m","pitch":"2","competition":{"name":"U11", "section":"A Groups", "group":"1"},"tag":"3", "homeTeam":"Rushmoor Comm. Dragons Yellow", "awayTeam":"STBGFC Boys"}</text:p>
          </table:table-cell>
          <table:table-cell table:style-name="Default"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table:style-name="ce73"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52740000" calcext:value-type="float">
            <text:p>527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2];TRANSLATED_TEAM_NAMES;[.$E12]+1)" office:value-type="string" office:string-value="Easington Sports" calcext:value-type="string">
            <text:p>Easington Sports</text:p>
          </table:table-cell>
          <table:table-cell table:formula="of:=VLOOKUP([.G12];TRANSLATED_TEAM_NAMES;[.$E12]+1)" office:value-type="string" office:string-value="Oakley - Green" calcext:value-type="string">
            <text:p>Oakley - Green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2&quot;},&quot;tag&quot;:&quot;3&quot;, &quot;homeTeam&quot;:&quot;Easington Sports&quot;, &quot;awayTeam&quot;:&quot;Oakley - Green&quot;}" calcext:value-type="string">
            <text:p>{"__v":0,"day":1,"dateTime":52740000,"duration":"10m","pitch":"3","competition":{"name":"U11", "section":"A Groups", "group":"2"},"tag":"3", "homeTeam":"Easington Sports", "awayTeam":"Oakley - Green"}</text:p>
          </table:table-cell>
          <table:table-cell table:style-name="Default"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table:style-name="ce73"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52740000" calcext:value-type="float">
            <text:p>5274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F13];TRANSLATED_TEAM_NAMES;[.$E13]+1)" office:value-type="string" office:string-value="Eversley &amp; California - Royals" calcext:value-type="string">
            <text:p>Eversley &amp; California - Royals</text:p>
          </table:table-cell>
          <table:table-cell table:formula="of:=VLOOKUP([.G13];TRANSLATED_TEAM_NAMES;[.$E13]+1)" office:value-type="string" office:string-value="Mytchett Athletic Black" calcext:value-type="string">
            <text:p>Mytchett Athletic Black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3&quot;},&quot;tag&quot;:&quot;3&quot;, &quot;homeTeam&quot;:&quot;Eversley &amp; California - Royals&quot;, &quot;awayTeam&quot;:&quot;Mytchett Athletic Black&quot;}" calcext:value-type="string">
            <text:p>{"__v":0,"day":1,"dateTime":52740000,"duration":"10m","pitch":"4","competition":{"name":"U11", "section":"A Groups", "group":"3"},"tag":"3", "homeTeam":"Eversley &amp; California - Royals", "awayTeam":"Mytchett Athletic Black"}</text:p>
          </table:table-cell>
          <table:table-cell table:style-name="Default"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table:style-name="ce73"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53460000" calcext:value-type="float">
            <text:p>534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4];TRANSLATED_TEAM_NAMES;[.$E14]+1)" office:value-type="string" office:string-value="Wokingham &amp; Emmbrook Sumas" calcext:value-type="string">
            <text:p>Wokingham &amp; Emmbrook Sumas</text:p>
          </table:table-cell>
          <table:table-cell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Wokingham &amp; Emmbrook Sumas&quot;, &quot;awayTeam&quot;:&quot;&quot;}" calcext:value-type="string">
            <text:p>{"__v":0,"day":1,"dateTime":53460000,"duration":"10m","pitch":"1","competition":{"name":"U11", "section":"A Groups", "group":"1"},"tag":"4", "homeTeam":"Wokingham &amp; Emmbrook Sumas", "awayTeam":""}</text:p>
          </table:table-cell>
          <table:table-cell table:style-name="Default"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table:style-name="ce73"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53460000" calcext:value-type="float">
            <text:p>534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5];TRANSLATED_TEAM_NAMES;[.$E15]+1)" office:value-type="string" office:string-value="Rushmoor Comm. Dragons Blue" calcext:value-type="string">
            <text:p>Rushmoor Comm. Dragons Blue</text:p>
          </table:table-cell>
          <table:table-cell table:formula="of:=VLOOKUP([.G15];TRANSLATED_TEAM_NAMES;[.$E15]+1)">
            <text:p/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2&quot;},&quot;tag&quot;:&quot;4&quot;, &quot;homeTeam&quot;:&quot;Rushmoor Comm. Dragons Blue&quot;, &quot;awayTeam&quot;:&quot;&quot;}" calcext:value-type="string">
            <text:p>{"__v":0,"day":1,"dateTime":53460000,"duration":"10m","pitch":"2","competition":{"name":"U11", "section":"A Groups", "group":"2"},"tag":"4", "homeTeam":"Rushmoor Comm. Dragons Blue", "awayTeam":""}</text:p>
          </table:table-cell>
          <table:table-cell table:style-name="Default"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table:style-name="ce73"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53460000" calcext:value-type="float">
            <text:p>5346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F16];TRANSLATED_TEAM_NAMES;[.$E16]+1)" office:value-type="string" office:string-value="Oakley - Yellow" calcext:value-type="string">
            <text:p>Oakley - Yellow</text:p>
          </table:table-cell>
          <table:table-cell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3&quot;},&quot;tag&quot;:&quot;4&quot;, &quot;homeTeam&quot;:&quot;Oakley - Yellow&quot;, &quot;awayTeam&quot;:&quot;&quot;}" calcext:value-type="string">
            <text:p>{"__v":0,"day":1,"dateTime":53460000,"duration":"10m","pitch":"3","competition":{"name":"U11", "section":"A Groups", "group":"3"},"tag":"4", "homeTeam":"Oakley - Yellow", "awayTeam":""}</text:p>
          </table:table-cell>
          <table:table-cell table:style-name="Default"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table:style-name="ce73"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53460000" calcext:value-type="float">
            <text:p>534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7];TRANSLATED_TEAM_NAMES;[.$E17]+1)" office:value-type="string" office:string-value="Chineham Tigers - Amber" calcext:value-type="string">
            <text:p>Chineham Tigers - Amber</text:p>
          </table:table-cell>
          <table:table-cell table:formula="of:=VLOOKUP([.G17];TRANSLATED_TEAM_NAMES;[.$E17]+1)" office:value-type="string" office:string-value="STBGFC Boys" calcext:value-type="string">
            <text:p>STBGFC Boy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1&quot;},&quot;tag&quot;:&quot;4&quot;, &quot;homeTeam&quot;:&quot;Chineham Tigers - Amber&quot;, &quot;awayTeam&quot;:&quot;STBGFC Boys&quot;}" calcext:value-type="string">
            <text:p>{"__v":0,"day":1,"dateTime":53460000,"duration":"10m","pitch":"4","competition":{"name":"U11", "section":"A Groups", "group":"1"},"tag":"4", "homeTeam":"Chineham Tigers - Amber", "awayTeam":"STBGFC Boys"}</text:p>
          </table:table-cell>
          <table:table-cell table:style-name="Default"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table:style-name="ce73"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54180000" calcext:value-type="float">
            <text:p>5418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8];TRANSLATED_TEAM_NAMES;[.$E18]+1)" office:value-type="string" office:string-value="Bracknell Town FC Colts - Reds" calcext:value-type="string">
            <text:p>Bracknell Town FC Colts - Reds</text:p>
          </table:table-cell>
          <table:table-cell table:formula="of:=VLOOKUP([.G18];TRANSLATED_TEAM_NAMES;[.$E18]+1)" office:value-type="string" office:string-value="Oakley - Green" calcext:value-type="string">
            <text:p>Oakley - Green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2&quot;},&quot;tag&quot;:&quot;5&quot;, &quot;homeTeam&quot;:&quot;Bracknell Town FC Colts - Reds&quot;, &quot;awayTeam&quot;:&quot;Oakley - Green&quot;}" calcext:value-type="string">
            <text:p>{"__v":0,"day":1,"dateTime":54180000,"duration":"10m","pitch":"1","competition":{"name":"U11", "section":"A Groups", "group":"2"},"tag":"5", "homeTeam":"Bracknell Town FC Colts - Reds", "awayTeam":"Oakley - Green"}</text:p>
          </table:table-cell>
          <table:table-cell table:style-name="Default"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table:style-name="ce73"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54180000" calcext:value-type="float">
            <text:p>5418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F19];TRANSLATED_TEAM_NAMES;[.$E19]+1)" office:value-type="string" office:string-value="Easington Sports - Reds" calcext:value-type="string">
            <text:p>Easington Sports - Reds</text:p>
          </table:table-cell>
          <table:table-cell table:formula="of:=VLOOKUP([.G19];TRANSLATED_TEAM_NAMES;[.$E19]+1)" office:value-type="string" office:string-value="Mytchett Athletic Black" calcext:value-type="string">
            <text:p>Mytchett Athletic Black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3&quot;},&quot;tag&quot;:&quot;5&quot;, &quot;homeTeam&quot;:&quot;Easington Sports - Reds&quot;, &quot;awayTeam&quot;:&quot;Mytchett Athletic Black&quot;}" calcext:value-type="string">
            <text:p>{"__v":0,"day":1,"dateTime":54180000,"duration":"10m","pitch":"2","competition":{"name":"U11", "section":"A Groups", "group":"3"},"tag":"5", "homeTeam":"Easington Sports - Reds", "awayTeam":"Mytchett Athletic Black"}</text:p>
          </table:table-cell>
          <table:table-cell table:style-name="Default"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table:style-name="ce73"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0];TRANSLATED_TEAM_NAMES;[.$E20]+1)" office:value-type="string" office:string-value="Rushmoor Comm. Dragons Yellow" calcext:value-type="string">
            <text:p>Rushmoor Comm. Dragons Yellow</text:p>
          </table:table-cell>
          <table:table-cell table:formula="of:=VLOOKUP([.G20];TRANSLATED_TEAM_NAMES;[.$E20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1&quot;},&quot;tag&quot;:&quot;5&quot;, &quot;homeTeam&quot;:&quot;Rushmoor Comm. Dragons Yellow&quot;, &quot;awayTeam&quot;:&quot;Wokingham &amp; Emmbrook Sumas&quot;}" calcext:value-type="string">
            <text:p>{"__v":0,"day":1,"dateTime":54180000,"duration":"10m","pitch":"3","competition":{"name":"U11", "section":"A Groups", "group":"1"},"tag":"5", "homeTeam":"Rushmoor Comm. Dragons Yellow", "awayTeam":"Wokingham &amp; Emmbrook Sumas"}</text:p>
          </table:table-cell>
          <table:table-cell table:style-name="Default"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table:style-name="ce73"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54180000" calcext:value-type="float">
            <text:p>541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1];TRANSLATED_TEAM_NAMES;[.$E21]+1)" office:value-type="string" office:string-value="Easington Sports" calcext:value-type="string">
            <text:p>Easington Sports</text:p>
          </table:table-cell>
          <table:table-cell table:formula="of:=VLOOKUP([.G21];TRANSLATED_TEAM_NAMES;[.$E21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2&quot;},&quot;tag&quot;:&quot;5&quot;, &quot;homeTeam&quot;:&quot;Easington Sports&quot;, &quot;awayTeam&quot;:&quot;Rushmoor Comm. Dragons Blue&quot;}" calcext:value-type="string">
            <text:p>{"__v":0,"day":1,"dateTime":54180000,"duration":"10m","pitch":"4","competition":{"name":"U11", "section":"A Groups", "group":"2"},"tag":"5", "homeTeam":"Easington Sports", "awayTeam":"Rushmoor Comm. Dragons Blue"}</text:p>
          </table:table-cell>
          <table:table-cell table:style-name="Default"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table:style-name="ce73"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54900000" calcext:value-type="float">
            <text:p>549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F22];TRANSLATED_TEAM_NAMES;[.$E22]+1)" office:value-type="string" office:string-value="Eversley &amp; California - Royals" calcext:value-type="string">
            <text:p>Eversley &amp; California - Royals</text:p>
          </table:table-cell>
          <table:table-cell table:formula="of:=VLOOKUP([.G22];TRANSLATED_TEAM_NAMES;[.$E22]+1)" office:value-type="string" office:string-value="Oakley - Yellow" calcext:value-type="string">
            <text:p>Oakley - Yellow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3&quot;},&quot;tag&quot;:&quot;6&quot;, &quot;homeTeam&quot;:&quot;Eversley &amp; California - Royals&quot;, &quot;awayTeam&quot;:&quot;Oakley - Yellow&quot;}" calcext:value-type="string">
            <text:p>{"__v":0,"day":1,"dateTime":54900000,"duration":"10m","pitch":"1","competition":{"name":"U11", "section":"A Groups", "group":"3"},"tag":"6", "homeTeam":"Eversley &amp; California - Royals", "awayTeam":"Oakley - Yellow"}</text:p>
          </table:table-cell>
          <table:table-cell table:style-name="Default"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table:style-name="ce73"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54900000" calcext:value-type="float">
            <text:p>549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3];TRANSLATED_TEAM_NAMES;[.$E23]+1)" office:value-type="string" office:string-value="STBGFC Boys" calcext:value-type="string">
            <text:p>STBGFC Boys</text:p>
          </table:table-cell>
          <table:table-cell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1&quot;},&quot;tag&quot;:&quot;6&quot;, &quot;homeTeam&quot;:&quot;STBGFC Boys&quot;, &quot;awayTeam&quot;:&quot;&quot;}" calcext:value-type="string">
            <text:p>{"__v":0,"day":1,"dateTime":54900000,"duration":"10m","pitch":"2","competition":{"name":"U11", "section":"A Groups", "group":"1"},"tag":"6", "homeTeam":"STBGFC Boys", "awayTeam":""}</text:p>
          </table:table-cell>
          <table:table-cell table:style-name="Default"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table:style-name="ce73"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54900000" calcext:value-type="float">
            <text:p>549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4];TRANSLATED_TEAM_NAMES;[.$E24]+1)" office:value-type="string" office:string-value="Oakley - Green" calcext:value-type="string">
            <text:p>Oakley - Green</text:p>
          </table:table-cell>
          <table:table-cell table:formula="of:=VLOOKUP([.G24];TRANSLATED_TEAM_NAMES;[.$E24]+1)">
            <text:p/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2&quot;},&quot;tag&quot;:&quot;6&quot;, &quot;homeTeam&quot;:&quot;Oakley - Green&quot;, &quot;awayTeam&quot;:&quot;&quot;}" calcext:value-type="string">
            <text:p>{"__v":0,"day":1,"dateTime":54900000,"duration":"10m","pitch":"3","competition":{"name":"U11", "section":"A Groups", "group":"2"},"tag":"6", "homeTeam":"Oakley - Green", "awayTeam":""}</text:p>
          </table:table-cell>
          <table:table-cell table:style-name="Default"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table:style-name="ce73"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54900000" calcext:value-type="float">
            <text:p>549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F25];TRANSLATED_TEAM_NAMES;[.$E25]+1)" office:value-type="string" office:string-value="Mytchett Athletic Black" calcext:value-type="string">
            <text:p>Mytchett Athletic Black</text:p>
          </table:table-cell>
          <table:table-cell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3&quot;},&quot;tag&quot;:&quot;6&quot;, &quot;homeTeam&quot;:&quot;Mytchett Athletic Black&quot;, &quot;awayTeam&quot;:&quot;&quot;}" calcext:value-type="string">
            <text:p>{"__v":0,"day":1,"dateTime":54900000,"duration":"10m","pitch":"4","competition":{"name":"U11", "section":"A Groups", "group":"3"},"tag":"6", "homeTeam":"Mytchett Athletic Black", "awayTeam":""}</text:p>
          </table:table-cell>
          <table:table-cell table:style-name="Default"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table:style-name="ce73"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6];TRANSLATED_TEAM_NAMES;[.$E26]+1)" office:value-type="string" office:string-value="Wokingham &amp; Emmbrook Sumas" calcext:value-type="string">
            <text:p>Wokingham &amp; Emmbrook Sumas</text:p>
          </table:table-cell>
          <table:table-cell table:formula="of:=VLOOKUP([.G26];TRANSLATED_TEAM_NAMES;[.$E26]+1)" office:value-type="string" office:string-value="Chineham Tigers - Amber" calcext:value-type="string">
            <text:p>Chineham Tigers - Amber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55620000,&quot;duration&quot;:&quot;10m&quot;,&quot;pitch&quot;:&quot;1&quot;,&quot;competition&quot;:{&quot;name&quot;:&quot;U11&quot;, &quot;section&quot;:&quot;A Groups&quot;, &quot;group&quot;:&quot;1&quot;},&quot;tag&quot;:&quot;7&quot;, &quot;homeTeam&quot;:&quot;Wokingham &amp; Emmbrook Sumas&quot;, &quot;awayTeam&quot;:&quot;Chineham Tigers - Amber&quot;}" calcext:value-type="string">
            <text:p>{"__v":0,"day":1,"dateTime":55620000,"duration":"10m","pitch":"1","competition":{"name":"U11", "section":"A Groups", "group":"1"},"tag":"7", "homeTeam":"Wokingham &amp; Emmbrook Sumas", "awayTeam":"Chineham Tigers - Amber"}</text:p>
          </table:table-cell>
          <table:table-cell table:style-name="Default"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table:style-name="ce73"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55620000" calcext:value-type="float">
            <text:p>556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7];TRANSLATED_TEAM_NAMES;[.$E27]+1)" office:value-type="string" office:string-value="Rushmoor Comm. Dragons Blue" calcext:value-type="string">
            <text:p>Rushmoor Comm. Dragons Blue</text:p>
          </table:table-cell>
          <table:table-cell table:formula="of:=VLOOKUP([.G27];TRANSLATED_TEAM_NAMES;[.$E27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55620000,&quot;duration&quot;:&quot;10m&quot;,&quot;pitch&quot;:&quot;2&quot;,&quot;competition&quot;:{&quot;name&quot;:&quot;U11&quot;, &quot;section&quot;:&quot;A Groups&quot;, &quot;group&quot;:&quot;2&quot;},&quot;tag&quot;:&quot;7&quot;, &quot;homeTeam&quot;:&quot;Rushmoor Comm. Dragons Blue&quot;, &quot;awayTeam&quot;:&quot;Bracknell Town FC Colts - Reds&quot;}" calcext:value-type="string">
            <text:p>{"__v":0,"day":1,"dateTime":55620000,"duration":"10m","pitch":"2","competition":{"name":"U11", "section":"A Groups", "group":"2"},"tag":"7", "homeTeam":"Rushmoor Comm. Dragons Blue", "awayTeam":"Bracknell Town FC Colts - Reds"}</text:p>
          </table:table-cell>
          <table:table-cell table:style-name="Default"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55620000" calcext:value-type="float">
            <text:p>5562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F28];TRANSLATED_TEAM_NAMES;[.$E28]+1)" office:value-type="string" office:string-value="Oakley - Yellow" calcext:value-type="string">
            <text:p>Oakley - Yellow</text:p>
          </table:table-cell>
          <table:table-cell table:formula="of:=VLOOKUP([.G28];TRANSLATED_TEAM_NAMES;[.$E28]+1)" office:value-type="string" office:string-value="Easington Sports - Reds" calcext:value-type="string">
            <text:p>Easington Sports - Reds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55620000,&quot;duration&quot;:&quot;10m&quot;,&quot;pitch&quot;:&quot;3&quot;,&quot;competition&quot;:{&quot;name&quot;:&quot;U11&quot;, &quot;section&quot;:&quot;A Groups&quot;, &quot;group&quot;:&quot;3&quot;},&quot;tag&quot;:&quot;7&quot;, &quot;homeTeam&quot;:&quot;Oakley - Yellow&quot;, &quot;awayTeam&quot;:&quot;Easington Sports - Reds&quot;}" calcext:value-type="string">
            <text:p>{"__v":0,"day":1,"dateTime":55620000,"duration":"10m","pitch":"3","competition":{"name":"U11", "section":"A Groups", "group":"3"},"tag":"7", "homeTeam":"Oakley - Yellow", "awayTeam":"Easington Sports - Reds"}</text:p>
          </table:table-cell>
          <table:table-cell table:style-name="Default"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table:style-name="ce73"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55620000" calcext:value-type="float">
            <text:p>556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29];TRANSLATED_TEAM_NAMES;[.$E29]+1)">
            <text:p/>
          </table:table-cell>
          <table:table-cell table:formula="of:=VLOOKUP([.G29];TRANSLATED_TEAM_NAMES;[.$E29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55620000,&quot;duration&quot;:&quot;10m&quot;,&quot;pitch&quot;:&quot;4&quot;,&quot;competition&quot;:{&quot;name&quot;:&quot;U11&quot;, &quot;section&quot;:&quot;A Groups&quot;, &quot;group&quot;:&quot;1&quot;},&quot;tag&quot;:&quot;7&quot;, &quot;homeTeam&quot;:&quot;&quot;, &quot;awayTeam&quot;:&quot;Rushmoor Comm. Dragons Yellow&quot;}" calcext:value-type="string">
            <text:p>{"__v":0,"day":1,"dateTime":55620000,"duration":"10m","pitch":"4","competition":{"name":"U11", "section":"A Groups", "group":"1"},"tag":"7", "homeTeam":"", "awayTeam":"Rushmoor Comm. Dragons Yellow"}</text:p>
          </table:table-cell>
          <table:table-cell table:style-name="Default"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table:style-name="ce73"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56340000" calcext:value-type="float">
            <text:p>563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30];TRANSLATED_TEAM_NAMES;[.$E30]+1)">
            <text:p/>
          </table:table-cell>
          <table:table-cell table:formula="of:=VLOOKUP([.G30];TRANSLATED_TEAM_NAMES;[.$E30]+1)" office:value-type="string" office:string-value="Easington Sports" calcext:value-type="string">
            <text:p>Easington Sports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6340000,&quot;duration&quot;:&quot;10m&quot;,&quot;pitch&quot;:&quot;1&quot;,&quot;competition&quot;:{&quot;name&quot;:&quot;U11&quot;, &quot;section&quot;:&quot;A Groups&quot;, &quot;group&quot;:&quot;2&quot;},&quot;tag&quot;:&quot;8&quot;, &quot;homeTeam&quot;:&quot;&quot;, &quot;awayTeam&quot;:&quot;Easington Sports&quot;}" calcext:value-type="string">
            <text:p>{"__v":0,"day":1,"dateTime":56340000,"duration":"10m","pitch":"1","competition":{"name":"U11", "section":"A Groups", "group":"2"},"tag":"8", "homeTeam":"", "awayTeam":"Easington Sports"}</text:p>
          </table:table-cell>
          <table:table-cell table:style-name="Default"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56340000" calcext:value-type="float">
            <text:p>5634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F31];TRANSLATED_TEAM_NAMES;[.$E31]+1)">
            <text:p/>
          </table:table-cell>
          <table:table-cell table:formula="of:=VLOOKUP([.G31];TRANSLATED_TEAM_NAMES;[.$E31]+1)" office:value-type="string" office:string-value="Eversley &amp; California - Royals" calcext:value-type="string">
            <text:p>Eversley &amp; California - Royals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6340000,&quot;duration&quot;:&quot;10m&quot;,&quot;pitch&quot;:&quot;2&quot;,&quot;competition&quot;:{&quot;name&quot;:&quot;U11&quot;, &quot;section&quot;:&quot;A Groups&quot;, &quot;group&quot;:&quot;3&quot;},&quot;tag&quot;:&quot;8&quot;, &quot;homeTeam&quot;:&quot;&quot;, &quot;awayTeam&quot;:&quot;Eversley &amp; California - Royals&quot;}" calcext:value-type="string">
            <text:p>{"__v":0,"day":1,"dateTime":56340000,"duration":"10m","pitch":"2","competition":{"name":"U11", "section":"A Groups", "group":"3"},"tag":"8", "homeTeam":"", "awayTeam":"Eversley &amp; California - Royals"}</text:p>
          </table:table-cell>
          <table:table-cell table:style-name="Default" table:number-columns-repeated="1013"/>
        </table:table-row>
        <table:table-row table:style-name="ro4">
          <table:table-cell office:value-type="string" calcext:value-type="string">
            <text:p>Q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table:style-name="ce73" office:value-type="float" office:value="33" calcext:value-type="float">
            <text:p>33</text:p>
          </table:table-cell>
          <table:table-cell table:style-name="ce73" table:formula="of:=FIRST_GAME_MS + ((DURATION_MS + GAME_GAP_MS) * ([.$B32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formula="of:=AGE_GROUP_TRANSLATED&amp;&quot;_&quot;&amp;SECTION_TRANSLATED&amp;&quot;_G1_P1&quot;" office:value-type="string" office:string-value="U11_AGroups_G1_P1" calcext:value-type="string">
            <text:p>U11_AGroups_G1_P1</text:p>
          </table:table-cell>
          <table:table-cell/>
          <table:table-cell table:style-name="ce74" office:value-type="string" calcext:value-type="string">
            <text:p>Winner Group 1</text:p>
          </table:table-cell>
          <table:table-cell office:value-type="string" calcext:value-type="string">
            <text:p>Best 3<text:span text:style-name="T1">rd</text:span> Place</text:p>
          </table:table-cell>
          <table:table-cell table:style-name="ce78" table:formula="of:=IF(MOD([.$C32]; NUM_PITCHES)=0;INDEX(PITCHES;1;NUM_PITCHES);INDEX(PITCHES;1;MOD([.$C3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1,&quot;dateTime&quot;:57840000,&quot;duration&quot;:&quot;10m&quot;,&quot;pitch&quot;:&quot;1&quot;,&quot;competition&quot;:{&quot;name&quot;:&quot;U11&quot;, &quot;section&quot;:&quot;A Groups&quot;},&quot;tag&quot;:&quot;QF1&quot;, &quot;homeTeam&quot;:&quot;Winner Group 1&quot;, &quot;awayTeam&quot;:&quot;Best 3rd Place&quot;, &quot;homeTeamFrom&quot;:&quot;U11_AGroups_G1_P1&quot;, &quot;awayTeamFrom&quot;:&quot;&quot;, &quot;stage2Tag&quot;:&quot;U11_AGroups_QF1&quot;}" calcext:value-type="string">
            <text:p>{"__v":0,"day":1,"dateTime":57840000,"duration":"10m","pitch":"1","competition":{"name":"U11", "section":"A Groups"},"tag":"QF1", "homeTeam":"Winner Group 1", "awayTeam":"Best 3rd Place", "homeTeamFrom":"U11_AGroups_G1_P1", "awayTeamFrom":"", "stage2Tag":"U11_AGroups_QF1"}</text:p>
          </table:table-cell>
          <table:table-cell table:style-name="Default" table:number-columns-repeated="1013"/>
        </table:table-row>
        <table:table-row table:style-name="ro4">
          <table:table-cell office:value-type="string" calcext:value-type="string">
            <text:p>Q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table:style-name="ce73" office:value-type="float" office:value="34" calcext:value-type="float">
            <text:p>34</text:p>
          </table:table-cell>
          <table:table-cell table:style-name="ce73" table:formula="of:=FIRST_GAME_MS + ((DURATION_MS + GAME_GAP_MS) * ([.$B33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formula="of:=AGE_GROUP_TRANSLATED&amp;&quot;_&quot;&amp;SECTION_TRANSLATED&amp;&quot;_G2_P1&quot;" office:value-type="string" office:string-value="U11_AGroups_G2_P1" calcext:value-type="string">
            <text:p>U11_AGroups_G2_P1</text:p>
          </table:table-cell>
          <table:table-cell/>
          <table:table-cell table:style-name="ce74"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Best 3<text:span text:style-name="T1">rd</text:span> Place</text:p>
          </table:table-cell>
          <table:table-cell table:style-name="ce78" table:formula="of:=IF(MOD([.$C33]; NUM_PITCHES)=0;INDEX(PITCHES;1;NUM_PITCHES);INDEX(PITCHES;1;MOD([.$C3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1,&quot;dateTime&quot;:57840000,&quot;duration&quot;:&quot;10m&quot;,&quot;pitch&quot;:&quot;2&quot;,&quot;competition&quot;:{&quot;name&quot;:&quot;U11&quot;, &quot;section&quot;:&quot;A Groups&quot;},&quot;tag&quot;:&quot;QF2&quot;, &quot;homeTeam&quot;:&quot;Winner Group 2&quot;, &quot;awayTeam&quot;:&quot;2nd Group 1&quot;, &quot;homeTeamFrom&quot;:&quot;U11_AGroups_G2_P1&quot;, &quot;awayTeamFrom&quot;:&quot;&quot;, &quot;stage2Tag&quot;:&quot;U11_AGroups_QF2&quot;}" calcext:value-type="string">
            <text:p>{"__v":0,"day":1,"dateTime":57840000,"duration":"10m","pitch":"2","competition":{"name":"U11", "section":"A Groups"},"tag":"QF2", "homeTeam":"Winner Group 2", "awayTeam":"2nd Group 1", "homeTeamFrom":"U11_AGroups_G2_P1", "awayTeamFrom":"", "stage2Tag":"U11_AGroups_QF2"}</text:p>
          </table:table-cell>
          <table:table-cell table:style-name="Default" table:number-columns-repeated="1013"/>
        </table:table-row>
        <table:table-row table:style-name="ro4">
          <table:table-cell office:value-type="string" calcext:value-type="string">
            <text:p>QF3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table:style-name="ce73" office:value-type="float" office:value="35" calcext:value-type="float">
            <text:p>35</text:p>
          </table:table-cell>
          <table:table-cell table:style-name="ce73" table:formula="of:=FIRST_GAME_MS + ((DURATION_MS + GAME_GAP_MS) * ([.$B34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formula="of:=AGE_GROUP_TRANSLATED&amp;&quot;_&quot;&amp;SECTION_TRANSLATED&amp;&quot;_G3_P1&quot;" office:value-type="string" office:string-value="U11_AGroups_G3_P1" calcext:value-type="string">
            <text:p>U11_AGroups_G3_P1</text:p>
          </table:table-cell>
          <table:table-cell table:formula="of:=AGE_GROUP_TRANSLATED&amp;&quot;_&quot;&amp;SECTION_TRANSLATED&amp;&quot;_G2_P2&quot;" office:value-type="string" office:string-value="U11_AGroups_G2_P2" calcext:value-type="string">
            <text:p>U11_AGroups_G2_P2</text:p>
          </table:table-cell>
          <table:table-cell table:style-name="ce74"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1,&quot;dateTime&quot;:57840000,&quot;duration&quot;:&quot;10m&quot;,&quot;pitch&quot;:&quot;3&quot;,&quot;competition&quot;:{&quot;name&quot;:&quot;U11&quot;, &quot;section&quot;:&quot;A Groups&quot;},&quot;tag&quot;:&quot;QF3&quot;, &quot;homeTeam&quot;:&quot;Winner Group 3&quot;, &quot;awayTeam&quot;:&quot;2nd Group 2&quot;, &quot;homeTeamFrom&quot;:&quot;U11_AGroups_G3_P1&quot;, &quot;awayTeamFrom&quot;:&quot;U11_AGroups_G2_P2&quot;, &quot;stage2Tag&quot;:&quot;U11_AGroups_QF3&quot;}" calcext:value-type="string">
            <text:p>{"__v":0,"day":1,"dateTime":57840000,"duration":"10m","pitch":"3","competition":{"name":"U11", "section":"A Groups"},"tag":"QF3", "homeTeam":"Winner Group 3", "awayTeam":"2nd Group 2", "homeTeamFrom":"U11_AGroups_G3_P1", "awayTeamFrom":"U11_AGroups_G2_P2", "stage2Tag":"U11_AGroups_QF3"}</text:p>
          </table:table-cell>
          <table:table-cell table:style-name="Default" table:number-columns-repeated="1013"/>
        </table:table-row>
        <table:table-row table:style-name="ro4">
          <table:table-cell office:value-type="string" calcext:value-type="string">
            <text:p>QF4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table:style-name="ce73" office:value-type="float" office:value="36" calcext:value-type="float">
            <text:p>36</text:p>
          </table:table-cell>
          <table:table-cell table:style-name="ce73" table:formula="of:=FIRST_GAME_MS + ((DURATION_MS + GAME_GAP_MS) * ([.$B35]-1)) + SECTION_GAP_MS" office:value-type="float" office:value="57840000" calcext:value-type="float">
            <text:p>57840000</text:p>
          </table:table-cell>
          <table:table-cell table:style-name="ce19"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formula="of:=AGE_GROUP_TRANSLATED&amp;&quot;_&quot;&amp;SECTION_TRANSLATED&amp;&quot;_G3_P2&quot;" office:value-type="string" office:string-value="U11_AGroups_G3_P2" calcext:value-type="string">
            <text:p>U11_AGroups_G3_P2</text:p>
          </table:table-cell>
          <table:table-cell table:formula="of:=AGE_GROUP_TRANSLATED&amp;&quot;_&quot;&amp;SECTION_TRANSLATED&amp;&quot;_G1_P2&quot;" office:value-type="string" office:string-value="U11_AGroups_G1_P2" calcext:value-type="string">
            <text:p>U11_AGroups_G1_P2</text:p>
          </table:table-cell>
          <table:table-cell table:style-name="ce74"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1,&quot;dateTime&quot;:57840000,&quot;duration&quot;:&quot;10m&quot;,&quot;pitch&quot;:&quot;4&quot;,&quot;competition&quot;:{&quot;name&quot;:&quot;U11&quot;, &quot;section&quot;:&quot;A Groups&quot;},&quot;tag&quot;:&quot;QF4&quot;, &quot;homeTeam&quot;:&quot;2nd Group 3&quot;, &quot;awayTeam&quot;:&quot;2nd Group 1&quot;, &quot;homeTeamFrom&quot;:&quot;U11_AGroups_G3_P2&quot;, &quot;awayTeamFrom&quot;:&quot;U11_AGroups_G1_P2&quot;, &quot;stage2Tag&quot;:&quot;U11_AGroups_QF4&quot;}" calcext:value-type="string">
            <text:p>{"__v":0,"day":1,"dateTime":57840000,"duration":"10m","pitch":"4","competition":{"name":"U11", "section":"A Groups"},"tag":"QF4", "homeTeam":"2nd Group 3", "awayTeam":"2nd Group 1", "homeTeamFrom":"U11_AGroups_G3_P2", "awayTeamFrom":"U11_AGroups_G1_P2", "stage2Tag":"U11_AGroups_QF4"}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0" calcext:value-type="float">
            <text:p>10</text:p>
          </table:table-cell>
          <table:table-cell table:style-name="ce73" office:value-type="float" office:value="37" calcext:value-type="float">
            <text:p>37</text:p>
          </table:table-cell>
          <table:table-cell table:style-name="ce73" table:formula="of:=FIRST_GAME_MS + ((DURATION_MS + GAME_GAP_MS) * ([.$B36]-1)) + SECTION_GAP_MS" office:value-type="float" office:value="58560000" calcext:value-type="float">
            <text:p>58560000</text:p>
          </table:table-cell>
          <table:table-cell table:style-name="ce19"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74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78" table:formula="of:=IF(MOD([.$C36]; NUM_PITCHES)=0;INDEX(PITCHES;1;NUM_PITCHES);INDEX(PITCHES;1;MOD([.$C3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1,&quot;dateTime&quot;:58560000,&quot;duration&quot;:&quot;10m&quot;,&quot;pitch&quot;:&quot;1&quot;,&quot;competition&quot;:{&quot;name&quot;:&quot;U11&quot;, &quot;section&quot;:&quot;A Groups&quot;},&quot;tag&quot;:&quot;SF1&quot;, &quot;homeTeam&quot;:&quot;Winner QF1&quot;, &quot;awayTeam&quot;:&quot;Winner QF4&quot;, &quot;homeTeamFrom&quot;:&quot;U11_AGroups_QF1&quot;, &quot;awayTeamFrom&quot;:&quot;U11_AGroups_QF4&quot;, &quot;stage2Tag&quot;:&quot;U11_AGroups_SF1&quot;}" calcext:value-type="string">
            <text:p>{"__v":0,"day":1,"dateTime":58560000,"duration":"10m","pitch":"1","competition":{"name":"U11", "section":"A Groups"},"tag":"SF1", "homeTeam":"Winner QF1", "awayTeam":"Winner QF4", "homeTeamFrom":"U11_AGroups_QF1", "awayTeamFrom":"U11_AGroups_QF4", "stage2Tag":"U11_AGroups_SF1"}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0" calcext:value-type="float">
            <text:p>10</text:p>
          </table:table-cell>
          <table:table-cell table:style-name="ce73" office:value-type="float" office:value="38" calcext:value-type="float">
            <text:p>38</text:p>
          </table:table-cell>
          <table:table-cell table:style-name="ce73" table:formula="of:=FIRST_GAME_MS + ((DURATION_MS + GAME_GAP_MS) * ([.$B37]-1)) + SECTION_GAP_MS" office:value-type="float" office:value="58560000" calcext:value-type="float">
            <text:p>58560000</text:p>
          </table:table-cell>
          <table:table-cell table:style-name="ce19"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74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78" table:formula="of:=IF(MOD([.$C37]; NUM_PITCHES)=0;INDEX(PITCHES;1;NUM_PITCHES);INDEX(PITCHES;1;MOD([.$C3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1,&quot;dateTime&quot;:58560000,&quot;duration&quot;:&quot;10m&quot;,&quot;pitch&quot;:&quot;2&quot;,&quot;competition&quot;:{&quot;name&quot;:&quot;U11&quot;, &quot;section&quot;:&quot;A Groups&quot;},&quot;tag&quot;:&quot;SF2&quot;, &quot;homeTeam&quot;:&quot;Winner QF2&quot;, &quot;awayTeam&quot;:&quot;Winner QF3&quot;, &quot;homeTeamFrom&quot;:&quot;U11_AGroups_QF2&quot;, &quot;awayTeamFrom&quot;:&quot;U11_AGroups_QF3&quot;, &quot;stage2Tag&quot;:&quot;U11_AGroups_SF2&quot;}" calcext:value-type="string">
            <text:p>{"__v":0,"day":1,"dateTime":58560000,"duration":"10m","pitch":"2","competition":{"name":"U11", "section":"A Groups"},"tag":"SF2", "homeTeam":"Winner QF2", "awayTeam":"Winner QF3", "homeTeamFrom":"U11_AGroups_QF2", "awayTeamFrom":"U11_AGroups_QF3", "stage2Tag":"U11_AGroups_SF2"}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1" calcext:value-type="float">
            <text:p>11</text:p>
          </table:table-cell>
          <table:table-cell table:style-name="ce73" office:value-type="float" office:value="41" calcext:value-type="float">
            <text:p>41</text:p>
          </table:table-cell>
          <table:table-cell table:style-name="ce73" table:formula="of:=FIRST_GAME_MS + ((DURATION_MS + GAME_GAP_MS) * ([.$B38]-1)) + SECTION_GAP_MS" office:value-type="float" office:value="59280000" calcext:value-type="float">
            <text:p>59280000</text:p>
          </table:table-cell>
          <table:table-cell table:style-name="ce19" table:formula="of:=AGE_GROUP_TRANSLATED&amp;&quot;_&quot;&amp;SECTION_TRANSLATED&amp;&quot;_FNL&quot;" office:value-type="string" office:string-value="U11_AGroups_FNL" calcext:value-type="string">
            <text:p>U11_AGroups_FNL</text:p>
          </table:table-cell>
          <table:table-cell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74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1,&quot;dateTime&quot;:59280000,&quot;duration&quot;:&quot;10m&quot;,&quot;pitch&quot;:&quot;1&quot;,&quot;competition&quot;:{&quot;name&quot;:&quot;U11&quot;, &quot;section&quot;:&quot;A Groups&quot;},&quot;tag&quot;:&quot;FNL&quot;, &quot;homeTeam&quot;:&quot;Winner SF1&quot;, &quot;awayTeam&quot;:&quot;Winner SF2&quot;, &quot;homeTeamFrom&quot;:&quot;U11_AGroups_SF1&quot;, &quot;awayTeamFrom&quot;:&quot;U11_AGroups_SF2&quot;, &quot;stage2Tag&quot;:&quot;U11_AGroups_FNL&quot;}" calcext:value-type="string">
            <text:p>{"__v":0,"day":1,"dateTime":59280000,"duration":"10m","pitch":"1","competition":{"name":"U11", "section":"A Groups"},"tag":"FNL", "homeTeam":"Winner SF1", "awayTeam":"Winner SF2", "homeTeamFrom":"U11_AGroups_SF1", "awayTeamFrom":"U11_AGroups_SF2", "stage2Tag":"U11_AGroups_FNL"}</text:p>
          </table:table-cell>
          <table:table-cell table:style-name="Default"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 x 6 KO P=3" table:style-name="ta1">
        <table:table-column table:style-name="co37" table:default-cell-style-name="ce73"/>
        <table:table-column table:style-name="co36" table:default-cell-style-name="ce73"/>
        <table:table-column table:style-name="co38" table:default-cell-style-name="ce73"/>
        <table:table-column table:style-name="co39" table:default-cell-style-name="ce19"/>
        <table:table-column table:style-name="co42" table:default-cell-style-name="ce19"/>
        <table:table-column table:style-name="co18" table:number-columns-repeated="2" table:default-cell-style-name="ce19"/>
        <table:table-column table:style-name="co41" table:default-cell-style-name="ce23"/>
        <table:table-column table:style-name="co41" table:default-cell-style-name="ce80"/>
        <table:table-column table:style-name="co3" table:number-columns-repeated="1015" table:default-cell-style-name="Default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51300000" calcext:value-type="float">
            <text:p>513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];TRANSLATED_TEAM_NAMES;[.$E2]+1)">
            <text:p/>
          </table:table-cell>
          <table:table-cell table:style-name="ce77" table:formula="of:=VLOOKUP([.G2];TRANSLATED_TEAM_NAMES;[.$E2]+1)">
            <text:p/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&quot;, &quot;awayTeam&quot;:&quot;&quot;}" calcext:value-type="string">
            <text:p>{"__v":0,"day":1,"dateTime":51300000,"duration":"10m","pitch":"1","competition":{"name":"U11", "section":"A Groups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51300000" calcext:value-type="float">
            <text:p>513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3];TRANSLATED_TEAM_NAMES;[.$E3]+1)">
            <text:p/>
          </table:table-cell>
          <table:table-cell table:style-name="ce77" table:formula="of:=VLOOKUP([.G3];TRANSLATED_TEAM_NAMES;[.$E3]+1)">
            <text:p/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2&quot;},&quot;tag&quot;:&quot;1&quot;, &quot;homeTeam&quot;:&quot;&quot;, &quot;awayTeam&quot;:&quot;&quot;}" calcext:value-type="string">
            <text:p>{"__v":0,"day":1,"dateTime":51300000,"duration":"10m","pitch":"2","competition":{"name":"U11", "section":"A Groups", "group":"2"},"tag":"1", "homeTeam":"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51300000" calcext:value-type="float">
            <text:p>513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];TRANSLATED_TEAM_NAMES;[.$E4]+1)">
            <text:p/>
          </table:table-cell>
          <table:table-cell table:style-name="ce77" table:formula="of:=VLOOKUP([.G4];TRANSLATED_TEAM_NAMES;[.$E4]+1)">
            <text:p/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3&quot;},&quot;tag&quot;:&quot;1&quot;, &quot;homeTeam&quot;:&quot;&quot;, &quot;awayTeam&quot;:&quot;&quot;}" calcext:value-type="string">
            <text:p>{"__v":0,"day":1,"dateTime":51300000,"duration":"10m","pitch":"3","competition":{"name":"U11", "section":"A Groups", "group":"3"},"tag":"1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51300000" calcext:value-type="float">
            <text:p>513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STBGFC Boys" calcext:value-type="string">
            <text:p>STBGFC Boys</text:p>
          </table:table-cell>
          <table:table-cell table:style-name="ce77" table:formula="of:=VLOOKUP([.G5];TRANSLATED_TEAM_NAMES;[.$E5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4","competition":{"name":"U11", "section":"A Groups", "group":"1"},"tag":"1", "homeTeam":"STBGFC Boys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52020000" calcext:value-type="float">
            <text:p>520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6];TRANSLATED_TEAM_NAMES;[.$E6]+1)" office:value-type="string" office:string-value="Oakley - Green" calcext:value-type="string">
            <text:p>Oakley - Green</text:p>
          </table:table-cell>
          <table:table-cell table:style-name="ce77" table:formula="of:=VLOOKUP([.G6];TRANSLATED_TEAM_NAMES;[.$E6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2&quot;},&quot;tag&quot;:&quot;2&quot;, &quot;homeTeam&quot;:&quot;Oakley - Green&quot;, &quot;awayTeam&quot;:&quot;Rushmoor Comm. Dragons Blue&quot;}" calcext:value-type="string">
            <text:p>{"__v":0,"day":1,"dateTime":52020000,"duration":"10m","pitch":"1","competition":{"name":"U11", "section":"A Groups", "group":"2"},"tag":"2", "homeTeam":"Oakley - Green", "awayTeam":"Rushmoor Comm. Dragons Blue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52020000" calcext:value-type="float">
            <text:p>5202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7];TRANSLATED_TEAM_NAMES;[.$E7]+1)" office:value-type="string" office:string-value="Mytchett Athletic Black" calcext:value-type="string">
            <text:p>Mytchett Athletic Black</text:p>
          </table:table-cell>
          <table:table-cell table:style-name="ce77" table:formula="of:=VLOOKUP([.G7];TRANSLATED_TEAM_NAMES;[.$E7]+1)" office:value-type="string" office:string-value="Oakley - Yellow" calcext:value-type="string">
            <text:p>Oakley - Yellow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3&quot;},&quot;tag&quot;:&quot;2&quot;, &quot;homeTeam&quot;:&quot;Mytchett Athletic Black&quot;, &quot;awayTeam&quot;:&quot;Oakley - Yellow&quot;}" calcext:value-type="string">
            <text:p>{"__v":0,"day":1,"dateTime":52020000,"duration":"10m","pitch":"2","competition":{"name":"U11", "section":"A Groups", "group":"3"},"tag":"2", "homeTeam":"Mytchett Athletic Black", "awayTeam":"Oakley - Yellow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52020000" calcext:value-type="float">
            <text:p>520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8];TRANSLATED_TEAM_NAMES;[.$E8]+1)" office:value-type="string" office:string-value="Chineham Tigers - Amber" calcext:value-type="string">
            <text:p>Chineham Tigers - Amber</text:p>
          </table:table-cell>
          <table:table-cell table:style-name="ce77" table:formula="of:=VLOOKUP([.G8];TRANSLATED_TEAM_NAMES;[.$E8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1&quot;},&quot;tag&quot;:&quot;2&quot;, &quot;homeTeam&quot;:&quot;Chineham Tigers - Amber&quot;, &quot;awayTeam&quot;:&quot;Rushmoor Comm. Dragons Yellow&quot;}" calcext:value-type="string">
            <text:p>{"__v":0,"day":1,"dateTime":52020000,"duration":"10m","pitch":"3","competition":{"name":"U11", "section":"A Groups", "group":"1"},"tag":"2", "homeTeam":"Chineham Tigers - Amber", "awayTeam":"Rushmoor Comm. Dragons Yellow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52020000" calcext:value-type="float">
            <text:p>520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9];TRANSLATED_TEAM_NAMES;[.$E9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9];TRANSLATED_TEAM_NAMES;[.$E9]+1)" office:value-type="string" office:string-value="Easington Sports" calcext:value-type="string">
            <text:p>Easington Sport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2&quot;},&quot;tag&quot;:&quot;2&quot;, &quot;homeTeam&quot;:&quot;Bracknell Town FC Colts - Reds&quot;, &quot;awayTeam&quot;:&quot;Easington Sports&quot;}" calcext:value-type="string">
            <text:p>{"__v":0,"day":1,"dateTime":52020000,"duration":"10m","pitch":"4","competition":{"name":"U11", "section":"A Groups", "group":"2"},"tag":"2", "homeTeam":"Bracknell Town FC Colts - Reds", "awayTeam":"Easington Sport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52740000" calcext:value-type="float">
            <text:p>527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10];TRANSLATED_TEAM_NAMES;[.$E10]+1)" office:value-type="string" office:string-value="Easington Sports - Reds" calcext:value-type="string">
            <text:p>Easington Sports - Reds</text:p>
          </table:table-cell>
          <table:table-cell table:style-name="ce77" table:formula="of:=VLOOKUP([.G10];TRANSLATED_TEAM_NAMES;[.$E10]+1)" office:value-type="string" office:string-value="Eversley &amp; California - Royals" calcext:value-type="string">
            <text:p>Eversley &amp; California - Royals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3&quot;},&quot;tag&quot;:&quot;3&quot;, &quot;homeTeam&quot;:&quot;Easington Sports - Reds&quot;, &quot;awayTeam&quot;:&quot;Eversley &amp; California - Royals&quot;}" calcext:value-type="string">
            <text:p>{"__v":0,"day":1,"dateTime":52740000,"duration":"10m","pitch":"1","competition":{"name":"U11", "section":"A Groups", "group":"3"},"tag":"3", "homeTeam":"Easington Sports - Reds", "awayTeam":"Eversley &amp; California - Royal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52740000" calcext:value-type="float">
            <text:p>527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1];TRANSLATED_TEAM_NAMES;[.$E11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11];TRANSLATED_TEAM_NAMES;[.$E11]+1)">
            <text:p/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Wokingham &amp; Emmbrook Sumas&quot;, &quot;awayTeam&quot;:&quot;&quot;}" calcext:value-type="string">
            <text:p>{"__v":0,"day":1,"dateTime":52740000,"duration":"10m","pitch":"2","competition":{"name":"U11", "section":"A Groups", "group":"1"},"tag":"3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52740000" calcext:value-type="float">
            <text:p>527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2&quot;},&quot;tag&quot;:&quot;3&quot;, &quot;homeTeam&quot;:&quot;Rushmoor Comm. Dragons Blue&quot;, &quot;awayTeam&quot;:&quot;&quot;}" calcext:value-type="string">
            <text:p>{"__v":0,"day":1,"dateTime":52740000,"duration":"10m","pitch":"3","competition":{"name":"U11", "section":"A Groups", "group":"2"},"tag":"3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52740000" calcext:value-type="float">
            <text:p>527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13];TRANSLATED_TEAM_NAMES;[.$E13]+1)" office:value-type="string" office:string-value="Oakley - Yellow" calcext:value-type="string">
            <text:p>Oakley - Yellow</text:p>
          </table:table-cell>
          <table:table-cell table:style-name="ce77" table:formula="of:=VLOOKUP([.G13];TRANSLATED_TEAM_NAMES;[.$E13]+1)">
            <text:p/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3&quot;},&quot;tag&quot;:&quot;3&quot;, &quot;homeTeam&quot;:&quot;Oakley - Yellow&quot;, &quot;awayTeam&quot;:&quot;&quot;}" calcext:value-type="string">
            <text:p>{"__v":0,"day":1,"dateTime":52740000,"duration":"10m","pitch":"4","competition":{"name":"U11", "section":"A Groups", "group":"3"},"tag":"3", "homeTeam":"Oakley - Yellow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53460000" calcext:value-type="float">
            <text:p>534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 office:value-type="string" office:string-value="Chineham Tigers - Amber" calcext:value-type="string">
            <text:p>Chineham Tigers - Amber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&quot;, &quot;awayTeam&quot;:&quot;Chineham Tigers - Amber&quot;}" calcext:value-type="string">
            <text:p>{"__v":0,"day":1,"dateTime":53460000,"duration":"10m","pitch":"1","competition":{"name":"U11", "section":"A Groups", "group":"1"},"tag":"4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53460000" calcext:value-type="float">
            <text:p>534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5];TRANSLATED_TEAM_NAMES;[.$E15]+1)">
            <text:p/>
          </table:table-cell>
          <table:table-cell table:style-name="ce77" table:formula="of:=VLOOKUP([.G15];TRANSLATED_TEAM_NAMES;[.$E15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2&quot;},&quot;tag&quot;:&quot;4&quot;, &quot;homeTeam&quot;:&quot;&quot;, &quot;awayTeam&quot;:&quot;Bracknell Town FC Colts - Reds&quot;}" calcext:value-type="string">
            <text:p>{"__v":0,"day":1,"dateTime":53460000,"duration":"10m","pitch":"2","competition":{"name":"U11", "section":"A Groups", "group":"2"},"tag":"4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53460000" calcext:value-type="float">
            <text:p>5346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 office:value-type="string" office:string-value="Easington Sports - Reds" calcext:value-type="string">
            <text:p>Easington Sports - Reds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3&quot;},&quot;tag&quot;:&quot;4&quot;, &quot;homeTeam&quot;:&quot;&quot;, &quot;awayTeam&quot;:&quot;Easington Sports - Reds&quot;}" calcext:value-type="string">
            <text:p>{"__v":0,"day":1,"dateTime":53460000,"duration":"10m","pitch":"3","competition":{"name":"U11", "section":"A Groups", "group":"3"},"tag":"4", "homeTeam":"", "awayTeam":"Easington Sports - Reds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53460000" calcext:value-type="float">
            <text:p>534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17];TRANSLATED_TEAM_NAMES;[.$E17]+1)" office:value-type="string" office:string-value="STBGFC Boys" calcext:value-type="string">
            <text:p>STBGFC Boys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1&quot;},&quot;tag&quot;:&quot;4&quot;, &quot;homeTeam&quot;:&quot;Rushmoor Comm. Dragons Yellow&quot;, &quot;awayTeam&quot;:&quot;STBGFC Boys&quot;}" calcext:value-type="string">
            <text:p>{"__v":0,"day":1,"dateTime":53460000,"duration":"10m","pitch":"4","competition":{"name":"U11", "section":"A Groups", "group":"1"},"tag":"4", "homeTeam":"Rushmoor Comm. Dragons Yellow", "awayTeam":"STBGFC Boy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54180000" calcext:value-type="float">
            <text:p>541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8];TRANSLATED_TEAM_NAMES;[.$E18]+1)" office:value-type="string" office:string-value="Easington Sports" calcext:value-type="string">
            <text:p>Easington Sports</text:p>
          </table:table-cell>
          <table:table-cell table:style-name="ce77" table:formula="of:=VLOOKUP([.G18];TRANSLATED_TEAM_NAMES;[.$E18]+1)" office:value-type="string" office:string-value="Oakley - Green" calcext:value-type="string">
            <text:p>Oakley - Green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2&quot;},&quot;tag&quot;:&quot;5&quot;, &quot;homeTeam&quot;:&quot;Easington Sports&quot;, &quot;awayTeam&quot;:&quot;Oakley - Green&quot;}" calcext:value-type="string">
            <text:p>{"__v":0,"day":1,"dateTime":54180000,"duration":"10m","pitch":"1","competition":{"name":"U11", "section":"A Groups", "group":"2"},"tag":"5", "homeTeam":"Easington Sports", "awayTeam":"Oakley - Green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54180000" calcext:value-type="float">
            <text:p>5418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19];TRANSLATED_TEAM_NAMES;[.$E19]+1)" office:value-type="string" office:string-value="Eversley &amp; California - Royals" calcext:value-type="string">
            <text:p>Eversley &amp; California - Royals</text:p>
          </table:table-cell>
          <table:table-cell table:style-name="ce77" table:formula="of:=VLOOKUP([.G19];TRANSLATED_TEAM_NAMES;[.$E19]+1)" office:value-type="string" office:string-value="Mytchett Athletic Black" calcext:value-type="string">
            <text:p>Mytchett Athletic Black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3&quot;},&quot;tag&quot;:&quot;5&quot;, &quot;homeTeam&quot;:&quot;Eversley &amp; California - Royals&quot;, &quot;awayTeam&quot;:&quot;Mytchett Athletic Black&quot;}" calcext:value-type="string">
            <text:p>{"__v":0,"day":1,"dateTime":54180000,"duration":"10m","pitch":"2","competition":{"name":"U11", "section":"A Groups", "group":"3"},"tag":"5", "homeTeam":"Eversley &amp; California - Royals", "awayTeam":"Mytchett Athletic Black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54180000" calcext:value-type="float">
            <text:p>541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0];TRANSLATED_TEAM_NAMES;[.$E20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1&quot;},&quot;tag&quot;:&quot;5&quot;, &quot;homeTeam&quot;:&quot;Wokingham &amp; Emmbrook Sumas&quot;, &quot;awayTeam&quot;:&quot;&quot;}" calcext:value-type="string">
            <text:p>{"__v":0,"day":1,"dateTime":54180000,"duration":"10m","pitch":"3","competition":{"name":"U11", "section":"A Groups", "group":"1"},"tag":"5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54180000" calcext:value-type="float">
            <text:p>541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1];TRANSLATED_TEAM_NAMES;[.$E21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2&quot;},&quot;tag&quot;:&quot;5&quot;, &quot;homeTeam&quot;:&quot;Rushmoor Comm. Dragons Blue&quot;, &quot;awayTeam&quot;:&quot;&quot;}" calcext:value-type="string">
            <text:p>{"__v":0,"day":1,"dateTime":54180000,"duration":"10m","pitch":"4","competition":{"name":"U11", "section":"A Groups", "group":"2"},"tag":"5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54900000" calcext:value-type="float">
            <text:p>549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22];TRANSLATED_TEAM_NAMES;[.$E22]+1)" office:value-type="string" office:string-value="Oakley - Yellow" calcext:value-type="string">
            <text:p>Oakley - Yellow</text:p>
          </table:table-cell>
          <table:table-cell table:style-name="ce77" table:formula="of:=VLOOKUP([.G22];TRANSLATED_TEAM_NAMES;[.$E22]+1)">
            <text:p/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3&quot;},&quot;tag&quot;:&quot;6&quot;, &quot;homeTeam&quot;:&quot;Oakley - Yellow&quot;, &quot;awayTeam&quot;:&quot;&quot;}" calcext:value-type="string">
            <text:p>{"__v":0,"day":1,"dateTime":54900000,"duration":"10m","pitch":"1","competition":{"name":"U11", "section":"A Groups", "group":"3"},"tag":"6", "homeTeam":"Oakley - Yellow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54900000" calcext:value-type="float">
            <text:p>549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3];TRANSLATED_TEAM_NAMES;[.$E23]+1)">
            <text:p/>
          </table:table-cell>
          <table:table-cell table:style-name="ce77" table:formula="of:=VLOOKUP([.G23];TRANSLATED_TEAM_NAMES;[.$E23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1&quot;},&quot;tag&quot;:&quot;6&quot;, &quot;homeTeam&quot;:&quot;&quot;, &quot;awayTeam&quot;:&quot;Rushmoor Comm. Dragons Yellow&quot;}" calcext:value-type="string">
            <text:p>{"__v":0,"day":1,"dateTime":54900000,"duration":"10m","pitch":"2","competition":{"name":"U11", "section":"A Groups", "group":"1"},"tag":"6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54900000" calcext:value-type="float">
            <text:p>549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4];TRANSLATED_TEAM_NAMES;[.$E24]+1)">
            <text:p/>
          </table:table-cell>
          <table:table-cell table:style-name="ce77" table:formula="of:=VLOOKUP([.G24];TRANSLATED_TEAM_NAMES;[.$E24]+1)" office:value-type="string" office:string-value="Easington Sports" calcext:value-type="string">
            <text:p>Easington Sports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2&quot;},&quot;tag&quot;:&quot;6&quot;, &quot;homeTeam&quot;:&quot;&quot;, &quot;awayTeam&quot;:&quot;Easington Sports&quot;}" calcext:value-type="string">
            <text:p>{"__v":0,"day":1,"dateTime":54900000,"duration":"10m","pitch":"3","competition":{"name":"U11", "section":"A Groups", "group":"2"},"tag":"6", "homeTeam":"", "awayTeam":"Easington Sport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54900000" calcext:value-type="float">
            <text:p>549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 office:value-type="string" office:string-value="Eversley &amp; California - Royals" calcext:value-type="string">
            <text:p>Eversley &amp; California - Royals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3&quot;},&quot;tag&quot;:&quot;6&quot;, &quot;homeTeam&quot;:&quot;&quot;, &quot;awayTeam&quot;:&quot;Eversley &amp; California - Royals&quot;}" calcext:value-type="string">
            <text:p>{"__v":0,"day":1,"dateTime":54900000,"duration":"10m","pitch":"4","competition":{"name":"U11", "section":"A Groups", "group":"3"},"tag":"6", "homeTeam":"", "awayTeam":"Eversley &amp; California - Royal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55620000" calcext:value-type="float">
            <text:p>556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6];TRANSLATED_TEAM_NAMES;[.$E26]+1)" office:value-type="string" office:string-value="Chineham Tigers - Amber" calcext:value-type="string">
            <text:p>Chineham Tigers - Amber</text:p>
          </table:table-cell>
          <table:table-cell table:style-name="ce77" table:formula="of:=VLOOKUP([.G26];TRANSLATED_TEAM_NAMES;[.$E26]+1)" office:value-type="string" office:string-value="STBGFC Boys" calcext:value-type="string">
            <text:p>STBGFC Boys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55620000,&quot;duration&quot;:&quot;10m&quot;,&quot;pitch&quot;:&quot;1&quot;,&quot;competition&quot;:{&quot;name&quot;:&quot;U11&quot;, &quot;section&quot;:&quot;A Groups&quot;, &quot;group&quot;:&quot;1&quot;},&quot;tag&quot;:&quot;7&quot;, &quot;homeTeam&quot;:&quot;Chineham Tigers - Amber&quot;, &quot;awayTeam&quot;:&quot;STBGFC Boys&quot;}" calcext:value-type="string">
            <text:p>{"__v":0,"day":1,"dateTime":55620000,"duration":"10m","pitch":"1","competition":{"name":"U11", "section":"A Groups", "group":"1"},"tag":"7", "homeTeam":"Chineham Tigers - Amber", "awayTeam":"STBGFC Boy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55620000" calcext:value-type="float">
            <text:p>5562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7];TRANSLATED_TEAM_NAMES;[.$E27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27];TRANSLATED_TEAM_NAMES;[.$E27]+1)" office:value-type="string" office:string-value="Oakley - Green" calcext:value-type="string">
            <text:p>Oakley - Green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55620000,&quot;duration&quot;:&quot;10m&quot;,&quot;pitch&quot;:&quot;2&quot;,&quot;competition&quot;:{&quot;name&quot;:&quot;U11&quot;, &quot;section&quot;:&quot;A Groups&quot;, &quot;group&quot;:&quot;2&quot;},&quot;tag&quot;:&quot;7&quot;, &quot;homeTeam&quot;:&quot;Bracknell Town FC Colts - Reds&quot;, &quot;awayTeam&quot;:&quot;Oakley - Green&quot;}" calcext:value-type="string">
            <text:p>{"__v":0,"day":1,"dateTime":55620000,"duration":"10m","pitch":"2","competition":{"name":"U11", "section":"A Groups", "group":"2"},"tag":"7", "homeTeam":"Bracknell Town FC Colts - Reds", "awayTeam":"Oakley - Green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55620000" calcext:value-type="float">
            <text:p>5562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table:formula="of:=VLOOKUP([.F28];TRANSLATED_TEAM_NAMES;[.$E28]+1)" office:value-type="string" office:string-value="Easington Sports - Reds" calcext:value-type="string">
            <text:p>Easington Sports - Reds</text:p>
          </table:table-cell>
          <table:table-cell table:style-name="ce77" table:formula="of:=VLOOKUP([.G28];TRANSLATED_TEAM_NAMES;[.$E28]+1)" office:value-type="string" office:string-value="Mytchett Athletic Black" calcext:value-type="string">
            <text:p>Mytchett Athletic Black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55620000,&quot;duration&quot;:&quot;10m&quot;,&quot;pitch&quot;:&quot;3&quot;,&quot;competition&quot;:{&quot;name&quot;:&quot;U11&quot;, &quot;section&quot;:&quot;A Groups&quot;, &quot;group&quot;:&quot;3&quot;},&quot;tag&quot;:&quot;7&quot;, &quot;homeTeam&quot;:&quot;Easington Sports - Reds&quot;, &quot;awayTeam&quot;:&quot;Mytchett Athletic Black&quot;}" calcext:value-type="string">
            <text:p>{"__v":0,"day":1,"dateTime":55620000,"duration":"10m","pitch":"3","competition":{"name":"U11", "section":"A Groups", "group":"3"},"tag":"7", "homeTeam":"Easington Sports - Reds", "awayTeam":"Mytchett Athletic Black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55620000" calcext:value-type="float">
            <text:p>5562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29];TRANSLATED_TEAM_NAMES;[.$E29]+1)">
            <text:p/>
          </table:table-cell>
          <table:table-cell table:style-name="ce77" table:formula="of:=VLOOKUP([.G29];TRANSLATED_TEAM_NAMES;[.$E29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55620000,&quot;duration&quot;:&quot;10m&quot;,&quot;pitch&quot;:&quot;4&quot;,&quot;competition&quot;:{&quot;name&quot;:&quot;U11&quot;, &quot;section&quot;:&quot;A Groups&quot;, &quot;group&quot;:&quot;1&quot;},&quot;tag&quot;:&quot;7&quot;, &quot;homeTeam&quot;:&quot;&quot;, &quot;awayTeam&quot;:&quot;Rushmoor Comm. Dragons Yellow&quot;}" calcext:value-type="string">
            <text:p>{"__v":0,"day":1,"dateTime":55620000,"duration":"10m","pitch":"4","competition":{"name":"U11", "section":"A Groups", "group":"1"},"tag":"7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56340000" calcext:value-type="float">
            <text:p>563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0];TRANSLATED_TEAM_NAMES;[.$E30]+1)">
            <text:p/>
          </table:table-cell>
          <table:table-cell table:style-name="ce77" table:formula="of:=VLOOKUP([.G30];TRANSLATED_TEAM_NAMES;[.$E30]+1)" office:value-type="string" office:string-value="Easington Sports" calcext:value-type="string">
            <text:p>Easington Sports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6340000,&quot;duration&quot;:&quot;10m&quot;,&quot;pitch&quot;:&quot;1&quot;,&quot;competition&quot;:{&quot;name&quot;:&quot;U11&quot;, &quot;section&quot;:&quot;A Groups&quot;, &quot;group&quot;:&quot;2&quot;},&quot;tag&quot;:&quot;8&quot;, &quot;homeTeam&quot;:&quot;&quot;, &quot;awayTeam&quot;:&quot;Easington Sports&quot;}" calcext:value-type="string">
            <text:p>{"__v":0,"day":1,"dateTime":56340000,"duration":"10m","pitch":"1","competition":{"name":"U11", "section":"A Groups", "group":"2"},"tag":"8", "homeTeam":"", "awayTeam":"Easington Sport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56340000" calcext:value-type="float">
            <text:p>5634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76" table:formula="of:=VLOOKUP([.F31];TRANSLATED_TEAM_NAMES;[.$E31]+1)">
            <text:p/>
          </table:table-cell>
          <table:table-cell table:style-name="ce77" table:formula="of:=VLOOKUP([.G31];TRANSLATED_TEAM_NAMES;[.$E31]+1)" office:value-type="string" office:string-value="Eversley &amp; California - Royals" calcext:value-type="string">
            <text:p>Eversley &amp; California - Royals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6340000,&quot;duration&quot;:&quot;10m&quot;,&quot;pitch&quot;:&quot;2&quot;,&quot;competition&quot;:{&quot;name&quot;:&quot;U11&quot;, &quot;section&quot;:&quot;A Groups&quot;, &quot;group&quot;:&quot;3&quot;},&quot;tag&quot;:&quot;8&quot;, &quot;homeTeam&quot;:&quot;&quot;, &quot;awayTeam&quot;:&quot;Eversley &amp; California - Royals&quot;}" calcext:value-type="string">
            <text:p>{"__v":0,"day":1,"dateTime":56340000,"duration":"10m","pitch":"2","competition":{"name":"U11", "section":"A Groups", "group":"3"},"tag":"8", "homeTeam":"", "awayTeam":"Eversley &amp; California - Royals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56340000" calcext:value-type="float">
            <text:p>5634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2];TRANSLATED_TEAM_NAMES;[.$E32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32];TRANSLATED_TEAM_NAMES;[.$E32]+1)" office:value-type="string" office:string-value="Chineham Tigers - Amber" calcext:value-type="string">
            <text:p>Chineham Tigers - Amber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1,&quot;dateTime&quot;:56340000,&quot;duration&quot;:&quot;10m&quot;,&quot;pitch&quot;:&quot;3&quot;,&quot;competition&quot;:{&quot;name&quot;:&quot;U11&quot;, &quot;section&quot;:&quot;A Groups&quot;, &quot;group&quot;:&quot;1&quot;},&quot;tag&quot;:&quot;8&quot;, &quot;homeTeam&quot;:&quot;Wokingham &amp; Emmbrook Sumas&quot;, &quot;awayTeam&quot;:&quot;Chineham Tigers - Amber&quot;}" calcext:value-type="string">
            <text:p>{"__v":0,"day":1,"dateTime":56340000,"duration":"10m","pitch":"3","competition":{"name":"U11", "section":"A Groups", "group":"1"},"tag":"8", "homeTeam":"Wokingham &amp; Emmbrook Sumas", "awayTeam":"Chineham Tigers - Amber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56340000" calcext:value-type="float">
            <text:p>5634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3];TRANSLATED_TEAM_NAMES;[.$E33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33];TRANSLATED_TEAM_NAMES;[.$E33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1,&quot;dateTime&quot;:56340000,&quot;duration&quot;:&quot;10m&quot;,&quot;pitch&quot;:&quot;4&quot;,&quot;competition&quot;:{&quot;name&quot;:&quot;U11&quot;, &quot;section&quot;:&quot;A Groups&quot;, &quot;group&quot;:&quot;2&quot;},&quot;tag&quot;:&quot;8&quot;, &quot;homeTeam&quot;:&quot;Rushmoor Comm. Dragons Blue&quot;, &quot;awayTeam&quot;:&quot;Bracknell Town FC Colts - Reds&quot;}" calcext:value-type="string">
            <text:p>{"__v":0,"day":1,"dateTime":56340000,"duration":"10m","pitch":"4","competition":{"name":"U11", "section":"A Groups", "group":"2"},"tag":"8", "homeTeam":"Rushmoor Comm. Dragons Blue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57060000" calcext:value-type="float">
            <text:p>5706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34];TRANSLATED_TEAM_NAMES;[.$E34]+1)" office:value-type="string" office:string-value="Oakley - Yellow" calcext:value-type="string">
            <text:p>Oakley - Yellow</text:p>
          </table:table-cell>
          <table:table-cell table:style-name="ce77" table:formula="of:=VLOOKUP([.G34];TRANSLATED_TEAM_NAMES;[.$E34]+1)" office:value-type="string" office:string-value="Easington Sports - Reds" calcext:value-type="string">
            <text:p>Easington Sports - Reds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1,&quot;dateTime&quot;:57060000,&quot;duration&quot;:&quot;10m&quot;,&quot;pitch&quot;:&quot;1&quot;,&quot;competition&quot;:{&quot;name&quot;:&quot;U11&quot;, &quot;section&quot;:&quot;A Groups&quot;, &quot;group&quot;:&quot;3&quot;},&quot;tag&quot;:&quot;9&quot;, &quot;homeTeam&quot;:&quot;Oakley - Yellow&quot;, &quot;awayTeam&quot;:&quot;Easington Sports - Reds&quot;}" calcext:value-type="string">
            <text:p>{"__v":0,"day":1,"dateTime":57060000,"duration":"10m","pitch":"1","competition":{"name":"U11", "section":"A Groups", "group":"3"},"tag":"9", "homeTeam":"Oakley - Yellow", "awayTeam":"Easington Sports - Reds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57060000" calcext:value-type="float">
            <text:p>5706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5];TRANSLATED_TEAM_NAMES;[.$E35]+1)" office:value-type="string" office:string-value="STBGFC Boys" calcext:value-type="string">
            <text:p>STBGFC Boys</text:p>
          </table:table-cell>
          <table:table-cell table:style-name="ce77" table:formula="of:=VLOOKUP([.G35];TRANSLATED_TEAM_NAMES;[.$E35]+1)">
            <text:p/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1,&quot;dateTime&quot;:57060000,&quot;duration&quot;:&quot;10m&quot;,&quot;pitch&quot;:&quot;2&quot;,&quot;competition&quot;:{&quot;name&quot;:&quot;U11&quot;, &quot;section&quot;:&quot;A Groups&quot;, &quot;group&quot;:&quot;1&quot;},&quot;tag&quot;:&quot;9&quot;, &quot;homeTeam&quot;:&quot;STBGFC Boys&quot;, &quot;awayTeam&quot;:&quot;&quot;}" calcext:value-type="string">
            <text:p>{"__v":0,"day":1,"dateTime":57060000,"duration":"10m","pitch":"2","competition":{"name":"U11", "section":"A Groups", "group":"1"},"tag":"9", "homeTeam":"STBGFC Boys", "awayTeam":"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57060000" calcext:value-type="float">
            <text:p>5706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6];TRANSLATED_TEAM_NAMES;[.$E36]+1)" office:value-type="string" office:string-value="Oakley - Green" calcext:value-type="string">
            <text:p>Oakley - Green</text:p>
          </table:table-cell>
          <table:table-cell table:style-name="ce77" table:formula="of:=VLOOKUP([.G36];TRANSLATED_TEAM_NAMES;[.$E36]+1)">
            <text:p/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1,&quot;dateTime&quot;:57060000,&quot;duration&quot;:&quot;10m&quot;,&quot;pitch&quot;:&quot;3&quot;,&quot;competition&quot;:{&quot;name&quot;:&quot;U11&quot;, &quot;section&quot;:&quot;A Groups&quot;, &quot;group&quot;:&quot;2&quot;},&quot;tag&quot;:&quot;9&quot;, &quot;homeTeam&quot;:&quot;Oakley - Green&quot;, &quot;awayTeam&quot;:&quot;&quot;}" calcext:value-type="string">
            <text:p>{"__v":0,"day":1,"dateTime":57060000,"duration":"10m","pitch":"3","competition":{"name":"U11", "section":"A Groups", "group":"2"},"tag":"9", "homeTeam":"Oakley - Green", "awayTeam":"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57060000" calcext:value-type="float">
            <text:p>5706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6" table:formula="of:=VLOOKUP([.F37];TRANSLATED_TEAM_NAMES;[.$E37]+1)" office:value-type="string" office:string-value="Mytchett Athletic Black" calcext:value-type="string">
            <text:p>Mytchett Athletic Black</text:p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1,&quot;dateTime&quot;:57060000,&quot;duration&quot;:&quot;10m&quot;,&quot;pitch&quot;:&quot;4&quot;,&quot;competition&quot;:{&quot;name&quot;:&quot;U11&quot;, &quot;section&quot;:&quot;A Groups&quot;, &quot;group&quot;:&quot;3&quot;},&quot;tag&quot;:&quot;9&quot;, &quot;homeTeam&quot;:&quot;Mytchett Athletic Black&quot;, &quot;awayTeam&quot;:&quot;&quot;}" calcext:value-type="string">
            <text:p>{"__v":0,"day":1,"dateTime":57060000,"duration":"10m","pitch":"4","competition":{"name":"U11", "section":"A Groups", "group":"3"},"tag":"9", "homeTeam":"Mytchett Athletic Black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57780000" calcext:value-type="float">
            <text:p>577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8];TRANSLATED_TEAM_NAMES;[.$E38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38];TRANSLATED_TEAM_NAMES;[.$E38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1,&quot;dateTime&quot;:57780000,&quot;duration&quot;:&quot;10m&quot;,&quot;pitch&quot;:&quot;1&quot;,&quot;competition&quot;:{&quot;name&quot;:&quot;U11&quot;, &quot;section&quot;:&quot;A Groups&quot;, &quot;group&quot;:&quot;1&quot;},&quot;tag&quot;:&quot;10&quot;, &quot;homeTeam&quot;:&quot;Rushmoor Comm. Dragons Yellow&quot;, &quot;awayTeam&quot;:&quot;Wokingham &amp; Emmbrook Sumas&quot;}" calcext:value-type="string">
            <text:p>{"__v":0,"day":1,"dateTime":57780000,"duration":"10m","pitch":"1","competition":{"name":"U11", "section":"A Groups", "group":"1"},"tag":"10", "homeTeam":"Rushmoor Comm. Dragons Yellow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57780000" calcext:value-type="float">
            <text:p>5778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39];TRANSLATED_TEAM_NAMES;[.$E39]+1)" office:value-type="string" office:string-value="Easington Sports" calcext:value-type="string">
            <text:p>Easington Sports</text:p>
          </table:table-cell>
          <table:table-cell table:style-name="ce77" table:formula="of:=VLOOKUP([.G39];TRANSLATED_TEAM_NAMES;[.$E39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1,&quot;dateTime&quot;:57780000,&quot;duration&quot;:&quot;10m&quot;,&quot;pitch&quot;:&quot;2&quot;,&quot;competition&quot;:{&quot;name&quot;:&quot;U11&quot;, &quot;section&quot;:&quot;A Groups&quot;, &quot;group&quot;:&quot;2&quot;},&quot;tag&quot;:&quot;10&quot;, &quot;homeTeam&quot;:&quot;Easington Sports&quot;, &quot;awayTeam&quot;:&quot;Rushmoor Comm. Dragons Blue&quot;}" calcext:value-type="string">
            <text:p>{"__v":0,"day":1,"dateTime":57780000,"duration":"10m","pitch":"2","competition":{"name":"U11", "section":"A Groups", "group":"2"},"tag":"10", "homeTeam":"Easington Sports", "awayTeam":"Rushmoor Comm. Dragons Blue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57780000" calcext:value-type="float">
            <text:p>5778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table:formula="of:=VLOOKUP([.F40];TRANSLATED_TEAM_NAMES;[.$E40]+1)" office:value-type="string" office:string-value="Eversley &amp; California - Royals" calcext:value-type="string">
            <text:p>Eversley &amp; California - Royals</text:p>
          </table:table-cell>
          <table:table-cell table:style-name="ce77" table:formula="of:=VLOOKUP([.G40];TRANSLATED_TEAM_NAMES;[.$E40]+1)" office:value-type="string" office:string-value="Oakley - Yellow" calcext:value-type="string">
            <text:p>Oakley - Yellow</text:p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1,&quot;dateTime&quot;:57780000,&quot;duration&quot;:&quot;10m&quot;,&quot;pitch&quot;:&quot;3&quot;,&quot;competition&quot;:{&quot;name&quot;:&quot;U11&quot;, &quot;section&quot;:&quot;A Groups&quot;, &quot;group&quot;:&quot;3&quot;},&quot;tag&quot;:&quot;10&quot;, &quot;homeTeam&quot;:&quot;Eversley &amp; California - Royals&quot;, &quot;awayTeam&quot;:&quot;Oakley - Yellow&quot;}" calcext:value-type="string">
            <text:p>{"__v":0,"day":1,"dateTime":57780000,"duration":"10m","pitch":"3","competition":{"name":"U11", "section":"A Groups", "group":"3"},"tag":"10", "homeTeam":"Eversley &amp; California - Royals", "awayTeam":"Oakley - Yellow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57780000" calcext:value-type="float">
            <text:p>5778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STBGFC Boys" calcext:value-type="string">
            <text:p>STBGFC Boys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1,&quot;dateTime&quot;:57780000,&quot;duration&quot;:&quot;10m&quot;,&quot;pitch&quot;:&quot;4&quot;,&quot;competition&quot;:{&quot;name&quot;:&quot;U11&quot;, &quot;section&quot;:&quot;A Groups&quot;, &quot;group&quot;:&quot;1&quot;},&quot;tag&quot;:&quot;10&quot;, &quot;homeTeam&quot;:&quot;STBGFC Boys&quot;, &quot;awayTeam&quot;:&quot;&quot;}" calcext:value-type="string">
            <text:p>{"__v":0,"day":1,"dateTime":57780000,"duration":"10m","pitch":"4","competition":{"name":"U11", "section":"A Groups", "group":"1"},"tag":"10", "homeTeam":"STBGFC Boy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58500000" calcext:value-type="float">
            <text:p>585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2];TRANSLATED_TEAM_NAMES;[.$E42]+1)" office:value-type="string" office:string-value="Oakley - Green" calcext:value-type="string">
            <text:p>Oakley - Green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1,&quot;dateTime&quot;:58500000,&quot;duration&quot;:&quot;10m&quot;,&quot;pitch&quot;:&quot;1&quot;,&quot;competition&quot;:{&quot;name&quot;:&quot;U11&quot;, &quot;section&quot;:&quot;A Groups&quot;, &quot;group&quot;:&quot;2&quot;},&quot;tag&quot;:&quot;11&quot;, &quot;homeTeam&quot;:&quot;Oakley - Green&quot;, &quot;awayTeam&quot;:&quot;&quot;}" calcext:value-type="string">
            <text:p>{"__v":0,"day":1,"dateTime":58500000,"duration":"10m","pitch":"1","competition":{"name":"U11", "section":"A Groups", "group":"2"},"tag":"11", "homeTeam":"Oakley - Green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58500000" calcext:value-type="float">
            <text:p>5850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76" table:formula="of:=VLOOKUP([.F43];TRANSLATED_TEAM_NAMES;[.$E43]+1)" office:value-type="string" office:string-value="Mytchett Athletic Black" calcext:value-type="string">
            <text:p>Mytchett Athletic Black</text:p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1,&quot;dateTime&quot;:58500000,&quot;duration&quot;:&quot;10m&quot;,&quot;pitch&quot;:&quot;2&quot;,&quot;competition&quot;:{&quot;name&quot;:&quot;U11&quot;, &quot;section&quot;:&quot;A Groups&quot;, &quot;group&quot;:&quot;3&quot;},&quot;tag&quot;:&quot;11&quot;, &quot;homeTeam&quot;:&quot;Mytchett Athletic Black&quot;, &quot;awayTeam&quot;:&quot;&quot;}" calcext:value-type="string">
            <text:p>{"__v":0,"day":1,"dateTime":58500000,"duration":"10m","pitch":"2","competition":{"name":"U11", "section":"A Groups", "group":"3"},"tag":"11", "homeTeam":"Mytchett Athletic Black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8500000" calcext:value-type="float">
            <text:p>58500000</text:p>
          </table:table-cell>
          <table:table-cell table:style-name="ce7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4];TRANSLATED_TEAM_NAMES;[.$E44]+1)">
            <text:p/>
          </table:table-cell>
          <table:table-cell table:style-name="ce77" table:formula="of:=VLOOKUP([.G44];TRANSLATED_TEAM_NAMES;[.$E44]+1)" office:value-type="string" office:string-value="Chineham Tigers - Amber" calcext:value-type="string">
            <text:p>Chineham Tigers - Amber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1,&quot;dateTime&quot;:58500000,&quot;duration&quot;:&quot;10m&quot;,&quot;pitch&quot;:&quot;3&quot;,&quot;competition&quot;:{&quot;name&quot;:&quot;U11&quot;, &quot;section&quot;:&quot;A Groups&quot;, &quot;group&quot;:&quot;1&quot;},&quot;tag&quot;:&quot;11&quot;, &quot;homeTeam&quot;:&quot;&quot;, &quot;awayTeam&quot;:&quot;Chineham Tigers - Amber&quot;}" calcext:value-type="string">
            <text:p>{"__v":0,"day":1,"dateTime":58500000,"duration":"10m","pitch":"3","competition":{"name":"U11", "section":"A Groups", "group":"1"},"tag":"11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8500000" calcext:value-type="float">
            <text:p>58500000</text:p>
          </table:table-cell>
          <table:table-cell table:style-name="ce7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5];TRANSLATED_TEAM_NAMES;[.$E45]+1)">
            <text:p/>
          </table:table-cell>
          <table:table-cell table:style-name="ce77" table:formula="of:=VLOOKUP([.G45];TRANSLATED_TEAM_NAMES;[.$E45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1,&quot;dateTime&quot;:58500000,&quot;duration&quot;:&quot;10m&quot;,&quot;pitch&quot;:&quot;4&quot;,&quot;competition&quot;:{&quot;name&quot;:&quot;U11&quot;, &quot;section&quot;:&quot;A Groups&quot;, &quot;group&quot;:&quot;2&quot;},&quot;tag&quot;:&quot;11&quot;, &quot;homeTeam&quot;:&quot;&quot;, &quot;awayTeam&quot;:&quot;Bracknell Town FC Colts - Reds&quot;}" calcext:value-type="string">
            <text:p>{"__v":0,"day":1,"dateTime":58500000,"duration":"10m","pitch":"4","competition":{"name":"U11", "section":"A Groups", "group":"2"},"tag":"11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9220000" calcext:value-type="float">
            <text:p>59220000</text:p>
          </table:table-cell>
          <table:table-cell table:style-name="ce7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 office:value-type="string" office:string-value="Easington Sports - Reds" calcext:value-type="string">
            <text:p>Easington Sports - Reds</text:p>
          </table:table-cell>
          <table:table-cell table:style-name="ce78" table:formula="of:=IF(MOD([.$C46]; NUM_PITCHES)=0;INDEX(PITCHES;1;NUM_PITCHES);INDEX(PITCHES;1;MOD([.$C4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1,&quot;dateTime&quot;:59220000,&quot;duration&quot;:&quot;10m&quot;,&quot;pitch&quot;:&quot;1&quot;,&quot;competition&quot;:{&quot;name&quot;:&quot;U11&quot;, &quot;section&quot;:&quot;A Groups&quot;, &quot;group&quot;:&quot;3&quot;},&quot;tag&quot;:&quot;12&quot;, &quot;homeTeam&quot;:&quot;&quot;, &quot;awayTeam&quot;:&quot;Easington Sports - Reds&quot;}" calcext:value-type="string">
            <text:p>{"__v":0,"day":1,"dateTime":59220000,"duration":"10m","pitch":"1","competition":{"name":"U11", "section":"A Groups", "group":"3"},"tag":"12", "homeTeam":"", "awayTeam":"Easington Sports - Red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 + SECTION_GAP_MS" office:value-type="float" office:value="60000000" calcext:value-type="float">
            <text:p>60000000</text:p>
          </table:table-cell>
          <table:table-cell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formula="of:=AGE_GROUP_TRANSLATED&amp;&quot;_&quot;&amp;SECTION_TRANSLATED&amp;&quot;_G1_P1&quot;" office:value-type="string" office:string-value="U11_AGroups_G1_P1" calcext:value-type="string">
            <text:p>U11_AGroups_G1_P1</text:p>
          </table:table-cell>
          <table:table-cell/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Best 3<text:span text:style-name="T1">rd</text:span> Place</text:p>
          </table:table-cell>
          <table:table-cell table:style-name="ce78" table:formula="of:=IF(MOD([.$C47]; NUM_PITCHES)=0;INDEX(PITCHES;1;NUM_PITCHES);INDEX(PITCHES;1;MOD([.$C4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1,&quot;dateTime&quot;:60000000,&quot;duration&quot;:&quot;10m&quot;,&quot;pitch&quot;:&quot;2&quot;,&quot;competition&quot;:{&quot;name&quot;:&quot;U11&quot;, &quot;section&quot;:&quot;A Groups&quot;},&quot;tag&quot;:&quot;QF1&quot;, &quot;homeTeam&quot;:&quot;Winner Group 1&quot;, &quot;awayTeam&quot;:&quot;Best 3rd Place&quot;, &quot;homeTeamFrom&quot;:&quot;U11_AGroups_G1_P1&quot;, &quot;awayTeamFrom&quot;:&quot;&quot;, &quot;stage2Tag&quot;:&quot;U11_AGroups_QF1&quot;}" calcext:value-type="string">
            <text:p>{"__v":0,"day":1,"dateTime":60000000,"duration":"10m","pitch":"2","competition":{"name":"U11", "section":"A Groups"},"tag":"QF1", "homeTeam":"Winner Group 1", "awayTeam":"Best 3rd Place", "homeTeamFrom":"U11_AGroups_G1_P1", "awayTeamFrom":"", "stage2Tag":"U11_AGroups_QF1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 + SECTION_GAP_MS" office:value-type="float" office:value="60000000" calcext:value-type="float">
            <text:p>60000000</text:p>
          </table:table-cell>
          <table:table-cell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formula="of:=AGE_GROUP_TRANSLATED&amp;&quot;_&quot;&amp;SECTION_TRANSLATED&amp;&quot;_G2_P1&quot;" office:value-type="string" office:string-value="U11_AGroups_G2_P1" calcext:value-type="string">
            <text:p>U11_AGroups_G2_P1</text:p>
          </table:table-cell>
          <table:table-cell/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2<text:span text:style-name="T1">nd</text:span> Best 3<text:span text:style-name="T1">rd</text:span> Place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1,&quot;dateTime&quot;:60000000,&quot;duration&quot;:&quot;10m&quot;,&quot;pitch&quot;:&quot;3&quot;,&quot;competition&quot;:{&quot;name&quot;:&quot;U11&quot;, &quot;section&quot;:&quot;A Groups&quot;},&quot;tag&quot;:&quot;QF2&quot;, &quot;homeTeam&quot;:&quot;Winner Group 2&quot;, &quot;awayTeam&quot;:&quot;2nd Group 1&quot;, &quot;homeTeamFrom&quot;:&quot;U11_AGroups_G2_P1&quot;, &quot;awayTeamFrom&quot;:&quot;&quot;, &quot;stage2Tag&quot;:&quot;U11_AGroups_QF2&quot;}" calcext:value-type="string">
            <text:p>{"__v":0,"day":1,"dateTime":60000000,"duration":"10m","pitch":"3","competition":{"name":"U11", "section":"A Groups"},"tag":"QF2", "homeTeam":"Winner Group 2", "awayTeam":"2nd Group 1", "homeTeamFrom":"U11_AGroups_G2_P1", "awayTeamFrom":"", "stage2Tag":"U11_AGroups_QF2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3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49]-1)) + SECTION_GAP_MS" office:value-type="float" office:value="60720000" calcext:value-type="float">
            <text:p>60720000</text:p>
          </table:table-cell>
          <table:table-cell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formula="of:=AGE_GROUP_TRANSLATED&amp;&quot;_&quot;&amp;SECTION_TRANSLATED&amp;&quot;_G3_P1&quot;" office:value-type="string" office:string-value="U11_AGroups_G3_P1" calcext:value-type="string">
            <text:p>U11_AGroups_G3_P1</text:p>
          </table:table-cell>
          <table:table-cell table:formula="of:=AGE_GROUP_TRANSLATED&amp;&quot;_&quot;&amp;SECTION_TRANSLATED&amp;&quot;_G2_P2&quot;" office:value-type="string" office:string-value="U11_AGroups_G2_P2" calcext:value-type="string">
            <text:p>U11_AGroups_G2_P2</text:p>
          </table:table-cell>
          <table:table-cell table:style-name="ce74" office:value-type="string" calcext:value-type="string">
            <text:p>Winner Group 3</text:p>
          </table:table-cell>
          <table:table-cell table:style-name="ce77" office:value-type="string" calcext:value-type="string">
            <text:p>2<text:span text:style-name="T1">nd</text:span> Group 2</text:p>
          </table:table-cell>
          <table:table-cell table:style-name="ce78" table:formula="of:=IF(MOD([.$C49]; NUM_PITCHES)=0;INDEX(PITCHES;1;NUM_PITCHES);INDEX(PITCHES;1;MOD([.$C49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1,&quot;dateTime&quot;:60720000,&quot;duration&quot;:&quot;10m&quot;,&quot;pitch&quot;:&quot;1&quot;,&quot;competition&quot;:{&quot;name&quot;:&quot;U11&quot;, &quot;section&quot;:&quot;A Groups&quot;},&quot;tag&quot;:&quot;QF3&quot;, &quot;homeTeam&quot;:&quot;Winner Group 3&quot;, &quot;awayTeam&quot;:&quot;2nd Group 2&quot;, &quot;homeTeamFrom&quot;:&quot;U11_AGroups_G3_P1&quot;, &quot;awayTeamFrom&quot;:&quot;U11_AGroups_G2_P2&quot;, &quot;stage2Tag&quot;:&quot;U11_AGroups_QF3&quot;}" calcext:value-type="string">
            <text:p>{"__v":0,"day":1,"dateTime":60720000,"duration":"10m","pitch":"1","competition":{"name":"U11", "section":"A Groups"},"tag":"QF3", "homeTeam":"Winner Group 3", "awayTeam":"2nd Group 2", "homeTeamFrom":"U11_AGroups_G3_P1", "awayTeamFrom":"U11_AGroups_G2_P2", "stage2Tag":"U11_AGroups_QF3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4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0]-1)) + SECTION_GAP_MS" office:value-type="float" office:value="60720000" calcext:value-type="float">
            <text:p>60720000</text:p>
          </table:table-cell>
          <table:table-cell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formula="of:=AGE_GROUP_TRANSLATED&amp;&quot;_&quot;&amp;SECTION_TRANSLATED&amp;&quot;_G3_P2&quot;" office:value-type="string" office:string-value="U11_AGroups_G3_P2" calcext:value-type="string">
            <text:p>U11_AGroups_G3_P2</text:p>
          </table:table-cell>
          <table:table-cell table:formula="of:=AGE_GROUP_TRANSLATED&amp;&quot;_&quot;&amp;SECTION_TRANSLATED&amp;&quot;_G1_P2&quot;" office:value-type="string" office:string-value="U11_AGroups_G1_P2" calcext:value-type="string">
            <text:p>U11_AGroups_G1_P2</text:p>
          </table:table-cell>
          <table:table-cell table:style-name="ce74" office:value-type="string" calcext:value-type="string">
            <text:p>2<text:span text:style-name="T1">nd</text:span> Group 3</text:p>
          </table:table-cell>
          <table:table-cell table:style-name="ce77" office:value-type="string" calcext:value-type="string">
            <text:p>2<text:span text:style-name="T1">nd</text:span> Group 1</text:p>
          </table:table-cell>
          <table:table-cell table:style-name="ce78" table:formula="of:=IF(MOD([.$C50]; NUM_PITCHES)=0;INDEX(PITCHES;1;NUM_PITCHES);INDEX(PITCHES;1;MOD([.$C50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1,&quot;dateTime&quot;:60720000,&quot;duration&quot;:&quot;10m&quot;,&quot;pitch&quot;:&quot;2&quot;,&quot;competition&quot;:{&quot;name&quot;:&quot;U11&quot;, &quot;section&quot;:&quot;A Groups&quot;},&quot;tag&quot;:&quot;QF4&quot;, &quot;homeTeam&quot;:&quot;2nd Group 3&quot;, &quot;awayTeam&quot;:&quot;2nd Group 1&quot;, &quot;homeTeamFrom&quot;:&quot;U11_AGroups_G3_P2&quot;, &quot;awayTeamFrom&quot;:&quot;U11_AGroups_G1_P2&quot;, &quot;stage2Tag&quot;:&quot;U11_AGroups_QF4&quot;}" calcext:value-type="string">
            <text:p>{"__v":0,"day":1,"dateTime":60720000,"duration":"10m","pitch":"2","competition":{"name":"U11", "section":"A Groups"},"tag":"QF4", "homeTeam":"2nd Group 3", "awayTeam":"2nd Group 1", "homeTeamFrom":"U11_AGroups_G3_P2", "awayTeamFrom":"U11_AGroups_G1_P2", "stage2Tag":"U11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1]-1)) + SECTION_GAP_MS" office:value-type="float" office:value="60720000" calcext:value-type="float">
            <text:p>60720000</text:p>
          </table:table-cell>
          <table:table-cell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51]; NUM_PITCHES)=0;INDEX(PITCHES;1;NUM_PITCHES);INDEX(PITCHES;1;MOD([.$C5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1,&quot;dateTime&quot;:60720000,&quot;duration&quot;:&quot;10m&quot;,&quot;pitch&quot;:&quot;4&quot;,&quot;competition&quot;:{&quot;name&quot;:&quot;U11&quot;, &quot;section&quot;:&quot;A Groups&quot;},&quot;tag&quot;:&quot;SF1&quot;, &quot;homeTeam&quot;:&quot;Winner QF1&quot;, &quot;awayTeam&quot;:&quot;Winner QF4&quot;, &quot;homeTeamFrom&quot;:&quot;U11_AGroups_QF1&quot;, &quot;awayTeamFrom&quot;:&quot;U11_AGroups_QF4&quot;, &quot;stage2Tag&quot;:&quot;U11_AGroups_SF1&quot;}" calcext:value-type="string">
            <text:p>{"__v":0,"day":1,"dateTime":60720000,"duration":"10m","pitch":"4","competition":{"name":"U11", "section":"A Groups"},"tag":"SF1", "homeTeam":"Winner QF1", "awayTeam":"Winner QF4", "homeTeamFrom":"U11_AGroups_QF1", "awayTeamFrom":"U11_AGroups_QF4", "stage2Tag":"U11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2]-1)) + SECTION_GAP_MS" office:value-type="float" office:value="61440000" calcext:value-type="float">
            <text:p>61440000</text:p>
          </table:table-cell>
          <table:table-cell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52]; NUM_PITCHES)=0;INDEX(PITCHES;1;NUM_PITCHES);INDEX(PITCHES;1;MOD([.$C5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1,&quot;dateTime&quot;:61440000,&quot;duration&quot;:&quot;10m&quot;,&quot;pitch&quot;:&quot;1&quot;,&quot;competition&quot;:{&quot;name&quot;:&quot;U11&quot;, &quot;section&quot;:&quot;A Groups&quot;},&quot;tag&quot;:&quot;SF2&quot;, &quot;homeTeam&quot;:&quot;Winner QF2&quot;, &quot;awayTeam&quot;:&quot;Winner QF3&quot;, &quot;homeTeamFrom&quot;:&quot;U11_AGroups_QF2&quot;, &quot;awayTeamFrom&quot;:&quot;U11_AGroups_QF3&quot;, &quot;stage2Tag&quot;:&quot;U11_AGroups_SF2&quot;}" calcext:value-type="string">
            <text:p>{"__v":0,"day":1,"dateTime":61440000,"duration":"10m","pitch":"1","competition":{"name":"U11", "section":"A Groups"},"tag":"SF2", "homeTeam":"Winner QF2", "awayTeam":"Winner QF3", "homeTeamFrom":"U11_AGroups_QF2", "awayTeamFrom":"U11_AGroups_QF3", "stage2Tag":"U11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3]-1)) + SECTION_GAP_MS" office:value-type="float" office:value="61440000" calcext:value-type="float">
            <text:p>61440000</text:p>
          </table:table-cell>
          <table:table-cell table:formula="of:=AGE_GROUP_TRANSLATED&amp;&quot;_&quot;&amp;SECTION_TRANSLATED&amp;&quot;_FNL&quot;" office:value-type="string" office:string-value="U11_AGroups_FNL" calcext:value-type="string">
            <text:p>U11_AGroups_FNL</text:p>
          </table:table-cell>
          <table:table-cell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3]; NUM_PITCHES)=0;INDEX(PITCHES;1;NUM_PITCHES);INDEX(PITCHES;1;MOD([.$C53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1,&quot;dateTime&quot;:61440000,&quot;duration&quot;:&quot;10m&quot;,&quot;pitch&quot;:&quot;3&quot;,&quot;competition&quot;:{&quot;name&quot;:&quot;U11&quot;, &quot;section&quot;:&quot;A Groups&quot;},&quot;tag&quot;:&quot;FNL&quot;, &quot;homeTeam&quot;:&quot;Winner SF1&quot;, &quot;awayTeam&quot;:&quot;Winner SF2&quot;, &quot;homeTeamFrom&quot;:&quot;U11_AGroups_SF1&quot;, &quot;awayTeamFrom&quot;:&quot;U11_AGroups_SF2&quot;, &quot;stage2Tag&quot;:&quot;U11_AGroups_FNL&quot;}" calcext:value-type="string">
            <text:p>{"__v":0,"day":1,"dateTime":61440000,"duration":"10m","pitch":"3","competition":{"name":"U11", "section":"A Groups"},"tag":"FNL", "homeTeam":"Winner SF1", "awayTeam":"Winner SF2", "homeTeamFrom":"U11_AGroups_SF1", "awayTeamFrom":"U11_AGroups_SF2", "stage2Tag":"U11_AGroup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67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67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 x 7 KO P=2,4" table:style-name="ta1">
        <table:table-column table:style-name="co30" table:default-cell-style-name="ce73"/>
        <table:table-column table:style-name="co5" table:default-cell-style-name="ce73"/>
        <table:table-column table:style-name="co25" table:default-cell-style-name="ce73"/>
        <table:table-column table:style-name="co25" table:number-columns-repeated="2" table:default-cell-style-name="ce19"/>
        <table:table-column table:style-name="co43" table:default-cell-style-name="ce76"/>
        <table:table-column table:style-name="co43" table:default-cell-style-name="ce77"/>
        <table:table-column table:style-name="co44" table:default-cell-style-name="ce19"/>
        <table:table-column table:style-name="co44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51300000" calcext:value-type="float">
            <text:p>513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Chineham Tigers - Amber" calcext:value-type="string">
            <text:p>Chineham Tigers - Amber</text:p>
          </table:table-cell>
          <table:table-cell table:style-name="ce77" table:formula="of:=VLOOKUP([.G2];TRANSLATED_TEAM_NAMES;[.$E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51300000" calcext:value-type="float">
            <text:p>513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STBGFC Boys" calcext:value-type="string">
            <text:p>STBGFC Boys</text:p>
          </table:table-cell>
          <table:table-cell table:style-name="ce77" table:formula="of:=VLOOKUP([.G3];TRANSLATED_TEAM_NAMES;[.$E3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2","competition":{"name":"U11", "section":"A Groups", "group":"1"},"tag":"1", "homeTeam":"STBGFC Boys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51300000" calcext:value-type="float">
            <text:p>513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4];TRANSLATED_TEAM_NAMES;[.$E4]+1)" office:value-type="string" office:string-value="Easington Sports" calcext:value-type="string">
            <text:p>Easington Sport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2&quot;},&quot;tag&quot;:&quot;1&quot;, &quot;homeTeam&quot;:&quot;Bracknell Town FC Colts - Reds&quot;, &quot;awayTeam&quot;:&quot;Easington Sports&quot;}" calcext:value-type="string">
            <text:p>{"__v":0,"day":1,"dateTime":51300000,"duration":"10m","pitch":"3","competition":{"name":"U11", "section":"A Groups", "group":"2"},"tag":"1", "homeTeam":"Bracknell Town FC Colts - Reds", "awayTeam":"Easington Sport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51300000" calcext:value-type="float">
            <text:p>513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Oakley - Green" calcext:value-type="string">
            <text:p>Oakley - Green</text:p>
          </table:table-cell>
          <table:table-cell table:style-name="ce77" table:formula="of:=VLOOKUP([.G5];TRANSLATED_TEAM_NAMES;[.$E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2&quot;},&quot;tag&quot;:&quot;1&quot;, &quot;homeTeam&quot;:&quot;Oakley - Green&quot;, &quot;awayTeam&quot;:&quot;Rushmoor Comm. Dragons Blue&quot;}" calcext:value-type="string">
            <text:p>{"__v":0,"day":1,"dateTime":51300000,"duration":"10m","pitch":"4","competition":{"name":"U11", "section":"A Groups", "group":"2"},"tag":"1", "homeTeam":"Oakley - Green", "awayTeam":"Rushmoor Comm. Dragons Blue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52020000" calcext:value-type="float">
            <text:p>520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>
            <text:p/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&quot;, &quot;awayTeam&quot;:&quot;&quot;}" calcext:value-type="string">
            <text:p>{"__v":0,"day":1,"dateTime":52020000,"duration":"10m","pitch":"1","competition":{"name":"U11", "section":"A Groups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52020000" calcext:value-type="float">
            <text:p>520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 office:value-type="string" office:string-value="Chineham Tigers - Amber" calcext:value-type="string">
            <text:p>Chineham Tigers - Amber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1&quot;},&quot;tag&quot;:&quot;2&quot;, &quot;homeTeam&quot;:&quot;&quot;, &quot;awayTeam&quot;:&quot;Chineham Tigers - Amber&quot;}" calcext:value-type="string">
            <text:p>{"__v":0,"day":1,"dateTime":52020000,"duration":"10m","pitch":"2","competition":{"name":"U11", "section":"A Groups", "group":"1"},"tag":"2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52020000" calcext:value-type="float">
            <text:p>520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>
            <text:p/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2&quot;},&quot;tag&quot;:&quot;2&quot;, &quot;homeTeam&quot;:&quot;&quot;, &quot;awayTeam&quot;:&quot;&quot;}" calcext:value-type="string">
            <text:p>{"__v":0,"day":1,"dateTime":52020000,"duration":"10m","pitch":"3","competition":{"name":"U11", "section":"A Groups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52020000" calcext:value-type="float">
            <text:p>520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2&quot;},&quot;tag&quot;:&quot;2&quot;, &quot;homeTeam&quot;:&quot;&quot;, &quot;awayTeam&quot;:&quot;Bracknell Town FC Colts - Reds&quot;}" calcext:value-type="string">
            <text:p>{"__v":0,"day":1,"dateTime":52020000,"duration":"10m","pitch":"4","competition":{"name":"U11", "section":"A Groups", "group":"2"},"tag":"2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52740000" calcext:value-type="float">
            <text:p>527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10];TRANSLATED_TEAM_NAMES;[.$E10]+1)">
            <text:p/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Wokingham &amp; Emmbrook Sumas&quot;, &quot;awayTeam&quot;:&quot;&quot;}" calcext:value-type="string">
            <text:p>{"__v":0,"day":1,"dateTime":52740000,"duration":"10m","pitch":"1","competition":{"name":"U11", "section":"A Groups", "group":"1"},"tag":"3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52740000" calcext:value-type="float">
            <text:p>527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1];TRANSLATED_TEAM_NAMES;[.$E11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11];TRANSLATED_TEAM_NAMES;[.$E11]+1)" office:value-type="string" office:string-value="STBGFC Boys" calcext:value-type="string">
            <text:p>STBGFC Boys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Rushmoor Comm. Dragons Yellow&quot;, &quot;awayTeam&quot;:&quot;STBGFC Boys&quot;}" calcext:value-type="string">
            <text:p>{"__v":0,"day":1,"dateTime":52740000,"duration":"10m","pitch":"2","competition":{"name":"U11", "section":"A Groups", "group":"1"},"tag":"3", "homeTeam":"Rushmoor Comm. Dragons Yellow", "awayTeam":"STBGFC Boy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52740000" calcext:value-type="float">
            <text:p>527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2&quot;},&quot;tag&quot;:&quot;3&quot;, &quot;homeTeam&quot;:&quot;Rushmoor Comm. Dragons Blue&quot;, &quot;awayTeam&quot;:&quot;&quot;}" calcext:value-type="string">
            <text:p>{"__v":0,"day":1,"dateTime":52740000,"duration":"10m","pitch":"3","competition":{"name":"U11", "section":"A Groups", "group":"2"},"tag":"3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52740000" calcext:value-type="float">
            <text:p>527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3];TRANSLATED_TEAM_NAMES;[.$E13]+1)" office:value-type="string" office:string-value="Easington Sports" calcext:value-type="string">
            <text:p>Easington Sports</text:p>
          </table:table-cell>
          <table:table-cell table:style-name="ce77" table:formula="of:=VLOOKUP([.G13];TRANSLATED_TEAM_NAMES;[.$E13]+1)" office:value-type="string" office:string-value="Oakley - Green" calcext:value-type="string">
            <text:p>Oakley - Green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2&quot;},&quot;tag&quot;:&quot;3&quot;, &quot;homeTeam&quot;:&quot;Easington Sports&quot;, &quot;awayTeam&quot;:&quot;Oakley - Green&quot;}" calcext:value-type="string">
            <text:p>{"__v":0,"day":1,"dateTime":52740000,"duration":"10m","pitch":"4","competition":{"name":"U11", "section":"A Groups", "group":"2"},"tag":"3", "homeTeam":"Easington Sports", "awayTeam":"Oakley - Green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53460000" calcext:value-type="float">
            <text:p>534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&quot;, &quot;awayTeam&quot;:&quot;&quot;}" calcext:value-type="string">
            <text:p>{"__v":0,"day":1,"dateTime":53460000,"duration":"10m","pitch":"1","competition":{"name":"U11", "section":"A Groups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53460000" calcext:value-type="float">
            <text:p>534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5];TRANSLATED_TEAM_NAMES;[.$E15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15];TRANSLATED_TEAM_NAMES;[.$E15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1&quot;},&quot;tag&quot;:&quot;4&quot;, &quot;homeTeam&quot;:&quot;Rushmoor Comm. Dragons Yellow&quot;, &quot;awayTeam&quot;:&quot;Wokingham &amp; Emmbrook Sumas&quot;}" calcext:value-type="string">
            <text:p>{"__v":0,"day":1,"dateTime":53460000,"duration":"10m","pitch":"2","competition":{"name":"U11", "section":"A Groups", "group":"1"},"tag":"4", "homeTeam":"Rushmoor Comm. Dragons Yellow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53460000" calcext:value-type="float">
            <text:p>534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2&quot;},&quot;tag&quot;:&quot;4&quot;, &quot;homeTeam&quot;:&quot;&quot;, &quot;awayTeam&quot;:&quot;&quot;}" calcext:value-type="string">
            <text:p>{"__v":0,"day":1,"dateTime":53460000,"duration":"10m","pitch":"3","competition":{"name":"U11", "section":"A Groups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53460000" calcext:value-type="float">
            <text:p>534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17];TRANSLATED_TEAM_NAMES;[.$E17]+1)" office:value-type="string" office:string-value="Easington Sports" calcext:value-type="string">
            <text:p>Easington Sports</text:p>
          </table:table-cell>
          <table:table-cell table:style-name="ce77" table:formula="of:=VLOOKUP([.G17];TRANSLATED_TEAM_NAMES;[.$E17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2&quot;},&quot;tag&quot;:&quot;4&quot;, &quot;homeTeam&quot;:&quot;Easington Sports&quot;, &quot;awayTeam&quot;:&quot;Rushmoor Comm. Dragons Blue&quot;}" calcext:value-type="string">
            <text:p>{"__v":0,"day":1,"dateTime":53460000,"duration":"10m","pitch":"4","competition":{"name":"U11", "section":"A Groups", "group":"2"},"tag":"4", "homeTeam":"Easington Sports", "awayTeam":"Rushmoor Comm. Dragons Blue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54180000" calcext:value-type="float">
            <text:p>541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8];TRANSLATED_TEAM_NAMES;[.$E18]+1)" office:value-type="string" office:string-value="STBGFC Boys" calcext:value-type="string">
            <text:p>STBGFC Boys</text:p>
          </table:table-cell>
          <table:table-cell table:style-name="ce77" table:formula="of:=VLOOKUP([.G18];TRANSLATED_TEAM_NAMES;[.$E18]+1)" office:value-type="string" office:string-value="Chineham Tigers - Amber" calcext:value-type="string">
            <text:p>Chineham Tigers - Amber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STBGFC Boys&quot;, &quot;awayTeam&quot;:&quot;Chineham Tigers - Amber&quot;}" calcext:value-type="string">
            <text:p>{"__v":0,"day":1,"dateTime":54180000,"duration":"10m","pitch":"1","competition":{"name":"U11", "section":"A Groups", "group":"1"},"tag":"5", "homeTeam":"STBGFC Boys", "awayTeam":"Chineham Tigers - Amber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54180000" calcext:value-type="float">
            <text:p>541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9];TRANSLATED_TEAM_NAMES;[.$E19]+1)">
            <text:p/>
          </table:table-cell>
          <table:table-cell table:style-name="ce77" table:formula="of:=VLOOKUP([.G19];TRANSLATED_TEAM_NAMES;[.$E19]+1)">
            <text:p/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1&quot;},&quot;tag&quot;:&quot;5&quot;, &quot;homeTeam&quot;:&quot;&quot;, &quot;awayTeam&quot;:&quot;&quot;}" calcext:value-type="string">
            <text:p>{"__v":0,"day":1,"dateTime":54180000,"duration":"10m","pitch":"2","competition":{"name":"U11", "section":"A Groups", "group":"1"},"tag":"5", "homeTeam":"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54180000" calcext:value-type="float">
            <text:p>541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20];TRANSLATED_TEAM_NAMES;[.$E20]+1)" office:value-type="string" office:string-value="Oakley - Green" calcext:value-type="string">
            <text:p>Oakley - Green</text:p>
          </table:table-cell>
          <table:table-cell table:style-name="ce77" table:formula="of:=VLOOKUP([.G20];TRANSLATED_TEAM_NAMES;[.$E20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2&quot;},&quot;tag&quot;:&quot;5&quot;, &quot;homeTeam&quot;:&quot;Oakley - Green&quot;, &quot;awayTeam&quot;:&quot;Bracknell Town FC Colts - Reds&quot;}" calcext:value-type="string">
            <text:p>{"__v":0,"day":1,"dateTime":54180000,"duration":"10m","pitch":"3","competition":{"name":"U11", "section":"A Groups", "group":"2"},"tag":"5", "homeTeam":"Oakley - Green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54180000" calcext:value-type="float">
            <text:p>541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1];TRANSLATED_TEAM_NAMES;[.$E21]+1)">
            <text:p/>
          </table:table-cell>
          <table:table-cell table:style-name="ce77" table:formula="of:=VLOOKUP([.G21];TRANSLATED_TEAM_NAMES;[.$E21]+1)">
            <text:p/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2&quot;},&quot;tag&quot;:&quot;5&quot;, &quot;homeTeam&quot;:&quot;&quot;, &quot;awayTeam&quot;:&quot;&quot;}" calcext:value-type="string">
            <text:p>{"__v":0,"day":1,"dateTime":54180000,"duration":"10m","pitch":"4","competition":{"name":"U11", "section":"A Groups", "group":"2"},"tag":"5", "homeTeam":"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54900000" calcext:value-type="float">
            <text:p>549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Chineham Tigers - Amber" calcext:value-type="string">
            <text:p>Chineham Tigers - Amber</text:p>
          </table:table-cell>
          <table:table-cell table:style-name="ce77" table:formula="of:=VLOOKUP([.G22];TRANSLATED_TEAM_NAMES;[.$E22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1&quot;},&quot;tag&quot;:&quot;6&quot;, &quot;homeTeam&quot;:&quot;Chineham Tigers - Amber&quot;, &quot;awayTeam&quot;:&quot;Wokingham &amp; Emmbrook Sumas&quot;}" calcext:value-type="string">
            <text:p>{"__v":0,"day":1,"dateTime":54900000,"duration":"10m","pitch":"1","competition":{"name":"U11", "section":"A Groups", "group":"1"},"tag":"6", "homeTeam":"Chineham Tigers - Amber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54900000" calcext:value-type="float">
            <text:p>549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3];TRANSLATED_TEAM_NAMES;[.$E23]+1)" office:value-type="string" office:string-value="STBGFC Boys" calcext:value-type="string">
            <text:p>STBGFC Boys</text:p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1&quot;},&quot;tag&quot;:&quot;6&quot;, &quot;homeTeam&quot;:&quot;STBGFC Boys&quot;, &quot;awayTeam&quot;:&quot;&quot;}" calcext:value-type="string">
            <text:p>{"__v":0,"day":1,"dateTime":54900000,"duration":"10m","pitch":"2","competition":{"name":"U11", "section":"A Groups", "group":"1"},"tag":"6", "homeTeam":"STBGFC Boys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54900000" calcext:value-type="float">
            <text:p>549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24];TRANSLATED_TEAM_NAMES;[.$E24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2&quot;},&quot;tag&quot;:&quot;6&quot;, &quot;homeTeam&quot;:&quot;Bracknell Town FC Colts - Reds&quot;, &quot;awayTeam&quot;:&quot;Rushmoor Comm. Dragons Blue&quot;}" calcext:value-type="string">
            <text:p>{"__v":0,"day":1,"dateTime":54900000,"duration":"10m","pitch":"3","competition":{"name":"U11", "section":"A Groups", "group":"2"},"tag":"6", "homeTeam":"Bracknell Town FC Colts - Reds", "awayTeam":"Rushmoor Comm. Dragons Blue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54900000" calcext:value-type="float">
            <text:p>549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5];TRANSLATED_TEAM_NAMES;[.$E25]+1)" office:value-type="string" office:string-value="Oakley - Green" calcext:value-type="string">
            <text:p>Oakley - Green</text:p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2&quot;},&quot;tag&quot;:&quot;6&quot;, &quot;homeTeam&quot;:&quot;Oakley - Green&quot;, &quot;awayTeam&quot;:&quot;&quot;}" calcext:value-type="string">
            <text:p>{"__v":0,"day":1,"dateTime":54900000,"duration":"10m","pitch":"4","competition":{"name":"U11", "section":"A Groups", "group":"2"},"tag":"6", "homeTeam":"Oakley - Green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55620000" calcext:value-type="float">
            <text:p>556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6];TRANSLATED_TEAM_NAMES;[.$E26]+1)">
            <text:p/>
          </table:table-cell>
          <table:table-cell table:style-name="ce77" table:formula="of:=VLOOKUP([.G26];TRANSLATED_TEAM_NAMES;[.$E26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55620000,&quot;duration&quot;:&quot;10m&quot;,&quot;pitch&quot;:&quot;1&quot;,&quot;competition&quot;:{&quot;name&quot;:&quot;U11&quot;, &quot;section&quot;:&quot;A Groups&quot;, &quot;group&quot;:&quot;1&quot;},&quot;tag&quot;:&quot;7&quot;, &quot;homeTeam&quot;:&quot;&quot;, &quot;awayTeam&quot;:&quot;Rushmoor Comm. Dragons Yellow&quot;}" calcext:value-type="string">
            <text:p>{"__v":0,"day":1,"dateTime":55620000,"duration":"10m","pitch":"1","competition":{"name":"U11", "section":"A Groups", "group":"1"},"tag":"7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55620000" calcext:value-type="float">
            <text:p>556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7];TRANSLATED_TEAM_NAMES;[.$E27]+1)" office:value-type="string" office:string-value="Chineham Tigers - Amber" calcext:value-type="string">
            <text:p>Chineham Tigers - Amber</text:p>
          </table:table-cell>
          <table:table-cell table:style-name="ce77"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55620000,&quot;duration&quot;:&quot;10m&quot;,&quot;pitch&quot;:&quot;2&quot;,&quot;competition&quot;:{&quot;name&quot;:&quot;U11&quot;, &quot;section&quot;:&quot;A Groups&quot;, &quot;group&quot;:&quot;1&quot;},&quot;tag&quot;:&quot;7&quot;, &quot;homeTeam&quot;:&quot;Chineham Tigers - Amber&quot;, &quot;awayTeam&quot;:&quot;&quot;}" calcext:value-type="string">
            <text:p>{"__v":0,"day":1,"dateTime":55620000,"duration":"10m","pitch":"2","competition":{"name":"U11", "section":"A Groups", "group":"1"},"tag":"7", "homeTeam":"Chineham Tigers - Amber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55620000" calcext:value-type="float">
            <text:p>556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8];TRANSLATED_TEAM_NAMES;[.$E28]+1)">
            <text:p/>
          </table:table-cell>
          <table:table-cell table:style-name="ce77" table:formula="of:=VLOOKUP([.G28];TRANSLATED_TEAM_NAMES;[.$E28]+1)" office:value-type="string" office:string-value="Easington Sports" calcext:value-type="string">
            <text:p>Easington Sports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55620000,&quot;duration&quot;:&quot;10m&quot;,&quot;pitch&quot;:&quot;3&quot;,&quot;competition&quot;:{&quot;name&quot;:&quot;U11&quot;, &quot;section&quot;:&quot;A Groups&quot;, &quot;group&quot;:&quot;2&quot;},&quot;tag&quot;:&quot;7&quot;, &quot;homeTeam&quot;:&quot;&quot;, &quot;awayTeam&quot;:&quot;Easington Sports&quot;}" calcext:value-type="string">
            <text:p>{"__v":0,"day":1,"dateTime":55620000,"duration":"10m","pitch":"3","competition":{"name":"U11", "section":"A Groups", "group":"2"},"tag":"7", "homeTeam":"", "awayTeam":"Easington Sport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55620000" calcext:value-type="float">
            <text:p>556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29];TRANSLATED_TEAM_NAMES;[.$E29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55620000,&quot;duration&quot;:&quot;10m&quot;,&quot;pitch&quot;:&quot;4&quot;,&quot;competition&quot;:{&quot;name&quot;:&quot;U11&quot;, &quot;section&quot;:&quot;A Groups&quot;, &quot;group&quot;:&quot;2&quot;},&quot;tag&quot;:&quot;7&quot;, &quot;homeTeam&quot;:&quot;Bracknell Town FC Colts - Reds&quot;, &quot;awayTeam&quot;:&quot;&quot;}" calcext:value-type="string">
            <text:p>{"__v":0,"day":1,"dateTime":55620000,"duration":"10m","pitch":"4","competition":{"name":"U11", "section":"A Groups", "group":"2"},"tag":"7", "homeTeam":"Bracknell Town FC Colts - Red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56340000" calcext:value-type="float">
            <text:p>563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0];TRANSLATED_TEAM_NAMES;[.$E30]+1)">
            <text:p/>
          </table:table-cell>
          <table:table-cell table:style-name="ce77" table:formula="of:=VLOOKUP([.G30];TRANSLATED_TEAM_NAMES;[.$E30]+1)" office:value-type="string" office:string-value="STBGFC Boys" calcext:value-type="string">
            <text:p>STBGFC Boys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6340000,&quot;duration&quot;:&quot;10m&quot;,&quot;pitch&quot;:&quot;1&quot;,&quot;competition&quot;:{&quot;name&quot;:&quot;U11&quot;, &quot;section&quot;:&quot;A Groups&quot;, &quot;group&quot;:&quot;1&quot;},&quot;tag&quot;:&quot;8&quot;, &quot;homeTeam&quot;:&quot;&quot;, &quot;awayTeam&quot;:&quot;STBGFC Boys&quot;}" calcext:value-type="string">
            <text:p>{"__v":0,"day":1,"dateTime":56340000,"duration":"10m","pitch":"1","competition":{"name":"U11", "section":"A Groups", "group":"1"},"tag":"8", "homeTeam":"", "awayTeam":"STBGFC Boy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56340000" calcext:value-type="float">
            <text:p>563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1];TRANSLATED_TEAM_NAMES;[.$E31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6340000,&quot;duration&quot;:&quot;10m&quot;,&quot;pitch&quot;:&quot;2&quot;,&quot;competition&quot;:{&quot;name&quot;:&quot;U11&quot;, &quot;section&quot;:&quot;A Groups&quot;, &quot;group&quot;:&quot;1&quot;},&quot;tag&quot;:&quot;8&quot;, &quot;homeTeam&quot;:&quot;Wokingham &amp; Emmbrook Sumas&quot;, &quot;awayTeam&quot;:&quot;&quot;}" calcext:value-type="string">
            <text:p>{"__v":0,"day":1,"dateTime":56340000,"duration":"10m","pitch":"2","competition":{"name":"U11", "section":"A Groups", "group":"1"},"tag":"8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56340000" calcext:value-type="float">
            <text:p>563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2];TRANSLATED_TEAM_NAMES;[.$E32]+1)">
            <text:p/>
          </table:table-cell>
          <table:table-cell table:style-name="ce77" table:formula="of:=VLOOKUP([.G32];TRANSLATED_TEAM_NAMES;[.$E32]+1)" office:value-type="string" office:string-value="Oakley - Green" calcext:value-type="string">
            <text:p>Oakley - Green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1,&quot;dateTime&quot;:56340000,&quot;duration&quot;:&quot;10m&quot;,&quot;pitch&quot;:&quot;3&quot;,&quot;competition&quot;:{&quot;name&quot;:&quot;U11&quot;, &quot;section&quot;:&quot;A Groups&quot;, &quot;group&quot;:&quot;2&quot;},&quot;tag&quot;:&quot;8&quot;, &quot;homeTeam&quot;:&quot;&quot;, &quot;awayTeam&quot;:&quot;Oakley - Green&quot;}" calcext:value-type="string">
            <text:p>{"__v":0,"day":1,"dateTime":56340000,"duration":"10m","pitch":"3","competition":{"name":"U11", "section":"A Groups", "group":"2"},"tag":"8", "homeTeam":"", "awayTeam":"Oakley - Green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56340000" calcext:value-type="float">
            <text:p>563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3];TRANSLATED_TEAM_NAMES;[.$E33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33];TRANSLATED_TEAM_NAMES;[.$E33]+1)">
            <text:p/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1,&quot;dateTime&quot;:56340000,&quot;duration&quot;:&quot;10m&quot;,&quot;pitch&quot;:&quot;4&quot;,&quot;competition&quot;:{&quot;name&quot;:&quot;U11&quot;, &quot;section&quot;:&quot;A Groups&quot;, &quot;group&quot;:&quot;2&quot;},&quot;tag&quot;:&quot;8&quot;, &quot;homeTeam&quot;:&quot;Rushmoor Comm. Dragons Blue&quot;, &quot;awayTeam&quot;:&quot;&quot;}" calcext:value-type="string">
            <text:p>{"__v":0,"day":1,"dateTime":56340000,"duration":"10m","pitch":"4","competition":{"name":"U11", "section":"A Groups", "group":"2"},"tag":"8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57060000" calcext:value-type="float">
            <text:p>570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STBGFC Boys" calcext:value-type="string">
            <text:p>STBGFC Boys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1,&quot;dateTime&quot;:57060000,&quot;duration&quot;:&quot;10m&quot;,&quot;pitch&quot;:&quot;1&quot;,&quot;competition&quot;:{&quot;name&quot;:&quot;U11&quot;, &quot;section&quot;:&quot;A Groups&quot;, &quot;group&quot;:&quot;1&quot;},&quot;tag&quot;:&quot;9&quot;, &quot;homeTeam&quot;:&quot;&quot;, &quot;awayTeam&quot;:&quot;STBGFC Boys&quot;}" calcext:value-type="string">
            <text:p>{"__v":0,"day":1,"dateTime":57060000,"duration":"10m","pitch":"1","competition":{"name":"U11", "section":"A Groups", "group":"1"},"tag":"9", "homeTeam":"", "awayTeam":"STBGFC Boys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57060000" calcext:value-type="float">
            <text:p>570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5];TRANSLATED_TEAM_NAMES;[.$E35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35];TRANSLATED_TEAM_NAMES;[.$E35]+1)">
            <text:p/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1,&quot;dateTime&quot;:57060000,&quot;duration&quot;:&quot;10m&quot;,&quot;pitch&quot;:&quot;2&quot;,&quot;competition&quot;:{&quot;name&quot;:&quot;U11&quot;, &quot;section&quot;:&quot;A Groups&quot;, &quot;group&quot;:&quot;1&quot;},&quot;tag&quot;:&quot;9&quot;, &quot;homeTeam&quot;:&quot;Wokingham &amp; Emmbrook Sumas&quot;, &quot;awayTeam&quot;:&quot;&quot;}" calcext:value-type="string">
            <text:p>{"__v":0,"day":1,"dateTime":57060000,"duration":"10m","pitch":"2","competition":{"name":"U11", "section":"A Groups", "group":"1"},"tag":"9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57060000" calcext:value-type="float">
            <text:p>570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Oakley - Green" calcext:value-type="string">
            <text:p>Oakley - Green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1,&quot;dateTime&quot;:57060000,&quot;duration&quot;:&quot;10m&quot;,&quot;pitch&quot;:&quot;3&quot;,&quot;competition&quot;:{&quot;name&quot;:&quot;U11&quot;, &quot;section&quot;:&quot;A Groups&quot;, &quot;group&quot;:&quot;2&quot;},&quot;tag&quot;:&quot;9&quot;, &quot;homeTeam&quot;:&quot;&quot;, &quot;awayTeam&quot;:&quot;Oakley - Green&quot;}" calcext:value-type="string">
            <text:p>{"__v":0,"day":1,"dateTime":57060000,"duration":"10m","pitch":"3","competition":{"name":"U11", "section":"A Groups", "group":"2"},"tag":"9", "homeTeam":"", "awayTeam":"Oakley - Green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57060000" calcext:value-type="float">
            <text:p>570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7];TRANSLATED_TEAM_NAMES;[.$E37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37];TRANSLATED_TEAM_NAMES;[.$E37]+1)">
            <text:p/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1,&quot;dateTime&quot;:57060000,&quot;duration&quot;:&quot;10m&quot;,&quot;pitch&quot;:&quot;4&quot;,&quot;competition&quot;:{&quot;name&quot;:&quot;U11&quot;, &quot;section&quot;:&quot;A Groups&quot;, &quot;group&quot;:&quot;2&quot;},&quot;tag&quot;:&quot;9&quot;, &quot;homeTeam&quot;:&quot;Rushmoor Comm. Dragons Blue&quot;, &quot;awayTeam&quot;:&quot;&quot;}" calcext:value-type="string">
            <text:p>{"__v":0,"day":1,"dateTime":57060000,"duration":"10m","pitch":"4","competition":{"name":"U11", "section":"A Groups", "group":"2"},"tag":"9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57780000" calcext:value-type="float">
            <text:p>577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8];TRANSLATED_TEAM_NAMES;[.$E38]+1)">
            <text:p/>
          </table:table-cell>
          <table:table-cell table:style-name="ce77" table:formula="of:=VLOOKUP([.G38];TRANSLATED_TEAM_NAMES;[.$E38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1,&quot;dateTime&quot;:57780000,&quot;duration&quot;:&quot;10m&quot;,&quot;pitch&quot;:&quot;1&quot;,&quot;competition&quot;:{&quot;name&quot;:&quot;U11&quot;, &quot;section&quot;:&quot;A Groups&quot;, &quot;group&quot;:&quot;1&quot;},&quot;tag&quot;:&quot;10&quot;, &quot;homeTeam&quot;:&quot;&quot;, &quot;awayTeam&quot;:&quot;Rushmoor Comm. Dragons Yellow&quot;}" calcext:value-type="string">
            <text:p>{"__v":0,"day":1,"dateTime":57780000,"duration":"10m","pitch":"1","competition":{"name":"U11", "section":"A Groups", "group":"1"},"tag":"10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57780000" calcext:value-type="float">
            <text:p>577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9];TRANSLATED_TEAM_NAMES;[.$E39]+1)">
            <text:p/>
          </table:table-cell>
          <table:table-cell table:style-name="ce77" table:formula="of:=VLOOKUP([.G39];TRANSLATED_TEAM_NAMES;[.$E39]+1)" office:value-type="string" office:string-value="Chineham Tigers - Amber" calcext:value-type="string">
            <text:p>Chineham Tigers - Amber</text:p>
          </table:table-cell>
          <table:table-cell table:style-name="ce78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1,&quot;dateTime&quot;:57780000,&quot;duration&quot;:&quot;10m&quot;,&quot;pitch&quot;:&quot;2&quot;,&quot;competition&quot;:{&quot;name&quot;:&quot;U11&quot;, &quot;section&quot;:&quot;A Groups&quot;, &quot;group&quot;:&quot;1&quot;},&quot;tag&quot;:&quot;10&quot;, &quot;homeTeam&quot;:&quot;&quot;, &quot;awayTeam&quot;:&quot;Chineham Tigers - Amber&quot;}" calcext:value-type="string">
            <text:p>{"__v":0,"day":1,"dateTime":57780000,"duration":"10m","pitch":"2","competition":{"name":"U11", "section":"A Groups", "group":"1"},"tag":"10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57780000" calcext:value-type="float">
            <text:p>577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0];TRANSLATED_TEAM_NAMES;[.$E40]+1)">
            <text:p/>
          </table:table-cell>
          <table:table-cell table:style-name="ce77" table:formula="of:=VLOOKUP([.G40];TRANSLATED_TEAM_NAMES;[.$E40]+1)" office:value-type="string" office:string-value="Easington Sports" calcext:value-type="string">
            <text:p>Easington Sports</text:p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1,&quot;dateTime&quot;:57780000,&quot;duration&quot;:&quot;10m&quot;,&quot;pitch&quot;:&quot;3&quot;,&quot;competition&quot;:{&quot;name&quot;:&quot;U11&quot;, &quot;section&quot;:&quot;A Groups&quot;, &quot;group&quot;:&quot;2&quot;},&quot;tag&quot;:&quot;10&quot;, &quot;homeTeam&quot;:&quot;&quot;, &quot;awayTeam&quot;:&quot;Easington Sports&quot;}" calcext:value-type="string">
            <text:p>{"__v":0,"day":1,"dateTime":57780000,"duration":"10m","pitch":"3","competition":{"name":"U11", "section":"A Groups", "group":"2"},"tag":"10", "homeTeam":"", "awayTeam":"Easington Sports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57780000" calcext:value-type="float">
            <text:p>577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1];TRANSLATED_TEAM_NAMES;[.$E41]+1)">
            <text:p/>
          </table:table-cell>
          <table:table-cell table:style-name="ce77" table:formula="of:=VLOOKUP([.G41];TRANSLATED_TEAM_NAMES;[.$E41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1,&quot;dateTime&quot;:57780000,&quot;duration&quot;:&quot;10m&quot;,&quot;pitch&quot;:&quot;4&quot;,&quot;competition&quot;:{&quot;name&quot;:&quot;U11&quot;, &quot;section&quot;:&quot;A Groups&quot;, &quot;group&quot;:&quot;2&quot;},&quot;tag&quot;:&quot;10&quot;, &quot;homeTeam&quot;:&quot;&quot;, &quot;awayTeam&quot;:&quot;Bracknell Town FC Colts - Reds&quot;}" calcext:value-type="string">
            <text:p>{"__v":0,"day":1,"dateTime":57780000,"duration":"10m","pitch":"4","competition":{"name":"U11", "section":"A Groups", "group":"2"},"tag":"10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58500000" calcext:value-type="float">
            <text:p>585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2];TRANSLATED_TEAM_NAMES;[.$E42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42];TRANSLATED_TEAM_NAMES;[.$E42]+1)">
            <text:p/>
          </table:table-cell>
          <table:table-cell table:style-name="ce78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1,&quot;dateTime&quot;:58500000,&quot;duration&quot;:&quot;10m&quot;,&quot;pitch&quot;:&quot;1&quot;,&quot;competition&quot;:{&quot;name&quot;:&quot;U11&quot;, &quot;section&quot;:&quot;A Groups&quot;, &quot;group&quot;:&quot;1&quot;},&quot;tag&quot;:&quot;11&quot;, &quot;homeTeam&quot;:&quot;Rushmoor Comm. Dragons Yellow&quot;, &quot;awayTeam&quot;:&quot;&quot;}" calcext:value-type="string">
            <text:p>{"__v":0,"day":1,"dateTime":58500000,"duration":"10m","pitch":"1","competition":{"name":"U11", "section":"A Groups", "group":"1"},"tag":"11", "homeTeam":"Rushmoor Comm. Dragons Yellow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58500000" calcext:value-type="float">
            <text:p>585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3];TRANSLATED_TEAM_NAMES;[.$E43]+1)" office:value-type="string" office:string-value="Easington Sports" calcext:value-type="string">
            <text:p>Easington Sports</text:p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1,&quot;dateTime&quot;:58500000,&quot;duration&quot;:&quot;10m&quot;,&quot;pitch&quot;:&quot;2&quot;,&quot;competition&quot;:{&quot;name&quot;:&quot;U11&quot;, &quot;section&quot;:&quot;A Groups&quot;, &quot;group&quot;:&quot;2&quot;},&quot;tag&quot;:&quot;11&quot;, &quot;homeTeam&quot;:&quot;Easington Sports&quot;, &quot;awayTeam&quot;:&quot;&quot;}" calcext:value-type="string">
            <text:p>{"__v":0,"day":1,"dateTime":58500000,"duration":"10m","pitch":"2","competition":{"name":"U11", "section":"A Groups", "group":"2"},"tag":"11", "homeTeam":"Easington Sports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44]-1)) + SECTION_GAP_MS" office:value-type="float" office:value="60000000" calcext:value-type="float">
            <text:p>60000000</text:p>
          </table:table-cell>
          <table:table-cell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style-name="ce19" table:formula="of:=AGE_GROUP_TRANSLATED&amp;&quot;_&quot;&amp;SECTION_TRANSLATED&amp;&quot;_G1_P1&quot;" office:value-type="string" office:string-value="U11_AGroups_G1_P1" calcext:value-type="string">
            <text:p>U11_AGroups_G1_P1</text:p>
          </table:table-cell>
          <table:table-cell table:style-name="ce19" table:formula="of:=AGE_GROUP_TRANSLATED&amp;&quot;_&quot;&amp;SECTION_TRANSLATED&amp;&quot;_G2_P4&quot;" office:value-type="string" office:string-value="U11_AGroups_G2_P4" calcext:value-type="string">
            <text:p>U11_AGroups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44]; NUM_PITCHES)=0;INDEX(PITCHES;1;NUM_PITCHES);INDEX(PITCHES;1;MOD([.$C4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1,&quot;dateTime&quot;:60000000,&quot;duration&quot;:&quot;10m&quot;,&quot;pitch&quot;:&quot;1&quot;,&quot;competition&quot;:{&quot;name&quot;:&quot;U11&quot;, &quot;section&quot;:&quot;A Groups&quot;},&quot;tag&quot;:&quot;QF1&quot;, &quot;homeTeam&quot;:&quot;Winner Group 1&quot;, &quot;awayTeam&quot;:&quot;4th Group 2&quot;, &quot;homeTeamFrom&quot;:&quot;U11_AGroups_G1_P1&quot;, &quot;awayTeamFrom&quot;:&quot;U11_AGroups_G2_P4&quot;, &quot;stage2Tag&quot;:&quot;U11_AGroups_QF1&quot;}" calcext:value-type="string">
            <text:p>{"__v":0,"day":1,"dateTime":60000000,"duration":"10m","pitch":"1","competition":{"name":"U11", "section":"A Groups"},"tag":"QF1", "homeTeam":"Winner Group 1", "awayTeam":"4th Group 2", "homeTeamFrom":"U11_AGroups_G1_P1", "awayTeamFrom":"U11_AGroups_G2_P4", "stage2Tag":"U11_AGroups_QF1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2</text:p>
          </table:table-cell>
          <table:table-cell table:formula="of:=IF([.$J45]&gt;[.$J44];[.B44];[.B4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45]-1)) + SECTION_GAP_MS" office:value-type="float" office:value="60000000" calcext:value-type="float">
            <text:p>60000000</text:p>
          </table:table-cell>
          <table:table-cell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style-name="ce19" table:formula="of:=AGE_GROUP_TRANSLATED&amp;&quot;_&quot;&amp;SECTION_TRANSLATED&amp;&quot;_G1_P2&quot;" office:value-type="string" office:string-value="U11_AGroups_G1_P2" calcext:value-type="string">
            <text:p>U11_AGroups_G1_P2</text:p>
          </table:table-cell>
          <table:table-cell table:style-name="ce19" table:formula="of:=AGE_GROUP_TRANSLATED&amp;&quot;_&quot;&amp;SECTION_TRANSLATED&amp;&quot;_G2_P3&quot;" office:value-type="string" office:string-value="U11_AGroups_G2_P3" calcext:value-type="string">
            <text:p>U11_AGroup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45]; NUM_PITCHES)=0;INDEX(PITCHES;1;NUM_PITCHES);INDEX(PITCHES;1;MOD([.$C4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1,&quot;dateTime&quot;:60000000,&quot;duration&quot;:&quot;10m&quot;,&quot;pitch&quot;:&quot;2&quot;,&quot;competition&quot;:{&quot;name&quot;:&quot;U11&quot;, &quot;section&quot;:&quot;A Groups&quot;},&quot;tag&quot;:&quot;QF2&quot;, &quot;homeTeam&quot;:&quot;2nd Group 1&quot;, &quot;awayTeam&quot;:&quot;3rd Group 2&quot;, &quot;homeTeamFrom&quot;:&quot;U11_AGroups_G1_P2&quot;, &quot;awayTeamFrom&quot;:&quot;U11_AGroups_G2_P3&quot;, &quot;stage2Tag&quot;:&quot;U11_AGroups_QF2&quot;}" calcext:value-type="string">
            <text:p>{"__v":0,"day":1,"dateTime":60000000,"duration":"10m","pitch":"2","competition":{"name":"U11", "section":"A Groups"},"tag":"QF2", "homeTeam":"2nd Group 1", "awayTeam":"3rd Group 2", "homeTeamFrom":"U11_AGroups_G1_P2", "awayTeamFrom":"U11_AGroups_G2_P3", "stage2Tag":"U11_AGroups_QF2"}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QF3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46]-1)) + SECTION_GAP_MS" office:value-type="float" office:value="60000000" calcext:value-type="float">
            <text:p>60000000</text:p>
          </table:table-cell>
          <table:table-cell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19" table:formula="of:=AGE_GROUP_TRANSLATED&amp;&quot;_&quot;&amp;SECTION_TRANSLATED&amp;&quot;_G2_P1&quot;" office:value-type="string" office:string-value="U11_AGroups_G2_P1" calcext:value-type="string">
            <text:p>U11_AGroups_G2_P1</text:p>
          </table:table-cell>
          <table:table-cell table:style-name="ce19" table:formula="of:=AGE_GROUP_TRANSLATED&amp;&quot;_&quot;&amp;SECTION_TRANSLATED&amp;&quot;_G1_P4&quot;" office:value-type="string" office:string-value="U11_AGroups_G1_P4" calcext:value-type="string">
            <text:p>U11_AGroups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46]; NUM_PITCHES)=0;INDEX(PITCHES;1;NUM_PITCHES);INDEX(PITCHES;1;MOD([.$C4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1,&quot;dateTime&quot;:60000000,&quot;duration&quot;:&quot;10m&quot;,&quot;pitch&quot;:&quot;3&quot;,&quot;competition&quot;:{&quot;name&quot;:&quot;U11&quot;, &quot;section&quot;:&quot;A Groups&quot;},&quot;tag&quot;:&quot;QF3&quot;, &quot;homeTeam&quot;:&quot;Winner Group 2&quot;, &quot;awayTeam&quot;:&quot;4th Group 1&quot;, &quot;homeTeamFrom&quot;:&quot;U11_AGroups_G2_P1&quot;, &quot;awayTeamFrom&quot;:&quot;U11_AGroups_G1_P4&quot;, &quot;stage2Tag&quot;:&quot;U11_AGroups_QF3&quot;}" calcext:value-type="string">
            <text:p>{"__v":0,"day":1,"dateTime":60000000,"duration":"10m","pitch":"3","competition":{"name":"U11", "section":"A Groups"},"tag":"QF3", "homeTeam":"Winner Group 2", "awayTeam":"4th Group 1", "homeTeamFrom":"U11_AGroups_G2_P1", "awayTeamFrom":"U11_AGroups_G1_P4", "stage2Tag":"U11_A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47]-1)) + SECTION_GAP_MS" office:value-type="float" office:value="60000000" calcext:value-type="float">
            <text:p>60000000</text:p>
          </table:table-cell>
          <table:table-cell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19" table:formula="of:=AGE_GROUP_TRANSLATED&amp;&quot;_&quot;&amp;SECTION_TRANSLATED&amp;&quot;_G2_P2&quot;" office:value-type="string" office:string-value="U11_AGroups_G2_P2" calcext:value-type="string">
            <text:p>U11_AGroups_G2_P2</text:p>
          </table:table-cell>
          <table:table-cell table:style-name="ce19" table:formula="of:=AGE_GROUP_TRANSLATED&amp;&quot;_&quot;&amp;SECTION_TRANSLATED&amp;&quot;_G1_P3&quot;" office:value-type="string" office:string-value="U11_AGroups_G1_P3" calcext:value-type="string">
            <text:p>U11_AGroup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47]; NUM_PITCHES)=0;INDEX(PITCHES;1;NUM_PITCHES);INDEX(PITCHES;1;MOD([.$C4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1,&quot;dateTime&quot;:60000000,&quot;duration&quot;:&quot;10m&quot;,&quot;pitch&quot;:&quot;4&quot;,&quot;competition&quot;:{&quot;name&quot;:&quot;U11&quot;, &quot;section&quot;:&quot;A Groups&quot;},&quot;tag&quot;:&quot;QF4&quot;, &quot;homeTeam&quot;:&quot;2nd Group 2&quot;, &quot;awayTeam&quot;:&quot;3rd Group 1&quot;, &quot;homeTeamFrom&quot;:&quot;U11_AGroups_G2_P2&quot;, &quot;awayTeamFrom&quot;:&quot;U11_AGroups_G1_P3&quot;, &quot;stage2Tag&quot;:&quot;U11_AGroups_QF4&quot;}" calcext:value-type="string">
            <text:p>{"__v":0,"day":1,"dateTime":60000000,"duration":"10m","pitch":"4","competition":{"name":"U11", "section":"A Groups"},"tag":"QF4", "homeTeam":"2nd Group 2", "awayTeam":"3rd Group 1", "homeTeamFrom":"U11_AGroups_G2_P2", "awayTeamFrom":"U11_AGroups_G1_P3", "stage2Tag":"U11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48]-1)) + SECTION_GAP_MS" office:value-type="float" office:value="60720000" calcext:value-type="float">
            <text:p>60720000</text:p>
          </table:table-cell>
          <table:table-cell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style-name="ce19"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style-name="ce19"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48]; NUM_PITCHES)=0;INDEX(PITCHES;1;NUM_PITCHES);INDEX(PITCHES;1;MOD([.$C4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1,&quot;dateTime&quot;:60720000,&quot;duration&quot;:&quot;10m&quot;,&quot;pitch&quot;:&quot;1&quot;,&quot;competition&quot;:{&quot;name&quot;:&quot;U11&quot;, &quot;section&quot;:&quot;A Groups&quot;},&quot;tag&quot;:&quot;SF1&quot;, &quot;homeTeam&quot;:&quot;Winner QF1&quot;, &quot;awayTeam&quot;:&quot;Winner QF4&quot;, &quot;homeTeamFrom&quot;:&quot;U11_AGroups_QF1&quot;, &quot;awayTeamFrom&quot;:&quot;U11_AGroups_QF4&quot;, &quot;stage2Tag&quot;:&quot;U11_AGroups_SF1&quot;}" calcext:value-type="string">
            <text:p>{"__v":0,"day":1,"dateTime":60720000,"duration":"10m","pitch":"1","competition":{"name":"U11", "section":"A Groups"},"tag":"SF1", "homeTeam":"Winner QF1", "awayTeam":"Winner QF4", "homeTeamFrom":"U11_AGroups_QF1", "awayTeamFrom":"U11_AGroups_QF4", "stage2Tag":"U11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49]-1)) + SECTION_GAP_MS" office:value-type="float" office:value="60720000" calcext:value-type="float">
            <text:p>60720000</text:p>
          </table:table-cell>
          <table:table-cell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19"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style-name="ce19"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49]; NUM_PITCHES)=0;INDEX(PITCHES;1;NUM_PITCHES);INDEX(PITCHES;1;MOD([.$C4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1,&quot;dateTime&quot;:60720000,&quot;duration&quot;:&quot;10m&quot;,&quot;pitch&quot;:&quot;2&quot;,&quot;competition&quot;:{&quot;name&quot;:&quot;U11&quot;, &quot;section&quot;:&quot;A Groups&quot;},&quot;tag&quot;:&quot;SF2&quot;, &quot;homeTeam&quot;:&quot;Winner QF2&quot;, &quot;awayTeam&quot;:&quot;Winner QF3&quot;, &quot;homeTeamFrom&quot;:&quot;U11_AGroups_QF2&quot;, &quot;awayTeamFrom&quot;:&quot;U11_AGroups_QF3&quot;, &quot;stage2Tag&quot;:&quot;U11_AGroups_SF2&quot;}" calcext:value-type="string">
            <text:p>{"__v":0,"day":1,"dateTime":60720000,"duration":"10m","pitch":"2","competition":{"name":"U11", "section":"A Groups"},"tag":"SF2", "homeTeam":"Winner QF2", "awayTeam":"Winner QF3", "homeTeamFrom":"U11_AGroups_QF2", "awayTeamFrom":"U11_AGroups_QF3", "stage2Tag":"U11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50]-1)) + SECTION_GAP_MS" office:value-type="float" office:value="61440000" calcext:value-type="float">
            <text:p>61440000</text:p>
          </table:table-cell>
          <table:table-cell table:formula="of:=AGE_GROUP_TRANSLATED&amp;&quot;_&quot;&amp;SECTION_TRANSLATED&amp;&quot;_FNL&quot;" office:value-type="string" office:string-value="U11_AGroups_FNL" calcext:value-type="string">
            <text:p>U11_AGroups_FNL</text:p>
          </table:table-cell>
          <table:table-cell table:style-name="ce19"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style-name="ce19"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50]; NUM_PITCHES)=0;INDEX(PITCHES;1;NUM_PITCHES);INDEX(PITCHES;1;MOD([.$C5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1,&quot;dateTime&quot;:61440000,&quot;duration&quot;:&quot;10m&quot;,&quot;pitch&quot;:&quot;1&quot;,&quot;competition&quot;:{&quot;name&quot;:&quot;U11&quot;, &quot;section&quot;:&quot;A Groups&quot;},&quot;tag&quot;:&quot;FNL&quot;, &quot;homeTeam&quot;:&quot;Winner SF1&quot;, &quot;awayTeam&quot;:&quot;Winner SF2&quot;, &quot;homeTeamFrom&quot;:&quot;U11_AGroups_SF1&quot;, &quot;awayTeamFrom&quot;:&quot;U11_AGroups_SF2&quot;, &quot;stage2Tag&quot;:&quot;U11_AGroups_FNL&quot;}" calcext:value-type="string">
            <text:p>{"__v":0,"day":1,"dateTime":61440000,"duration":"10m","pitch":"1","competition":{"name":"U11", "section":"A Groups"},"tag":"FNL", "homeTeam":"Winner SF1", "awayTeam":"Winner SF2", "homeTeamFrom":"U11_AGroups_SF1", "awayTeamFrom":"U11_AGroups_SF2", "stage2Tag":"U11_AGroups_FNL"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1" table:print="false">
        <table:table-column table:style-name="co30" table:default-cell-style-name="ce73"/>
        <table:table-column table:style-name="co5" table:default-cell-style-name="ce73"/>
        <table:table-column table:style-name="co25" table:default-cell-style-name="ce73"/>
        <table:table-column table:style-name="co25" table:number-columns-repeated="2" table:default-cell-style-name="ce19"/>
        <table:table-column table:style-name="co44" table:default-cell-style-name="ce76"/>
        <table:table-column table:style-name="co44" table:default-cell-style-name="ce77"/>
        <table:table-column table:style-name="co44" table:default-cell-style-name="ce19"/>
        <table:table-column table:style-name="co44" table:default-cell-style-name="ce80"/>
        <table:table-column table:style-name="co3" table:number-columns-repeated="1015" table:default-cell-style-name="ce23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86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3" table:formula="of:=FIRST_GAME_MS" office:value-type="float" office:value="51300000" calcext:value-type="float">
            <text:p>513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2];TRANSLATED_TEAM_NAMES;[.$E2]+1)" office:value-type="string" office:string-value="Chineham Tigers - Amber" calcext:value-type="string">
            <text:p>Chineham Tigers - Amber</text:p>
          </table:table-cell>
          <table:table-cell table:style-name="ce77" table:formula="of:=VLOOKUP([.G2];TRANSLATED_TEAM_NAMES;[.$E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table:formula="of:=FIRST_GAME_MS + ((DURATION_MS + GAME_GAP_MS) * ([.$B3]-1))" office:value-type="float" office:value="51300000" calcext:value-type="float">
            <text:p>513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3];TRANSLATED_TEAM_NAMES;[.$E3]+1)" office:value-type="string" office:string-value="STBGFC Boys" calcext:value-type="string">
            <text:p>STBGFC Boys</text:p>
          </table:table-cell>
          <table:table-cell table:style-name="ce77" table:formula="of:=VLOOKUP([.G3];TRANSLATED_TEAM_NAMES;[.$E3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2","competition":{"name":"U11", "section":"A Groups", "group":"1"},"tag":"1", "homeTeam":"STBGFC Boys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3" table:formula="of:=FIRST_GAME_MS + ((DURATION_MS + GAME_GAP_MS) * ([.$B4]-1))" office:value-type="float" office:value="51300000" calcext:value-type="float">
            <text:p>513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4];TRANSLATED_TEAM_NAMES;[.$E4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4];TRANSLATED_TEAM_NAMES;[.$E4]+1)" office:value-type="string" office:string-value="Easington Sports" calcext:value-type="string">
            <text:p>Easington Sport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2&quot;},&quot;tag&quot;:&quot;1&quot;, &quot;homeTeam&quot;:&quot;Bracknell Town FC Colts - Reds&quot;, &quot;awayTeam&quot;:&quot;Easington Sports&quot;}" calcext:value-type="string">
            <text:p>{"__v":0,"day":1,"dateTime":51300000,"duration":"10m","pitch":"3","competition":{"name":"U11", "section":"A Groups", "group":"2"},"tag":"1", "homeTeam":"Bracknell Town FC Colts - Reds", "awayTeam":"Easington Sport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73" table:formula="of:=FIRST_GAME_MS + ((DURATION_MS + GAME_GAP_MS) * ([.$B5]-1))" office:value-type="float" office:value="51300000" calcext:value-type="float">
            <text:p>513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];TRANSLATED_TEAM_NAMES;[.$E5]+1)" office:value-type="string" office:string-value="Oakley - Green" calcext:value-type="string">
            <text:p>Oakley - Green</text:p>
          </table:table-cell>
          <table:table-cell table:style-name="ce77" table:formula="of:=VLOOKUP([.G5];TRANSLATED_TEAM_NAMES;[.$E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2&quot;},&quot;tag&quot;:&quot;1&quot;, &quot;homeTeam&quot;:&quot;Oakley - Green&quot;, &quot;awayTeam&quot;:&quot;Rushmoor Comm. Dragons Blue&quot;}" calcext:value-type="string">
            <text:p>{"__v":0,"day":1,"dateTime":51300000,"duration":"10m","pitch":"4","competition":{"name":"U11", "section":"A Groups", "group":"2"},"tag":"1", "homeTeam":"Oakley - Green", "awayTeam":"Rushmoor Comm. Dragons Blue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73" table:formula="of:=FIRST_GAME_MS + ((DURATION_MS + GAME_GAP_MS) * ([.$B6]-1))" office:value-type="float" office:value="52020000" calcext:value-type="float">
            <text:p>520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6];TRANSLATED_TEAM_NAMES;[.$E6]+1)">
            <text:p/>
          </table:table-cell>
          <table:table-cell table:style-name="ce77" table:formula="of:=VLOOKUP([.G6];TRANSLATED_TEAM_NAMES;[.$E6]+1)">
            <text:p/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&quot;, &quot;awayTeam&quot;:&quot;&quot;}" calcext:value-type="string">
            <text:p>{"__v":0,"day":1,"dateTime":52020000,"duration":"10m","pitch":"1","competition":{"name":"U11", "section":"A Groups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73" table:formula="of:=FIRST_GAME_MS + ((DURATION_MS + GAME_GAP_MS) * ([.$B7]-1))" office:value-type="float" office:value="52020000" calcext:value-type="float">
            <text:p>520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7];TRANSLATED_TEAM_NAMES;[.$E7]+1)">
            <text:p/>
          </table:table-cell>
          <table:table-cell table:style-name="ce77" table:formula="of:=VLOOKUP([.G7];TRANSLATED_TEAM_NAMES;[.$E7]+1)">
            <text:p/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1&quot;},&quot;tag&quot;:&quot;2&quot;, &quot;homeTeam&quot;:&quot;&quot;, &quot;awayTeam&quot;:&quot;&quot;}" calcext:value-type="string">
            <text:p>{"__v":0,"day":1,"dateTime":52020000,"duration":"10m","pitch":"2","competition":{"name":"U11", "section":"A Groups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3" table:formula="of:=FIRST_GAME_MS + ((DURATION_MS + GAME_GAP_MS) * ([.$B8]-1))" office:value-type="float" office:value="52020000" calcext:value-type="float">
            <text:p>520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8];TRANSLATED_TEAM_NAMES;[.$E8]+1)">
            <text:p/>
          </table:table-cell>
          <table:table-cell table:style-name="ce77" table:formula="of:=VLOOKUP([.G8];TRANSLATED_TEAM_NAMES;[.$E8]+1)">
            <text:p/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2&quot;},&quot;tag&quot;:&quot;2&quot;, &quot;homeTeam&quot;:&quot;&quot;, &quot;awayTeam&quot;:&quot;&quot;}" calcext:value-type="string">
            <text:p>{"__v":0,"day":1,"dateTime":52020000,"duration":"10m","pitch":"3","competition":{"name":"U11", "section":"A Groups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3" table:formula="of:=FIRST_GAME_MS + ((DURATION_MS + GAME_GAP_MS) * ([.$B9]-1))" office:value-type="float" office:value="52020000" calcext:value-type="float">
            <text:p>520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9];TRANSLATED_TEAM_NAMES;[.$E9]+1)">
            <text:p/>
          </table:table-cell>
          <table:table-cell table:style-name="ce77" table:formula="of:=VLOOKUP([.G9];TRANSLATED_TEAM_NAMES;[.$E9]+1)">
            <text:p/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2&quot;},&quot;tag&quot;:&quot;2&quot;, &quot;homeTeam&quot;:&quot;&quot;, &quot;awayTeam&quot;:&quot;&quot;}" calcext:value-type="string">
            <text:p>{"__v":0,"day":1,"dateTime":52020000,"duration":"10m","pitch":"4","competition":{"name":"U11", "section":"A Groups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73" table:formula="of:=FIRST_GAME_MS + ((DURATION_MS + GAME_GAP_MS) * ([.$B10]-1))" office:value-type="float" office:value="52740000" calcext:value-type="float">
            <text:p>527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0];TRANSLATED_TEAM_NAMES;[.$E10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10];TRANSLATED_TEAM_NAMES;[.$E10]+1)">
            <text:p/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Wokingham &amp; Emmbrook Sumas&quot;, &quot;awayTeam&quot;:&quot;&quot;}" calcext:value-type="string">
            <text:p>{"__v":0,"day":1,"dateTime":52740000,"duration":"10m","pitch":"1","competition":{"name":"U11", "section":"A Groups", "group":"1"},"tag":"3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73" table:formula="of:=FIRST_GAME_MS + ((DURATION_MS + GAME_GAP_MS) * ([.$B11]-1))" office:value-type="float" office:value="52740000" calcext:value-type="float">
            <text:p>527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1];TRANSLATED_TEAM_NAMES;[.$E11]+1)">
            <text:p/>
          </table:table-cell>
          <table:table-cell table:style-name="ce77" table:formula="of:=VLOOKUP([.G11];TRANSLATED_TEAM_NAMES;[.$E11]+1)" office:value-type="string" office:string-value="Chineham Tigers - Amber" calcext:value-type="string">
            <text:p>Chineham Tigers - Amber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&quot;, &quot;awayTeam&quot;:&quot;Chineham Tigers - Amber&quot;}" calcext:value-type="string">
            <text:p>{"__v":0,"day":1,"dateTime":52740000,"duration":"10m","pitch":"2","competition":{"name":"U11", "section":"A Groups", "group":"1"},"tag":"3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73" table:formula="of:=FIRST_GAME_MS + ((DURATION_MS + GAME_GAP_MS) * ([.$B12]-1))" office:value-type="float" office:value="52740000" calcext:value-type="float">
            <text:p>527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12];TRANSLATED_TEAM_NAMES;[.$E12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12];TRANSLATED_TEAM_NAMES;[.$E12]+1)">
            <text:p/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2&quot;},&quot;tag&quot;:&quot;3&quot;, &quot;homeTeam&quot;:&quot;Rushmoor Comm. Dragons Blue&quot;, &quot;awayTeam&quot;:&quot;&quot;}" calcext:value-type="string">
            <text:p>{"__v":0,"day":1,"dateTime":52740000,"duration":"10m","pitch":"3","competition":{"name":"U11", "section":"A Groups", "group":"2"},"tag":"3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73" table:formula="of:=FIRST_GAME_MS + ((DURATION_MS + GAME_GAP_MS) * ([.$B13]-1))" office:value-type="float" office:value="52740000" calcext:value-type="float">
            <text:p>527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13];TRANSLATED_TEAM_NAMES;[.$E13]+1)">
            <text:p/>
          </table:table-cell>
          <table:table-cell table:style-name="ce77" table:formula="of:=VLOOKUP([.G13];TRANSLATED_TEAM_NAMES;[.$E13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2&quot;},&quot;tag&quot;:&quot;3&quot;, &quot;homeTeam&quot;:&quot;&quot;, &quot;awayTeam&quot;:&quot;Bracknell Town FC Colts - Reds&quot;}" calcext:value-type="string">
            <text:p>{"__v":0,"day":1,"dateTime":52740000,"duration":"10m","pitch":"4","competition":{"name":"U11", "section":"A Groups", "group":"2"},"tag":"3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73" table:formula="of:=FIRST_GAME_MS + ((DURATION_MS + GAME_GAP_MS) * ([.$B14]-1))" office:value-type="float" office:value="53460000" calcext:value-type="float">
            <text:p>534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4];TRANSLATED_TEAM_NAMES;[.$E14]+1)">
            <text:p/>
          </table:table-cell>
          <table:table-cell table:style-name="ce77" table:formula="of:=VLOOKUP([.G14];TRANSLATED_TEAM_NAMES;[.$E14]+1)">
            <text:p/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1&quot;},&quot;tag&quot;:&quot;4&quot;, &quot;homeTeam&quot;:&quot;&quot;, &quot;awayTeam&quot;:&quot;&quot;}" calcext:value-type="string">
            <text:p>{"__v":0,"day":1,"dateTime":53460000,"duration":"10m","pitch":"1","competition":{"name":"U11", "section":"A Groups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73" table:formula="of:=FIRST_GAME_MS + ((DURATION_MS + GAME_GAP_MS) * ([.$B15]-1))" office:value-type="float" office:value="53460000" calcext:value-type="float">
            <text:p>534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5];TRANSLATED_TEAM_NAMES;[.$E15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15];TRANSLATED_TEAM_NAMES;[.$E15]+1)" office:value-type="string" office:string-value="STBGFC Boys" calcext:value-type="string">
            <text:p>STBGFC Boys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1&quot;},&quot;tag&quot;:&quot;4&quot;, &quot;homeTeam&quot;:&quot;Rushmoor Comm. Dragons Yellow&quot;, &quot;awayTeam&quot;:&quot;STBGFC Boys&quot;}" calcext:value-type="string">
            <text:p>{"__v":0,"day":1,"dateTime":53460000,"duration":"10m","pitch":"2","competition":{"name":"U11", "section":"A Groups", "group":"1"},"tag":"4", "homeTeam":"Rushmoor Comm. Dragons Yellow", "awayTeam":"STBGFC Boy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73" table:formula="of:=FIRST_GAME_MS + ((DURATION_MS + GAME_GAP_MS) * ([.$B16]-1))" office:value-type="float" office:value="53460000" calcext:value-type="float">
            <text:p>534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6];TRANSLATED_TEAM_NAMES;[.$E16]+1)">
            <text:p/>
          </table:table-cell>
          <table:table-cell table:style-name="ce77" table:formula="of:=VLOOKUP([.G16];TRANSLATED_TEAM_NAMES;[.$E16]+1)">
            <text:p/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2&quot;},&quot;tag&quot;:&quot;4&quot;, &quot;homeTeam&quot;:&quot;&quot;, &quot;awayTeam&quot;:&quot;&quot;}" calcext:value-type="string">
            <text:p>{"__v":0,"day":1,"dateTime":53460000,"duration":"10m","pitch":"3","competition":{"name":"U11", "section":"A Groups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73" table:formula="of:=FIRST_GAME_MS + ((DURATION_MS + GAME_GAP_MS) * ([.$B17]-1))" office:value-type="float" office:value="53460000" calcext:value-type="float">
            <text:p>534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7];TRANSLATED_TEAM_NAMES;[.$E17]+1)" office:value-type="string" office:string-value="Easington Sports" calcext:value-type="string">
            <text:p>Easington Sports</text:p>
          </table:table-cell>
          <table:table-cell table:style-name="ce77" table:formula="of:=VLOOKUP([.G17];TRANSLATED_TEAM_NAMES;[.$E17]+1)" office:value-type="string" office:string-value="Oakley - Green" calcext:value-type="string">
            <text:p>Oakley - Green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2&quot;},&quot;tag&quot;:&quot;4&quot;, &quot;homeTeam&quot;:&quot;Easington Sports&quot;, &quot;awayTeam&quot;:&quot;Oakley - Green&quot;}" calcext:value-type="string">
            <text:p>{"__v":0,"day":1,"dateTime":53460000,"duration":"10m","pitch":"4","competition":{"name":"U11", "section":"A Groups", "group":"2"},"tag":"4", "homeTeam":"Easington Sports", "awayTeam":"Oakley - Green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73" table:formula="of:=FIRST_GAME_MS + ((DURATION_MS + GAME_GAP_MS) * ([.$B18]-1))" office:value-type="float" office:value="54180000" calcext:value-type="float">
            <text:p>541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18];TRANSLATED_TEAM_NAMES;[.$E18]+1)">
            <text:p/>
          </table:table-cell>
          <table:table-cell table:style-name="ce77" table:formula="of:=VLOOKUP([.G18];TRANSLATED_TEAM_NAMES;[.$E18]+1)">
            <text:p/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&quot;, &quot;awayTeam&quot;:&quot;&quot;}" calcext:value-type="string">
            <text:p>{"__v":0,"day":1,"dateTime":54180000,"duration":"10m","pitch":"1","competition":{"name":"U11", "section":"A Groups", "group":"1"},"tag":"5", "homeTeam":"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73" table:formula="of:=FIRST_GAME_MS + ((DURATION_MS + GAME_GAP_MS) * ([.$B19]-1))" office:value-type="float" office:value="54180000" calcext:value-type="float">
            <text:p>541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19];TRANSLATED_TEAM_NAMES;[.$E19]+1)" office:value-type="string" office:string-value="Chineham Tigers - Amber" calcext:value-type="string">
            <text:p>Chineham Tigers - Amber</text:p>
          </table:table-cell>
          <table:table-cell table:style-name="ce77" table:formula="of:=VLOOKUP([.G19];TRANSLATED_TEAM_NAMES;[.$E19]+1)" office:value-type="string" office:string-value="STBGFC Boys" calcext:value-type="string">
            <text:p>STBGFC Boys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1&quot;},&quot;tag&quot;:&quot;5&quot;, &quot;homeTeam&quot;:&quot;Chineham Tigers - Amber&quot;, &quot;awayTeam&quot;:&quot;STBGFC Boys&quot;}" calcext:value-type="string">
            <text:p>{"__v":0,"day":1,"dateTime":54180000,"duration":"10m","pitch":"2","competition":{"name":"U11", "section":"A Groups", "group":"1"},"tag":"5", "homeTeam":"Chineham Tigers - Amber", "awayTeam":"STBGFC Boy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73" table:formula="of:=FIRST_GAME_MS + ((DURATION_MS + GAME_GAP_MS) * ([.$B20]-1))" office:value-type="float" office:value="54180000" calcext:value-type="float">
            <text:p>541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20];TRANSLATED_TEAM_NAMES;[.$E20]+1)">
            <text:p/>
          </table:table-cell>
          <table:table-cell table:style-name="ce77" table:formula="of:=VLOOKUP([.G20];TRANSLATED_TEAM_NAMES;[.$E20]+1)">
            <text:p/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2&quot;},&quot;tag&quot;:&quot;5&quot;, &quot;homeTeam&quot;:&quot;&quot;, &quot;awayTeam&quot;:&quot;&quot;}" calcext:value-type="string">
            <text:p>{"__v":0,"day":1,"dateTime":54180000,"duration":"10m","pitch":"3","competition":{"name":"U11", "section":"A Groups", "group":"2"},"tag":"5", "homeTeam":"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3" table:formula="of:=FIRST_GAME_MS + ((DURATION_MS + GAME_GAP_MS) * ([.$B21]-1))" office:value-type="float" office:value="54180000" calcext:value-type="float">
            <text:p>541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21];TRANSLATED_TEAM_NAMES;[.$E21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21];TRANSLATED_TEAM_NAMES;[.$E21]+1)" office:value-type="string" office:string-value="Oakley - Green" calcext:value-type="string">
            <text:p>Oakley - Green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2&quot;},&quot;tag&quot;:&quot;5&quot;, &quot;homeTeam&quot;:&quot;Bracknell Town FC Colts - Reds&quot;, &quot;awayTeam&quot;:&quot;Oakley - Green&quot;}" calcext:value-type="string">
            <text:p>{"__v":0,"day":1,"dateTime":54180000,"duration":"10m","pitch":"4","competition":{"name":"U11", "section":"A Groups", "group":"2"},"tag":"5", "homeTeam":"Bracknell Town FC Colts - Reds", "awayTeam":"Oakley - Green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73" table:formula="of:=FIRST_GAME_MS + ((DURATION_MS + GAME_GAP_MS) * ([.$B22]-1))" office:value-type="float" office:value="54900000" calcext:value-type="float">
            <text:p>549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2];TRANSLATED_TEAM_NAMES;[.$E22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22];TRANSLATED_TEAM_NAMES;[.$E22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1&quot;},&quot;tag&quot;:&quot;6&quot;, &quot;homeTeam&quot;:&quot;Rushmoor Comm. Dragons Yellow&quot;, &quot;awayTeam&quot;:&quot;Wokingham &amp; Emmbrook Sumas&quot;}" calcext:value-type="string">
            <text:p>{"__v":0,"day":1,"dateTime":54900000,"duration":"10m","pitch":"1","competition":{"name":"U11", "section":"A Groups", "group":"1"},"tag":"6", "homeTeam":"Rushmoor Comm. Dragons Yellow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73" table:formula="of:=FIRST_GAME_MS + ((DURATION_MS + GAME_GAP_MS) * ([.$B23]-1))" office:value-type="float" office:value="54900000" calcext:value-type="float">
            <text:p>549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3];TRANSLATED_TEAM_NAMES;[.$E23]+1)">
            <text:p/>
          </table:table-cell>
          <table:table-cell table:style-name="ce77" table:formula="of:=VLOOKUP([.G23];TRANSLATED_TEAM_NAMES;[.$E23]+1)">
            <text:p/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1&quot;},&quot;tag&quot;:&quot;6&quot;, &quot;homeTeam&quot;:&quot;&quot;, &quot;awayTeam&quot;:&quot;&quot;}" calcext:value-type="string">
            <text:p>{"__v":0,"day":1,"dateTime":54900000,"duration":"10m","pitch":"2","competition":{"name":"U11", "section":"A Groups", "group":"1"},"tag":"6", "homeTeam":"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73" table:formula="of:=FIRST_GAME_MS + ((DURATION_MS + GAME_GAP_MS) * ([.$B24]-1))" office:value-type="float" office:value="54900000" calcext:value-type="float">
            <text:p>549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24];TRANSLATED_TEAM_NAMES;[.$E24]+1)" office:value-type="string" office:string-value="Easington Sports" calcext:value-type="string">
            <text:p>Easington Sports</text:p>
          </table:table-cell>
          <table:table-cell table:style-name="ce77" table:formula="of:=VLOOKUP([.G24];TRANSLATED_TEAM_NAMES;[.$E24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2&quot;},&quot;tag&quot;:&quot;6&quot;, &quot;homeTeam&quot;:&quot;Easington Sports&quot;, &quot;awayTeam&quot;:&quot;Rushmoor Comm. Dragons Blue&quot;}" calcext:value-type="string">
            <text:p>{"__v":0,"day":1,"dateTime":54900000,"duration":"10m","pitch":"3","competition":{"name":"U11", "section":"A Groups", "group":"2"},"tag":"6", "homeTeam":"Easington Sports", "awayTeam":"Rushmoor Comm. Dragons Blue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73" table:formula="of:=FIRST_GAME_MS + ((DURATION_MS + GAME_GAP_MS) * ([.$B25]-1))" office:value-type="float" office:value="54900000" calcext:value-type="float">
            <text:p>549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5];TRANSLATED_TEAM_NAMES;[.$E25]+1)">
            <text:p/>
          </table:table-cell>
          <table:table-cell table:style-name="ce77" table:formula="of:=VLOOKUP([.G25];TRANSLATED_TEAM_NAMES;[.$E25]+1)">
            <text:p/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2&quot;},&quot;tag&quot;:&quot;6&quot;, &quot;homeTeam&quot;:&quot;&quot;, &quot;awayTeam&quot;:&quot;&quot;}" calcext:value-type="string">
            <text:p>{"__v":0,"day":1,"dateTime":54900000,"duration":"10m","pitch":"4","competition":{"name":"U11", "section":"A Groups", "group":"2"},"tag":"6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73" table:formula="of:=FIRST_GAME_MS + ((DURATION_MS + GAME_GAP_MS) * ([.$B26]-1))" office:value-type="float" office:value="55620000" calcext:value-type="float">
            <text:p>556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6];TRANSLATED_TEAM_NAMES;[.$E26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26];TRANSLATED_TEAM_NAMES;[.$E26]+1)">
            <text:p/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55620000,&quot;duration&quot;:&quot;10m&quot;,&quot;pitch&quot;:&quot;1&quot;,&quot;competition&quot;:{&quot;name&quot;:&quot;U11&quot;, &quot;section&quot;:&quot;A Groups&quot;, &quot;group&quot;:&quot;1&quot;},&quot;tag&quot;:&quot;7&quot;, &quot;homeTeam&quot;:&quot;Wokingham &amp; Emmbrook Sumas&quot;, &quot;awayTeam&quot;:&quot;&quot;}" calcext:value-type="string">
            <text:p>{"__v":0,"day":1,"dateTime":55620000,"duration":"10m","pitch":"1","competition":{"name":"U11", "section":"A Groups", "group":"1"},"tag":"7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73" table:formula="of:=FIRST_GAME_MS + ((DURATION_MS + GAME_GAP_MS) * ([.$B27]-1))" office:value-type="float" office:value="55620000" calcext:value-type="float">
            <text:p>556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7];TRANSLATED_TEAM_NAMES;[.$E27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27];TRANSLATED_TEAM_NAMES;[.$E27]+1)">
            <text:p/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55620000,&quot;duration&quot;:&quot;10m&quot;,&quot;pitch&quot;:&quot;2&quot;,&quot;competition&quot;:{&quot;name&quot;:&quot;U11&quot;, &quot;section&quot;:&quot;A Groups&quot;, &quot;group&quot;:&quot;1&quot;},&quot;tag&quot;:&quot;7&quot;, &quot;homeTeam&quot;:&quot;Rushmoor Comm. Dragons Yellow&quot;, &quot;awayTeam&quot;:&quot;&quot;}" calcext:value-type="string">
            <text:p>{"__v":0,"day":1,"dateTime":55620000,"duration":"10m","pitch":"2","competition":{"name":"U11", "section":"A Groups", "group":"1"},"tag":"7", "homeTeam":"Rushmoor Comm. Dragons Yellow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73" table:formula="of:=FIRST_GAME_MS + ((DURATION_MS + GAME_GAP_MS) * ([.$B28]-1))" office:value-type="float" office:value="55620000" calcext:value-type="float">
            <text:p>556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28];TRANSLATED_TEAM_NAMES;[.$E28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28];TRANSLATED_TEAM_NAMES;[.$E28]+1)">
            <text:p/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55620000,&quot;duration&quot;:&quot;10m&quot;,&quot;pitch&quot;:&quot;3&quot;,&quot;competition&quot;:{&quot;name&quot;:&quot;U11&quot;, &quot;section&quot;:&quot;A Groups&quot;, &quot;group&quot;:&quot;2&quot;},&quot;tag&quot;:&quot;7&quot;, &quot;homeTeam&quot;:&quot;Rushmoor Comm. Dragons Blue&quot;, &quot;awayTeam&quot;:&quot;&quot;}" calcext:value-type="string">
            <text:p>{"__v":0,"day":1,"dateTime":55620000,"duration":"10m","pitch":"3","competition":{"name":"U11", "section":"A Groups", "group":"2"},"tag":"7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73" table:formula="of:=FIRST_GAME_MS + ((DURATION_MS + GAME_GAP_MS) * ([.$B29]-1))" office:value-type="float" office:value="55620000" calcext:value-type="float">
            <text:p>556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29];TRANSLATED_TEAM_NAMES;[.$E29]+1)" office:value-type="string" office:string-value="Easington Sports" calcext:value-type="string">
            <text:p>Easington Sports</text:p>
          </table:table-cell>
          <table:table-cell table:style-name="ce77" table:formula="of:=VLOOKUP([.G29];TRANSLATED_TEAM_NAMES;[.$E29]+1)">
            <text:p/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55620000,&quot;duration&quot;:&quot;10m&quot;,&quot;pitch&quot;:&quot;4&quot;,&quot;competition&quot;:{&quot;name&quot;:&quot;U11&quot;, &quot;section&quot;:&quot;A Groups&quot;, &quot;group&quot;:&quot;2&quot;},&quot;tag&quot;:&quot;7&quot;, &quot;homeTeam&quot;:&quot;Easington Sports&quot;, &quot;awayTeam&quot;:&quot;&quot;}" calcext:value-type="string">
            <text:p>{"__v":0,"day":1,"dateTime":55620000,"duration":"10m","pitch":"4","competition":{"name":"U11", "section":"A Groups", "group":"2"},"tag":"7", "homeTeam":"Easington Sport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73" table:formula="of:=FIRST_GAME_MS + ((DURATION_MS + GAME_GAP_MS) * ([.$B30]-1))" office:value-type="float" office:value="56340000" calcext:value-type="float">
            <text:p>563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0];TRANSLATED_TEAM_NAMES;[.$E30]+1)" office:value-type="string" office:string-value="STBGFC Boys" calcext:value-type="string">
            <text:p>STBGFC Boys</text:p>
          </table:table-cell>
          <table:table-cell table:style-name="ce77" table:formula="of:=VLOOKUP([.G30];TRANSLATED_TEAM_NAMES;[.$E30]+1)">
            <text:p/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56340000,&quot;duration&quot;:&quot;10m&quot;,&quot;pitch&quot;:&quot;1&quot;,&quot;competition&quot;:{&quot;name&quot;:&quot;U11&quot;, &quot;section&quot;:&quot;A Groups&quot;, &quot;group&quot;:&quot;1&quot;},&quot;tag&quot;:&quot;8&quot;, &quot;homeTeam&quot;:&quot;STBGFC Boys&quot;, &quot;awayTeam&quot;:&quot;&quot;}" calcext:value-type="string">
            <text:p>{"__v":0,"day":1,"dateTime":56340000,"duration":"10m","pitch":"1","competition":{"name":"U11", "section":"A Groups", "group":"1"},"tag":"8", "homeTeam":"STBGFC Boys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73" table:formula="of:=FIRST_GAME_MS + ((DURATION_MS + GAME_GAP_MS) * ([.$B31]-1))" office:value-type="float" office:value="56340000" calcext:value-type="float">
            <text:p>563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1];TRANSLATED_TEAM_NAMES;[.$E31]+1)" office:value-type="string" office:string-value="Chineham Tigers - Amber" calcext:value-type="string">
            <text:p>Chineham Tigers - Amber</text:p>
          </table:table-cell>
          <table:table-cell table:style-name="ce77" table:formula="of:=VLOOKUP([.G31];TRANSLATED_TEAM_NAMES;[.$E31]+1)">
            <text:p/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56340000,&quot;duration&quot;:&quot;10m&quot;,&quot;pitch&quot;:&quot;2&quot;,&quot;competition&quot;:{&quot;name&quot;:&quot;U11&quot;, &quot;section&quot;:&quot;A Groups&quot;, &quot;group&quot;:&quot;1&quot;},&quot;tag&quot;:&quot;8&quot;, &quot;homeTeam&quot;:&quot;Chineham Tigers - Amber&quot;, &quot;awayTeam&quot;:&quot;&quot;}" calcext:value-type="string">
            <text:p>{"__v":0,"day":1,"dateTime":56340000,"duration":"10m","pitch":"2","competition":{"name":"U11", "section":"A Groups", "group":"1"},"tag":"8", "homeTeam":"Chineham Tigers - Amber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73" table:formula="of:=FIRST_GAME_MS + ((DURATION_MS + GAME_GAP_MS) * ([.$B32]-1))" office:value-type="float" office:value="56340000" calcext:value-type="float">
            <text:p>563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32];TRANSLATED_TEAM_NAMES;[.$E32]+1)" office:value-type="string" office:string-value="Oakley - Green" calcext:value-type="string">
            <text:p>Oakley - Green</text:p>
          </table:table-cell>
          <table:table-cell table:style-name="ce77" table:formula="of:=VLOOKUP([.G32];TRANSLATED_TEAM_NAMES;[.$E32]+1)">
            <text:p/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1,&quot;dateTime&quot;:56340000,&quot;duration&quot;:&quot;10m&quot;,&quot;pitch&quot;:&quot;3&quot;,&quot;competition&quot;:{&quot;name&quot;:&quot;U11&quot;, &quot;section&quot;:&quot;A Groups&quot;, &quot;group&quot;:&quot;2&quot;},&quot;tag&quot;:&quot;8&quot;, &quot;homeTeam&quot;:&quot;Oakley - Green&quot;, &quot;awayTeam&quot;:&quot;&quot;}" calcext:value-type="string">
            <text:p>{"__v":0,"day":1,"dateTime":56340000,"duration":"10m","pitch":"3","competition":{"name":"U11", "section":"A Groups", "group":"2"},"tag":"8", "homeTeam":"Oakley - Green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73" table:formula="of:=FIRST_GAME_MS + ((DURATION_MS + GAME_GAP_MS) * ([.$B33]-1))" office:value-type="float" office:value="56340000" calcext:value-type="float">
            <text:p>563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3];TRANSLATED_TEAM_NAMES;[.$E33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33];TRANSLATED_TEAM_NAMES;[.$E33]+1)">
            <text:p/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1,&quot;dateTime&quot;:56340000,&quot;duration&quot;:&quot;10m&quot;,&quot;pitch&quot;:&quot;4&quot;,&quot;competition&quot;:{&quot;name&quot;:&quot;U11&quot;, &quot;section&quot;:&quot;A Groups&quot;, &quot;group&quot;:&quot;2&quot;},&quot;tag&quot;:&quot;8&quot;, &quot;homeTeam&quot;:&quot;Bracknell Town FC Colts - Reds&quot;, &quot;awayTeam&quot;:&quot;&quot;}" calcext:value-type="string">
            <text:p>{"__v":0,"day":1,"dateTime":56340000,"duration":"10m","pitch":"4","competition":{"name":"U11", "section":"A Groups", "group":"2"},"tag":"8", "homeTeam":"Bracknell Town FC Colts - Reds", "awayTeam":"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34]-1))" office:value-type="float" office:value="57060000" calcext:value-type="float">
            <text:p>570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4];TRANSLATED_TEAM_NAMES;[.$E34]+1)">
            <text:p/>
          </table:table-cell>
          <table:table-cell table:style-name="ce77" table:formula="of:=VLOOKUP([.G34];TRANSLATED_TEAM_NAMES;[.$E34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1,&quot;dateTime&quot;:57060000,&quot;duration&quot;:&quot;10m&quot;,&quot;pitch&quot;:&quot;1&quot;,&quot;competition&quot;:{&quot;name&quot;:&quot;U11&quot;, &quot;section&quot;:&quot;A Groups&quot;, &quot;group&quot;:&quot;1&quot;},&quot;tag&quot;:&quot;9&quot;, &quot;homeTeam&quot;:&quot;&quot;, &quot;awayTeam&quot;:&quot;Rushmoor Comm. Dragons Yellow&quot;}" calcext:value-type="string">
            <text:p>{"__v":0,"day":1,"dateTime":57060000,"duration":"10m","pitch":"1","competition":{"name":"U11", "section":"A Groups", "group":"1"},"tag":"9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35]-1))" office:value-type="float" office:value="57060000" calcext:value-type="float">
            <text:p>570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5];TRANSLATED_TEAM_NAMES;[.$E35]+1)">
            <text:p/>
          </table:table-cell>
          <table:table-cell table:style-name="ce77" table:formula="of:=VLOOKUP([.G35];TRANSLATED_TEAM_NAMES;[.$E35]+1)" office:value-type="string" office:string-value="Chineham Tigers - Amber" calcext:value-type="string">
            <text:p>Chineham Tigers - Amber</text:p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1,&quot;dateTime&quot;:57060000,&quot;duration&quot;:&quot;10m&quot;,&quot;pitch&quot;:&quot;2&quot;,&quot;competition&quot;:{&quot;name&quot;:&quot;U11&quot;, &quot;section&quot;:&quot;A Groups&quot;, &quot;group&quot;:&quot;1&quot;},&quot;tag&quot;:&quot;9&quot;, &quot;homeTeam&quot;:&quot;&quot;, &quot;awayTeam&quot;:&quot;Chineham Tigers - Amber&quot;}" calcext:value-type="string">
            <text:p>{"__v":0,"day":1,"dateTime":57060000,"duration":"10m","pitch":"2","competition":{"name":"U11", "section":"A Groups", "group":"1"},"tag":"9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36]-1))" office:value-type="float" office:value="57060000" calcext:value-type="float">
            <text:p>570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36];TRANSLATED_TEAM_NAMES;[.$E36]+1)">
            <text:p/>
          </table:table-cell>
          <table:table-cell table:style-name="ce77" table:formula="of:=VLOOKUP([.G36];TRANSLATED_TEAM_NAMES;[.$E36]+1)" office:value-type="string" office:string-value="Easington Sports" calcext:value-type="string">
            <text:p>Easington Sports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1,&quot;dateTime&quot;:57060000,&quot;duration&quot;:&quot;10m&quot;,&quot;pitch&quot;:&quot;3&quot;,&quot;competition&quot;:{&quot;name&quot;:&quot;U11&quot;, &quot;section&quot;:&quot;A Groups&quot;, &quot;group&quot;:&quot;2&quot;},&quot;tag&quot;:&quot;9&quot;, &quot;homeTeam&quot;:&quot;&quot;, &quot;awayTeam&quot;:&quot;Easington Sports&quot;}" calcext:value-type="string">
            <text:p>{"__v":0,"day":1,"dateTime":57060000,"duration":"10m","pitch":"3","competition":{"name":"U11", "section":"A Groups", "group":"2"},"tag":"9", "homeTeam":"", "awayTeam":"Easington Sport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37]-1))" office:value-type="float" office:value="57060000" calcext:value-type="float">
            <text:p>570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37];TRANSLATED_TEAM_NAMES;[.$E37]+1)">
            <text:p/>
          </table:table-cell>
          <table:table-cell table:style-name="ce77" table:formula="of:=VLOOKUP([.G37];TRANSLATED_TEAM_NAMES;[.$E37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1,&quot;dateTime&quot;:57060000,&quot;duration&quot;:&quot;10m&quot;,&quot;pitch&quot;:&quot;4&quot;,&quot;competition&quot;:{&quot;name&quot;:&quot;U11&quot;, &quot;section&quot;:&quot;A Groups&quot;, &quot;group&quot;:&quot;2&quot;},&quot;tag&quot;:&quot;9&quot;, &quot;homeTeam&quot;:&quot;&quot;, &quot;awayTeam&quot;:&quot;Bracknell Town FC Colts - Reds&quot;}" calcext:value-type="string">
            <text:p>{"__v":0,"day":1,"dateTime":57060000,"duration":"10m","pitch":"4","competition":{"name":"U11", "section":"A Groups", "group":"2"},"tag":"9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38]-1))" office:value-type="float" office:value="57780000" calcext:value-type="float">
            <text:p>577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38];TRANSLATED_TEAM_NAMES;[.$E38]+1)" office:value-type="string" office:string-value="STBGFC Boys" calcext:value-type="string">
            <text:p>STBGFC Boys</text:p>
          </table:table-cell>
          <table:table-cell table:style-name="ce77" table:formula="of:=VLOOKUP([.G38];TRANSLATED_TEAM_NAMES;[.$E38]+1)">
            <text:p/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1,&quot;dateTime&quot;:57780000,&quot;duration&quot;:&quot;10m&quot;,&quot;pitch&quot;:&quot;1&quot;,&quot;competition&quot;:{&quot;name&quot;:&quot;U11&quot;, &quot;section&quot;:&quot;A Groups&quot;, &quot;group&quot;:&quot;1&quot;},&quot;tag&quot;:&quot;10&quot;, &quot;homeTeam&quot;:&quot;STBGFC Boys&quot;, &quot;awayTeam&quot;:&quot;&quot;}" calcext:value-type="string">
            <text:p>{"__v":0,"day":1,"dateTime":57780000,"duration":"10m","pitch":"1","competition":{"name":"U11", "section":"A Groups", "group":"1"},"tag":"10", "homeTeam":"STBGFC Boys", "awayTeam":"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39]-1))" office:value-type="float" office:value="57780000" calcext:value-type="float">
            <text:p>5778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39];TRANSLATED_TEAM_NAMES;[.$E39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39];TRANSLATED_TEAM_NAMES;[.$E39]+1)">
            <text:p/>
          </table:table-cell>
          <table:table-cell table:style-name="ce78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1,&quot;dateTime&quot;:57780000,&quot;duration&quot;:&quot;10m&quot;,&quot;pitch&quot;:&quot;2&quot;,&quot;competition&quot;:{&quot;name&quot;:&quot;U11&quot;, &quot;section&quot;:&quot;A Groups&quot;, &quot;group&quot;:&quot;1&quot;},&quot;tag&quot;:&quot;10&quot;, &quot;homeTeam&quot;:&quot;Wokingham &amp; Emmbrook Sumas&quot;, &quot;awayTeam&quot;:&quot;&quot;}" calcext:value-type="string">
            <text:p>{"__v":0,"day":1,"dateTime":57780000,"duration":"10m","pitch":"2","competition":{"name":"U11", "section":"A Groups", "group":"1"},"tag":"10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73" table:formula="of:=FIRST_GAME_MS + ((DURATION_MS + GAME_GAP_MS) * ([.$B40]-1))" office:value-type="float" office:value="57780000" calcext:value-type="float">
            <text:p>577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0];TRANSLATED_TEAM_NAMES;[.$E40]+1)" office:value-type="string" office:string-value="Oakley - Green" calcext:value-type="string">
            <text:p>Oakley - Green</text:p>
          </table:table-cell>
          <table:table-cell table:style-name="ce77" table:formula="of:=VLOOKUP([.G40];TRANSLATED_TEAM_NAMES;[.$E40]+1)">
            <text:p/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1,&quot;dateTime&quot;:57780000,&quot;duration&quot;:&quot;10m&quot;,&quot;pitch&quot;:&quot;3&quot;,&quot;competition&quot;:{&quot;name&quot;:&quot;U11&quot;, &quot;section&quot;:&quot;A Groups&quot;, &quot;group&quot;:&quot;2&quot;},&quot;tag&quot;:&quot;10&quot;, &quot;homeTeam&quot;:&quot;Oakley - Green&quot;, &quot;awayTeam&quot;:&quot;&quot;}" calcext:value-type="string">
            <text:p>{"__v":0,"day":1,"dateTime":57780000,"duration":"10m","pitch":"3","competition":{"name":"U11", "section":"A Groups", "group":"2"},"tag":"10", "homeTeam":"Oakley - Green", "awayTeam":"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73" table:formula="of:=FIRST_GAME_MS + ((DURATION_MS + GAME_GAP_MS) * ([.$B41]-1))" office:value-type="float" office:value="57780000" calcext:value-type="float">
            <text:p>5778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41];TRANSLATED_TEAM_NAMES;[.$E41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41];TRANSLATED_TEAM_NAMES;[.$E41]+1)">
            <text:p/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1,&quot;dateTime&quot;:57780000,&quot;duration&quot;:&quot;10m&quot;,&quot;pitch&quot;:&quot;4&quot;,&quot;competition&quot;:{&quot;name&quot;:&quot;U11&quot;, &quot;section&quot;:&quot;A Groups&quot;, &quot;group&quot;:&quot;2&quot;},&quot;tag&quot;:&quot;10&quot;, &quot;homeTeam&quot;:&quot;Rushmoor Comm. Dragons Blue&quot;, &quot;awayTeam&quot;:&quot;&quot;}" calcext:value-type="string">
            <text:p>{"__v":0,"day":1,"dateTime":57780000,"duration":"10m","pitch":"4","competition":{"name":"U11", "section":"A Groups", "group":"2"},"tag":"10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42]-1))" office:value-type="float" office:value="58500000" calcext:value-type="float">
            <text:p>585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2];TRANSLATED_TEAM_NAMES;[.$E42]+1)">
            <text:p/>
          </table:table-cell>
          <table:table-cell table:style-name="ce77" table:formula="of:=VLOOKUP([.G42];TRANSLATED_TEAM_NAMES;[.$E42]+1)" office:value-type="string" office:string-value="Chineham Tigers - Amber" calcext:value-type="string">
            <text:p>Chineham Tigers - Amber</text:p>
          </table:table-cell>
          <table:table-cell table:style-name="ce78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1,&quot;dateTime&quot;:58500000,&quot;duration&quot;:&quot;10m&quot;,&quot;pitch&quot;:&quot;1&quot;,&quot;competition&quot;:{&quot;name&quot;:&quot;U11&quot;, &quot;section&quot;:&quot;A Groups&quot;, &quot;group&quot;:&quot;1&quot;},&quot;tag&quot;:&quot;11&quot;, &quot;homeTeam&quot;:&quot;&quot;, &quot;awayTeam&quot;:&quot;Chineham Tigers - Amber&quot;}" calcext:value-type="string">
            <text:p>{"__v":0,"day":1,"dateTime":58500000,"duration":"10m","pitch":"1","competition":{"name":"U11", "section":"A Groups", "group":"1"},"tag":"11", "homeTeam":"", "awayTeam":"Chineham Tigers - Amber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73" table:formula="of:=FIRST_GAME_MS + ((DURATION_MS + GAME_GAP_MS) * ([.$B43]-1))" office:value-type="float" office:value="58500000" calcext:value-type="float">
            <text:p>5850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3];TRANSLATED_TEAM_NAMES;[.$E43]+1)" office:value-type="string" office:string-value="Rushmoor Comm. Dragons Yellow" calcext:value-type="string">
            <text:p>Rushmoor Comm. Dragons Yellow</text:p>
          </table:table-cell>
          <table:table-cell table:style-name="ce77" table:formula="of:=VLOOKUP([.G43];TRANSLATED_TEAM_NAMES;[.$E43]+1)">
            <text:p/>
          </table:table-cell>
          <table:table-cell table:style-name="ce78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1,&quot;dateTime&quot;:58500000,&quot;duration&quot;:&quot;10m&quot;,&quot;pitch&quot;:&quot;2&quot;,&quot;competition&quot;:{&quot;name&quot;:&quot;U11&quot;, &quot;section&quot;:&quot;A Groups&quot;, &quot;group&quot;:&quot;1&quot;},&quot;tag&quot;:&quot;11&quot;, &quot;homeTeam&quot;:&quot;Rushmoor Comm. Dragons Yellow&quot;, &quot;awayTeam&quot;:&quot;&quot;}" calcext:value-type="string">
            <text:p>{"__v":0,"day":1,"dateTime":58500000,"duration":"10m","pitch":"2","competition":{"name":"U11", "section":"A Groups", "group":"1"},"tag":"11", "homeTeam":"Rushmoor Comm. Dragons Yellow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73" table:formula="of:=FIRST_GAME_MS + ((DURATION_MS + GAME_GAP_MS) * ([.$B44]-1))" office:value-type="float" office:value="58500000" calcext:value-type="float">
            <text:p>585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76" table:formula="of:=VLOOKUP([.F44];TRANSLATED_TEAM_NAMES;[.$E44]+1)">
            <text:p/>
          </table:table-cell>
          <table:table-cell table:style-name="ce77" table:formula="of:=VLOOKUP([.G44];TRANSLATED_TEAM_NAMES;[.$E44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1,&quot;dateTime&quot;:58500000,&quot;duration&quot;:&quot;10m&quot;,&quot;pitch&quot;:&quot;3&quot;,&quot;competition&quot;:{&quot;name&quot;:&quot;U11&quot;, &quot;section&quot;:&quot;A Groups&quot;, &quot;group&quot;:&quot;2&quot;},&quot;tag&quot;:&quot;11&quot;, &quot;homeTeam&quot;:&quot;&quot;, &quot;awayTeam&quot;:&quot;Bracknell Town FC Colts - Reds&quot;}" calcext:value-type="string">
            <text:p>{"__v":0,"day":1,"dateTime":58500000,"duration":"10m","pitch":"3","competition":{"name":"U11", "section":"A Groups", "group":"2"},"tag":"11", "homeTeam":"", "awayTeam":"Bracknell Town FC Colts - Red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73" table:formula="of:=FIRST_GAME_MS + ((DURATION_MS + GAME_GAP_MS) * ([.$B45]-1))" office:value-type="float" office:value="58500000" calcext:value-type="float">
            <text:p>5850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76" table:formula="of:=VLOOKUP([.F45];TRANSLATED_TEAM_NAMES;[.$E45]+1)" office:value-type="string" office:string-value="Easington Sports" calcext:value-type="string">
            <text:p>Easington Sports</text:p>
          </table:table-cell>
          <table:table-cell table:style-name="ce77" table:formula="of:=VLOOKUP([.G45];TRANSLATED_TEAM_NAMES;[.$E45]+1)">
            <text:p/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1,&quot;dateTime&quot;:58500000,&quot;duration&quot;:&quot;10m&quot;,&quot;pitch&quot;:&quot;4&quot;,&quot;competition&quot;:{&quot;name&quot;:&quot;U11&quot;, &quot;section&quot;:&quot;A Groups&quot;, &quot;group&quot;:&quot;2&quot;},&quot;tag&quot;:&quot;11&quot;, &quot;homeTeam&quot;:&quot;Easington Sports&quot;, &quot;awayTeam&quot;:&quot;&quot;}" calcext:value-type="string">
            <text:p>{"__v":0,"day":1,"dateTime":58500000,"duration":"10m","pitch":"4","competition":{"name":"U11", "section":"A Groups", "group":"2"},"tag":"11", "homeTeam":"Easington Sports", "awayTeam":"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73" table:formula="of:=FIRST_GAME_MS + ((DURATION_MS + GAME_GAP_MS) * ([.$B46]-1))" office:value-type="float" office:value="59220000" calcext:value-type="float">
            <text:p>592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6];TRANSLATED_TEAM_NAMES;[.$E46]+1)">
            <text:p/>
          </table:table-cell>
          <table:table-cell table:style-name="ce77" table:formula="of:=VLOOKUP([.G46];TRANSLATED_TEAM_NAMES;[.$E46]+1)" office:value-type="string" office:string-value="STBGFC Boys" calcext:value-type="string">
            <text:p>STBGFC Boys</text:p>
          </table:table-cell>
          <table:table-cell table:style-name="ce78" table:formula="of:=IF(MOD([.$C46]; NUM_PITCHES)=0;INDEX(PITCHES;1;NUM_PITCHES);INDEX(PITCHES;1;MOD([.$C4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1,&quot;dateTime&quot;:59220000,&quot;duration&quot;:&quot;10m&quot;,&quot;pitch&quot;:&quot;1&quot;,&quot;competition&quot;:{&quot;name&quot;:&quot;U11&quot;, &quot;section&quot;:&quot;A Groups&quot;, &quot;group&quot;:&quot;1&quot;},&quot;tag&quot;:&quot;12&quot;, &quot;homeTeam&quot;:&quot;&quot;, &quot;awayTeam&quot;:&quot;STBGFC Boys&quot;}" calcext:value-type="string">
            <text:p>{"__v":0,"day":1,"dateTime":59220000,"duration":"10m","pitch":"1","competition":{"name":"U11", "section":"A Groups", "group":"1"},"tag":"12", "homeTeam":"", "awayTeam":"STBGFC Boys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12" calcext:value-type="float">
            <text:p>12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73" table:formula="of:=FIRST_GAME_MS + ((DURATION_MS + GAME_GAP_MS) * ([.$B47]-1))" office:value-type="float" office:value="59220000" calcext:value-type="float">
            <text:p>5922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7];TRANSLATED_TEAM_NAMES;[.$E47]+1)" office:value-type="string" office:string-value="Wokingham &amp; Emmbrook Sumas" calcext:value-type="string">
            <text:p>Wokingham &amp; Emmbrook Sumas</text:p>
          </table:table-cell>
          <table:table-cell table:style-name="ce77" table:formula="of:=VLOOKUP([.G47];TRANSLATED_TEAM_NAMES;[.$E47]+1)">
            <text:p/>
          </table:table-cell>
          <table:table-cell table:style-name="ce78" table:formula="of:=IF(MOD([.$C47]; NUM_PITCHES)=0;INDEX(PITCHES;1;NUM_PITCHES);INDEX(PITCHES;1;MOD([.$C4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1,&quot;dateTime&quot;:59220000,&quot;duration&quot;:&quot;10m&quot;,&quot;pitch&quot;:&quot;2&quot;,&quot;competition&quot;:{&quot;name&quot;:&quot;U11&quot;, &quot;section&quot;:&quot;A Groups&quot;, &quot;group&quot;:&quot;1&quot;},&quot;tag&quot;:&quot;12&quot;, &quot;homeTeam&quot;:&quot;Wokingham &amp; Emmbrook Sumas&quot;, &quot;awayTeam&quot;:&quot;&quot;}" calcext:value-type="string">
            <text:p>{"__v":0,"day":1,"dateTime":59220000,"duration":"10m","pitch":"2","competition":{"name":"U11", "section":"A Groups", "group":"1"},"tag":"12", "homeTeam":"Wokingham &amp; Emmbrook Sumas", "awayTeam":"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12" calcext:value-type="float">
            <text:p>1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73" table:formula="of:=FIRST_GAME_MS + ((DURATION_MS + GAME_GAP_MS) * ([.$B48]-1))" office:value-type="float" office:value="59220000" calcext:value-type="float">
            <text:p>592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76" table:formula="of:=VLOOKUP([.F48];TRANSLATED_TEAM_NAMES;[.$E48]+1)">
            <text:p/>
          </table:table-cell>
          <table:table-cell table:style-name="ce77" table:formula="of:=VLOOKUP([.G48];TRANSLATED_TEAM_NAMES;[.$E48]+1)" office:value-type="string" office:string-value="Oakley - Green" calcext:value-type="string">
            <text:p>Oakley - Green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1,&quot;dateTime&quot;:59220000,&quot;duration&quot;:&quot;10m&quot;,&quot;pitch&quot;:&quot;3&quot;,&quot;competition&quot;:{&quot;name&quot;:&quot;U11&quot;, &quot;section&quot;:&quot;A Groups&quot;, &quot;group&quot;:&quot;2&quot;},&quot;tag&quot;:&quot;12&quot;, &quot;homeTeam&quot;:&quot;&quot;, &quot;awayTeam&quot;:&quot;Oakley - Green&quot;}" calcext:value-type="string">
            <text:p>{"__v":0,"day":1,"dateTime":59220000,"duration":"10m","pitch":"3","competition":{"name":"U11", "section":"A Groups", "group":"2"},"tag":"12", "homeTeam":"", "awayTeam":"Oakley - Green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12" calcext:value-type="float">
            <text:p>12</text:p>
          </table:table-cell>
          <table:table-cell table:formula="of:=IF([.$J49]&gt;[.$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73" table:formula="of:=FIRST_GAME_MS + ((DURATION_MS + GAME_GAP_MS) * ([.$B49]-1))" office:value-type="float" office:value="59220000" calcext:value-type="float">
            <text:p>5922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76" table:formula="of:=VLOOKUP([.F49];TRANSLATED_TEAM_NAMES;[.$E49]+1)" office:value-type="string" office:string-value="Rushmoor Comm. Dragons Blue" calcext:value-type="string">
            <text:p>Rushmoor Comm. Dragons Blue</text:p>
          </table:table-cell>
          <table:table-cell table:style-name="ce77" table:formula="of:=VLOOKUP([.G49];TRANSLATED_TEAM_NAMES;[.$E49]+1)">
            <text:p/>
          </table:table-cell>
          <table:table-cell table:style-name="ce78" table:formula="of:=IF(MOD([.$C49]; NUM_PITCHES)=0;INDEX(PITCHES;1;NUM_PITCHES);INDEX(PITCHES;1;MOD([.$C4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1,&quot;dateTime&quot;:59220000,&quot;duration&quot;:&quot;10m&quot;,&quot;pitch&quot;:&quot;4&quot;,&quot;competition&quot;:{&quot;name&quot;:&quot;U11&quot;, &quot;section&quot;:&quot;A Groups&quot;, &quot;group&quot;:&quot;2&quot;},&quot;tag&quot;:&quot;12&quot;, &quot;homeTeam&quot;:&quot;Rushmoor Comm. Dragons Blue&quot;, &quot;awayTeam&quot;:&quot;&quot;}" calcext:value-type="string">
            <text:p>{"__v":0,"day":1,"dateTime":59220000,"duration":"10m","pitch":"4","competition":{"name":"U11", "section":"A Groups", "group":"2"},"tag":"12", "homeTeam":"Rushmoor Comm. Dragons Blue", "awayTeam":"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13" calcext:value-type="float">
            <text:p>13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73" table:formula="of:=FIRST_GAME_MS + ((DURATION_MS + GAME_GAP_MS) * ([.$B50]-1))" office:value-type="float" office:value="59940000" calcext:value-type="float">
            <text:p>599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0];TRANSLATED_TEAM_NAMES;[.$E50]+1)" office:value-type="string" office:string-value="STBGFC Boys" calcext:value-type="string">
            <text:p>STBGFC Boys</text:p>
          </table:table-cell>
          <table:table-cell table:style-name="ce77" table:formula="of:=VLOOKUP([.G50];TRANSLATED_TEAM_NAMES;[.$E50]+1)">
            <text:p/>
          </table:table-cell>
          <table:table-cell table:style-name="ce78" table:formula="of:=IF(MOD([.$C50]; NUM_PITCHES)=0;INDEX(PITCHES;1;NUM_PITCHES);INDEX(PITCHES;1;MOD([.$C5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1,&quot;dateTime&quot;:59940000,&quot;duration&quot;:&quot;10m&quot;,&quot;pitch&quot;:&quot;1&quot;,&quot;competition&quot;:{&quot;name&quot;:&quot;U11&quot;, &quot;section&quot;:&quot;A Groups&quot;, &quot;group&quot;:&quot;1&quot;},&quot;tag&quot;:&quot;13&quot;, &quot;homeTeam&quot;:&quot;STBGFC Boys&quot;, &quot;awayTeam&quot;:&quot;&quot;}" calcext:value-type="string">
            <text:p>{"__v":0,"day":1,"dateTime":59940000,"duration":"10m","pitch":"1","competition":{"name":"U11", "section":"A Groups", "group":"1"},"tag":"13", "homeTeam":"STBGFC Boys", "awayTeam":"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13" calcext:value-type="float">
            <text:p>13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73" table:formula="of:=FIRST_GAME_MS + ((DURATION_MS + GAME_GAP_MS) * ([.$B51]-1))" office:value-type="float" office:value="59940000" calcext:value-type="float">
            <text:p>5994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1];TRANSLATED_TEAM_NAMES;[.$E51]+1)">
            <text:p/>
          </table:table-cell>
          <table:table-cell table:style-name="ce77" table:formula="of:=VLOOKUP([.G51];TRANSLATED_TEAM_NAMES;[.$E51]+1)">
            <text:p/>
          </table:table-cell>
          <table:table-cell table:style-name="ce78" table:formula="of:=IF(MOD([.$C51]; NUM_PITCHES)=0;INDEX(PITCHES;1;NUM_PITCHES);INDEX(PITCHES;1;MOD([.$C5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1,&quot;dateTime&quot;:59940000,&quot;duration&quot;:&quot;10m&quot;,&quot;pitch&quot;:&quot;2&quot;,&quot;competition&quot;:{&quot;name&quot;:&quot;U11&quot;, &quot;section&quot;:&quot;A Groups&quot;, &quot;group&quot;:&quot;1&quot;},&quot;tag&quot;:&quot;13&quot;, &quot;homeTeam&quot;:&quot;&quot;, &quot;awayTeam&quot;:&quot;&quot;}" calcext:value-type="string">
            <text:p>{"__v":0,"day":1,"dateTime":59940000,"duration":"10m","pitch":"2","competition":{"name":"U11", "section":"A Groups", "group":"1"},"tag":"13", "homeTeam":"", "awayTeam":"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13" calcext:value-type="float">
            <text:p>13</text:p>
          </table:table-cell>
          <table:table-cell table:formula="of:=IF([.$J52]&gt;[.$J51];[.B51];[.B51]+1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style-name="ce73" table:formula="of:=FIRST_GAME_MS + ((DURATION_MS + GAME_GAP_MS) * ([.$B52]-1))" office:value-type="float" office:value="59940000" calcext:value-type="float">
            <text:p>599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76" table:formula="of:=VLOOKUP([.F52];TRANSLATED_TEAM_NAMES;[.$E52]+1)" office:value-type="string" office:string-value="Oakley - Green" calcext:value-type="string">
            <text:p>Oakley - Green</text:p>
          </table:table-cell>
          <table:table-cell table:style-name="ce77" table:formula="of:=VLOOKUP([.G52];TRANSLATED_TEAM_NAMES;[.$E52]+1)">
            <text:p/>
          </table:table-cell>
          <table:table-cell table:style-name="ce78" table:formula="of:=IF(MOD([.$C52]; NUM_PITCHES)=0;INDEX(PITCHES;1;NUM_PITCHES);INDEX(PITCHES;1;MOD([.$C5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1,&quot;dateTime&quot;:59940000,&quot;duration&quot;:&quot;10m&quot;,&quot;pitch&quot;:&quot;3&quot;,&quot;competition&quot;:{&quot;name&quot;:&quot;U11&quot;, &quot;section&quot;:&quot;A Groups&quot;, &quot;group&quot;:&quot;2&quot;},&quot;tag&quot;:&quot;13&quot;, &quot;homeTeam&quot;:&quot;Oakley - Green&quot;, &quot;awayTeam&quot;:&quot;&quot;}" calcext:value-type="string">
            <text:p>{"__v":0,"day":1,"dateTime":59940000,"duration":"10m","pitch":"3","competition":{"name":"U11", "section":"A Groups", "group":"2"},"tag":"13", "homeTeam":"Oakley - Green", "awayTeam":"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13" calcext:value-type="float">
            <text:p>13</text:p>
          </table:table-cell>
          <table:table-cell table:formula="of:=IF([.$J53]&gt;[.$J52];[.B52];[.B52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73" table:formula="of:=FIRST_GAME_MS + ((DURATION_MS + GAME_GAP_MS) * ([.$B53]-1))" office:value-type="float" office:value="59940000" calcext:value-type="float">
            <text:p>5994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76" table:formula="of:=VLOOKUP([.F53];TRANSLATED_TEAM_NAMES;[.$E53]+1)">
            <text:p/>
          </table:table-cell>
          <table:table-cell table:style-name="ce77" table:formula="of:=VLOOKUP([.G53];TRANSLATED_TEAM_NAMES;[.$E53]+1)">
            <text:p/>
          </table:table-cell>
          <table:table-cell table:style-name="ce78" table:formula="of:=IF(MOD([.$C53]; NUM_PITCHES)=0;INDEX(PITCHES;1;NUM_PITCHES);INDEX(PITCHES;1;MOD([.$C5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1,&quot;dateTime&quot;:59940000,&quot;duration&quot;:&quot;10m&quot;,&quot;pitch&quot;:&quot;4&quot;,&quot;competition&quot;:{&quot;name&quot;:&quot;U11&quot;, &quot;section&quot;:&quot;A Groups&quot;, &quot;group&quot;:&quot;2&quot;},&quot;tag&quot;:&quot;13&quot;, &quot;homeTeam&quot;:&quot;&quot;, &quot;awayTeam&quot;:&quot;&quot;}" calcext:value-type="string">
            <text:p>{"__v":0,"day":1,"dateTime":59940000,"duration":"10m","pitch":"4","competition":{"name":"U11", "section":"A Groups", "group":"2"},"tag":"13", "homeTeam":"", "awayTeam":"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14" calcext:value-type="float">
            <text:p>14</text:p>
          </table:table-cell>
          <table:table-cell table:formula="of:=IF([.$J54]&gt;[.$J53];[.B53];[.B53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73" table:formula="of:=FIRST_GAME_MS + ((DURATION_MS + GAME_GAP_MS) * ([.$B54]-1))" office:value-type="float" office:value="60660000" calcext:value-type="float">
            <text:p>606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4];TRANSLATED_TEAM_NAMES;[.$E54]+1)" office:value-type="string" office:string-value="Chineham Tigers - Amber" calcext:value-type="string">
            <text:p>Chineham Tigers - Amber</text:p>
          </table:table-cell>
          <table:table-cell table:style-name="ce77" table:formula="of:=VLOOKUP([.G54];TRANSLATED_TEAM_NAMES;[.$E54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54]; NUM_PITCHES)=0;INDEX(PITCHES;1;NUM_PITCHES);INDEX(PITCHES;1;MOD([.$C5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1,&quot;dateTime&quot;:60660000,&quot;duration&quot;:&quot;10m&quot;,&quot;pitch&quot;:&quot;1&quot;,&quot;competition&quot;:{&quot;name&quot;:&quot;U11&quot;, &quot;section&quot;:&quot;A Groups&quot;, &quot;group&quot;:&quot;1&quot;},&quot;tag&quot;:&quot;14&quot;, &quot;homeTeam&quot;:&quot;Chineham Tigers - Amber&quot;, &quot;awayTeam&quot;:&quot;Wokingham &amp; Emmbrook Sumas&quot;}" calcext:value-type="string">
            <text:p>{"__v":0,"day":1,"dateTime":60660000,"duration":"10m","pitch":"1","competition":{"name":"U11", "section":"A Groups", "group":"1"},"tag":"14", "homeTeam":"Chineham Tigers - Amber", "awayTeam":"Wokingham &amp; Emmbrook Sumas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14" calcext:value-type="float">
            <text:p>14</text:p>
          </table:table-cell>
          <table:table-cell table:formula="of:=IF([.$J55]&gt;[.$J54];[.B54];[.B54]+1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73" table:formula="of:=FIRST_GAME_MS + ((DURATION_MS + GAME_GAP_MS) * ([.$B55]-1))" office:value-type="float" office:value="60660000" calcext:value-type="float">
            <text:p>60660000</text:p>
          </table:table-cell>
          <table:table-cell table:style-name="ce73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5];TRANSLATED_TEAM_NAMES;[.$E55]+1)">
            <text:p/>
          </table:table-cell>
          <table:table-cell table:style-name="ce77" table:formula="of:=VLOOKUP([.G55];TRANSLATED_TEAM_NAMES;[.$E55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55]; NUM_PITCHES)=0;INDEX(PITCHES;1;NUM_PITCHES);INDEX(PITCHES;1;MOD([.$C5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1,&quot;dateTime&quot;:60660000,&quot;duration&quot;:&quot;10m&quot;,&quot;pitch&quot;:&quot;2&quot;,&quot;competition&quot;:{&quot;name&quot;:&quot;U11&quot;, &quot;section&quot;:&quot;A Groups&quot;, &quot;group&quot;:&quot;1&quot;},&quot;tag&quot;:&quot;14&quot;, &quot;homeTeam&quot;:&quot;&quot;, &quot;awayTeam&quot;:&quot;Rushmoor Comm. Dragons Yellow&quot;}" calcext:value-type="string">
            <text:p>{"__v":0,"day":1,"dateTime":60660000,"duration":"10m","pitch":"2","competition":{"name":"U11", "section":"A Groups", "group":"1"},"tag":"14", "homeTeam":"", "awayTeam":"Rushmoor Comm. Dragons Yellow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14" calcext:value-type="float">
            <text:p>14</text:p>
          </table:table-cell>
          <table:table-cell table:formula="of:=IF([.$J56]&gt;[.$J55];[.B55];[.B55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73" table:formula="of:=FIRST_GAME_MS + ((DURATION_MS + GAME_GAP_MS) * ([.$B56]-1))" office:value-type="float" office:value="60660000" calcext:value-type="float">
            <text:p>606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76" table:formula="of:=VLOOKUP([.F56];TRANSLATED_TEAM_NAMES;[.$E56]+1)" office:value-type="string" office:string-value="Bracknell Town FC Colts - Reds" calcext:value-type="string">
            <text:p>Bracknell Town FC Colts - Reds</text:p>
          </table:table-cell>
          <table:table-cell table:style-name="ce77" table:formula="of:=VLOOKUP([.G56];TRANSLATED_TEAM_NAMES;[.$E56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56]; NUM_PITCHES)=0;INDEX(PITCHES;1;NUM_PITCHES);INDEX(PITCHES;1;MOD([.$C5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1,&quot;dateTime&quot;:60660000,&quot;duration&quot;:&quot;10m&quot;,&quot;pitch&quot;:&quot;3&quot;,&quot;competition&quot;:{&quot;name&quot;:&quot;U11&quot;, &quot;section&quot;:&quot;A Groups&quot;, &quot;group&quot;:&quot;2&quot;},&quot;tag&quot;:&quot;14&quot;, &quot;homeTeam&quot;:&quot;Bracknell Town FC Colts - Reds&quot;, &quot;awayTeam&quot;:&quot;Rushmoor Comm. Dragons Blue&quot;}" calcext:value-type="string">
            <text:p>{"__v":0,"day":1,"dateTime":60660000,"duration":"10m","pitch":"3","competition":{"name":"U11", "section":"A Groups", "group":"2"},"tag":"14", "homeTeam":"Bracknell Town FC Colts - Reds", "awayTeam":"Rushmoor Comm. Dragons Blue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14" calcext:value-type="float">
            <text:p>14</text:p>
          </table:table-cell>
          <table:table-cell table:formula="of:=IF([.$J57]&gt;[.$J56];[.B56];[.B56]+1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73" table:formula="of:=FIRST_GAME_MS + ((DURATION_MS + GAME_GAP_MS) * ([.$B57]-1))" office:value-type="float" office:value="60660000" calcext:value-type="float">
            <text:p>60660000</text:p>
          </table:table-cell>
          <table:table-cell table:style-name="ce7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76" table:formula="of:=VLOOKUP([.F57];TRANSLATED_TEAM_NAMES;[.$E57]+1)">
            <text:p/>
          </table:table-cell>
          <table:table-cell table:style-name="ce77" table:formula="of:=VLOOKUP([.G57];TRANSLATED_TEAM_NAMES;[.$E57]+1)" office:value-type="string" office:string-value="Easington Sports" calcext:value-type="string">
            <text:p>Easington Sports</text:p>
          </table:table-cell>
          <table:table-cell table:style-name="ce78" table:formula="of:=IF(MOD([.$C57]; NUM_PITCHES)=0;INDEX(PITCHES;1;NUM_PITCHES);INDEX(PITCHES;1;MOD([.$C5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1,&quot;dateTime&quot;:60660000,&quot;duration&quot;:&quot;10m&quot;,&quot;pitch&quot;:&quot;4&quot;,&quot;competition&quot;:{&quot;name&quot;:&quot;U11&quot;, &quot;section&quot;:&quot;A Groups&quot;, &quot;group&quot;:&quot;2&quot;},&quot;tag&quot;:&quot;14&quot;, &quot;homeTeam&quot;:&quot;&quot;, &quot;awayTeam&quot;:&quot;Easington Sports&quot;}" calcext:value-type="string">
            <text:p>{"__v":0,"day":1,"dateTime":60660000,"duration":"10m","pitch":"4","competition":{"name":"U11", "section":"A Groups", "group":"2"},"tag":"14", "homeTeam":"", "awayTeam":"Easington Sports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1</text:p>
          </table:table-cell>
          <table:table-cell table:formula="of:=IF([.$J58]&gt;[.$J57];[.B57];[.B57]+1)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73" table:formula="of:=FIRST_GAME_MS + ((DURATION_MS + GAME_GAP_MS) * ([.$B58]-1)) + SECTION_GAP_MS" office:value-type="float" office:value="62160000" calcext:value-type="float">
            <text:p>62160000</text:p>
          </table:table-cell>
          <table:table-cell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style-name="ce19" table:formula="of:=AGE_GROUP_TRANSLATED&amp;&quot;_&quot;&amp;SECTION_TRANSLATED&amp;&quot;_G1_P1&quot;" office:value-type="string" office:string-value="U11_AGroups_G1_P1" calcext:value-type="string">
            <text:p>U11_AGroups_G1_P1</text:p>
          </table:table-cell>
          <table:table-cell table:style-name="ce19" table:formula="of:=AGE_GROUP_TRANSLATED&amp;&quot;_&quot;&amp;SECTION_TRANSLATED&amp;&quot;_G2_P4&quot;" office:value-type="string" office:string-value="U11_AGroups_G2_P4" calcext:value-type="string">
            <text:p>U11_AGroups_G2_P4</text:p>
          </table:table-cell>
          <table:table-cell table:style-name="ce74" office:value-type="string" calcext:value-type="string">
            <text:p>Winner Group 1</text:p>
          </table:table-cell>
          <table:table-cell table:style-name="ce77" office:value-type="string" calcext:value-type="string">
            <text:p>4<text:span text:style-name="T1">th</text:span> Group 2</text:p>
          </table:table-cell>
          <table:table-cell table:style-name="ce78" table:formula="of:=IF(MOD([.$C58]; NUM_PITCHES)=0;INDEX(PITCHES;1;NUM_PITCHES);INDEX(PITCHES;1;MOD([.$C5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1,&quot;dateTime&quot;:62160000,&quot;duration&quot;:&quot;10m&quot;,&quot;pitch&quot;:&quot;1&quot;,&quot;competition&quot;:{&quot;name&quot;:&quot;U11&quot;, &quot;section&quot;:&quot;A Groups&quot;},&quot;tag&quot;:&quot;QF1&quot;, &quot;homeTeam&quot;:&quot;Winner Group 1&quot;, &quot;awayTeam&quot;:&quot;4th Group 2&quot;, &quot;homeTeamFrom&quot;:&quot;U11_AGroups_G1_P1&quot;, &quot;awayTeamFrom&quot;:&quot;U11_AGroups_G2_P4&quot;, &quot;stage2Tag&quot;:&quot;U11_AGroups_QF1&quot;}" calcext:value-type="string">
            <text:p>{"__v":0,"day":1,"dateTime":62160000,"duration":"10m","pitch":"1","competition":{"name":"U11", "section":"A Groups"},"tag":"QF1", "homeTeam":"Winner Group 1", "awayTeam":"4th Group 2", "homeTeamFrom":"U11_AGroups_G1_P1", "awayTeamFrom":"U11_AGroups_G2_P4", "stage2Tag":"U11_AGroups_QF1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2</text:p>
          </table:table-cell>
          <table:table-cell table:formula="of:=IF([.$J59]&gt;[.$J58];[.B58];[.B58]+1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ce73" table:formula="of:=FIRST_GAME_MS + ((DURATION_MS + GAME_GAP_MS) * ([.$B59]-1)) + SECTION_GAP_MS" office:value-type="float" office:value="62160000" calcext:value-type="float">
            <text:p>62160000</text:p>
          </table:table-cell>
          <table:table-cell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style-name="ce19" table:formula="of:=AGE_GROUP_TRANSLATED&amp;&quot;_&quot;&amp;SECTION_TRANSLATED&amp;&quot;_G2_P1&quot;" office:value-type="string" office:string-value="U11_AGroups_G2_P1" calcext:value-type="string">
            <text:p>U11_AGroups_G2_P1</text:p>
          </table:table-cell>
          <table:table-cell table:style-name="ce19" table:formula="of:=AGE_GROUP_TRANSLATED&amp;&quot;_&quot;&amp;SECTION_TRANSLATED&amp;&quot;_G1_P4&quot;" office:value-type="string" office:string-value="U11_AGroups_G1_P4" calcext:value-type="string">
            <text:p>U11_AGroups_G1_P4</text:p>
          </table:table-cell>
          <table:table-cell table:style-name="ce74" office:value-type="string" calcext:value-type="string">
            <text:p>Winner Group 2</text:p>
          </table:table-cell>
          <table:table-cell table:style-name="ce77" office:value-type="string" calcext:value-type="string">
            <text:p>4<text:span text:style-name="T1">th</text:span> Group 1</text:p>
          </table:table-cell>
          <table:table-cell table:style-name="ce78" table:formula="of:=IF(MOD([.$C59]; NUM_PITCHES)=0;INDEX(PITCHES;1;NUM_PITCHES);INDEX(PITCHES;1;MOD([.$C5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1,&quot;dateTime&quot;:62160000,&quot;duration&quot;:&quot;10m&quot;,&quot;pitch&quot;:&quot;2&quot;,&quot;competition&quot;:{&quot;name&quot;:&quot;U11&quot;, &quot;section&quot;:&quot;A Groups&quot;},&quot;tag&quot;:&quot;QF2&quot;, &quot;homeTeam&quot;:&quot;Winner Group 2&quot;, &quot;awayTeam&quot;:&quot;4th Group 1&quot;, &quot;homeTeamFrom&quot;:&quot;U11_AGroups_G2_P1&quot;, &quot;awayTeamFrom&quot;:&quot;U11_AGroups_G1_P4&quot;, &quot;stage2Tag&quot;:&quot;U11_AGroups_QF2&quot;}" calcext:value-type="string">
            <text:p>{"__v":0,"day":1,"dateTime":62160000,"duration":"10m","pitch":"2","competition":{"name":"U11", "section":"A Groups"},"tag":"QF2", "homeTeam":"Winner Group 2", "awayTeam":"4th Group 1", "homeTeamFrom":"U11_AGroups_G2_P1", "awayTeamFrom":"U11_AGroups_G1_P4", "stage2Tag":"U11_AGroups_QF2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3</text:p>
          </table:table-cell>
          <table:table-cell table:formula="of:=IF([.$J60]&gt;[.$J59];[.B59];[.B59]+1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73" table:formula="of:=FIRST_GAME_MS + ((DURATION_MS + GAME_GAP_MS) * ([.$B60]-1)) + SECTION_GAP_MS" office:value-type="float" office:value="62160000" calcext:value-type="float">
            <text:p>62160000</text:p>
          </table:table-cell>
          <table:table-cell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19" table:formula="of:=AGE_GROUP_TRANSLATED&amp;&quot;_&quot;&amp;SECTION_TRANSLATED&amp;&quot;_G1_P2&quot;" office:value-type="string" office:string-value="U11_AGroups_G1_P2" calcext:value-type="string">
            <text:p>U11_AGroups_G1_P2</text:p>
          </table:table-cell>
          <table:table-cell table:style-name="ce19" table:formula="of:=AGE_GROUP_TRANSLATED&amp;&quot;_&quot;&amp;SECTION_TRANSLATED&amp;&quot;_G2_P3&quot;" office:value-type="string" office:string-value="U11_AGroups_G2_P3" calcext:value-type="string">
            <text:p>U11_AGroups_G2_P3</text:p>
          </table:table-cell>
          <table:table-cell table:style-name="ce74" office:value-type="string" calcext:value-type="string">
            <text:p>2<text:span text:style-name="T1">nd</text:span> Group 1</text:p>
          </table:table-cell>
          <table:table-cell table:style-name="ce77" office:value-type="string" calcext:value-type="string">
            <text:p>3<text:span text:style-name="T1">rd</text:span> Group 2</text:p>
          </table:table-cell>
          <table:table-cell table:style-name="ce78" table:formula="of:=IF(MOD([.$C60]; NUM_PITCHES)=0;INDEX(PITCHES;1;NUM_PITCHES);INDEX(PITCHES;1;MOD([.$C6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1,&quot;dateTime&quot;:62160000,&quot;duration&quot;:&quot;10m&quot;,&quot;pitch&quot;:&quot;3&quot;,&quot;competition&quot;:{&quot;name&quot;:&quot;U11&quot;, &quot;section&quot;:&quot;A Groups&quot;},&quot;tag&quot;:&quot;QF3&quot;, &quot;homeTeam&quot;:&quot;2nd Group 1&quot;, &quot;awayTeam&quot;:&quot;3rd Group 2&quot;, &quot;homeTeamFrom&quot;:&quot;U11_AGroups_G1_P2&quot;, &quot;awayTeamFrom&quot;:&quot;U11_AGroups_G2_P3&quot;, &quot;stage2Tag&quot;:&quot;U11_AGroups_QF3&quot;}" calcext:value-type="string">
            <text:p>{"__v":0,"day":1,"dateTime":62160000,"duration":"10m","pitch":"3","competition":{"name":"U11", "section":"A Groups"},"tag":"QF3", "homeTeam":"2nd Group 1", "awayTeam":"3rd Group 2", "homeTeamFrom":"U11_AGroups_G1_P2", "awayTeamFrom":"U11_AGroups_G2_P3", "stage2Tag":"U11_AGroups_QF3"}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QF4</text:p>
          </table:table-cell>
          <table:table-cell table:formula="of:=IF([.$J61]&gt;[.$J60];[.B60];[.B60]+1)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73" table:formula="of:=FIRST_GAME_MS + ((DURATION_MS + GAME_GAP_MS) * ([.$B61]-1)) + SECTION_GAP_MS" office:value-type="float" office:value="62160000" calcext:value-type="float">
            <text:p>62160000</text:p>
          </table:table-cell>
          <table:table-cell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19" table:formula="of:=AGE_GROUP_TRANSLATED&amp;&quot;_&quot;&amp;SECTION_TRANSLATED&amp;&quot;_G2_P2&quot;" office:value-type="string" office:string-value="U11_AGroups_G2_P2" calcext:value-type="string">
            <text:p>U11_AGroups_G2_P2</text:p>
          </table:table-cell>
          <table:table-cell table:style-name="ce19" table:formula="of:=AGE_GROUP_TRANSLATED&amp;&quot;_&quot;&amp;SECTION_TRANSLATED&amp;&quot;_G1_P3&quot;" office:value-type="string" office:string-value="U11_AGroups_G1_P3" calcext:value-type="string">
            <text:p>U11_AGroups_G1_P3</text:p>
          </table:table-cell>
          <table:table-cell table:style-name="ce74" office:value-type="string" calcext:value-type="string">
            <text:p>2<text:span text:style-name="T1">nd</text:span> Group 2</text:p>
          </table:table-cell>
          <table:table-cell table:style-name="ce77" office:value-type="string" calcext:value-type="string">
            <text:p>3<text:span text:style-name="T1">rd</text:span> Group 1</text:p>
          </table:table-cell>
          <table:table-cell table:style-name="ce78" table:formula="of:=IF(MOD([.$C61]; NUM_PITCHES)=0;INDEX(PITCHES;1;NUM_PITCHES);INDEX(PITCHES;1;MOD([.$C6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1,&quot;dateTime&quot;:62160000,&quot;duration&quot;:&quot;10m&quot;,&quot;pitch&quot;:&quot;4&quot;,&quot;competition&quot;:{&quot;name&quot;:&quot;U11&quot;, &quot;section&quot;:&quot;A Groups&quot;},&quot;tag&quot;:&quot;QF4&quot;, &quot;homeTeam&quot;:&quot;2nd Group 2&quot;, &quot;awayTeam&quot;:&quot;3rd Group 1&quot;, &quot;homeTeamFrom&quot;:&quot;U11_AGroups_G2_P2&quot;, &quot;awayTeamFrom&quot;:&quot;U11_AGroups_G1_P3&quot;, &quot;stage2Tag&quot;:&quot;U11_AGroups_QF4&quot;}" calcext:value-type="string">
            <text:p>{"__v":0,"day":1,"dateTime":62160000,"duration":"10m","pitch":"4","competition":{"name":"U11", "section":"A Groups"},"tag":"QF4", "homeTeam":"2nd Group 2", "awayTeam":"3rd Group 1", "homeTeamFrom":"U11_AGroups_G2_P2", "awayTeamFrom":"U11_AGroups_G1_P3", "stage2Tag":"U11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73" table:formula="of:=FIRST_GAME_MS + ((DURATION_MS + GAME_GAP_MS) * ([.$B62]-1)) + SECTION_GAP_MS" office:value-type="float" office:value="62880000" calcext:value-type="float">
            <text:p>62880000</text:p>
          </table:table-cell>
          <table:table-cell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style-name="ce19" table:formula="of:=AGE_GROUP_TRANSLATED&amp;&quot;_&quot;&amp;SECTION_TRANSLATED&amp;&quot;_QF1&quot;" office:value-type="string" office:string-value="U11_AGroups_QF1" calcext:value-type="string">
            <text:p>U11_AGroups_QF1</text:p>
          </table:table-cell>
          <table:table-cell table:style-name="ce19" table:formula="of:=AGE_GROUP_TRANSLATED&amp;&quot;_&quot;&amp;SECTION_TRANSLATED&amp;&quot;_QF4&quot;" office:value-type="string" office:string-value="U11_AGroups_QF4" calcext:value-type="string">
            <text:p>U11_AGroups_QF4</text:p>
          </table:table-cell>
          <table:table-cell table:style-name="ce74" office:value-type="string" calcext:value-type="string">
            <text:p>Winner QF1</text:p>
          </table:table-cell>
          <table:table-cell table:style-name="ce77" office:value-type="string" calcext:value-type="string">
            <text:p>Winner QF4</text:p>
          </table:table-cell>
          <table:table-cell table:style-name="ce78" table:formula="of:=IF(MOD([.$C62]; NUM_PITCHES)=0;INDEX(PITCHES;1;NUM_PITCHES);INDEX(PITCHES;1;MOD([.$C6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1,&quot;dateTime&quot;:62880000,&quot;duration&quot;:&quot;10m&quot;,&quot;pitch&quot;:&quot;1&quot;,&quot;competition&quot;:{&quot;name&quot;:&quot;U11&quot;, &quot;section&quot;:&quot;A Groups&quot;},&quot;tag&quot;:&quot;SF1&quot;, &quot;homeTeam&quot;:&quot;Winner QF1&quot;, &quot;awayTeam&quot;:&quot;Winner QF4&quot;, &quot;homeTeamFrom&quot;:&quot;U11_AGroups_QF1&quot;, &quot;awayTeamFrom&quot;:&quot;U11_AGroups_QF4&quot;, &quot;stage2Tag&quot;:&quot;U11_AGroups_SF1&quot;}" calcext:value-type="string">
            <text:p>{"__v":0,"day":1,"dateTime":62880000,"duration":"10m","pitch":"1","competition":{"name":"U11", "section":"A Groups"},"tag":"SF1", "homeTeam":"Winner QF1", "awayTeam":"Winner QF4", "homeTeamFrom":"U11_AGroups_QF1", "awayTeamFrom":"U11_AGroups_QF4", "stage2Tag":"U11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73" table:formula="of:=FIRST_GAME_MS + ((DURATION_MS + GAME_GAP_MS) * ([.$B63]-1)) + SECTION_GAP_MS" office:value-type="float" office:value="62880000" calcext:value-type="float">
            <text:p>62880000</text:p>
          </table:table-cell>
          <table:table-cell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19" table:formula="of:=AGE_GROUP_TRANSLATED&amp;&quot;_&quot;&amp;SECTION_TRANSLATED&amp;&quot;_QF2&quot;" office:value-type="string" office:string-value="U11_AGroups_QF2" calcext:value-type="string">
            <text:p>U11_AGroups_QF2</text:p>
          </table:table-cell>
          <table:table-cell table:style-name="ce19" table:formula="of:=AGE_GROUP_TRANSLATED&amp;&quot;_&quot;&amp;SECTION_TRANSLATED&amp;&quot;_QF3&quot;" office:value-type="string" office:string-value="U11_AGroups_QF3" calcext:value-type="string">
            <text:p>U11_AGroups_QF3</text:p>
          </table:table-cell>
          <table:table-cell table:style-name="ce74" office:value-type="string" calcext:value-type="string">
            <text:p>Winner QF2</text:p>
          </table:table-cell>
          <table:table-cell table:style-name="ce77" office:value-type="string" calcext:value-type="string">
            <text:p>Winner QF3</text:p>
          </table:table-cell>
          <table:table-cell table:style-name="ce78" table:formula="of:=IF(MOD([.$C63]; NUM_PITCHES)=0;INDEX(PITCHES;1;NUM_PITCHES);INDEX(PITCHES;1;MOD([.$C6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1,&quot;dateTime&quot;:62880000,&quot;duration&quot;:&quot;10m&quot;,&quot;pitch&quot;:&quot;2&quot;,&quot;competition&quot;:{&quot;name&quot;:&quot;U11&quot;, &quot;section&quot;:&quot;A Groups&quot;},&quot;tag&quot;:&quot;SF2&quot;, &quot;homeTeam&quot;:&quot;Winner QF2&quot;, &quot;awayTeam&quot;:&quot;Winner QF3&quot;, &quot;homeTeamFrom&quot;:&quot;U11_AGroups_QF2&quot;, &quot;awayTeamFrom&quot;:&quot;U11_AGroups_QF3&quot;, &quot;stage2Tag&quot;:&quot;U11_AGroups_SF2&quot;}" calcext:value-type="string">
            <text:p>{"__v":0,"day":1,"dateTime":62880000,"duration":"10m","pitch":"2","competition":{"name":"U11", "section":"A Groups"},"tag":"SF2", "homeTeam":"Winner QF2", "awayTeam":"Winner QF3", "homeTeamFrom":"U11_AGroups_QF2", "awayTeamFrom":"U11_AGroups_QF3", "stage2Tag":"U11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73" table:formula="of:=FIRST_GAME_MS + ((DURATION_MS + GAME_GAP_MS) * ([.$B64]-1)) + SECTION_GAP_MS" office:value-type="float" office:value="63600000" calcext:value-type="float">
            <text:p>63600000</text:p>
          </table:table-cell>
          <table:table-cell table:formula="of:=AGE_GROUP_TRANSLATED&amp;&quot;_&quot;&amp;SECTION_TRANSLATED&amp;&quot;_FNL&quot;" office:value-type="string" office:string-value="U11_AGroups_FNL" calcext:value-type="string">
            <text:p>U11_AGroups_FNL</text:p>
          </table:table-cell>
          <table:table-cell table:style-name="ce19" table:formula="of:=AGE_GROUP_TRANSLATED&amp;&quot;_&quot;&amp;SECTION_TRANSLATED&amp;&quot;_SF1&quot;" office:value-type="string" office:string-value="U11_AGroups_SF1" calcext:value-type="string">
            <text:p>U11_AGroups_SF1</text:p>
          </table:table-cell>
          <table:table-cell table:style-name="ce19" table:formula="of:=AGE_GROUP_TRANSLATED&amp;&quot;_&quot;&amp;SECTION_TRANSLATED&amp;&quot;_SF2&quot;" office:value-type="string" office:string-value="U11_AGroups_SF2" calcext:value-type="string">
            <text:p>U11_AGroups_SF2</text:p>
          </table:table-cell>
          <table:table-cell table:style-name="ce74" office:value-type="string" calcext:value-type="string">
            <text:p>Winner SF1</text:p>
          </table:table-cell>
          <table:table-cell table:style-name="ce77" office:value-type="string" calcext:value-type="string">
            <text:p>Winner SF2</text:p>
          </table:table-cell>
          <table:table-cell table:style-name="ce78" table:formula="of:=IF(MOD([.$C64]; NUM_PITCHES)=0;INDEX(PITCHES;1;NUM_PITCHES);INDEX(PITCHES;1;MOD([.$C6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1,&quot;dateTime&quot;:63600000,&quot;duration&quot;:&quot;10m&quot;,&quot;pitch&quot;:&quot;1&quot;,&quot;competition&quot;:{&quot;name&quot;:&quot;U11&quot;, &quot;section&quot;:&quot;A Groups&quot;},&quot;tag&quot;:&quot;FNL&quot;, &quot;homeTeam&quot;:&quot;Winner SF1&quot;, &quot;awayTeam&quot;:&quot;Winner SF2&quot;, &quot;homeTeamFrom&quot;:&quot;U11_AGroups_SF1&quot;, &quot;awayTeamFrom&quot;:&quot;U11_AGroups_SF2&quot;, &quot;stage2Tag&quot;:&quot;U11_AGroups_FNL&quot;}" calcext:value-type="string">
            <text:p>{"__v":0,"day":1,"dateTime":63600000,"duration":"10m","pitch":"1","competition":{"name":"U11", "section":"A Groups"},"tag":"FNL", "homeTeam":"Winner SF1", "awayTeam":"Winner SF2", "homeTeamFrom":"U11_AGroups_SF1", "awayTeamFrom":"U11_AGroups_SF2", "stage2Tag":"U11_AGroups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P=2" table:style-name="ta1">
        <table:table-column table:style-name="co30" table:default-cell-style-name="ce67"/>
        <table:table-column table:style-name="co30" table:default-cell-style-name="ce73"/>
        <table:table-column table:style-name="co5" table:default-cell-style-name="ce73"/>
        <table:table-column table:style-name="co17" table:default-cell-style-name="ce73"/>
        <table:table-column table:style-name="co5" table:default-cell-style-name="ce73"/>
        <table:table-column table:style-name="co33" table:number-columns-repeated="2" table:default-cell-style-name="ce73"/>
        <table:table-column table:style-name="co34" table:default-cell-style-name="ce74"/>
        <table:table-column table:style-name="co34" table:default-cell-style-name="ce88"/>
        <table:table-column table:style-name="co10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Chineham Tigers - Amber" calcext:value-type="string">
            <text:p>Chineham Tigers - Amber</text:p>
          </table:table-cell>
          <table:table-cell table:formula="of:=VLOOKUP([.$G2];TRANSLATED_TEAM_NAMES;[.$E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STBGFC Boys" calcext:value-type="string">
            <text:p>STBGFC Boys</text:p>
          </table:table-cell>
          <table:table-cell table:formula="of:=VLOOKUP([.$G3];TRANSLATED_TEAM_NAMES;[.$E3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2","competition":{"name":"U11", "section":"A Groups", "group":"1"},"tag":"1", "homeTeam":"STBGFC Boys", "awayTeam":"Wokingham &amp; Emmbrook Suma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Bracknell Town FC Colts - Reds" calcext:value-type="string">
            <text:p>Bracknell Town FC Colts - Reds</text:p>
          </table:table-cell>
          <table:table-cell table:formula="of:=VLOOKUP([.$G4];TRANSLATED_TEAM_NAMES;[.$E4]+1)" office:value-type="string" office:string-value="Easington Sports" calcext:value-type="string">
            <text:p>Easington Sport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2&quot;},&quot;tag&quot;:&quot;1&quot;, &quot;homeTeam&quot;:&quot;Bracknell Town FC Colts - Reds&quot;, &quot;awayTeam&quot;:&quot;Easington Sports&quot;}" calcext:value-type="string">
            <text:p>{"__v":0,"day":1,"dateTime":51300000,"duration":"10m","pitch":"3","competition":{"name":"U11", "section":"A Groups", "group":"2"},"tag":"1", "homeTeam":"Bracknell Town FC Colts - Reds", "awayTeam":"Easington Spor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1" calcext:value-type="float">
            <text:p>1</text:p>
          </table:table-cell>
          <table:table-cell table:formula="of:=IF([.J5]&gt;[.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51300000" calcext:value-type="float">
            <text:p>513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Oakley - Green" calcext:value-type="string">
            <text:p>Oakley - Green</text:p>
          </table:table-cell>
          <table:table-cell table:formula="of:=VLOOKUP([.$G5];TRANSLATED_TEAM_NAMES;[.$E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2&quot;},&quot;tag&quot;:&quot;1&quot;, &quot;homeTeam&quot;:&quot;Oakley - Green&quot;, &quot;awayTeam&quot;:&quot;Rushmoor Comm. Dragons Blue&quot;}" calcext:value-type="string">
            <text:p>{"__v":0,"day":1,"dateTime":51300000,"duration":"10m","pitch":"4","competition":{"name":"U11", "section":"A Groups", "group":"2"},"tag":"1", "homeTeam":"Oakley - Green", "awayTeam":"Rushmoor Comm. Dragons Blue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6];TRANSLATED_TEAM_NAMES;[.$E6]+1)" office:value-type="string" office:string-value="STBGFC Boys" calcext:value-type="string">
            <text:p>STBGFC Boys</text:p>
          </table:table-cell>
          <table:table-cell table:formula="of:=VLOOKUP([.$G6];TRANSLATED_TEAM_NAMES;[.$E6]+1)" office:value-type="string" office:string-value="Chineham Tigers - Amber" calcext:value-type="string">
            <text:p>Chineham Tigers - Amber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1&quot;},&quot;tag&quot;:&quot;2&quot;, &quot;homeTeam&quot;:&quot;STBGFC Boys&quot;, &quot;awayTeam&quot;:&quot;Chineham Tigers - Amber&quot;}" calcext:value-type="string">
            <text:p>{"__v":0,"day":1,"dateTime":52020000,"duration":"10m","pitch":"1","competition":{"name":"U11", "section":"A Groups", "group":"1"},"tag":"2", "homeTeam":"STBGFC Boys", "awayTeam":"Chineham Tigers - Amber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52020000" calcext:value-type="float">
            <text:p>520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Rushmoor Comm. Dragons Yellow" calcext:value-type="string">
            <text:p>Rushmoor Comm. Dragons Yellow</text:p>
          </table:table-cell>
          <table:table-cell table:formula="of:=VLOOKUP([.$G7];TRANSLATED_TEAM_NAMES;[.$E7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1&quot;},&quot;tag&quot;:&quot;2&quot;, &quot;homeTeam&quot;:&quot;Rushmoor Comm. Dragons Yellow&quot;, &quot;awayTeam&quot;:&quot;Wokingham &amp; Emmbrook Sumas&quot;}" calcext:value-type="string">
            <text:p>{"__v":0,"day":1,"dateTime":52020000,"duration":"10m","pitch":"2","competition":{"name":"U11", "section":"A Groups", "group":"1"},"tag":"2", "homeTeam":"Rushmoor Comm. Dragons Yellow", "awayTeam":"Wokingham &amp; Emmbrook Suma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2" calcext:value-type="float">
            <text:p>2</text:p>
          </table:table-cell>
          <table:table-cell table:formula="of:=IF([.J8]&gt;[.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8];TRANSLATED_TEAM_NAMES;[.$E8]+1)" office:value-type="string" office:string-value="Oakley - Green" calcext:value-type="string">
            <text:p>Oakley - Green</text:p>
          </table:table-cell>
          <table:table-cell table:formula="of:=VLOOKUP([.$G8];TRANSLATED_TEAM_NAMES;[.$E8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2&quot;},&quot;tag&quot;:&quot;2&quot;, &quot;homeTeam&quot;:&quot;Oakley - Green&quot;, &quot;awayTeam&quot;:&quot;Bracknell Town FC Colts - Reds&quot;}" calcext:value-type="string">
            <text:p>{"__v":0,"day":1,"dateTime":52020000,"duration":"10m","pitch":"3","competition":{"name":"U11", "section":"A Groups", "group":"2"},"tag":"2", "homeTeam":"Oakley - Green", "awayTeam":"Bracknell Town FC Colts - Red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2" calcext:value-type="float">
            <text:p>2</text:p>
          </table:table-cell>
          <table:table-cell table:formula="of:=IF([.J9]&gt;[.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52020000" calcext:value-type="float">
            <text:p>520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Easington Sports" calcext:value-type="string">
            <text:p>Easington Sports</text:p>
          </table:table-cell>
          <table:table-cell table:formula="of:=VLOOKUP([.$G9];TRANSLATED_TEAM_NAMES;[.$E9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2&quot;},&quot;tag&quot;:&quot;2&quot;, &quot;homeTeam&quot;:&quot;Easington Sports&quot;, &quot;awayTeam&quot;:&quot;Rushmoor Comm. Dragons Blue&quot;}" calcext:value-type="string">
            <text:p>{"__v":0,"day":1,"dateTime":52020000,"duration":"10m","pitch":"4","competition":{"name":"U11", "section":"A Groups", "group":"2"},"tag":"2", "homeTeam":"Easington Sports", "awayTeam":"Rushmoor Comm. Dragons Blue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Wokingham &amp; Emmbrook Sumas" calcext:value-type="string">
            <text:p>Wokingham &amp; Emmbrook Sumas</text:p>
          </table:table-cell>
          <table:table-cell table:formula="of:=VLOOKUP([.$G10];TRANSLATED_TEAM_NAMES;[.$E10]+1)" office:value-type="string" office:string-value="Chineham Tigers - Amber" calcext:value-type="string">
            <text:p>Chineham Tigers - Amber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Wokingham &amp; Emmbrook Sumas&quot;, &quot;awayTeam&quot;:&quot;Chineham Tigers - Amber&quot;}" calcext:value-type="string">
            <text:p>{"__v":0,"day":1,"dateTime":52740000,"duration":"10m","pitch":"1","competition":{"name":"U11", "section":"A Groups", "group":"1"},"tag":"3", "homeTeam":"Wokingham &amp; Emmbrook Sumas", "awayTeam":"Chineham Tigers - Amber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3" calcext:value-type="float">
            <text:p>3</text:p>
          </table:table-cell>
          <table:table-cell table:formula="of:=IF([.J11]&gt;[.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1];TRANSLATED_TEAM_NAMES;[.$E11]+1)" office:value-type="string" office:string-value="Rushmoor Comm. Dragons Yellow" calcext:value-type="string">
            <text:p>Rushmoor Comm. Dragons Yellow</text:p>
          </table:table-cell>
          <table:table-cell table:formula="of:=VLOOKUP([.$G11];TRANSLATED_TEAM_NAMES;[.$E11]+1)" office:value-type="string" office:string-value="STBGFC Boys" calcext:value-type="string">
            <text:p>STBGFC Boys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Rushmoor Comm. Dragons Yellow&quot;, &quot;awayTeam&quot;:&quot;STBGFC Boys&quot;}" calcext:value-type="string">
            <text:p>{"__v":0,"day":1,"dateTime":52740000,"duration":"10m","pitch":"2","competition":{"name":"U11", "section":"A Groups", "group":"1"},"tag":"3", "homeTeam":"Rushmoor Comm. Dragons Yellow", "awayTeam":"STBGFC Boy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3" calcext:value-type="float">
            <text:p>3</text:p>
          </table:table-cell>
          <table:table-cell table:formula="of:=IF([.J12]&gt;[.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52740000" calcext:value-type="float">
            <text:p>527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Rushmoor Comm. Dragons Blue" calcext:value-type="string">
            <text:p>Rushmoor Comm. Dragons Blue</text:p>
          </table:table-cell>
          <table:table-cell table:formula="of:=VLOOKUP([.$G12];TRANSLATED_TEAM_NAMES;[.$E12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2&quot;},&quot;tag&quot;:&quot;3&quot;, &quot;homeTeam&quot;:&quot;Rushmoor Comm. Dragons Blue&quot;, &quot;awayTeam&quot;:&quot;Bracknell Town FC Colts - Reds&quot;}" calcext:value-type="string">
            <text:p>{"__v":0,"day":1,"dateTime":52740000,"duration":"10m","pitch":"3","competition":{"name":"U11", "section":"A Groups", "group":"2"},"tag":"3", "homeTeam":"Rushmoor Comm. Dragons Blue", "awayTeam":"Bracknell Town FC Colts - Red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3" calcext:value-type="float">
            <text:p>3</text:p>
          </table:table-cell>
          <table:table-cell table:formula="of:=IF([.J13]&gt;[.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52740000" calcext:value-type="float">
            <text:p>527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3];TRANSLATED_TEAM_NAMES;[.$E13]+1)" office:value-type="string" office:string-value="Easington Sports" calcext:value-type="string">
            <text:p>Easington Sports</text:p>
          </table:table-cell>
          <table:table-cell table:formula="of:=VLOOKUP([.$G13];TRANSLATED_TEAM_NAMES;[.$E13]+1)" office:value-type="string" office:string-value="Oakley - Green" calcext:value-type="string">
            <text:p>Oakley - Green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2&quot;},&quot;tag&quot;:&quot;3&quot;, &quot;homeTeam&quot;:&quot;Easington Sports&quot;, &quot;awayTeam&quot;:&quot;Oakley - Green&quot;}" calcext:value-type="string">
            <text:p>{"__v":0,"day":1,"dateTime":52740000,"duration":"10m","pitch":"4","competition":{"name":"U11", "section":"A Groups", "group":"2"},"tag":"3", "homeTeam":"Easington Sports", "awayTeam":"Oakley - Green"}</text:p>
          </table:table-cell>
          <table:table-cell table:style-name="ce91" table:number-columns-repeated="1011"/>
        </table:table-row>
        <table:table-row table:style-name="ro5">
          <table:table-cell table:style-name="ce73" table:formula="of:=[.B14]" office:value-type="float" office:value="4" calcext:value-type="float">
            <text:p>4</text:p>
          </table:table-cell>
          <table:table-cell table:formula="of:=IF([.J14]&gt;[.J13];[.B13];[.B13]+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14]-1)) + SECTION_GAP_MS" office:value-type="float" office:value="54240000" calcext:value-type="float">
            <text:p>542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1_AGroups_G1_P1" calcext:value-type="string">
            <text:p>U11_AGroups_G1_P1</text:p>
          </table:table-cell>
          <table:table-cell table:formula="of:=AGE_GROUP_TRANSLATED &amp; &quot;_&quot; &amp;SECTION_TRANSLATED &amp; &quot;_G2_P2&quot;" office:value-type="string" office:string-value="U11_AGroups_G2_P2" calcext:value-type="string">
            <text:p>U11_AGroup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, &quot;&quot;homeTeamFrom&quot;&quot;:&quot;&quot;&quot; &amp; [.F14] &amp; &quot;&quot;&quot;, &quot;&quot;awayTeamFrom&quot;&quot;:&quot;&quot;&quot; &amp; [.G14] &amp; &quot;&quot;&quot;}&quot;" office:value-type="string" office:string-value="{&quot;__v&quot;:0,&quot;day&quot;:1,&quot;dateTime&quot;:54240000,&quot;duration&quot;:&quot;10m&quot;,&quot;pitch&quot;:&quot;1&quot;,&quot;competition&quot;:{&quot;name&quot;:&quot;U11&quot;, &quot;section&quot;:&quot;A Champions League&quot;, &quot;group&quot;:&quot;1&quot;},&quot;tag&quot;:&quot;4&quot;, &quot;homeTeam&quot;:&quot;Winner Group 1&quot;, &quot;awayTeam&quot;:&quot;2nd Group 2&quot;, &quot;homeTeamFrom&quot;:&quot;U11_AGroups_G1_P1&quot;, &quot;awayTeamFrom&quot;:&quot;U11_AGroups_G2_P2&quot;}" calcext:value-type="string">
            <text:p>{"__v":0,"day":1,"dateTime":54240000,"duration":"10m","pitch":"1","competition":{"name":"U11", "section":"A Champions League", "group":"1"},"tag":"4", "homeTeam":"Winner Group 1", "awayTeam":"2nd Group 2", "homeTeamFrom":"U11_AGroups_G1_P1", "awayTeamFrom":"U11_AGroups_G2_P2"}</text:p>
          </table:table-cell>
          <table:table-cell table:number-columns-repeated="1011"/>
        </table:table-row>
        <table:table-row table:style-name="ro5">
          <table:table-cell table:style-name="ce73" table:formula="of:=[.B15]" office:value-type="float" office:value="4" calcext:value-type="float">
            <text:p>4</text:p>
          </table:table-cell>
          <table:table-cell table:formula="of:=IF([.J15]&gt;[.J14];[.B14];[.B14]+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15]-1)) + SECTION_GAP_MS" office:value-type="float" office:value="54240000" calcext:value-type="float">
            <text:p>542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1_AGroups_G2_P1" calcext:value-type="string">
            <text:p>U11_AGroups_G2_P1</text:p>
          </table:table-cell>
          <table:table-cell table:formula="of:=AGE_GROUP_TRANSLATED &amp; &quot;_&quot; &amp;SECTION_TRANSLATED &amp; &quot;_G1_P2&quot;" office:value-type="string" office:string-value="U11_AGroups_G1_P2" calcext:value-type="string">
            <text:p>U11_AGroup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, &quot;&quot;homeTeamFrom&quot;&quot;:&quot;&quot;&quot; &amp; [.F15] &amp; &quot;&quot;&quot;, &quot;&quot;awayTeamFrom&quot;&quot;:&quot;&quot;&quot; &amp; [.G15] &amp; &quot;&quot;&quot;}&quot;" office:value-type="string" office:string-value="{&quot;__v&quot;:0,&quot;day&quot;:1,&quot;dateTime&quot;:54240000,&quot;duration&quot;:&quot;10m&quot;,&quot;pitch&quot;:&quot;2&quot;,&quot;competition&quot;:{&quot;name&quot;:&quot;U11&quot;, &quot;section&quot;:&quot;A Champions League&quot;, &quot;group&quot;:&quot;1&quot;},&quot;tag&quot;:&quot;4&quot;, &quot;homeTeam&quot;:&quot;Winner Group 2&quot;, &quot;awayTeam&quot;:&quot;2nd Group 1&quot;, &quot;homeTeamFrom&quot;:&quot;U11_AGroups_G2_P1&quot;, &quot;awayTeamFrom&quot;:&quot;U11_AGroups_G1_P2&quot;}" calcext:value-type="string">
            <text:p>{"__v":0,"day":1,"dateTime":54240000,"duration":"10m","pitch":"2","competition":{"name":"U11", "section":"A Champions League", "group":"1"},"tag":"4", "homeTeam":"Winner Group 2", "awayTeam":"2nd Group 1", "homeTeamFrom":"U11_AGroups_G2_P1", "awayTeamFrom":"U11_AGroups_G1_P2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4" calcext:value-type="float">
            <text:p>4</text:p>
          </table:table-cell>
          <table:table-cell table:formula="of:=IF([.J16]&gt;[.J15];[.B15];[.B15]+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16]-1)) + SECTION_GAP_MS" office:value-type="float" office:value="54240000" calcext:value-type="float">
            <text:p>542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1_AGroups_G1_P3" calcext:value-type="string">
            <text:p>U11_AGroups_G1_P3</text:p>
          </table:table-cell>
          <table:table-cell table:formula="of:=AGE_GROUP_TRANSLATED &amp; &quot;_&quot; &amp;SECTION_TRANSLATED &amp; &quot;_G2_P4&quot;" office:value-type="string" office:string-value="U11_AGroups_G2_P4" calcext:value-type="string">
            <text:p>U11_AGroup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, &quot;&quot;homeTeamFrom&quot;&quot;:&quot;&quot;&quot; &amp; [.F16] &amp; &quot;&quot;&quot;, &quot;&quot;awayTeamFrom&quot;&quot;:&quot;&quot;&quot; &amp; [.G16] &amp; &quot;&quot;&quot;}&quot;" office:value-type="string" office:string-value="{&quot;__v&quot;:0,&quot;day&quot;:1,&quot;dateTime&quot;:54240000,&quot;duration&quot;:&quot;10m&quot;,&quot;pitch&quot;:&quot;3&quot;,&quot;competition&quot;:{&quot;name&quot;:&quot;U11&quot;, &quot;section&quot;:&quot;A Europa League&quot;, &quot;group&quot;:&quot;1&quot;},&quot;tag&quot;:&quot;4&quot;, &quot;homeTeam&quot;:&quot;3rd Group 1&quot;, &quot;awayTeam&quot;:&quot;4th Group 2&quot;, &quot;homeTeamFrom&quot;:&quot;U11_AGroups_G1_P3&quot;, &quot;awayTeamFrom&quot;:&quot;U11_AGroups_G2_P4&quot;}" calcext:value-type="string">
            <text:p>{"__v":0,"day":1,"dateTime":54240000,"duration":"10m","pitch":"3","competition":{"name":"U11", "section":"A Europa League", "group":"1"},"tag":"4", "homeTeam":"3rd Group 1", "awayTeam":"4th Group 2", "homeTeamFrom":"U11_AGroups_G1_P3", "awayTeamFrom":"U11_AGroups_G2_P4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4" calcext:value-type="float">
            <text:p>4</text:p>
          </table:table-cell>
          <table:table-cell table:formula="of:=IF([.J17]&gt;[.J16];[.B16];[.B16]+1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17]-1)) + SECTION_GAP_MS" office:value-type="float" office:value="54240000" calcext:value-type="float">
            <text:p>542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1_AGroups_G2_P3" calcext:value-type="string">
            <text:p>U11_AGroups_G2_P3</text:p>
          </table:table-cell>
          <table:table-cell table:formula="of:=AGE_GROUP_TRANSLATED &amp; &quot;_&quot; &amp;SECTION_TRANSLATED &amp; &quot;_G1_P4&quot;" office:value-type="string" office:string-value="U11_AGroups_G1_P4" calcext:value-type="string">
            <text:p>U11_AGroups_G1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, &quot;&quot;homeTeamFrom&quot;&quot;:&quot;&quot;&quot; &amp; [.F17] &amp; &quot;&quot;&quot;, &quot;&quot;awayTeamFrom&quot;&quot;:&quot;&quot;&quot; &amp; [.G17] &amp; &quot;&quot;&quot;}&quot;" office:value-type="string" office:string-value="{&quot;__v&quot;:0,&quot;day&quot;:1,&quot;dateTime&quot;:54240000,&quot;duration&quot;:&quot;10m&quot;,&quot;pitch&quot;:&quot;4&quot;,&quot;competition&quot;:{&quot;name&quot;:&quot;U11&quot;, &quot;section&quot;:&quot;A Europa League&quot;, &quot;group&quot;:&quot;1&quot;},&quot;tag&quot;:&quot;4&quot;, &quot;homeTeam&quot;:&quot;3rd Group 2&quot;, &quot;awayTeam&quot;:&quot;4th Group 1&quot;, &quot;homeTeamFrom&quot;:&quot;U11_AGroups_G2_P3&quot;, &quot;awayTeamFrom&quot;:&quot;U11_AGroups_G1_P4&quot;}" calcext:value-type="string">
            <text:p>{"__v":0,"day":1,"dateTime":54240000,"duration":"10m","pitch":"4","competition":{"name":"U11", "section":"A Europa League", "group":"1"},"tag":"4", "homeTeam":"3rd Group 2", "awayTeam":"4th Group 1", "homeTeamFrom":"U11_AGroups_G2_P3", "awayTeamFrom":"U11_AGroups_G1_P4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5" calcext:value-type="float">
            <text:p>5</text:p>
          </table:table-cell>
          <table:table-cell table:formula="of:=IF([.J18]&gt;[.J17];[.B17];[.B17]+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18]-1)) + SECTION_GAP_MS" office:value-type="float" office:value="54960000" calcext:value-type="float">
            <text:p>549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1_AGroups_G2_P1" calcext:value-type="string">
            <text:p>U11_AGroups_G2_P1</text:p>
          </table:table-cell>
          <table:table-cell table:formula="of:=AGE_GROUP_TRANSLATED &amp; &quot;_&quot; &amp;SECTION_TRANSLATED &amp; &quot;_G1_P1&quot;" office:value-type="string" office:string-value="U11_AGroups_G1_P1" calcext:value-type="string">
            <text:p>U11_AGroup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, &quot;&quot;homeTeamFrom&quot;&quot;:&quot;&quot;&quot; &amp; [.F18] &amp; &quot;&quot;&quot;, &quot;&quot;awayTeamFrom&quot;&quot;:&quot;&quot;&quot; &amp; [.G18] &amp; &quot;&quot;&quot;}&quot;" office:value-type="string" office:string-value="{&quot;__v&quot;:0,&quot;day&quot;:1,&quot;dateTime&quot;:54960000,&quot;duration&quot;:&quot;10m&quot;,&quot;pitch&quot;:&quot;1&quot;,&quot;competition&quot;:{&quot;name&quot;:&quot;U11&quot;, &quot;section&quot;:&quot;A Champions League&quot;, &quot;group&quot;:&quot;1&quot;},&quot;tag&quot;:&quot;5&quot;, &quot;homeTeam&quot;:&quot;Winner Group 2&quot;, &quot;awayTeam&quot;:&quot;Winner Group 1&quot;, &quot;homeTeamFrom&quot;:&quot;U11_AGroups_G2_P1&quot;, &quot;awayTeamFrom&quot;:&quot;U11_AGroups_G1_P1&quot;}" calcext:value-type="string">
            <text:p>{"__v":0,"day":1,"dateTime":54960000,"duration":"10m","pitch":"1","competition":{"name":"U11", "section":"A Champions League", "group":"1"},"tag":"5", "homeTeam":"Winner Group 2", "awayTeam":"Winner Group 1", "homeTeamFrom":"U11_AGroups_G2_P1", "awayTeamFrom":"U11_AGroups_G1_P1"}</text:p>
          </table:table-cell>
          <table:table-cell table:number-columns-repeated="1011"/>
        </table:table-row>
        <table:table-row table:style-name="ro5">
          <table:table-cell table:style-name="ce73" table:formula="of:=[.B19]" office:value-type="float" office:value="5" calcext:value-type="float">
            <text:p>5</text:p>
          </table:table-cell>
          <table:table-cell table:formula="of:=IF([.J19]&gt;[.J18];[.B18];[.B18]+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19]-1)) + SECTION_GAP_MS" office:value-type="float" office:value="54960000" calcext:value-type="float">
            <text:p>549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1_AGroups_G2_P2" calcext:value-type="string">
            <text:p>U11_AGroups_G2_P2</text:p>
          </table:table-cell>
          <table:table-cell table:formula="of:=AGE_GROUP_TRANSLATED &amp; &quot;_&quot; &amp;SECTION_TRANSLATED &amp; &quot;_G1_P2&quot;" office:value-type="string" office:string-value="U11_AGroups_G1_P2" calcext:value-type="string">
            <text:p>U11_AGroup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, &quot;&quot;homeTeamFrom&quot;&quot;:&quot;&quot;&quot; &amp; [.F19] &amp; &quot;&quot;&quot;, &quot;&quot;awayTeamFrom&quot;&quot;:&quot;&quot;&quot; &amp; [.G19] &amp; &quot;&quot;&quot;}&quot;" office:value-type="string" office:string-value="{&quot;__v&quot;:0,&quot;day&quot;:1,&quot;dateTime&quot;:54960000,&quot;duration&quot;:&quot;10m&quot;,&quot;pitch&quot;:&quot;2&quot;,&quot;competition&quot;:{&quot;name&quot;:&quot;U11&quot;, &quot;section&quot;:&quot;A Champions League&quot;, &quot;group&quot;:&quot;1&quot;},&quot;tag&quot;:&quot;5&quot;, &quot;homeTeam&quot;:&quot;2nd Group 2&quot;, &quot;awayTeam&quot;:&quot;2nd Group 1&quot;, &quot;homeTeamFrom&quot;:&quot;U11_AGroups_G2_P2&quot;, &quot;awayTeamFrom&quot;:&quot;U11_AGroups_G1_P2&quot;}" calcext:value-type="string">
            <text:p>{"__v":0,"day":1,"dateTime":54960000,"duration":"10m","pitch":"2","competition":{"name":"U11", "section":"A Champions League", "group":"1"},"tag":"5", "homeTeam":"2nd Group 2", "awayTeam":"2nd Group 1", "homeTeamFrom":"U11_AGroups_G2_P2", "awayTeamFrom":"U11_AGroups_G1_P2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5" calcext:value-type="float">
            <text:p>5</text:p>
          </table:table-cell>
          <table:table-cell table:formula="of:=IF([.J20]&gt;[.J19];[.B19];[.B19]+1)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20]-1)) + SECTION_GAP_MS" office:value-type="float" office:value="54960000" calcext:value-type="float">
            <text:p>549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1_AGroups_G2_P3" calcext:value-type="string">
            <text:p>U11_AGroups_G2_P3</text:p>
          </table:table-cell>
          <table:table-cell table:formula="of:=AGE_GROUP_TRANSLATED &amp; &quot;_&quot; &amp;SECTION_TRANSLATED &amp; &quot;_G1_P3&quot;" office:value-type="string" office:string-value="U11_AGroups_G1_P3" calcext:value-type="string">
            <text:p>U11_AGroups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, &quot;&quot;homeTeamFrom&quot;&quot;:&quot;&quot;&quot; &amp; [.F20] &amp; &quot;&quot;&quot;, &quot;&quot;awayTeamFrom&quot;&quot;:&quot;&quot;&quot; &amp; [.G20] &amp; &quot;&quot;&quot;}&quot;" office:value-type="string" office:string-value="{&quot;__v&quot;:0,&quot;day&quot;:1,&quot;dateTime&quot;:54960000,&quot;duration&quot;:&quot;10m&quot;,&quot;pitch&quot;:&quot;3&quot;,&quot;competition&quot;:{&quot;name&quot;:&quot;U11&quot;, &quot;section&quot;:&quot;A Europa League&quot;, &quot;group&quot;:&quot;1&quot;},&quot;tag&quot;:&quot;5&quot;, &quot;homeTeam&quot;:&quot;3rd Group 2&quot;, &quot;awayTeam&quot;:&quot;3rd Group 1&quot;, &quot;homeTeamFrom&quot;:&quot;U11_AGroups_G2_P3&quot;, &quot;awayTeamFrom&quot;:&quot;U11_AGroups_G1_P3&quot;}" calcext:value-type="string">
            <text:p>{"__v":0,"day":1,"dateTime":54960000,"duration":"10m","pitch":"3","competition":{"name":"U11", "section":"A Europa League", "group":"1"},"tag":"5", "homeTeam":"3rd Group 2", "awayTeam":"3rd Group 1", "homeTeamFrom":"U11_AGroups_G2_P3", "awayTeamFrom":"U11_AGroups_G1_P3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5" calcext:value-type="float">
            <text:p>5</text:p>
          </table:table-cell>
          <table:table-cell table:formula="of:=IF([.J21]&gt;[.J20];[.B20];[.B20]+1)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21]-1)) + SECTION_GAP_MS" office:value-type="float" office:value="54960000" calcext:value-type="float">
            <text:p>549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1_AGroups_G2_P4" calcext:value-type="string">
            <text:p>U11_AGroups_G2_P4</text:p>
          </table:table-cell>
          <table:table-cell table:formula="of:=AGE_GROUP_TRANSLATED &amp; &quot;_&quot; &amp;SECTION_TRANSLATED &amp; &quot;_G1_P4&quot;" office:value-type="string" office:string-value="U11_AGroups_G1_P4" calcext:value-type="string">
            <text:p>U11_AGroups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, &quot;&quot;homeTeamFrom&quot;&quot;:&quot;&quot;&quot; &amp; [.F21] &amp; &quot;&quot;&quot;, &quot;&quot;awayTeamFrom&quot;&quot;:&quot;&quot;&quot; &amp; [.G21] &amp; &quot;&quot;&quot;}&quot;" office:value-type="string" office:string-value="{&quot;__v&quot;:0,&quot;day&quot;:1,&quot;dateTime&quot;:54960000,&quot;duration&quot;:&quot;10m&quot;,&quot;pitch&quot;:&quot;4&quot;,&quot;competition&quot;:{&quot;name&quot;:&quot;U11&quot;, &quot;section&quot;:&quot;A Europa League&quot;, &quot;group&quot;:&quot;1&quot;},&quot;tag&quot;:&quot;5&quot;, &quot;homeTeam&quot;:&quot;4th Group 2&quot;, &quot;awayTeam&quot;:&quot;4th Group 1&quot;, &quot;homeTeamFrom&quot;:&quot;U11_AGroups_G2_P4&quot;, &quot;awayTeamFrom&quot;:&quot;U11_AGroups_G1_P4&quot;}" calcext:value-type="string">
            <text:p>{"__v":0,"day":1,"dateTime":54960000,"duration":"10m","pitch":"4","competition":{"name":"U11", "section":"A Europa League", "group":"1"},"tag":"5", "homeTeam":"4th Group 2", "awayTeam":"4th Group 1", "homeTeamFrom":"U11_AGroups_G2_P4", "awayTeamFrom":"U11_AGroups_G1_P4"}</text:p>
          </table:table-cell>
          <table:table-cell table:number-columns-repeated="1011"/>
        </table:table-row>
        <table:table-row table:style-name="ro5">
          <table:table-cell table:style-name="ce73" table:formula="of:=[.B22]" office:value-type="float" office:value="6" calcext:value-type="float">
            <text:p>6</text:p>
          </table:table-cell>
          <table:table-cell table:formula="of:=IF([.J22]&gt;[.J21];[.B21];[.B21]+1)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22]-1)) + SECTION_GAP_MS" office:value-type="float" office:value="55680000" calcext:value-type="float">
            <text:p>556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1_AGroups_G1_P2" calcext:value-type="string">
            <text:p>U11_AGroups_G1_P2</text:p>
          </table:table-cell>
          <table:table-cell table:formula="of:=AGE_GROUP_TRANSLATED &amp; &quot;_&quot; &amp;SECTION_TRANSLATED &amp; &quot;_G1_P1&quot;" office:value-type="string" office:string-value="U11_AGroups_G1_P1" calcext:value-type="string">
            <text:p>U11_AGroup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day&quot;:1,&quot;dateTime&quot;:55680000,&quot;duration&quot;:&quot;10m&quot;,&quot;pitch&quot;:&quot;1&quot;,&quot;competition&quot;:{&quot;name&quot;:&quot;U11&quot;, &quot;section&quot;:&quot;A Champions League&quot;, &quot;group&quot;:&quot;1&quot;},&quot;tag&quot;:&quot;6&quot;, &quot;homeTeam&quot;:&quot;2nd Group 1&quot;, &quot;awayTeam&quot;:&quot;Winner Group 1&quot;, &quot;homeTeamFrom&quot;:&quot;U11_AGroups_G1_P2&quot;, &quot;awayTeamFrom&quot;:&quot;U11_AGroups_G1_P1&quot;}" calcext:value-type="string">
            <text:p>{"__v":0,"day":1,"dateTime":55680000,"duration":"10m","pitch":"1","competition":{"name":"U11", "section":"A Champions League", "group":"1"},"tag":"6", "homeTeam":"2nd Group 1", "awayTeam":"Winner Group 1", "homeTeamFrom":"U11_AGroups_G1_P2", "awayTeamFrom":"U11_AGroups_G1_P1"}</text:p>
          </table:table-cell>
          <table:table-cell table:number-columns-repeated="1011"/>
        </table:table-row>
        <table:table-row table:style-name="ro5">
          <table:table-cell table:style-name="ce73" table:formula="of:=[.B23]" office:value-type="float" office:value="6" calcext:value-type="float">
            <text:p>6</text:p>
          </table:table-cell>
          <table:table-cell table:formula="of:=IF([.J23]&gt;[.J22];[.B22];[.B22]+1)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23]-1)) + SECTION_GAP_MS" office:value-type="float" office:value="55680000" calcext:value-type="float">
            <text:p>556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1_AGroups_G2_P2" calcext:value-type="string">
            <text:p>U11_AGroups_G2_P2</text:p>
          </table:table-cell>
          <table:table-cell table:formula="of:=AGE_GROUP_TRANSLATED &amp; &quot;_&quot; &amp;SECTION_TRANSLATED &amp; &quot;_G2_P1&quot;" office:value-type="string" office:string-value="U11_AGroups_G2_P1" calcext:value-type="string">
            <text:p>U11_AGroup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day&quot;:1,&quot;dateTime&quot;:55680000,&quot;duration&quot;:&quot;10m&quot;,&quot;pitch&quot;:&quot;2&quot;,&quot;competition&quot;:{&quot;name&quot;:&quot;U11&quot;, &quot;section&quot;:&quot;A Champions League&quot;, &quot;group&quot;:&quot;1&quot;},&quot;tag&quot;:&quot;6&quot;, &quot;homeTeam&quot;:&quot;2nd Group 2&quot;, &quot;awayTeam&quot;:&quot;Winner Group 2&quot;, &quot;homeTeamFrom&quot;:&quot;U11_AGroups_G2_P2&quot;, &quot;awayTeamFrom&quot;:&quot;U11_AGroups_G2_P1&quot;}" calcext:value-type="string">
            <text:p>{"__v":0,"day":1,"dateTime":55680000,"duration":"10m","pitch":"2","competition":{"name":"U11", "section":"A Champions League", "group":"1"},"tag":"6", "homeTeam":"2nd Group 2", "awayTeam":"Winner Group 2", "homeTeamFrom":"U11_AGroups_G2_P2", "awayTeamFrom":"U11_AGroups_G2_P1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6" calcext:value-type="float">
            <text:p>6</text:p>
          </table:table-cell>
          <table:table-cell table:formula="of:=IF([.J24]&gt;[.J23];[.B23];[.B23]+1)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24]-1)) + SECTION_GAP_MS" office:value-type="float" office:value="55680000" calcext:value-type="float">
            <text:p>556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1_AGroups_G1_P4" calcext:value-type="string">
            <text:p>U11_AGroups_G1_P4</text:p>
          </table:table-cell>
          <table:table-cell table:formula="of:=AGE_GROUP_TRANSLATED &amp; &quot;_&quot; &amp;SECTION_TRANSLATED &amp; &quot;_G1_P3&quot;" office:value-type="string" office:string-value="U11_AGroups_G1_P3" calcext:value-type="string">
            <text:p>U11_AGroups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day&quot;:1,&quot;dateTime&quot;:55680000,&quot;duration&quot;:&quot;10m&quot;,&quot;pitch&quot;:&quot;3&quot;,&quot;competition&quot;:{&quot;name&quot;:&quot;U11&quot;, &quot;section&quot;:&quot;A Europa League&quot;, &quot;group&quot;:&quot;1&quot;},&quot;tag&quot;:&quot;6&quot;, &quot;homeTeam&quot;:&quot;4th Group 1&quot;, &quot;awayTeam&quot;:&quot;3rd Group 1&quot;, &quot;homeTeamFrom&quot;:&quot;U11_AGroups_G1_P4&quot;, &quot;awayTeamFrom&quot;:&quot;U11_AGroups_G1_P3&quot;}" calcext:value-type="string">
            <text:p>{"__v":0,"day":1,"dateTime":55680000,"duration":"10m","pitch":"3","competition":{"name":"U11", "section":"A Europa League", "group":"1"},"tag":"6", "homeTeam":"4th Group 1", "awayTeam":"3rd Group 1", "homeTeamFrom":"U11_AGroups_G1_P4", "awayTeamFrom":"U11_AGroups_G1_P3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6" calcext:value-type="float">
            <text:p>6</text:p>
          </table:table-cell>
          <table:table-cell table:formula="of:=IF([.J25]&gt;[.J24];[.B24];[.B24]+1)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25]-1)) + SECTION_GAP_MS" office:value-type="float" office:value="55680000" calcext:value-type="float">
            <text:p>556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1_AGroups_G2_P4" calcext:value-type="string">
            <text:p>U11_AGroups_G2_P4</text:p>
          </table:table-cell>
          <table:table-cell table:formula="of:=AGE_GROUP_TRANSLATED &amp; &quot;_&quot; &amp;SECTION_TRANSLATED &amp; &quot;_G2_P3&quot;" office:value-type="string" office:string-value="U11_AGroups_G2_P3" calcext:value-type="string">
            <text:p>U11_AGroups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day&quot;:1,&quot;dateTime&quot;:55680000,&quot;duration&quot;:&quot;10m&quot;,&quot;pitch&quot;:&quot;4&quot;,&quot;competition&quot;:{&quot;name&quot;:&quot;U11&quot;, &quot;section&quot;:&quot;A Europa League&quot;, &quot;group&quot;:&quot;1&quot;},&quot;tag&quot;:&quot;6&quot;, &quot;homeTeam&quot;:&quot;4th Group 2&quot;, &quot;awayTeam&quot;:&quot;3rd Group 2&quot;, &quot;homeTeamFrom&quot;:&quot;U11_AGroups_G2_P4&quot;, &quot;awayTeamFrom&quot;:&quot;U11_AGroups_G2_P3&quot;}" calcext:value-type="string">
            <text:p>{"__v":0,"day":1,"dateTime":55680000,"duration":"10m","pitch":"4","competition":{"name":"U11", "section":"A Europa League", "group":"1"},"tag":"6", "homeTeam":"4th Group 2", "awayTeam":"3rd Group 2", "homeTeamFrom":"U11_AGroups_G2_P4", "awayTeamFrom":"U11_AGroups_G2_P3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 x 4 x 2 KO P=4" table:style-name="ta1">
        <table:table-column table:style-name="co30" table:default-cell-style-name="ce67"/>
        <table:table-column table:style-name="co30" table:default-cell-style-name="ce73"/>
        <table:table-column table:style-name="co5" table:default-cell-style-name="ce73"/>
        <table:table-column table:style-name="co17" table:default-cell-style-name="ce73"/>
        <table:table-column table:style-name="co5" table:default-cell-style-name="ce73"/>
        <table:table-column table:style-name="co33" table:number-columns-repeated="2" table:default-cell-style-name="ce73"/>
        <table:table-column table:style-name="co34" table:default-cell-style-name="ce74"/>
        <table:table-column table:style-name="co34" table:default-cell-style-name="ce88"/>
        <table:table-column table:style-name="co10" table:default-cell-style-name="ce86"/>
        <table:table-column table:style-name="co3" table:number-columns-repeated="1012" table:default-cell-style-name="ce72"/>
        <table:table-row table:style-name="ro1">
          <table:table-cell table:style-name="ce81" office:value-type="string" calcext:value-type="string">
            <text:p>Tag</text:p>
          </table:table-cell>
          <table:table-cell table:style-name="ce81" office:value-type="string" calcext:value-type="string">
            <text:p>Game #</text:p>
          </table:table-cell>
          <table:table-cell table:style-name="ce81" office:value-type="string" calcext:value-type="string">
            <text:p>Index</text:p>
          </table:table-cell>
          <table:table-cell table:style-name="ce81" office:value-type="string" calcext:value-type="string">
            <text:p>Time</text:p>
          </table:table-cell>
          <table:table-cell table:style-name="ce81" office:value-type="string" calcext:value-type="string">
            <text:p>Group</text:p>
          </table:table-cell>
          <table:table-cell table:style-name="ce81" office:value-type="string" calcext:value-type="string">
            <text:p>Home</text:p>
          </table:table-cell>
          <table:table-cell table:style-name="ce81" office:value-type="string" calcext:value-type="string">
            <text:p>Away</text:p>
          </table:table-cell>
          <table:table-cell table:style-name="ce82" office:value-type="string" calcext:value-type="string">
            <text:p>Home</text:p>
          </table:table-cell>
          <table:table-cell table:style-name="ce89" office:value-type="string" calcext:value-type="string">
            <text:p>Away</text:p>
          </table:table-cell>
          <table:table-cell table:style-name="ce81" office:value-type="string" calcext:value-type="string">
            <text:p>Pitch</text:p>
          </table:table-cell>
          <table:table-cell table:style-name="ce81"/>
          <table:table-cell table:style-name="ce90" table:number-columns-repeated="1011"/>
        </table:table-row>
        <table:table-row table:style-name="ro1">
          <table:table-cell table:style-name="ce73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1300000" calcext:value-type="float">
            <text:p>513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Chineham Tigers - Amber" calcext:value-type="string">
            <text:p>Chineham Tigers - Amber</text:p>
          </table:table-cell>
          <table:table-cell table:formula="of:=VLOOKUP([.$G2];TRANSLATED_TEAM_NAMES;[.$E2]+1)" office:value-type="string" office:string-value="Rushmoor Comm. Dragons Yellow" calcext:value-type="string">
            <text:p>Rushmoor Comm. Dragons Yellow</text:p>
          </table:table-cell>
          <table:table-cell table:style-name="ce78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51300000,&quot;duration&quot;:&quot;10m&quot;,&quot;pitch&quot;:&quot;1&quot;,&quot;competition&quot;:{&quot;name&quot;:&quot;U11&quot;, &quot;section&quot;:&quot;A Groups&quot;, &quot;group&quot;:&quot;1&quot;},&quot;tag&quot;:&quot;1&quot;, &quot;homeTeam&quot;:&quot;Chineham Tigers - Amber&quot;, &quot;awayTeam&quot;:&quot;Rushmoor Comm. Dragons Yellow&quot;}" calcext:value-type="string">
            <text:p>{"__v":0,"day":1,"dateTime":51300000,"duration":"10m","pitch":"1","competition":{"name":"U11", "section":"A Groups", "group":"1"},"tag":"1", "homeTeam":"Chineham Tigers - Amber", "awayTeam":"Rushmoor Comm. Dragons Yellow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STBGFC Boys" calcext:value-type="string">
            <text:p>STBGFC Boys</text:p>
          </table:table-cell>
          <table:table-cell table:formula="of:=VLOOKUP([.$G3];TRANSLATED_TEAM_NAMES;[.$E3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51300000,&quot;duration&quot;:&quot;10m&quot;,&quot;pitch&quot;:&quot;2&quot;,&quot;competition&quot;:{&quot;name&quot;:&quot;U11&quot;, &quot;section&quot;:&quot;A Groups&quot;, &quot;group&quot;:&quot;1&quot;},&quot;tag&quot;:&quot;1&quot;, &quot;homeTeam&quot;:&quot;STBGFC Boys&quot;, &quot;awayTeam&quot;:&quot;Wokingham &amp; Emmbrook Sumas&quot;}" calcext:value-type="string">
            <text:p>{"__v":0,"day":1,"dateTime":51300000,"duration":"10m","pitch":"2","competition":{"name":"U11", "section":"A Groups", "group":"1"},"tag":"1", "homeTeam":"STBGFC Boys", "awayTeam":"Wokingham &amp; Emmbrook Suma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51300000" calcext:value-type="float">
            <text:p>513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Easington Sports - Reds" calcext:value-type="string">
            <text:p>Easington Sports - Reds</text:p>
          </table:table-cell>
          <table:table-cell table:formula="of:=VLOOKUP([.$G4];TRANSLATED_TEAM_NAMES;[.$E4]+1)" office:value-type="string" office:string-value="Eversley &amp; California - Royals" calcext:value-type="string">
            <text:p>Eversley &amp; California - Royals</text:p>
          </table:table-cell>
          <table:table-cell table:style-name="ce78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51300000,&quot;duration&quot;:&quot;10m&quot;,&quot;pitch&quot;:&quot;3&quot;,&quot;competition&quot;:{&quot;name&quot;:&quot;U11&quot;, &quot;section&quot;:&quot;A Groups&quot;, &quot;group&quot;:&quot;3&quot;},&quot;tag&quot;:&quot;1&quot;, &quot;homeTeam&quot;:&quot;Easington Sports - Reds&quot;, &quot;awayTeam&quot;:&quot;Eversley &amp; California - Royals&quot;}" calcext:value-type="string">
            <text:p>{"__v":0,"day":1,"dateTime":51300000,"duration":"10m","pitch":"3","competition":{"name":"U11", "section":"A Groups", "group":"3"},"tag":"1", "homeTeam":"Easington Sports - Reds", "awayTeam":"Eversley &amp; California - Royal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5]" office:value-type="float" office:value="1" calcext:value-type="float">
            <text:p>1</text:p>
          </table:table-cell>
          <table:table-cell table:formula="of:=IF([.J5]&gt;[.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51300000" calcext:value-type="float">
            <text:p>513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Mytchett Athletic Black" calcext:value-type="string">
            <text:p>Mytchett Athletic Black</text:p>
          </table:table-cell>
          <table:table-cell table:formula="of:=VLOOKUP([.$G5];TRANSLATED_TEAM_NAMES;[.$E5]+1)" office:value-type="string" office:string-value="Oakley - Yellow" calcext:value-type="string">
            <text:p>Oakley - Yellow</text:p>
          </table:table-cell>
          <table:table-cell table:style-name="ce78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51300000,&quot;duration&quot;:&quot;10m&quot;,&quot;pitch&quot;:&quot;4&quot;,&quot;competition&quot;:{&quot;name&quot;:&quot;U11&quot;, &quot;section&quot;:&quot;A Groups&quot;, &quot;group&quot;:&quot;3&quot;},&quot;tag&quot;:&quot;1&quot;, &quot;homeTeam&quot;:&quot;Mytchett Athletic Black&quot;, &quot;awayTeam&quot;:&quot;Oakley - Yellow&quot;}" calcext:value-type="string">
            <text:p>{"__v":0,"day":1,"dateTime":51300000,"duration":"10m","pitch":"4","competition":{"name":"U11", "section":"A Groups", "group":"3"},"tag":"1", "homeTeam":"Mytchett Athletic Black", "awayTeam":"Oakley - Yellow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6];TRANSLATED_TEAM_NAMES;[.$E6]+1)" office:value-type="string" office:string-value="Bracknell Town FC Colts - Reds" calcext:value-type="string">
            <text:p>Bracknell Town FC Colts - Reds</text:p>
          </table:table-cell>
          <table:table-cell table:formula="of:=VLOOKUP([.$G6];TRANSLATED_TEAM_NAMES;[.$E6]+1)" office:value-type="string" office:string-value="Easington Sports" calcext:value-type="string">
            <text:p>Easington Sports</text:p>
          </table:table-cell>
          <table:table-cell table:style-name="ce78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52020000,&quot;duration&quot;:&quot;10m&quot;,&quot;pitch&quot;:&quot;1&quot;,&quot;competition&quot;:{&quot;name&quot;:&quot;U11&quot;, &quot;section&quot;:&quot;A Groups&quot;, &quot;group&quot;:&quot;2&quot;},&quot;tag&quot;:&quot;2&quot;, &quot;homeTeam&quot;:&quot;Bracknell Town FC Colts - Reds&quot;, &quot;awayTeam&quot;:&quot;Easington Sports&quot;}" calcext:value-type="string">
            <text:p>{"__v":0,"day":1,"dateTime":52020000,"duration":"10m","pitch":"1","competition":{"name":"U11", "section":"A Groups", "group":"2"},"tag":"2", "homeTeam":"Bracknell Town FC Colts - Reds", "awayTeam":"Easington Spor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52020000" calcext:value-type="float">
            <text:p>520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Oakley - Green" calcext:value-type="string">
            <text:p>Oakley - Green</text:p>
          </table:table-cell>
          <table:table-cell table:formula="of:=VLOOKUP([.$G7];TRANSLATED_TEAM_NAMES;[.$E7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52020000,&quot;duration&quot;:&quot;10m&quot;,&quot;pitch&quot;:&quot;2&quot;,&quot;competition&quot;:{&quot;name&quot;:&quot;U11&quot;, &quot;section&quot;:&quot;A Groups&quot;, &quot;group&quot;:&quot;2&quot;},&quot;tag&quot;:&quot;2&quot;, &quot;homeTeam&quot;:&quot;Oakley - Green&quot;, &quot;awayTeam&quot;:&quot;Rushmoor Comm. Dragons Blue&quot;}" calcext:value-type="string">
            <text:p>{"__v":0,"day":1,"dateTime":52020000,"duration":"10m","pitch":"2","competition":{"name":"U11", "section":"A Groups", "group":"2"},"tag":"2", "homeTeam":"Oakley - Green", "awayTeam":"Rushmoor Comm. Dragons Blue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8]" office:value-type="float" office:value="2" calcext:value-type="float">
            <text:p>2</text:p>
          </table:table-cell>
          <table:table-cell table:formula="of:=IF([.J8]&gt;[.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52020000" calcext:value-type="float">
            <text:p>5202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8];TRANSLATED_TEAM_NAMES;[.$E8]+1)" office:value-type="string" office:string-value="Curley Park Rangers Black" calcext:value-type="string">
            <text:p>Curley Park Rangers Black</text:p>
          </table:table-cell>
          <table:table-cell table:formula="of:=VLOOKUP([.$G8];TRANSLATED_TEAM_NAMES;[.$E8]+1)" office:value-type="string" office:string-value="Loddon Sports" calcext:value-type="string">
            <text:p>Loddon Sports</text:p>
          </table:table-cell>
          <table:table-cell table:style-name="ce78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52020000,&quot;duration&quot;:&quot;10m&quot;,&quot;pitch&quot;:&quot;3&quot;,&quot;competition&quot;:{&quot;name&quot;:&quot;U11&quot;, &quot;section&quot;:&quot;A Groups&quot;, &quot;group&quot;:&quot;4&quot;},&quot;tag&quot;:&quot;2&quot;, &quot;homeTeam&quot;:&quot;Curley Park Rangers Black&quot;, &quot;awayTeam&quot;:&quot;Loddon Sports&quot;}" calcext:value-type="string">
            <text:p>{"__v":0,"day":1,"dateTime":52020000,"duration":"10m","pitch":"3","competition":{"name":"U11", "section":"A Groups", "group":"4"},"tag":"2", "homeTeam":"Curley Park Rangers Black", "awayTeam":"Loddon Sport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9]" office:value-type="float" office:value="2" calcext:value-type="float">
            <text:p>2</text:p>
          </table:table-cell>
          <table:table-cell table:formula="of:=IF([.J9]&gt;[.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52020000" calcext:value-type="float">
            <text:p>5202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STBGFC Reds" calcext:value-type="string">
            <text:p>STBGFC Reds</text:p>
          </table:table-cell>
          <table:table-cell table:formula="of:=VLOOKUP([.$G9];TRANSLATED_TEAM_NAMES;[.$E9]+1)" office:value-type="string" office:string-value="Westwood Wanderers Green" calcext:value-type="string">
            <text:p>Westwood Wanderers Green</text:p>
          </table:table-cell>
          <table:table-cell table:style-name="ce78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52020000,&quot;duration&quot;:&quot;10m&quot;,&quot;pitch&quot;:&quot;4&quot;,&quot;competition&quot;:{&quot;name&quot;:&quot;U11&quot;, &quot;section&quot;:&quot;A Groups&quot;, &quot;group&quot;:&quot;4&quot;},&quot;tag&quot;:&quot;2&quot;, &quot;homeTeam&quot;:&quot;STBGFC Reds&quot;, &quot;awayTeam&quot;:&quot;Westwood Wanderers Green&quot;}" calcext:value-type="string">
            <text:p>{"__v":0,"day":1,"dateTime":52020000,"duration":"10m","pitch":"4","competition":{"name":"U11", "section":"A Groups", "group":"4"},"tag":"2", "homeTeam":"STBGFC Reds", "awayTeam":"Westwood Wanderers Green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STBGFC Boys" calcext:value-type="string">
            <text:p>STBGFC Boys</text:p>
          </table:table-cell>
          <table:table-cell table:formula="of:=VLOOKUP([.$G10];TRANSLATED_TEAM_NAMES;[.$E10]+1)" office:value-type="string" office:string-value="Chineham Tigers - Amber" calcext:value-type="string">
            <text:p>Chineham Tigers - Amber</text:p>
          </table:table-cell>
          <table:table-cell table:style-name="ce78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52740000,&quot;duration&quot;:&quot;10m&quot;,&quot;pitch&quot;:&quot;1&quot;,&quot;competition&quot;:{&quot;name&quot;:&quot;U11&quot;, &quot;section&quot;:&quot;A Groups&quot;, &quot;group&quot;:&quot;1&quot;},&quot;tag&quot;:&quot;3&quot;, &quot;homeTeam&quot;:&quot;STBGFC Boys&quot;, &quot;awayTeam&quot;:&quot;Chineham Tigers - Amber&quot;}" calcext:value-type="string">
            <text:p>{"__v":0,"day":1,"dateTime":52740000,"duration":"10m","pitch":"1","competition":{"name":"U11", "section":"A Groups", "group":"1"},"tag":"3", "homeTeam":"STBGFC Boys", "awayTeam":"Chineham Tigers - Amber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1]" office:value-type="float" office:value="3" calcext:value-type="float">
            <text:p>3</text:p>
          </table:table-cell>
          <table:table-cell table:formula="of:=IF([.J11]&gt;[.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52740000" calcext:value-type="float">
            <text:p>527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1];TRANSLATED_TEAM_NAMES;[.$E11]+1)" office:value-type="string" office:string-value="Rushmoor Comm. Dragons Yellow" calcext:value-type="string">
            <text:p>Rushmoor Comm. Dragons Yellow</text:p>
          </table:table-cell>
          <table:table-cell table:formula="of:=VLOOKUP([.$G11];TRANSLATED_TEAM_NAMES;[.$E11]+1)" office:value-type="string" office:string-value="Wokingham &amp; Emmbrook Sumas" calcext:value-type="string">
            <text:p>Wokingham &amp; Emmbrook Sumas</text:p>
          </table:table-cell>
          <table:table-cell table:style-name="ce78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52740000,&quot;duration&quot;:&quot;10m&quot;,&quot;pitch&quot;:&quot;2&quot;,&quot;competition&quot;:{&quot;name&quot;:&quot;U11&quot;, &quot;section&quot;:&quot;A Groups&quot;, &quot;group&quot;:&quot;1&quot;},&quot;tag&quot;:&quot;3&quot;, &quot;homeTeam&quot;:&quot;Rushmoor Comm. Dragons Yellow&quot;, &quot;awayTeam&quot;:&quot;Wokingham &amp; Emmbrook Sumas&quot;}" calcext:value-type="string">
            <text:p>{"__v":0,"day":1,"dateTime":52740000,"duration":"10m","pitch":"2","competition":{"name":"U11", "section":"A Groups", "group":"1"},"tag":"3", "homeTeam":"Rushmoor Comm. Dragons Yellow", "awayTeam":"Wokingham &amp; Emmbrook Suma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2]" office:value-type="float" office:value="3" calcext:value-type="float">
            <text:p>3</text:p>
          </table:table-cell>
          <table:table-cell table:formula="of:=IF([.J12]&gt;[.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52740000" calcext:value-type="float">
            <text:p>5274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Mytchett Athletic Black" calcext:value-type="string">
            <text:p>Mytchett Athletic Black</text:p>
          </table:table-cell>
          <table:table-cell table:formula="of:=VLOOKUP([.$G12];TRANSLATED_TEAM_NAMES;[.$E12]+1)" office:value-type="string" office:string-value="Easington Sports - Reds" calcext:value-type="string">
            <text:p>Easington Sports - Reds</text:p>
          </table:table-cell>
          <table:table-cell table:style-name="ce78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52740000,&quot;duration&quot;:&quot;10m&quot;,&quot;pitch&quot;:&quot;3&quot;,&quot;competition&quot;:{&quot;name&quot;:&quot;U11&quot;, &quot;section&quot;:&quot;A Groups&quot;, &quot;group&quot;:&quot;3&quot;},&quot;tag&quot;:&quot;3&quot;, &quot;homeTeam&quot;:&quot;Mytchett Athletic Black&quot;, &quot;awayTeam&quot;:&quot;Easington Sports - Reds&quot;}" calcext:value-type="string">
            <text:p>{"__v":0,"day":1,"dateTime":52740000,"duration":"10m","pitch":"3","competition":{"name":"U11", "section":"A Groups", "group":"3"},"tag":"3", "homeTeam":"Mytchett Athletic Black", "awayTeam":"Easington Sports - Reds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3]" office:value-type="float" office:value="3" calcext:value-type="float">
            <text:p>3</text:p>
          </table:table-cell>
          <table:table-cell table:formula="of:=IF([.J13]&gt;[.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52740000" calcext:value-type="float">
            <text:p>5274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3];TRANSLATED_TEAM_NAMES;[.$E13]+1)" office:value-type="string" office:string-value="Eversley &amp; California - Royals" calcext:value-type="string">
            <text:p>Eversley &amp; California - Royals</text:p>
          </table:table-cell>
          <table:table-cell table:formula="of:=VLOOKUP([.$G13];TRANSLATED_TEAM_NAMES;[.$E13]+1)" office:value-type="string" office:string-value="Oakley - Yellow" calcext:value-type="string">
            <text:p>Oakley - Yellow</text:p>
          </table:table-cell>
          <table:table-cell table:style-name="ce78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52740000,&quot;duration&quot;:&quot;10m&quot;,&quot;pitch&quot;:&quot;4&quot;,&quot;competition&quot;:{&quot;name&quot;:&quot;U11&quot;, &quot;section&quot;:&quot;A Groups&quot;, &quot;group&quot;:&quot;3&quot;},&quot;tag&quot;:&quot;3&quot;, &quot;homeTeam&quot;:&quot;Eversley &amp; California - Royals&quot;, &quot;awayTeam&quot;:&quot;Oakley - Yellow&quot;}" calcext:value-type="string">
            <text:p>{"__v":0,"day":1,"dateTime":52740000,"duration":"10m","pitch":"4","competition":{"name":"U11", "section":"A Groups", "group":"3"},"tag":"3", "homeTeam":"Eversley &amp; California - Royals", "awayTeam":"Oakley - Yellow"}</text:p>
          </table:table-cell>
          <table:table-cell table:style-name="ce91" table:number-columns-repeated="1011"/>
        </table:table-row>
        <table:table-row table:style-name="ro1">
          <table:table-cell table:style-name="ce73" table:formula="of:=[.B14]" office:value-type="float" office:value="4" calcext:value-type="float">
            <text:p>4</text:p>
          </table:table-cell>
          <table:table-cell table:formula="of:=IF([.J14]&gt;[.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53460000" calcext:value-type="float">
            <text:p>534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4];TRANSLATED_TEAM_NAMES;[.$E14]+1)" office:value-type="string" office:string-value="Oakley - Green" calcext:value-type="string">
            <text:p>Oakley - Green</text:p>
          </table:table-cell>
          <table:table-cell table:formula="of:=VLOOKUP([.$G14];TRANSLATED_TEAM_NAMES;[.$E14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53460000,&quot;duration&quot;:&quot;10m&quot;,&quot;pitch&quot;:&quot;1&quot;,&quot;competition&quot;:{&quot;name&quot;:&quot;U11&quot;, &quot;section&quot;:&quot;A Groups&quot;, &quot;group&quot;:&quot;2&quot;},&quot;tag&quot;:&quot;4&quot;, &quot;homeTeam&quot;:&quot;Oakley - Green&quot;, &quot;awayTeam&quot;:&quot;Bracknell Town FC Colts - Reds&quot;}" calcext:value-type="string">
            <text:p>{"__v":0,"day":1,"dateTime":53460000,"duration":"10m","pitch":"1","competition":{"name":"U11", "section":"A Groups", "group":"2"},"tag":"4", "homeTeam":"Oakley - Green", "awayTeam":"Bracknell Town FC Colts - Reds"}</text:p>
          </table:table-cell>
          <table:table-cell table:number-columns-repeated="1011"/>
        </table:table-row>
        <table:table-row table:style-name="ro1">
          <table:table-cell table:style-name="ce73" table:formula="of:=[.B15]" office:value-type="float" office:value="4" calcext:value-type="float">
            <text:p>4</text:p>
          </table:table-cell>
          <table:table-cell table:formula="of:=IF([.J15]&gt;[.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53460000" calcext:value-type="float">
            <text:p>534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5];TRANSLATED_TEAM_NAMES;[.$E15]+1)" office:value-type="string" office:string-value="Easington Sports" calcext:value-type="string">
            <text:p>Easington Sports</text:p>
          </table:table-cell>
          <table:table-cell table:formula="of:=VLOOKUP([.$G15];TRANSLATED_TEAM_NAMES;[.$E15]+1)" office:value-type="string" office:string-value="Rushmoor Comm. Dragons Blue" calcext:value-type="string">
            <text:p>Rushmoor Comm. Dragons Blue</text:p>
          </table:table-cell>
          <table:table-cell table:style-name="ce78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53460000,&quot;duration&quot;:&quot;10m&quot;,&quot;pitch&quot;:&quot;2&quot;,&quot;competition&quot;:{&quot;name&quot;:&quot;U11&quot;, &quot;section&quot;:&quot;A Groups&quot;, &quot;group&quot;:&quot;2&quot;},&quot;tag&quot;:&quot;4&quot;, &quot;homeTeam&quot;:&quot;Easington Sports&quot;, &quot;awayTeam&quot;:&quot;Rushmoor Comm. Dragons Blue&quot;}" calcext:value-type="string">
            <text:p>{"__v":0,"day":1,"dateTime":53460000,"duration":"10m","pitch":"2","competition":{"name":"U11", "section":"A Groups", "group":"2"},"tag":"4", "homeTeam":"Easington Sports", "awayTeam":"Rushmoor Comm. Dragons Blue"}</text:p>
          </table:table-cell>
          <table:table-cell table:number-columns-repeated="1011"/>
        </table:table-row>
        <table:table-row table:style-name="ro1">
          <table:table-cell table:style-name="ce73" table:formula="of:=[.B16]" office:value-type="float" office:value="4" calcext:value-type="float">
            <text:p>4</text:p>
          </table:table-cell>
          <table:table-cell table:formula="of:=IF([.J16]&gt;[.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53460000" calcext:value-type="float">
            <text:p>5346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6];TRANSLATED_TEAM_NAMES;[.$E16]+1)" office:value-type="string" office:string-value="STBGFC Reds" calcext:value-type="string">
            <text:p>STBGFC Reds</text:p>
          </table:table-cell>
          <table:table-cell table:formula="of:=VLOOKUP([.$G16];TRANSLATED_TEAM_NAMES;[.$E16]+1)" office:value-type="string" office:string-value="Curley Park Rangers Black" calcext:value-type="string">
            <text:p>Curley Park Rangers Black</text:p>
          </table:table-cell>
          <table:table-cell table:style-name="ce78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53460000,&quot;duration&quot;:&quot;10m&quot;,&quot;pitch&quot;:&quot;3&quot;,&quot;competition&quot;:{&quot;name&quot;:&quot;U11&quot;, &quot;section&quot;:&quot;A Groups&quot;, &quot;group&quot;:&quot;4&quot;},&quot;tag&quot;:&quot;4&quot;, &quot;homeTeam&quot;:&quot;STBGFC Reds&quot;, &quot;awayTeam&quot;:&quot;Curley Park Rangers Black&quot;}" calcext:value-type="string">
            <text:p>{"__v":0,"day":1,"dateTime":53460000,"duration":"10m","pitch":"3","competition":{"name":"U11", "section":"A Groups", "group":"4"},"tag":"4", "homeTeam":"STBGFC Reds", "awayTeam":"Curley Park Rangers Black"}</text:p>
          </table:table-cell>
          <table:table-cell table:number-columns-repeated="1011"/>
        </table:table-row>
        <table:table-row table:style-name="ro1">
          <table:table-cell table:style-name="ce73" table:formula="of:=[.B17]" office:value-type="float" office:value="4" calcext:value-type="float">
            <text:p>4</text:p>
          </table:table-cell>
          <table:table-cell table:formula="of:=IF([.J17]&gt;[.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53460000" calcext:value-type="float">
            <text:p>5346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7];TRANSLATED_TEAM_NAMES;[.$E17]+1)" office:value-type="string" office:string-value="Loddon Sports" calcext:value-type="string">
            <text:p>Loddon Sports</text:p>
          </table:table-cell>
          <table:table-cell table:formula="of:=VLOOKUP([.$G17];TRANSLATED_TEAM_NAMES;[.$E17]+1)" office:value-type="string" office:string-value="Westwood Wanderers Green" calcext:value-type="string">
            <text:p>Westwood Wanderers Green</text:p>
          </table:table-cell>
          <table:table-cell table:style-name="ce78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53460000,&quot;duration&quot;:&quot;10m&quot;,&quot;pitch&quot;:&quot;4&quot;,&quot;competition&quot;:{&quot;name&quot;:&quot;U11&quot;, &quot;section&quot;:&quot;A Groups&quot;, &quot;group&quot;:&quot;4&quot;},&quot;tag&quot;:&quot;4&quot;, &quot;homeTeam&quot;:&quot;Loddon Sports&quot;, &quot;awayTeam&quot;:&quot;Westwood Wanderers Green&quot;}" calcext:value-type="string">
            <text:p>{"__v":0,"day":1,"dateTime":53460000,"duration":"10m","pitch":"4","competition":{"name":"U11", "section":"A Groups", "group":"4"},"tag":"4", "homeTeam":"Loddon Sports", "awayTeam":"Westwood Wanderers Green"}</text:p>
          </table:table-cell>
          <table:table-cell table:number-columns-repeated="1011"/>
        </table:table-row>
        <table:table-row table:style-name="ro1">
          <table:table-cell table:style-name="ce73" table:formula="of:=[.B18]" office:value-type="float" office:value="5" calcext:value-type="float">
            <text:p>5</text:p>
          </table:table-cell>
          <table:table-cell table:formula="of:=IF([.J18]&gt;[.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Wokingham &amp; Emmbrook Sumas" calcext:value-type="string">
            <text:p>Wokingham &amp; Emmbrook Sumas</text:p>
          </table:table-cell>
          <table:table-cell table:formula="of:=VLOOKUP([.$G18];TRANSLATED_TEAM_NAMES;[.$E18]+1)" office:value-type="string" office:string-value="Chineham Tigers - Amber" calcext:value-type="string">
            <text:p>Chineham Tigers - Amber</text:p>
          </table:table-cell>
          <table:table-cell table:style-name="ce78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54180000,&quot;duration&quot;:&quot;10m&quot;,&quot;pitch&quot;:&quot;1&quot;,&quot;competition&quot;:{&quot;name&quot;:&quot;U11&quot;, &quot;section&quot;:&quot;A Groups&quot;, &quot;group&quot;:&quot;1&quot;},&quot;tag&quot;:&quot;5&quot;, &quot;homeTeam&quot;:&quot;Wokingham &amp; Emmbrook Sumas&quot;, &quot;awayTeam&quot;:&quot;Chineham Tigers - Amber&quot;}" calcext:value-type="string">
            <text:p>{"__v":0,"day":1,"dateTime":54180000,"duration":"10m","pitch":"1","competition":{"name":"U11", "section":"A Groups", "group":"1"},"tag":"5", "homeTeam":"Wokingham &amp; Emmbrook Sumas", "awayTeam":"Chineham Tigers - Amber"}</text:p>
          </table:table-cell>
          <table:table-cell table:number-columns-repeated="1011"/>
        </table:table-row>
        <table:table-row table:style-name="ro1">
          <table:table-cell table:style-name="ce73" table:formula="of:=[.B19]" office:value-type="float" office:value="5" calcext:value-type="float">
            <text:p>5</text:p>
          </table:table-cell>
          <table:table-cell table:formula="of:=IF([.J19]&gt;[.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54180000" calcext:value-type="float">
            <text:p>541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9];TRANSLATED_TEAM_NAMES;[.$E19]+1)" office:value-type="string" office:string-value="Rushmoor Comm. Dragons Yellow" calcext:value-type="string">
            <text:p>Rushmoor Comm. Dragons Yellow</text:p>
          </table:table-cell>
          <table:table-cell table:formula="of:=VLOOKUP([.$G19];TRANSLATED_TEAM_NAMES;[.$E19]+1)" office:value-type="string" office:string-value="STBGFC Boys" calcext:value-type="string">
            <text:p>STBGFC Boys</text:p>
          </table:table-cell>
          <table:table-cell table:style-name="ce78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54180000,&quot;duration&quot;:&quot;10m&quot;,&quot;pitch&quot;:&quot;2&quot;,&quot;competition&quot;:{&quot;name&quot;:&quot;U11&quot;, &quot;section&quot;:&quot;A Groups&quot;, &quot;group&quot;:&quot;1&quot;},&quot;tag&quot;:&quot;5&quot;, &quot;homeTeam&quot;:&quot;Rushmoor Comm. Dragons Yellow&quot;, &quot;awayTeam&quot;:&quot;STBGFC Boys&quot;}" calcext:value-type="string">
            <text:p>{"__v":0,"day":1,"dateTime":54180000,"duration":"10m","pitch":"2","competition":{"name":"U11", "section":"A Groups", "group":"1"},"tag":"5", "homeTeam":"Rushmoor Comm. Dragons Yellow", "awayTeam":"STBGFC Boys"}</text:p>
          </table:table-cell>
          <table:table-cell table:number-columns-repeated="1011"/>
        </table:table-row>
        <table:table-row table:style-name="ro1">
          <table:table-cell table:style-name="ce73" table:formula="of:=[.B20]" office:value-type="float" office:value="5" calcext:value-type="float">
            <text:p>5</text:p>
          </table:table-cell>
          <table:table-cell table:formula="of:=IF([.J20]&gt;[.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54180000" calcext:value-type="float">
            <text:p>5418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 office:value-type="string" office:string-value="Oakley - Yellow" calcext:value-type="string">
            <text:p>Oakley - Yellow</text:p>
          </table:table-cell>
          <table:table-cell table:formula="of:=VLOOKUP([.$G20];TRANSLATED_TEAM_NAMES;[.$E20]+1)" office:value-type="string" office:string-value="Easington Sports - Reds" calcext:value-type="string">
            <text:p>Easington Sports - Reds</text:p>
          </table:table-cell>
          <table:table-cell table:style-name="ce78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54180000,&quot;duration&quot;:&quot;10m&quot;,&quot;pitch&quot;:&quot;3&quot;,&quot;competition&quot;:{&quot;name&quot;:&quot;U11&quot;, &quot;section&quot;:&quot;A Groups&quot;, &quot;group&quot;:&quot;3&quot;},&quot;tag&quot;:&quot;5&quot;, &quot;homeTeam&quot;:&quot;Oakley - Yellow&quot;, &quot;awayTeam&quot;:&quot;Easington Sports - Reds&quot;}" calcext:value-type="string">
            <text:p>{"__v":0,"day":1,"dateTime":54180000,"duration":"10m","pitch":"3","competition":{"name":"U11", "section":"A Groups", "group":"3"},"tag":"5", "homeTeam":"Oakley - Yellow", "awayTeam":"Easington Sports - Reds"}</text:p>
          </table:table-cell>
          <table:table-cell table:number-columns-repeated="1011"/>
        </table:table-row>
        <table:table-row table:style-name="ro1">
          <table:table-cell table:style-name="ce73" table:formula="of:=[.B21]" office:value-type="float" office:value="5" calcext:value-type="float">
            <text:p>5</text:p>
          </table:table-cell>
          <table:table-cell table:formula="of:=IF([.J21]&gt;[.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54180000" calcext:value-type="float">
            <text:p>5418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1];TRANSLATED_TEAM_NAMES;[.$E21]+1)" office:value-type="string" office:string-value="Eversley &amp; California - Royals" calcext:value-type="string">
            <text:p>Eversley &amp; California - Royals</text:p>
          </table:table-cell>
          <table:table-cell table:formula="of:=VLOOKUP([.$G21];TRANSLATED_TEAM_NAMES;[.$E21]+1)" office:value-type="string" office:string-value="Mytchett Athletic Black" calcext:value-type="string">
            <text:p>Mytchett Athletic Black</text:p>
          </table:table-cell>
          <table:table-cell table:style-name="ce78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54180000,&quot;duration&quot;:&quot;10m&quot;,&quot;pitch&quot;:&quot;4&quot;,&quot;competition&quot;:{&quot;name&quot;:&quot;U11&quot;, &quot;section&quot;:&quot;A Groups&quot;, &quot;group&quot;:&quot;3&quot;},&quot;tag&quot;:&quot;5&quot;, &quot;homeTeam&quot;:&quot;Eversley &amp; California - Royals&quot;, &quot;awayTeam&quot;:&quot;Mytchett Athletic Black&quot;}" calcext:value-type="string">
            <text:p>{"__v":0,"day":1,"dateTime":54180000,"duration":"10m","pitch":"4","competition":{"name":"U11", "section":"A Groups", "group":"3"},"tag":"5", "homeTeam":"Eversley &amp; California - Royals", "awayTeam":"Mytchett Athletic Black"}</text:p>
          </table:table-cell>
          <table:table-cell table:number-columns-repeated="1011"/>
        </table:table-row>
        <table:table-row table:style-name="ro1">
          <table:table-cell table:style-name="ce73" table:formula="of:=[.B22]" office:value-type="float" office:value="6" calcext:value-type="float">
            <text:p>6</text:p>
          </table:table-cell>
          <table:table-cell table:formula="of:=IF([.J22]&gt;[.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54900000" calcext:value-type="float">
            <text:p>549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2];TRANSLATED_TEAM_NAMES;[.$E22]+1)" office:value-type="string" office:string-value="Rushmoor Comm. Dragons Blue" calcext:value-type="string">
            <text:p>Rushmoor Comm. Dragons Blue</text:p>
          </table:table-cell>
          <table:table-cell table:formula="of:=VLOOKUP([.$G22];TRANSLATED_TEAM_NAMES;[.$E22]+1)" office:value-type="string" office:string-value="Bracknell Town FC Colts - Reds" calcext:value-type="string">
            <text:p>Bracknell Town FC Colts - Reds</text:p>
          </table:table-cell>
          <table:table-cell table:style-name="ce78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54900000,&quot;duration&quot;:&quot;10m&quot;,&quot;pitch&quot;:&quot;1&quot;,&quot;competition&quot;:{&quot;name&quot;:&quot;U11&quot;, &quot;section&quot;:&quot;A Groups&quot;, &quot;group&quot;:&quot;2&quot;},&quot;tag&quot;:&quot;6&quot;, &quot;homeTeam&quot;:&quot;Rushmoor Comm. Dragons Blue&quot;, &quot;awayTeam&quot;:&quot;Bracknell Town FC Colts - Reds&quot;}" calcext:value-type="string">
            <text:p>{"__v":0,"day":1,"dateTime":54900000,"duration":"10m","pitch":"1","competition":{"name":"U11", "section":"A Groups", "group":"2"},"tag":"6", "homeTeam":"Rushmoor Comm. Dragons Blue", "awayTeam":"Bracknell Town FC Colts - Reds"}</text:p>
          </table:table-cell>
          <table:table-cell table:number-columns-repeated="1011"/>
        </table:table-row>
        <table:table-row table:style-name="ro1">
          <table:table-cell table:style-name="ce73" table:formula="of:=[.B23]" office:value-type="float" office:value="6" calcext:value-type="float">
            <text:p>6</text:p>
          </table:table-cell>
          <table:table-cell table:formula="of:=IF([.J23]&gt;[.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54900000" calcext:value-type="float">
            <text:p>549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3];TRANSLATED_TEAM_NAMES;[.$E23]+1)" office:value-type="string" office:string-value="Easington Sports" calcext:value-type="string">
            <text:p>Easington Sports</text:p>
          </table:table-cell>
          <table:table-cell table:formula="of:=VLOOKUP([.$G23];TRANSLATED_TEAM_NAMES;[.$E23]+1)" office:value-type="string" office:string-value="Oakley - Green" calcext:value-type="string">
            <text:p>Oakley - Green</text:p>
          </table:table-cell>
          <table:table-cell table:style-name="ce78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54900000,&quot;duration&quot;:&quot;10m&quot;,&quot;pitch&quot;:&quot;2&quot;,&quot;competition&quot;:{&quot;name&quot;:&quot;U11&quot;, &quot;section&quot;:&quot;A Groups&quot;, &quot;group&quot;:&quot;2&quot;},&quot;tag&quot;:&quot;6&quot;, &quot;homeTeam&quot;:&quot;Easington Sports&quot;, &quot;awayTeam&quot;:&quot;Oakley - Green&quot;}" calcext:value-type="string">
            <text:p>{"__v":0,"day":1,"dateTime":54900000,"duration":"10m","pitch":"2","competition":{"name":"U11", "section":"A Groups", "group":"2"},"tag":"6", "homeTeam":"Easington Sports", "awayTeam":"Oakley - Green"}</text:p>
          </table:table-cell>
          <table:table-cell table:number-columns-repeated="1011"/>
        </table:table-row>
        <table:table-row table:style-name="ro1">
          <table:table-cell table:style-name="ce73" table:formula="of:=[.B24]" office:value-type="float" office:value="6" calcext:value-type="float">
            <text:p>6</text:p>
          </table:table-cell>
          <table:table-cell table:formula="of:=IF([.J24]&gt;[.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54900000" calcext:value-type="float">
            <text:p>549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4];TRANSLATED_TEAM_NAMES;[.$E24]+1)" office:value-type="string" office:string-value="Westwood Wanderers Green" calcext:value-type="string">
            <text:p>Westwood Wanderers Green</text:p>
          </table:table-cell>
          <table:table-cell table:formula="of:=VLOOKUP([.$G24];TRANSLATED_TEAM_NAMES;[.$E24]+1)" office:value-type="string" office:string-value="Curley Park Rangers Black" calcext:value-type="string">
            <text:p>Curley Park Rangers Black</text:p>
          </table:table-cell>
          <table:table-cell table:style-name="ce78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54900000,&quot;duration&quot;:&quot;10m&quot;,&quot;pitch&quot;:&quot;3&quot;,&quot;competition&quot;:{&quot;name&quot;:&quot;U11&quot;, &quot;section&quot;:&quot;A Groups&quot;, &quot;group&quot;:&quot;4&quot;},&quot;tag&quot;:&quot;6&quot;, &quot;homeTeam&quot;:&quot;Westwood Wanderers Green&quot;, &quot;awayTeam&quot;:&quot;Curley Park Rangers Black&quot;}" calcext:value-type="string">
            <text:p>{"__v":0,"day":1,"dateTime":54900000,"duration":"10m","pitch":"3","competition":{"name":"U11", "section":"A Groups", "group":"4"},"tag":"6", "homeTeam":"Westwood Wanderers Green", "awayTeam":"Curley Park Rangers Black"}</text:p>
          </table:table-cell>
          <table:table-cell table:number-columns-repeated="1011"/>
        </table:table-row>
        <table:table-row table:style-name="ro1">
          <table:table-cell table:style-name="ce73" table:formula="of:=[.B25]" office:value-type="float" office:value="6" calcext:value-type="float">
            <text:p>6</text:p>
          </table:table-cell>
          <table:table-cell table:formula="of:=IF([.J25]&gt;[.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54900000" calcext:value-type="float">
            <text:p>549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5];TRANSLATED_TEAM_NAMES;[.$E25]+1)" office:value-type="string" office:string-value="Loddon Sports" calcext:value-type="string">
            <text:p>Loddon Sports</text:p>
          </table:table-cell>
          <table:table-cell table:formula="of:=VLOOKUP([.$G25];TRANSLATED_TEAM_NAMES;[.$E25]+1)" office:value-type="string" office:string-value="STBGFC Reds" calcext:value-type="string">
            <text:p>STBGFC Reds</text:p>
          </table:table-cell>
          <table:table-cell table:style-name="ce78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54900000,&quot;duration&quot;:&quot;10m&quot;,&quot;pitch&quot;:&quot;4&quot;,&quot;competition&quot;:{&quot;name&quot;:&quot;U11&quot;, &quot;section&quot;:&quot;A Groups&quot;, &quot;group&quot;:&quot;4&quot;},&quot;tag&quot;:&quot;6&quot;, &quot;homeTeam&quot;:&quot;Loddon Sports&quot;, &quot;awayTeam&quot;:&quot;STBGFC Reds&quot;}" calcext:value-type="string">
            <text:p>{"__v":0,"day":1,"dateTime":54900000,"duration":"10m","pitch":"4","competition":{"name":"U11", "section":"A Groups", "group":"4"},"tag":"6", "homeTeam":"Loddon Sports", "awayTeam":"STBGFC Reds"}</text:p>
          </table:table-cell>
          <table:table-cell table:number-columns-repeated="1011"/>
        </table:table-row>
        <table:table-row table:style-name="ro5">
          <table:table-cell table:style-name="ce73" table:formula="of:=[.B26]" office:value-type="float" office:value="7" calcext:value-type="float">
            <text:p>7</text:p>
          </table:table-cell>
          <table:table-cell table:formula="of:=IF([.J26]&gt;[.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1_AGroups_G1_P1" calcext:value-type="string">
            <text:p>U11_AGroups_G1_P1</text:p>
          </table:table-cell>
          <table:table-cell table:formula="of:=AGE_GROUP_TRANSLATED &amp; &quot;_&quot; &amp;SECTION_TRANSLATED &amp; &quot;_G2_P2&quot;" office:value-type="string" office:string-value="U11_AGroups_G2_P2" calcext:value-type="string">
            <text:p>U11_AGroup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78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1,&quot;dateTime&quot;:56400000,&quot;duration&quot;:&quot;10m&quot;,&quot;pitch&quot;:&quot;1&quot;,&quot;competition&quot;:{&quot;name&quot;:&quot;U11&quot;, &quot;section&quot;:&quot;A Champions League&quot;, &quot;group&quot;:&quot;1&quot;},&quot;tag&quot;:&quot;7&quot;, &quot;homeTeam&quot;:&quot;Winner Group 1&quot;, &quot;awayTeam&quot;:&quot;2nd Group 2&quot;, &quot;homeTeamFrom&quot;:&quot;U11_AGroups_G1_P1&quot;, &quot;awayTeamFrom&quot;:&quot;U11_AGroups_G2_P2&quot;}" calcext:value-type="string">
            <text:p>{"__v":0,"day":1,"dateTime":56400000,"duration":"10m","pitch":"1","competition":{"name":"U11", "section":"A Champions League", "group":"1"},"tag":"7", "homeTeam":"Winner Group 1", "awayTeam":"2nd Group 2", "homeTeamFrom":"U11_AGroups_G1_P1", "awayTeamFrom":"U11_AGroups_G2_P2"}</text:p>
          </table:table-cell>
          <table:table-cell table:number-columns-repeated="1011"/>
        </table:table-row>
        <table:table-row table:style-name="ro5">
          <table:table-cell table:style-name="ce73" table:formula="of:=[.B27]" office:value-type="float" office:value="7" calcext:value-type="float">
            <text:p>7</text:p>
          </table:table-cell>
          <table:table-cell table:formula="of:=IF([.J27]&gt;[.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1_AGroups_G3_P1" calcext:value-type="string">
            <text:p>U11_AGroups_G3_P1</text:p>
          </table:table-cell>
          <table:table-cell table:formula="of:=AGE_GROUP_TRANSLATED &amp; &quot;_&quot; &amp;SECTION_TRANSLATED &amp; &quot;_G4_P2&quot;" office:value-type="string" office:string-value="U11_AGroups_G4_P2" calcext:value-type="string">
            <text:p>U11_AGroups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1,&quot;dateTime&quot;:56400000,&quot;duration&quot;:&quot;10m&quot;,&quot;pitch&quot;:&quot;2&quot;,&quot;competition&quot;:{&quot;name&quot;:&quot;U11&quot;, &quot;section&quot;:&quot;A Champions League&quot;, &quot;group&quot;:&quot;1&quot;},&quot;tag&quot;:&quot;7&quot;, &quot;homeTeam&quot;:&quot;Winner Group 3&quot;, &quot;awayTeam&quot;:&quot;2nd Group 4&quot;, &quot;homeTeamFrom&quot;:&quot;U11_AGroups_G3_P1&quot;, &quot;awayTeamFrom&quot;:&quot;U11_AGroups_G4_P2&quot;}" calcext:value-type="string">
            <text:p>{"__v":0,"day":1,"dateTime":56400000,"duration":"10m","pitch":"2","competition":{"name":"U11", "section":"A Champions League", "group":"1"},"tag":"7", "homeTeam":"Winner Group 3", "awayTeam":"2nd Group 4", "homeTeamFrom":"U11_AGroups_G3_P1", "awayTeamFrom":"U11_AGroups_G4_P2"}</text:p>
          </table:table-cell>
          <table:table-cell table:number-columns-repeated="1011"/>
        </table:table-row>
        <table:table-row table:style-name="ro1">
          <table:table-cell table:style-name="ce73" table:formula="of:=[.B28]" office:value-type="float" office:value="7" calcext:value-type="float">
            <text:p>7</text:p>
          </table:table-cell>
          <table:table-cell table:formula="of:=IF([.J28]&gt;[.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1_AGroups_G1_P3" calcext:value-type="string">
            <text:p>U11_AGroups_G1_P3</text:p>
          </table:table-cell>
          <table:table-cell table:formula="of:=AGE_GROUP_TRANSLATED &amp; &quot;_&quot; &amp;SECTION_TRANSLATED &amp; &quot;_G2_P4&quot;" office:value-type="string" office:string-value="U11_AGroups_G2_P4" calcext:value-type="string">
            <text:p>U11_AGroup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78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1,&quot;dateTime&quot;:56400000,&quot;duration&quot;:&quot;10m&quot;,&quot;pitch&quot;:&quot;3&quot;,&quot;competition&quot;:{&quot;name&quot;:&quot;U11&quot;, &quot;section&quot;:&quot;A Europa League&quot;, &quot;group&quot;:&quot;1&quot;},&quot;tag&quot;:&quot;7&quot;, &quot;homeTeam&quot;:&quot;3rd Group 1&quot;, &quot;awayTeam&quot;:&quot;4th Group 2&quot;, &quot;homeTeamFrom&quot;:&quot;U11_AGroups_G1_P3&quot;, &quot;awayTeamFrom&quot;:&quot;U11_AGroups_G2_P4&quot;}" calcext:value-type="string">
            <text:p>{"__v":0,"day":1,"dateTime":56400000,"duration":"10m","pitch":"3","competition":{"name":"U11", "section":"A Europa League", "group":"1"},"tag":"7", "homeTeam":"3rd Group 1", "awayTeam":"4th Group 2", "homeTeamFrom":"U11_AGroups_G1_P3", "awayTeamFrom":"U11_AGroups_G2_P4"}</text:p>
          </table:table-cell>
          <table:table-cell table:number-columns-repeated="1011"/>
        </table:table-row>
        <table:table-row table:style-name="ro1">
          <table:table-cell table:style-name="ce73" table:formula="of:=[.B29]" office:value-type="float" office:value="7" calcext:value-type="float">
            <text:p>7</text:p>
          </table:table-cell>
          <table:table-cell table:formula="of:=IF([.J29]&gt;[.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56400000" calcext:value-type="float">
            <text:p>56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1_AGroups_G3_P3" calcext:value-type="string">
            <text:p>U11_AGroups_G3_P3</text:p>
          </table:table-cell>
          <table:table-cell table:formula="of:=AGE_GROUP_TRANSLATED &amp; &quot;_&quot; &amp;SECTION_TRANSLATED &amp; &quot;_G4_P4&quot;" office:value-type="string" office:string-value="U11_AGroups_G4_P4" calcext:value-type="string">
            <text:p>U11_AGroups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78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1,&quot;dateTime&quot;:56400000,&quot;duration&quot;:&quot;10m&quot;,&quot;pitch&quot;:&quot;4&quot;,&quot;competition&quot;:{&quot;name&quot;:&quot;U11&quot;, &quot;section&quot;:&quot;A Europa League&quot;, &quot;group&quot;:&quot;1&quot;},&quot;tag&quot;:&quot;7&quot;, &quot;homeTeam&quot;:&quot;3rd Group 3&quot;, &quot;awayTeam&quot;:&quot;4th Group 4&quot;, &quot;homeTeamFrom&quot;:&quot;U11_AGroups_G3_P3&quot;, &quot;awayTeamFrom&quot;:&quot;U11_AGroups_G4_P4&quot;}" calcext:value-type="string">
            <text:p>{"__v":0,"day":1,"dateTime":56400000,"duration":"10m","pitch":"4","competition":{"name":"U11", "section":"A Europa League", "group":"1"},"tag":"7", "homeTeam":"3rd Group 3", "awayTeam":"4th Group 4", "homeTeamFrom":"U11_AGroups_G3_P3", "awayTeamFrom":"U11_AGroups_G4_P4"}</text:p>
          </table:table-cell>
          <table:table-cell table:number-columns-repeated="1011"/>
        </table:table-row>
        <table:table-row table:style-name="ro5">
          <table:table-cell table:style-name="ce73" table:formula="of:=[.B30]" office:value-type="float" office:value="8" calcext:value-type="float">
            <text:p>8</text:p>
          </table:table-cell>
          <table:table-cell table:formula="of:=IF([.J30]&gt;[.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57120000" calcext:value-type="float">
            <text:p>571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1&quot;" office:value-type="string" office:string-value="U11_AGroups_G2_P1" calcext:value-type="string">
            <text:p>U11_AGroups_G2_P1</text:p>
          </table:table-cell>
          <table:table-cell table:formula="of:=AGE_GROUP_TRANSLATED &amp; &quot;_&quot; &amp;SECTION_TRANSLATED &amp; &quot;_G3_P2&quot;" office:value-type="string" office:string-value="U11_AGroups_G3_P2" calcext:value-type="string">
            <text:p>U11_AGroups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78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1,&quot;dateTime&quot;:57120000,&quot;duration&quot;:&quot;10m&quot;,&quot;pitch&quot;:&quot;1&quot;,&quot;competition&quot;:{&quot;name&quot;:&quot;U11&quot;, &quot;section&quot;:&quot;A Champions League&quot;, &quot;group&quot;:&quot;2&quot;},&quot;tag&quot;:&quot;8&quot;, &quot;homeTeam&quot;:&quot;Winner Group 2&quot;, &quot;awayTeam&quot;:&quot;2nd Group 3&quot;, &quot;homeTeamFrom&quot;:&quot;U11_AGroups_G2_P1&quot;, &quot;awayTeamFrom&quot;:&quot;U11_AGroups_G3_P2&quot;}" calcext:value-type="string">
            <text:p>{"__v":0,"day":1,"dateTime":57120000,"duration":"10m","pitch":"1","competition":{"name":"U11", "section":"A Champions League", "group":"2"},"tag":"8", "homeTeam":"Winner Group 2", "awayTeam":"2nd Group 3", "homeTeamFrom":"U11_AGroups_G2_P1", "awayTeamFrom":"U11_AGroups_G3_P2"}</text:p>
          </table:table-cell>
          <table:table-cell table:number-columns-repeated="1011"/>
        </table:table-row>
        <table:table-row table:style-name="ro5">
          <table:table-cell table:style-name="ce73" table:formula="of:=[.B31]" office:value-type="float" office:value="8" calcext:value-type="float">
            <text:p>8</text:p>
          </table:table-cell>
          <table:table-cell table:formula="of:=IF([.J31]&gt;[.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57120000" calcext:value-type="float">
            <text:p>571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1_AGroups_G4_P1" calcext:value-type="string">
            <text:p>U11_AGroups_G4_P1</text:p>
          </table:table-cell>
          <table:table-cell table:formula="of:=AGE_GROUP_TRANSLATED &amp; &quot;_&quot; &amp;SECTION_TRANSLATED &amp; &quot;_G1_P2&quot;" office:value-type="string" office:string-value="U11_AGroups_G1_P2" calcext:value-type="string">
            <text:p>U11_AGroups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1,&quot;dateTime&quot;:57120000,&quot;duration&quot;:&quot;10m&quot;,&quot;pitch&quot;:&quot;2&quot;,&quot;competition&quot;:{&quot;name&quot;:&quot;U11&quot;, &quot;section&quot;:&quot;A Champions League&quot;, &quot;group&quot;:&quot;2&quot;},&quot;tag&quot;:&quot;8&quot;, &quot;homeTeam&quot;:&quot;Winner Group 4&quot;, &quot;awayTeam&quot;:&quot;2nd Group 1&quot;, &quot;homeTeamFrom&quot;:&quot;U11_AGroups_G4_P1&quot;, &quot;awayTeamFrom&quot;:&quot;U11_AGroups_G1_P2&quot;}" calcext:value-type="string">
            <text:p>{"__v":0,"day":1,"dateTime":57120000,"duration":"10m","pitch":"2","competition":{"name":"U11", "section":"A Champions League", "group":"2"},"tag":"8", "homeTeam":"Winner Group 4", "awayTeam":"2nd Group 1", "homeTeamFrom":"U11_AGroups_G4_P1", "awayTeamFrom":"U11_AGroups_G1_P2"}</text:p>
          </table:table-cell>
          <table:table-cell table:number-columns-repeated="1011"/>
        </table:table-row>
        <table:table-row table:style-name="ro1">
          <table:table-cell table:style-name="ce73" table:formula="of:=[.B32]" office:value-type="float" office:value="8" calcext:value-type="float">
            <text:p>8</text:p>
          </table:table-cell>
          <table:table-cell table:formula="of:=IF([.J32]&gt;[.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57120000" calcext:value-type="float">
            <text:p>571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3&quot;" office:value-type="string" office:string-value="U11_AGroups_G2_P3" calcext:value-type="string">
            <text:p>U11_AGroups_G2_P3</text:p>
          </table:table-cell>
          <table:table-cell table:formula="of:=AGE_GROUP_TRANSLATED &amp; &quot;_&quot; &amp;SECTION_TRANSLATED &amp; &quot;_G3_P4&quot;" office:value-type="string" office:string-value="U11_AGroups_G3_P4" calcext:value-type="string">
            <text:p>U11_AGroups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style-name="ce78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1,&quot;dateTime&quot;:57120000,&quot;duration&quot;:&quot;10m&quot;,&quot;pitch&quot;:&quot;3&quot;,&quot;competition&quot;:{&quot;name&quot;:&quot;U11&quot;, &quot;section&quot;:&quot;A Europa League&quot;, &quot;group&quot;:&quot;2&quot;},&quot;tag&quot;:&quot;8&quot;, &quot;homeTeam&quot;:&quot;3rd Group 2&quot;, &quot;awayTeam&quot;:&quot;4th Group 3&quot;, &quot;homeTeamFrom&quot;:&quot;U11_AGroups_G2_P3&quot;, &quot;awayTeamFrom&quot;:&quot;U11_AGroups_G3_P4&quot;}" calcext:value-type="string">
            <text:p>{"__v":0,"day":1,"dateTime":57120000,"duration":"10m","pitch":"3","competition":{"name":"U11", "section":"A Europa League", "group":"2"},"tag":"8", "homeTeam":"3rd Group 2", "awayTeam":"4th Group 3", "homeTeamFrom":"U11_AGroups_G2_P3", "awayTeamFrom":"U11_AGroups_G3_P4"}</text:p>
          </table:table-cell>
          <table:table-cell table:number-columns-repeated="1011"/>
        </table:table-row>
        <table:table-row table:style-name="ro1">
          <table:table-cell table:style-name="ce73" table:formula="of:=[.B33]" office:value-type="float" office:value="8" calcext:value-type="float">
            <text:p>8</text:p>
          </table:table-cell>
          <table:table-cell table:formula="of:=IF([.J33]&gt;[.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57120000" calcext:value-type="float">
            <text:p>571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1_AGroups_G4_P3" calcext:value-type="string">
            <text:p>U11_AGroups_G4_P3</text:p>
          </table:table-cell>
          <table:table-cell table:formula="of:=AGE_GROUP_TRANSLATED &amp; &quot;_&quot; &amp;SECTION_TRANSLATED &amp; &quot;_G1_P4&quot;" office:value-type="string" office:string-value="U11_AGroups_G1_P4" calcext:value-type="string">
            <text:p>U11_AGroups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style-name="ce78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1,&quot;dateTime&quot;:57120000,&quot;duration&quot;:&quot;10m&quot;,&quot;pitch&quot;:&quot;4&quot;,&quot;competition&quot;:{&quot;name&quot;:&quot;U11&quot;, &quot;section&quot;:&quot;A Europa League&quot;, &quot;group&quot;:&quot;2&quot;},&quot;tag&quot;:&quot;8&quot;, &quot;homeTeam&quot;:&quot;3rd Group 4&quot;, &quot;awayTeam&quot;:&quot;4th Group 1&quot;, &quot;homeTeamFrom&quot;:&quot;U11_AGroups_G4_P3&quot;, &quot;awayTeamFrom&quot;:&quot;U11_AGroups_G1_P4&quot;}" calcext:value-type="string">
            <text:p>{"__v":0,"day":1,"dateTime":57120000,"duration":"10m","pitch":"4","competition":{"name":"U11", "section":"A Europa League", "group":"2"},"tag":"8", "homeTeam":"3rd Group 4", "awayTeam":"4th Group 1", "homeTeamFrom":"U11_AGroups_G4_P3", "awayTeamFrom":"U11_AGroups_G1_P4"}</text:p>
          </table:table-cell>
          <table:table-cell table:number-columns-repeated="1011"/>
        </table:table-row>
        <table:table-row table:style-name="ro1">
          <table:table-cell table:style-name="ce73" table:formula="of:=[.B34]" office:value-type="float" office:value="9" calcext:value-type="float">
            <text:p>9</text:p>
          </table:table-cell>
          <table:table-cell table:formula="of:=IF([.J34]&gt;[.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57840000" calcext:value-type="float">
            <text:p>578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1_AGroups_G3_P1" calcext:value-type="string">
            <text:p>U11_AGroups_G3_P1</text:p>
          </table:table-cell>
          <table:table-cell table:formula="of:=AGE_GROUP_TRANSLATED &amp; &quot;_&quot; &amp;SECTION_TRANSLATED &amp; &quot;_G1_P1&quot;" office:value-type="string" office:string-value="U11_AGroups_G1_P1" calcext:value-type="string">
            <text:p>U11_AGroups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1,&quot;dateTime&quot;:57840000,&quot;duration&quot;:&quot;10m&quot;,&quot;pitch&quot;:&quot;1&quot;,&quot;competition&quot;:{&quot;name&quot;:&quot;U11&quot;, &quot;section&quot;:&quot;A Champions League&quot;, &quot;group&quot;:&quot;1&quot;},&quot;tag&quot;:&quot;9&quot;, &quot;homeTeam&quot;:&quot;Winner Group 3&quot;, &quot;awayTeam&quot;:&quot;Winner Group 1&quot;, &quot;homeTeamFrom&quot;:&quot;U11_AGroups_G3_P1&quot;, &quot;awayTeamFrom&quot;:&quot;U11_AGroups_G1_P1&quot;}" calcext:value-type="string">
            <text:p>{"__v":0,"day":1,"dateTime":57840000,"duration":"10m","pitch":"1","competition":{"name":"U11", "section":"A Champions League", "group":"1"},"tag":"9", "homeTeam":"Winner Group 3", "awayTeam":"Winner Group 1", "homeTeamFrom":"U11_AGroups_G3_P1", "awayTeamFrom":"U11_AGroups_G1_P1"}</text:p>
          </table:table-cell>
          <table:table-cell table:number-columns-repeated="1011"/>
        </table:table-row>
        <table:table-row table:style-name="ro5">
          <table:table-cell table:style-name="ce73" table:formula="of:=[.B35]" office:value-type="float" office:value="9" calcext:value-type="float">
            <text:p>9</text:p>
          </table:table-cell>
          <table:table-cell table:formula="of:=IF([.J35]&gt;[.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57840000" calcext:value-type="float">
            <text:p>578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1_AGroups_G2_P2" calcext:value-type="string">
            <text:p>U11_AGroups_G2_P2</text:p>
          </table:table-cell>
          <table:table-cell table:formula="of:=AGE_GROUP_TRANSLATED &amp; &quot;_&quot; &amp;SECTION_TRANSLATED &amp; &quot;_G4_P2&quot;" office:value-type="string" office:string-value="U11_AGroups_G4_P2" calcext:value-type="string">
            <text:p>U11_AGroups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78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1,&quot;dateTime&quot;:57840000,&quot;duration&quot;:&quot;10m&quot;,&quot;pitch&quot;:&quot;2&quot;,&quot;competition&quot;:{&quot;name&quot;:&quot;U11&quot;, &quot;section&quot;:&quot;A Champions League&quot;, &quot;group&quot;:&quot;1&quot;},&quot;tag&quot;:&quot;9&quot;, &quot;homeTeam&quot;:&quot;2nd Group 2&quot;, &quot;awayTeam&quot;:&quot;2nd Group 4&quot;, &quot;homeTeamFrom&quot;:&quot;U11_AGroups_G2_P2&quot;, &quot;awayTeamFrom&quot;:&quot;U11_AGroups_G4_P2&quot;}" calcext:value-type="string">
            <text:p>{"__v":0,"day":1,"dateTime":57840000,"duration":"10m","pitch":"2","competition":{"name":"U11", "section":"A Champions League", "group":"1"},"tag":"9", "homeTeam":"2nd Group 2", "awayTeam":"2nd Group 4", "homeTeamFrom":"U11_AGroups_G2_P2", "awayTeamFrom":"U11_AGroups_G4_P2"}</text:p>
          </table:table-cell>
          <table:table-cell table:number-columns-repeated="1011"/>
        </table:table-row>
        <table:table-row table:style-name="ro1">
          <table:table-cell table:style-name="ce73" table:formula="of:=[.B36]" office:value-type="float" office:value="9" calcext:value-type="float">
            <text:p>9</text:p>
          </table:table-cell>
          <table:table-cell table:formula="of:=IF([.J36]&gt;[.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57840000" calcext:value-type="float">
            <text:p>578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1_AGroups_G3_P3" calcext:value-type="string">
            <text:p>U11_AGroups_G3_P3</text:p>
          </table:table-cell>
          <table:table-cell table:formula="of:=AGE_GROUP_TRANSLATED &amp; &quot;_&quot; &amp;SECTION_TRANSLATED &amp; &quot;_G1_P3&quot;" office:value-type="string" office:string-value="U11_AGroups_G1_P3" calcext:value-type="string">
            <text:p>U11_AGroups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style-name="ce78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1,&quot;dateTime&quot;:57840000,&quot;duration&quot;:&quot;10m&quot;,&quot;pitch&quot;:&quot;3&quot;,&quot;competition&quot;:{&quot;name&quot;:&quot;U11&quot;, &quot;section&quot;:&quot;A Europa League&quot;, &quot;group&quot;:&quot;1&quot;},&quot;tag&quot;:&quot;9&quot;, &quot;homeTeam&quot;:&quot;3rd Group 3&quot;, &quot;awayTeam&quot;:&quot;3rd Group 1&quot;, &quot;homeTeamFrom&quot;:&quot;U11_AGroups_G3_P3&quot;, &quot;awayTeamFrom&quot;:&quot;U11_AGroups_G1_P3&quot;}" calcext:value-type="string">
            <text:p>{"__v":0,"day":1,"dateTime":57840000,"duration":"10m","pitch":"3","competition":{"name":"U11", "section":"A Europa League", "group":"1"},"tag":"9", "homeTeam":"3rd Group 3", "awayTeam":"3rd Group 1", "homeTeamFrom":"U11_AGroups_G3_P3", "awayTeamFrom":"U11_AGroups_G1_P3"}</text:p>
          </table:table-cell>
          <table:table-cell table:number-columns-repeated="1011"/>
        </table:table-row>
        <table:table-row table:style-name="ro1">
          <table:table-cell table:style-name="ce73" table:formula="of:=[.B37]" office:value-type="float" office:value="9" calcext:value-type="float">
            <text:p>9</text:p>
          </table:table-cell>
          <table:table-cell table:formula="of:=IF([.J37]&gt;[.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57840000" calcext:value-type="float">
            <text:p>578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1_AGroups_G2_P4" calcext:value-type="string">
            <text:p>U11_AGroups_G2_P4</text:p>
          </table:table-cell>
          <table:table-cell table:formula="of:=AGE_GROUP_TRANSLATED &amp; &quot;_&quot; &amp;SECTION_TRANSLATED &amp; &quot;_G4_P4&quot;" office:value-type="string" office:string-value="U11_AGroups_G4_P4" calcext:value-type="string">
            <text:p>U11_AGroups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style-name="ce78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1,&quot;dateTime&quot;:57840000,&quot;duration&quot;:&quot;10m&quot;,&quot;pitch&quot;:&quot;4&quot;,&quot;competition&quot;:{&quot;name&quot;:&quot;U11&quot;, &quot;section&quot;:&quot;A Europa League&quot;, &quot;group&quot;:&quot;1&quot;},&quot;tag&quot;:&quot;9&quot;, &quot;homeTeam&quot;:&quot;4th Group 2&quot;, &quot;awayTeam&quot;:&quot;4th Group 4&quot;, &quot;homeTeamFrom&quot;:&quot;U11_AGroups_G2_P4&quot;, &quot;awayTeamFrom&quot;:&quot;U11_AGroups_G4_P4&quot;}" calcext:value-type="string">
            <text:p>{"__v":0,"day":1,"dateTime":57840000,"duration":"10m","pitch":"4","competition":{"name":"U11", "section":"A Europa League", "group":"1"},"tag":"9", "homeTeam":"4th Group 2", "awayTeam":"4th Group 4", "homeTeamFrom":"U11_AGroups_G2_P4", "awayTeamFrom":"U11_AGroups_G4_P4"}</text:p>
          </table:table-cell>
          <table:table-cell table:number-columns-repeated="1011"/>
        </table:table-row>
        <table:table-row table:style-name="ro1">
          <table:table-cell table:style-name="ce73" table:formula="of:=[.B38]" office:value-type="float" office:value="10" calcext:value-type="float">
            <text:p>10</text:p>
          </table:table-cell>
          <table:table-cell table:formula="of:=IF([.J38]&gt;[.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58560000" calcext:value-type="float">
            <text:p>585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1_AGroups_G4_P1" calcext:value-type="string">
            <text:p>U11_AGroups_G4_P1</text:p>
          </table:table-cell>
          <table:table-cell table:formula="of:=AGE_GROUP_TRANSLATED &amp; &quot;_&quot; &amp;SECTION_TRANSLATED &amp; &quot;_G2_P1&quot;" office:value-type="string" office:string-value="U11_AGroups_G2_P1" calcext:value-type="string">
            <text:p>U11_AGroups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1,&quot;dateTime&quot;:58560000,&quot;duration&quot;:&quot;10m&quot;,&quot;pitch&quot;:&quot;1&quot;,&quot;competition&quot;:{&quot;name&quot;:&quot;U11&quot;, &quot;section&quot;:&quot;A Champions League&quot;, &quot;group&quot;:&quot;2&quot;},&quot;tag&quot;:&quot;10&quot;, &quot;homeTeam&quot;:&quot;Winner Group 4&quot;, &quot;awayTeam&quot;:&quot;Winner Group 2&quot;, &quot;homeTeamFrom&quot;:&quot;U11_AGroups_G4_P1&quot;, &quot;awayTeamFrom&quot;:&quot;U11_AGroups_G2_P1&quot;}" calcext:value-type="string">
            <text:p>{"__v":0,"day":1,"dateTime":58560000,"duration":"10m","pitch":"1","competition":{"name":"U11", "section":"A Champions League", "group":"2"},"tag":"10", "homeTeam":"Winner Group 4", "awayTeam":"Winner Group 2", "homeTeamFrom":"U11_AGroups_G4_P1", "awayTeamFrom":"U11_AGroups_G2_P1"}</text:p>
          </table:table-cell>
          <table:table-cell table:style-name="ce94" table:number-columns-repeated="1011"/>
        </table:table-row>
        <table:table-row table:style-name="ro5">
          <table:table-cell table:style-name="ce73" table:formula="of:=[.B39]" office:value-type="float" office:value="10" calcext:value-type="float">
            <text:p>10</text:p>
          </table:table-cell>
          <table:table-cell table:formula="of:=IF([.J39]&gt;[.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58560000" calcext:value-type="float">
            <text:p>585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1_AGroups_G3_P2" calcext:value-type="string">
            <text:p>U11_AGroups_G3_P2</text:p>
          </table:table-cell>
          <table:table-cell table:formula="of:=AGE_GROUP_TRANSLATED &amp; &quot;_&quot; &amp;SECTION_TRANSLATED &amp; &quot;_G1_P2&quot;" office:value-type="string" office:string-value="U11_AGroups_G1_P2" calcext:value-type="string">
            <text:p>U11_AGroups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78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1,&quot;dateTime&quot;:58560000,&quot;duration&quot;:&quot;10m&quot;,&quot;pitch&quot;:&quot;2&quot;,&quot;competition&quot;:{&quot;name&quot;:&quot;U11&quot;, &quot;section&quot;:&quot;A Champions League&quot;, &quot;group&quot;:&quot;2&quot;},&quot;tag&quot;:&quot;10&quot;, &quot;homeTeam&quot;:&quot;2nd Group 3&quot;, &quot;awayTeam&quot;:&quot;2nd Group 1&quot;, &quot;homeTeamFrom&quot;:&quot;U11_AGroups_G3_P2&quot;, &quot;awayTeamFrom&quot;:&quot;U11_AGroups_G1_P2&quot;}" calcext:value-type="string">
            <text:p>{"__v":0,"day":1,"dateTime":58560000,"duration":"10m","pitch":"2","competition":{"name":"U11", "section":"A Champions League", "group":"2"},"tag":"10", "homeTeam":"2nd Group 3", "awayTeam":"2nd Group 1", "homeTeamFrom":"U11_AGroups_G3_P2", "awayTeamFrom":"U11_AGroups_G1_P2"}</text:p>
          </table:table-cell>
          <table:table-cell table:number-columns-repeated="1011"/>
        </table:table-row>
        <table:table-row table:style-name="ro1">
          <table:table-cell table:style-name="ce73" table:formula="of:=[.B40]" office:value-type="float" office:value="10" calcext:value-type="float">
            <text:p>10</text:p>
          </table:table-cell>
          <table:table-cell table:formula="of:=IF([.J40]&gt;[.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58560000" calcext:value-type="float">
            <text:p>585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1_AGroups_G4_P3" calcext:value-type="string">
            <text:p>U11_AGroups_G4_P3</text:p>
          </table:table-cell>
          <table:table-cell table:formula="of:=AGE_GROUP_TRANSLATED &amp; &quot;_&quot; &amp;SECTION_TRANSLATED &amp; &quot;_G2_P3&quot;" office:value-type="string" office:string-value="U11_AGroups_G2_P3" calcext:value-type="string">
            <text:p>U11_AGroups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style-name="ce78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1,&quot;dateTime&quot;:58560000,&quot;duration&quot;:&quot;10m&quot;,&quot;pitch&quot;:&quot;3&quot;,&quot;competition&quot;:{&quot;name&quot;:&quot;U11&quot;, &quot;section&quot;:&quot;A Europa League&quot;, &quot;group&quot;:&quot;2&quot;},&quot;tag&quot;:&quot;10&quot;, &quot;homeTeam&quot;:&quot;3rd Group 4&quot;, &quot;awayTeam&quot;:&quot;3rd Group 2&quot;, &quot;homeTeamFrom&quot;:&quot;U11_AGroups_G4_P3&quot;, &quot;awayTeamFrom&quot;:&quot;U11_AGroups_G2_P3&quot;}" calcext:value-type="string">
            <text:p>{"__v":0,"day":1,"dateTime":58560000,"duration":"10m","pitch":"3","competition":{"name":"U11", "section":"A Europa League", "group":"2"},"tag":"10", "homeTeam":"3rd Group 4", "awayTeam":"3rd Group 2", "homeTeamFrom":"U11_AGroups_G4_P3", "awayTeamFrom":"U11_AGroups_G2_P3"}</text:p>
          </table:table-cell>
          <table:table-cell table:number-columns-repeated="1011"/>
        </table:table-row>
        <table:table-row table:style-name="ro1">
          <table:table-cell table:style-name="ce73" table:formula="of:=[.B41]" office:value-type="float" office:value="10" calcext:value-type="float">
            <text:p>10</text:p>
          </table:table-cell>
          <table:table-cell table:formula="of:=IF([.J41]&gt;[.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58560000" calcext:value-type="float">
            <text:p>585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1_AGroups_G3_P4" calcext:value-type="string">
            <text:p>U11_AGroups_G3_P4</text:p>
          </table:table-cell>
          <table:table-cell table:formula="of:=AGE_GROUP_TRANSLATED &amp; &quot;_&quot; &amp;SECTION_TRANSLATED &amp; &quot;_G1_P4&quot;" office:value-type="string" office:string-value="U11_AGroups_G1_P4" calcext:value-type="string">
            <text:p>U11_AGroups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style-name="ce78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1,&quot;dateTime&quot;:58560000,&quot;duration&quot;:&quot;10m&quot;,&quot;pitch&quot;:&quot;4&quot;,&quot;competition&quot;:{&quot;name&quot;:&quot;U11&quot;, &quot;section&quot;:&quot;A Europa League&quot;, &quot;group&quot;:&quot;2&quot;},&quot;tag&quot;:&quot;10&quot;, &quot;homeTeam&quot;:&quot;4th Group 3&quot;, &quot;awayTeam&quot;:&quot;4th Group 1&quot;, &quot;homeTeamFrom&quot;:&quot;U11_AGroups_G3_P4&quot;, &quot;awayTeamFrom&quot;:&quot;U11_AGroups_G1_P4&quot;}" calcext:value-type="string">
            <text:p>{"__v":0,"day":1,"dateTime":58560000,"duration":"10m","pitch":"4","competition":{"name":"U11", "section":"A Europa League", "group":"2"},"tag":"10", "homeTeam":"4th Group 3", "awayTeam":"4th Group 1", "homeTeamFrom":"U11_AGroups_G3_P4", "awayTeamFrom":"U11_AGroups_G1_P4"}</text:p>
          </table:table-cell>
          <table:table-cell table:number-columns-repeated="1011"/>
        </table:table-row>
        <table:table-row table:style-name="ro5">
          <table:table-cell table:style-name="ce73" table:formula="of:=[.B42]" office:value-type="float" office:value="11" calcext:value-type="float">
            <text:p>11</text:p>
          </table:table-cell>
          <table:table-cell table:formula="of:=IF([.J42]&gt;[.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59280000" calcext:value-type="float">
            <text:p>592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2&quot;" office:value-type="string" office:string-value="U11_AGroups_G4_P2" calcext:value-type="string">
            <text:p>U11_AGroups_G4_P2</text:p>
          </table:table-cell>
          <table:table-cell table:formula="of:=AGE_GROUP_TRANSLATED &amp; &quot;_&quot; &amp;SECTION_TRANSLATED &amp; &quot;_G1_P1&quot;" office:value-type="string" office:string-value="U11_AGroups_G1_P1" calcext:value-type="string">
            <text:p>U11_AGroups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style-name="ce78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1,&quot;dateTime&quot;:59280000,&quot;duration&quot;:&quot;10m&quot;,&quot;pitch&quot;:&quot;1&quot;,&quot;competition&quot;:{&quot;name&quot;:&quot;U11&quot;, &quot;section&quot;:&quot;A Champions League&quot;, &quot;group&quot;:&quot;1&quot;},&quot;tag&quot;:&quot;11&quot;, &quot;homeTeam&quot;:&quot;2nd Group 4&quot;, &quot;awayTeam&quot;:&quot;Winner Group 1&quot;, &quot;homeTeamFrom&quot;:&quot;U11_AGroups_G4_P2&quot;, &quot;awayTeamFrom&quot;:&quot;U11_AGroups_G1_P1&quot;}" calcext:value-type="string">
            <text:p>{"__v":0,"day":1,"dateTime":59280000,"duration":"10m","pitch":"1","competition":{"name":"U11", "section":"A Champions League", "group":"1"},"tag":"11", "homeTeam":"2nd Group 4", "awayTeam":"Winner Group 1", "homeTeamFrom":"U11_AGroups_G4_P2", "awayTeamFrom":"U11_AGroups_G1_P1"}</text:p>
          </table:table-cell>
          <table:table-cell table:number-columns-repeated="1011"/>
        </table:table-row>
        <table:table-row table:style-name="ro5">
          <table:table-cell table:style-name="ce73" table:formula="of:=[.B43]" office:value-type="float" office:value="11" calcext:value-type="float">
            <text:p>11</text:p>
          </table:table-cell>
          <table:table-cell table:formula="of:=IF([.J43]&gt;[.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59280000" calcext:value-type="float">
            <text:p>592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1_AGroups_G2_P2" calcext:value-type="string">
            <text:p>U11_AGroups_G2_P2</text:p>
          </table:table-cell>
          <table:table-cell table:formula="of:=AGE_GROUP_TRANSLATED &amp; &quot;_&quot; &amp;SECTION_TRANSLATED &amp; &quot;_G3_P1&quot;" office:value-type="string" office:string-value="U11_AGroups_G3_P1" calcext:value-type="string">
            <text:p>U11_AGroups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style-name="ce78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1,&quot;dateTime&quot;:59280000,&quot;duration&quot;:&quot;10m&quot;,&quot;pitch&quot;:&quot;2&quot;,&quot;competition&quot;:{&quot;name&quot;:&quot;U11&quot;, &quot;section&quot;:&quot;A Champions League&quot;, &quot;group&quot;:&quot;1&quot;},&quot;tag&quot;:&quot;11&quot;, &quot;homeTeam&quot;:&quot;2nd Group 2&quot;, &quot;awayTeam&quot;:&quot;Winner Group 3&quot;, &quot;homeTeamFrom&quot;:&quot;U11_AGroups_G2_P2&quot;, &quot;awayTeamFrom&quot;:&quot;U11_AGroups_G3_P1&quot;}" calcext:value-type="string">
            <text:p>{"__v":0,"day":1,"dateTime":59280000,"duration":"10m","pitch":"2","competition":{"name":"U11", "section":"A Champions League", "group":"1"},"tag":"11", "homeTeam":"2nd Group 2", "awayTeam":"Winner Group 3", "homeTeamFrom":"U11_AGroups_G2_P2", "awayTeamFrom":"U11_AGroups_G3_P1"}</text:p>
          </table:table-cell>
          <table:table-cell table:number-columns-repeated="1011"/>
        </table:table-row>
        <table:table-row table:style-name="ro1">
          <table:table-cell table:style-name="ce73" table:formula="of:=[.B44]" office:value-type="float" office:value="11" calcext:value-type="float">
            <text:p>11</text:p>
          </table:table-cell>
          <table:table-cell table:formula="of:=IF([.J44]&gt;[.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59280000" calcext:value-type="float">
            <text:p>592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4&quot;" office:value-type="string" office:string-value="U11_AGroups_G4_P4" calcext:value-type="string">
            <text:p>U11_AGroups_G4_P4</text:p>
          </table:table-cell>
          <table:table-cell table:formula="of:=AGE_GROUP_TRANSLATED &amp; &quot;_&quot; &amp;SECTION_TRANSLATED &amp; &quot;_G1_P3&quot;" office:value-type="string" office:string-value="U11_AGroups_G1_P3" calcext:value-type="string">
            <text:p>U11_AGroups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style-name="ce78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1,&quot;dateTime&quot;:59280000,&quot;duration&quot;:&quot;10m&quot;,&quot;pitch&quot;:&quot;3&quot;,&quot;competition&quot;:{&quot;name&quot;:&quot;U11&quot;, &quot;section&quot;:&quot;A Europa League&quot;, &quot;group&quot;:&quot;1&quot;},&quot;tag&quot;:&quot;11&quot;, &quot;homeTeam&quot;:&quot;4th Group 4&quot;, &quot;awayTeam&quot;:&quot;3rd Group 1&quot;, &quot;homeTeamFrom&quot;:&quot;U11_AGroups_G4_P4&quot;, &quot;awayTeamFrom&quot;:&quot;U11_AGroups_G1_P3&quot;}" calcext:value-type="string">
            <text:p>{"__v":0,"day":1,"dateTime":59280000,"duration":"10m","pitch":"3","competition":{"name":"U11", "section":"A Europa League", "group":"1"},"tag":"11", "homeTeam":"4th Group 4", "awayTeam":"3rd Group 1", "homeTeamFrom":"U11_AGroups_G4_P4", "awayTeamFrom":"U11_AGroups_G1_P3"}</text:p>
          </table:table-cell>
          <table:table-cell table:number-columns-repeated="1011"/>
        </table:table-row>
        <table:table-row table:style-name="ro1">
          <table:table-cell table:style-name="ce73" table:formula="of:=[.B45]" office:value-type="float" office:value="11" calcext:value-type="float">
            <text:p>11</text:p>
          </table:table-cell>
          <table:table-cell table:formula="of:=IF([.J45]&gt;[.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59280000" calcext:value-type="float">
            <text:p>592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1_AGroups_G2_P4" calcext:value-type="string">
            <text:p>U11_AGroups_G2_P4</text:p>
          </table:table-cell>
          <table:table-cell table:formula="of:=AGE_GROUP_TRANSLATED &amp; &quot;_&quot; &amp;SECTION_TRANSLATED &amp; &quot;_G3_P3&quot;" office:value-type="string" office:string-value="U11_AGroups_G3_P3" calcext:value-type="string">
            <text:p>U11_AGroups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style-name="ce78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1,&quot;dateTime&quot;:59280000,&quot;duration&quot;:&quot;10m&quot;,&quot;pitch&quot;:&quot;4&quot;,&quot;competition&quot;:{&quot;name&quot;:&quot;U11&quot;, &quot;section&quot;:&quot;A Europa League&quot;, &quot;group&quot;:&quot;1&quot;},&quot;tag&quot;:&quot;11&quot;, &quot;homeTeam&quot;:&quot;4th Group 2&quot;, &quot;awayTeam&quot;:&quot;3rd Group 3&quot;, &quot;homeTeamFrom&quot;:&quot;U11_AGroups_G2_P4&quot;, &quot;awayTeamFrom&quot;:&quot;U11_AGroups_G3_P3&quot;}" calcext:value-type="string">
            <text:p>{"__v":0,"day":1,"dateTime":59280000,"duration":"10m","pitch":"4","competition":{"name":"U11", "section":"A Europa League", "group":"1"},"tag":"11", "homeTeam":"4th Group 2", "awayTeam":"3rd Group 3", "homeTeamFrom":"U11_AGroups_G2_P4", "awayTeamFrom":"U11_AGroups_G3_P3"}</text:p>
          </table:table-cell>
          <table:table-cell table:number-columns-repeated="1011"/>
        </table:table-row>
        <table:table-row table:style-name="ro5">
          <table:table-cell table:style-name="ce73" table:formula="of:=[.B46]" office:value-type="float" office:value="12" calcext:value-type="float">
            <text:p>12</text:p>
          </table:table-cell>
          <table:table-cell table:formula="of:=IF([.J46]&gt;[.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60000000" calcext:value-type="float">
            <text:p>600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2&quot;" office:value-type="string" office:string-value="U11_AGroups_G1_P2" calcext:value-type="string">
            <text:p>U11_AGroups_G1_P2</text:p>
          </table:table-cell>
          <table:table-cell table:formula="of:=AGE_GROUP_TRANSLATED &amp; &quot;_&quot; &amp;SECTION_TRANSLATED &amp; &quot;_G2_P1&quot;" office:value-type="string" office:string-value="U11_AGroups_G2_P1" calcext:value-type="string">
            <text:p>U11_AGroups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46]; NUM_PITCHES)=0;INDEX(PITCHES;1;NUM_PITCHES);INDEX(PITCHES;1;MOD([.$C46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1,&quot;dateTime&quot;:60000000,&quot;duration&quot;:&quot;10m&quot;,&quot;pitch&quot;:&quot;1&quot;,&quot;competition&quot;:{&quot;name&quot;:&quot;U11&quot;, &quot;section&quot;:&quot;A Champions League&quot;, &quot;group&quot;:&quot;2&quot;},&quot;tag&quot;:&quot;12&quot;, &quot;homeTeam&quot;:&quot;2nd Group 1&quot;, &quot;awayTeam&quot;:&quot;Winner Group 2&quot;, &quot;homeTeamFrom&quot;:&quot;U11_AGroups_G1_P2&quot;, &quot;awayTeamFrom&quot;:&quot;U11_AGroups_G2_P1&quot;}" calcext:value-type="string">
            <text:p>{"__v":0,"day":1,"dateTime":60000000,"duration":"10m","pitch":"1","competition":{"name":"U11", "section":"A Champions League", "group":"2"},"tag":"12", "homeTeam":"2nd Group 1", "awayTeam":"Winner Group 2", "homeTeamFrom":"U11_AGroups_G1_P2", "awayTeamFrom":"U11_AGroups_G2_P1"}</text:p>
          </table:table-cell>
          <table:table-cell table:number-columns-repeated="1011"/>
        </table:table-row>
        <table:table-row table:style-name="ro5">
          <table:table-cell table:style-name="ce73" table:formula="of:=[.B47]" office:value-type="float" office:value="12" calcext:value-type="float">
            <text:p>12</text:p>
          </table:table-cell>
          <table:table-cell table:formula="of:=IF([.J47]&gt;[.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60000000" calcext:value-type="float">
            <text:p>600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1_AGroups_G3_P2" calcext:value-type="string">
            <text:p>U11_AGroups_G3_P2</text:p>
          </table:table-cell>
          <table:table-cell table:formula="of:=AGE_GROUP_TRANSLATED &amp; &quot;_&quot; &amp;SECTION_TRANSLATED &amp; &quot;_G4_P1&quot;" office:value-type="string" office:string-value="U11_AGroups_G4_P1" calcext:value-type="string">
            <text:p>U11_AGroups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78" table:formula="of:=IF(MOD([.$C47]; NUM_PITCHES)=0;INDEX(PITCHES;1;NUM_PITCHES);INDEX(PITCHES;1;MOD([.$C47];NUM_PITCHES)))" office:value-type="float" office:value="2" calcext:value-type="float">
            <text:p>2</text:p>
          </table:table-cell>
          <table:table-cell table:style-name="ce80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1,&quot;dateTime&quot;:60000000,&quot;duration&quot;:&quot;10m&quot;,&quot;pitch&quot;:&quot;2&quot;,&quot;competition&quot;:{&quot;name&quot;:&quot;U11&quot;, &quot;section&quot;:&quot;A Champions League&quot;, &quot;group&quot;:&quot;2&quot;},&quot;tag&quot;:&quot;12&quot;, &quot;homeTeam&quot;:&quot;2nd Group 3&quot;, &quot;awayTeam&quot;:&quot;Winner Group 4&quot;, &quot;homeTeamFrom&quot;:&quot;U11_AGroups_G3_P2&quot;, &quot;awayTeamFrom&quot;:&quot;U11_AGroups_G4_P1&quot;}" calcext:value-type="string">
            <text:p>{"__v":0,"day":1,"dateTime":60000000,"duration":"10m","pitch":"2","competition":{"name":"U11", "section":"A Champions League", "group":"2"},"tag":"12", "homeTeam":"2nd Group 3", "awayTeam":"Winner Group 4", "homeTeamFrom":"U11_AGroups_G3_P2", "awayTeamFrom":"U11_AGroups_G4_P1"}</text:p>
          </table:table-cell>
          <table:table-cell table:number-columns-repeated="1011"/>
        </table:table-row>
        <table:table-row table:style-name="ro1">
          <table:table-cell table:style-name="ce73" table:formula="of:=[.B48]" office:value-type="float" office:value="12" calcext:value-type="float">
            <text:p>12</text:p>
          </table:table-cell>
          <table:table-cell table:formula="of:=IF([.J48]&gt;[.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60000000" calcext:value-type="float">
            <text:p>600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4&quot;" office:value-type="string" office:string-value="U11_AGroups_G1_P4" calcext:value-type="string">
            <text:p>U11_AGroups_G1_P4</text:p>
          </table:table-cell>
          <table:table-cell table:formula="of:=AGE_GROUP_TRANSLATED &amp; &quot;_&quot; &amp;SECTION_TRANSLATED &amp; &quot;_G2_P3&quot;" office:value-type="string" office:string-value="U11_AGroups_G2_P3" calcext:value-type="string">
            <text:p>U11_AGroups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78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1,&quot;dateTime&quot;:60000000,&quot;duration&quot;:&quot;10m&quot;,&quot;pitch&quot;:&quot;3&quot;,&quot;competition&quot;:{&quot;name&quot;:&quot;U11&quot;, &quot;section&quot;:&quot;A Europa League&quot;, &quot;group&quot;:&quot;2&quot;},&quot;tag&quot;:&quot;12&quot;, &quot;homeTeam&quot;:&quot;4th Group 1&quot;, &quot;awayTeam&quot;:&quot;3rd Group 2&quot;, &quot;homeTeamFrom&quot;:&quot;U11_AGroups_G1_P4&quot;, &quot;awayTeamFrom&quot;:&quot;U11_AGroups_G2_P3&quot;}" calcext:value-type="string">
            <text:p>{"__v":0,"day":1,"dateTime":60000000,"duration":"10m","pitch":"3","competition":{"name":"U11", "section":"A Europa League", "group":"2"},"tag":"12", "homeTeam":"4th Group 1", "awayTeam":"3rd Group 2", "homeTeamFrom":"U11_AGroups_G1_P4", "awayTeamFrom":"U11_AGroups_G2_P3"}</text:p>
          </table:table-cell>
          <table:table-cell table:number-columns-repeated="1011"/>
        </table:table-row>
        <table:table-row table:style-name="ro1">
          <table:table-cell table:style-name="ce73" table:formula="of:=[.B49]" office:value-type="float" office:value="12" calcext:value-type="float">
            <text:p>12</text:p>
          </table:table-cell>
          <table:table-cell table:formula="of:=IF([.J49]&gt;[.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60000000" calcext:value-type="float">
            <text:p>600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1_AGroups_G3_P4" calcext:value-type="string">
            <text:p>U11_AGroups_G3_P4</text:p>
          </table:table-cell>
          <table:table-cell table:formula="of:=AGE_GROUP_TRANSLATED &amp; &quot;_&quot; &amp;SECTION_TRANSLATED &amp; &quot;_G4_P3&quot;" office:value-type="string" office:string-value="U11_AGroups_G4_P3" calcext:value-type="string">
            <text:p>U11_AGroups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78" table:formula="of:=IF(MOD([.$C49]; NUM_PITCHES)=0;INDEX(PITCHES;1;NUM_PITCHES);INDEX(PITCHES;1;MOD([.$C49];NUM_PITCHES)))" office:value-type="float" office:value="4" calcext:value-type="float">
            <text:p>4</text:p>
          </table:table-cell>
          <table:table-cell table:style-name="ce80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1,&quot;dateTime&quot;:60000000,&quot;duration&quot;:&quot;10m&quot;,&quot;pitch&quot;:&quot;4&quot;,&quot;competition&quot;:{&quot;name&quot;:&quot;U11&quot;, &quot;section&quot;:&quot;A Europa League&quot;, &quot;group&quot;:&quot;2&quot;},&quot;tag&quot;:&quot;12&quot;, &quot;homeTeam&quot;:&quot;4th Group 3&quot;, &quot;awayTeam&quot;:&quot;3rd Group 4&quot;, &quot;homeTeamFrom&quot;:&quot;U11_AGroups_G3_P4&quot;, &quot;awayTeamFrom&quot;:&quot;U11_AGroups_G4_P3&quot;}" calcext:value-type="string">
            <text:p>{"__v":0,"day":1,"dateTime":60000000,"duration":"10m","pitch":"4","competition":{"name":"U11", "section":"A Europa League", "group":"2"},"tag":"12", "homeTeam":"4th Group 3", "awayTeam":"3rd Group 4", "homeTeamFrom":"U11_AGroups_G3_P4", "awayTeamFrom":"U11_AGroups_G4_P3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0]&gt;[.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61500000" calcext:value-type="float">
            <text:p>61500000</text:p>
          </table:table-cell>
          <table:table-cell/>
          <table:table-cell table:formula="of:=AGE_GROUP_TRANSLATED&amp;&quot;_&quot;&amp;S2_SEC1_TRANSLATED&amp;&quot;_G1_P1&quot;" office:value-type="string" office:string-value="U11_AChampionsLeague_G1_P1" calcext:value-type="string">
            <text:p>U11_AChampionsLeague_G1_P1</text:p>
          </table:table-cell>
          <table:table-cell table:formula="of:=AGE_GROUP_TRANSLATED&amp;&quot;_&quot;&amp;S2_SEC1_TRANSLATED&amp;&quot;_G2_P1&quot;" office:value-type="string" office:string-value="U11_AChampionsLeague_G2_P1" calcext:value-type="string">
            <text:p>U11_A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0]; NUM_PITCHES)=0;INDEX(PITCHES;1;NUM_PITCHES);INDEX(PITCHES;1;MOD([.$C50];NUM_PITCHES)))" office:value-type="float" office:value="1" calcext:value-type="float">
            <text:p>1</text:p>
          </table:table-cell>
          <table:table-cell table:style-name="ce80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1,&quot;dateTime&quot;:61500000,&quot;duration&quot;:&quot;10m&quot;,&quot;pitch&quot;:&quot;1&quot;,&quot;competition&quot;:{&quot;name&quot;:&quot;U11&quot;, &quot;section&quot;:&quot;A Champions League&quot;},&quot;tag&quot;:&quot;FIN&quot;, &quot;homeTeam&quot;:&quot;Winner Group 1&quot;, &quot;awayTeam&quot;:&quot;Winner Group 2&quot;, &quot;homeTeamFrom&quot;:&quot;U11_AChampionsLeague_G1_P1&quot;, &quot;awayTeamFrom&quot;:&quot;U11_AChampionsLeague_G2_P1&quot;}" calcext:value-type="string">
            <text:p>{"__v":0,"day":1,"dateTime":61500000,"duration":"10m","pitch":"1","competition":{"name":"U11", "section":"A Champions League"},"tag":"FIN", "homeTeam":"Winner Group 1", "awayTeam":"Winner Group 2", "homeTeamFrom":"U11_AChampionsLeague_G1_P1", "awayTeamFrom":"U11_AChampionsLeague_G2_P1"}</text:p>
          </table:table-cell>
          <table:table-cell table:number-columns-repeated="1011"/>
        </table:table-row>
        <table:table-row table:style-name="ro1">
          <table:table-cell table:style-name="ce73" office:value-type="string" calcext:value-type="string">
            <text:p>FIN</text:p>
          </table:table-cell>
          <table:table-cell table:formula="of:=IF([.J51]&gt;[.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61500000" calcext:value-type="float">
            <text:p>61500000</text:p>
          </table:table-cell>
          <table:table-cell/>
          <table:table-cell table:formula="of:=AGE_GROUP_TRANSLATED&amp;&quot;_&quot;&amp;S2_SEC2_TRANSLATED&amp;&quot;_G1_P1&quot;" office:value-type="string" office:string-value="U11_AEuropaLeague_G1_P1" calcext:value-type="string">
            <text:p>U11_AEuropaLeague_G1_P1</text:p>
          </table:table-cell>
          <table:table-cell table:formula="of:=AGE_GROUP_TRANSLATED&amp;&quot;_&quot;&amp;S2_SEC2_TRANSLATED&amp;&quot;_G2_P1&quot;" office:value-type="string" office:string-value="U11_AEuropaLeague_G2_P1" calcext:value-type="string">
            <text:p>U11_A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78" table:formula="of:=IF(MOD([.$C51]; NUM_PITCHES)=0;INDEX(PITCHES;1;NUM_PITCHES);INDEX(PITCHES;1;MOD([.$C51];NUM_PITCHES)))+1" office:value-type="float" office:value="3" calcext:value-type="float">
            <text:p>3</text:p>
          </table:table-cell>
          <table:table-cell table:style-name="ce80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1,&quot;dateTime&quot;:61500000,&quot;duration&quot;:&quot;10m&quot;,&quot;pitch&quot;:&quot;3&quot;,&quot;competition&quot;:{&quot;name&quot;:&quot;U11&quot;, &quot;section&quot;:&quot;A Europa League&quot;},&quot;tag&quot;:&quot;FIN&quot;, &quot;homeTeam&quot;:&quot;Winner Group 1&quot;, &quot;awayTeam&quot;:&quot;Winner Group 2&quot;, &quot;homeTeamFrom&quot;:&quot;U11_AEuropaLeague_G1_P1&quot;, &quot;awayTeamFrom&quot;:&quot;U11_AEuropaLeague_G2_P1&quot;}" calcext:value-type="string">
            <text:p>{"__v":0,"day":1,"dateTime":61500000,"duration":"10m","pitch":"3","competition":{"name":"U11", "section":"A Europa League"},"tag":"FIN", "homeTeam":"Winner Group 1", "awayTeam":"Winner Group 2", "homeTeamFrom":"U11_AEuropaLeague_G1_P1", "awayTeamFrom":"U11_AEuropaLeague_G2_P1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92"/>
          <table:table-cell table:style-name="ce93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£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22:10:31.963072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9-04-18T22:15:35.132283965</dc:date>
    <meta:generator>LibreOffice/6.0.7.3$Linux_X86_64 LibreOffice_project/00m0$Build-3</meta:generator>
    <meta:editing-duration>P5DT6H17M10S</meta:editing-duration>
    <meta:editing-cycles>133</meta:editing-cycles>
    <dc:creator>Darren Davison</dc:creator>
    <meta:document-statistic meta:table-count="16" meta:cell-count="6063" meta:object-count="2"/>
  </office:meta>
</office:document-meta>
</file>

<file path=Basic/Standard/import_helpers.xml><?xml version="1.0" encoding="utf-8"?>
<!DOCTYPE module  PUBLIC '-//OpenOffice.org//DTD OfficeDocument 1.0//EN'  'module.dtd'>
<script:module xmlns:script="http://openoffice.org/2000/script" script:name="import_helpers" script:language="StarBasic">REM  *****  BASIC  *****

Function getCombo

	Dim cfgSheet As Object	
	Dim form As Object
	Dim combo as object
		
	cfgSheet = ThisComponent.Sheets (0)	
	form = cfgSheet.DrawPage.Forms.getByName("selectorForm")
	getCombo = form.getByName("sheetList")
	
End Function

Sub populateCombo
	
	getCombo().StringItemList = ThisComponent.Sheets.ElementNames
	
End Sub

Sub copyData

	Dim col As Object, combo as Object , sheet as Object
	
	combo = getCombo()	
	sheet = ThisComponent.Sheets.getByName(combo.Text)
	col = sheet.Columns.getByName("J")
	MsgBox "copied"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mport_help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